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1283.67pt" svg:height="609.14pt" svg:x="79.48pt" svg:y="3pt">
            <draw:object draw:notify-on-update-of-ranges="'relay1.comm.sub.network'.E2:'relay1.comm.sub.network'.E493 'relay1.comm.sub.network'.F2:'relay1.comm.sub.network'.F49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30002.75424" calcext:value-type="float">
            <text:p>1456030002.75424</text:p>
          </table:table-cell>
          <table:table-cell office:value-type="float" office:value="1456030002.75469" calcext:value-type="float">
            <text:p>1456030002.75469</text:p>
          </table:table-cell>
          <table:table-cell office:value-type="float" office:value="7080" calcext:value-type="float">
            <text:p>70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30002.8545" calcext:value-type="float">
            <text:p>1456030002.8545</text:p>
          </table:table-cell>
          <table:table-cell office:value-type="float" office:value="1456030002.85478" calcext:value-type="float">
            <text:p>1456030002.85478</text:p>
          </table:table-cell>
          <table:table-cell office:value-type="float" office:value="6976" calcext:value-type="float">
            <text:p>6976</text:p>
          </table:table-cell>
          <table:table-cell table:formula="of:=[.B3]-[.B$2]" office:value-type="float" office:value="0.100265264511108" calcext:value-type="float">
            <text:p>0.1002652645</text:p>
          </table:table-cell>
          <table:table-cell table:formula="of:=[.D3]/([.E3]-[.E2])" office:value-type="float" office:value="69575.4410464566" calcext:value-type="float">
            <text:p>69575.4410464566</text:p>
          </table:table-cell>
          <table:table-cell table:formula="of:=[.E3]-[.E2]" office:value-type="float" office:value="0.100265264511108" calcext:value-type="float">
            <text:p>0.1002652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30002.95388" calcext:value-type="float">
            <text:p>1456030002.95388</text:p>
          </table:table-cell>
          <table:table-cell office:value-type="float" office:value="1456030002.95415" calcext:value-type="float">
            <text:p>1456030002.95415</text:p>
          </table:table-cell>
          <table:table-cell office:value-type="float" office:value="6864" calcext:value-type="float">
            <text:p>6864</text:p>
          </table:table-cell>
          <table:table-cell table:formula="of:=[.B4]-[.B$2]" office:value-type="float" office:value="0.199644565582275" calcext:value-type="float">
            <text:p>0.1996445656</text:p>
          </table:table-cell>
          <table:table-cell table:formula="of:=[.D4]/([.E4]-[.E3])" office:value-type="float" office:value="69068.7087352787" calcext:value-type="float">
            <text:p>69068.7087352787</text:p>
          </table:table-cell>
          <table:table-cell table:formula="of:=[.E4]-[.E3]" office:value-type="float" office:value="0.099379301071167" calcext:value-type="float">
            <text:p>0.09937930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30003.05324" calcext:value-type="float">
            <text:p>1456030003.05324</text:p>
          </table:table-cell>
          <table:table-cell office:value-type="float" office:value="1456030003.05352" calcext:value-type="float">
            <text:p>1456030003.05352</text:p>
          </table:table-cell>
          <table:table-cell office:value-type="float" office:value="6744" calcext:value-type="float">
            <text:p>6744</text:p>
          </table:table-cell>
          <table:table-cell table:formula="of:=[.B5]-[.B$2]" office:value-type="float" office:value="0.299008131027222" calcext:value-type="float">
            <text:p>0.299008131</text:p>
          </table:table-cell>
          <table:table-cell table:formula="of:=[.D5]/([.E5]-[.E4])" office:value-type="float" office:value="67871.9606105178" calcext:value-type="float">
            <text:p>67871.9606105178</text:p>
          </table:table-cell>
          <table:table-cell table:formula="of:=[.E5]-[.E4]" office:value-type="float" office:value="0.0993635654449463" calcext:value-type="float">
            <text:p>0.0993635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30003.15342" calcext:value-type="float">
            <text:p>1456030003.15342</text:p>
          </table:table-cell>
          <table:table-cell office:value-type="float" office:value="1456030003.1537" calcext:value-type="float">
            <text:p>1456030003.1537</text:p>
          </table:table-cell>
          <table:table-cell office:value-type="float" office:value="6624" calcext:value-type="float">
            <text:p>6624</text:p>
          </table:table-cell>
          <table:table-cell table:formula="of:=[.B6]-[.B$2]" office:value-type="float" office:value="0.399185419082642" calcext:value-type="float">
            <text:p>0.3991854191</text:p>
          </table:table-cell>
          <table:table-cell table:formula="of:=[.D6]/([.E6]-[.E5])" office:value-type="float" office:value="66122.7722229362" calcext:value-type="float">
            <text:p>66122.7722229362</text:p>
          </table:table-cell>
          <table:table-cell table:formula="of:=[.E6]-[.E5]" office:value-type="float" office:value="0.10017728805542" calcext:value-type="float">
            <text:p>0.1001772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30003.2539" calcext:value-type="float">
            <text:p>1456030003.2539</text:p>
          </table:table-cell>
          <table:table-cell office:value-type="float" office:value="1456030003.25418" calcext:value-type="float">
            <text:p>1456030003.25418</text:p>
          </table:table-cell>
          <table:table-cell office:value-type="float" office:value="6504" calcext:value-type="float">
            <text:p>6504</text:p>
          </table:table-cell>
          <table:table-cell table:formula="of:=[.B7]-[.B$2]" office:value-type="float" office:value="0.49966835975647" calcext:value-type="float">
            <text:p>0.4996683598</text:p>
          </table:table-cell>
          <table:table-cell table:formula="of:=[.D7]/([.E7]-[.E6])" office:value-type="float" office:value="64727.4050339775" calcext:value-type="float">
            <text:p>64727.4050339775</text:p>
          </table:table-cell>
          <table:table-cell table:formula="of:=[.E7]-[.E6]" office:value-type="float" office:value="0.100482940673828" calcext:value-type="float">
            <text:p>0.1004829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30003.35345" calcext:value-type="float">
            <text:p>1456030003.35345</text:p>
          </table:table-cell>
          <table:table-cell office:value-type="float" office:value="1456030003.35373" calcext:value-type="float">
            <text:p>1456030003.35373</text:p>
          </table:table-cell>
          <table:table-cell office:value-type="float" office:value="6384" calcext:value-type="float">
            <text:p>6384</text:p>
          </table:table-cell>
          <table:table-cell table:formula="of:=[.B8]-[.B$2]" office:value-type="float" office:value="0.599219560623169" calcext:value-type="float">
            <text:p>0.5992195606</text:p>
          </table:table-cell>
          <table:table-cell table:formula="of:=[.D8]/([.E8]-[.E7])" office:value-type="float" office:value="64127.8050331938" calcext:value-type="float">
            <text:p>64127.8050331938</text:p>
          </table:table-cell>
          <table:table-cell table:formula="of:=[.E8]-[.E7]" office:value-type="float" office:value="0.0995512008666992" calcext:value-type="float">
            <text:p>0.0995512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30003.45373" calcext:value-type="float">
            <text:p>1456030003.45373</text:p>
          </table:table-cell>
          <table:table-cell office:value-type="float" office:value="1456030003.454" calcext:value-type="float">
            <text:p>1456030003.454</text:p>
          </table:table-cell>
          <table:table-cell office:value-type="float" office:value="6256" calcext:value-type="float">
            <text:p>6256</text:p>
          </table:table-cell>
          <table:table-cell table:formula="of:=[.B9]-[.B$2]" office:value-type="float" office:value="0.699496984481812" calcext:value-type="float">
            <text:p>0.6994969845</text:p>
          </table:table-cell>
          <table:table-cell table:formula="of:=[.D9]/([.E9]-[.E8])" office:value-type="float" office:value="62386.9237887369" calcext:value-type="float">
            <text:p>62386.9237887369</text:p>
          </table:table-cell>
          <table:table-cell table:formula="of:=[.E9]-[.E8]" office:value-type="float" office:value="0.100277423858643" calcext:value-type="float">
            <text:p>0.10027742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30003.55305" calcext:value-type="float">
            <text:p>1456030003.55305</text:p>
          </table:table-cell>
          <table:table-cell office:value-type="float" office:value="1456030003.55333" calcext:value-type="float">
            <text:p>1456030003.55333</text:p>
          </table:table-cell>
          <table:table-cell office:value-type="float" office:value="6136" calcext:value-type="float">
            <text:p>6136</text:p>
          </table:table-cell>
          <table:table-cell table:formula="of:=[.B10]-[.B$2]" office:value-type="float" office:value="0.798815727233887" calcext:value-type="float">
            <text:p>0.7988157272</text:p>
          </table:table-cell>
          <table:table-cell table:formula="of:=[.D10]/([.E10]-[.E9])" office:value-type="float" office:value="61780.8867689457" calcext:value-type="float">
            <text:p>61780.8867689457</text:p>
          </table:table-cell>
          <table:table-cell table:formula="of:=[.E10]-[.E9]" office:value-type="float" office:value="0.0993187427520752" calcext:value-type="float">
            <text:p>0.09931874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30003.6534" calcext:value-type="float">
            <text:p>1456030003.6534</text:p>
          </table:table-cell>
          <table:table-cell office:value-type="float" office:value="1456030003.6537" calcext:value-type="float">
            <text:p>1456030003.6537</text:p>
          </table:table-cell>
          <table:table-cell office:value-type="float" office:value="6008" calcext:value-type="float">
            <text:p>6008</text:p>
          </table:table-cell>
          <table:table-cell table:formula="of:=[.B11]-[.B$2]" office:value-type="float" office:value="0.899165391921997" calcext:value-type="float">
            <text:p>0.8991653919</text:p>
          </table:table-cell>
          <table:table-cell table:formula="of:=[.D11]/([.E11]-[.E10])" office:value-type="float" office:value="59870.6534662875" calcext:value-type="float">
            <text:p>59870.6534662875</text:p>
          </table:table-cell>
          <table:table-cell table:formula="of:=[.E11]-[.E10]" office:value-type="float" office:value="0.10034966468811" calcext:value-type="float">
            <text:p>0.10034966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30003.75385" calcext:value-type="float">
            <text:p>1456030003.75385</text:p>
          </table:table-cell>
          <table:table-cell office:value-type="float" office:value="1456030003.75412" calcext:value-type="float">
            <text:p>1456030003.75412</text:p>
          </table:table-cell>
          <table:table-cell office:value-type="float" office:value="5880" calcext:value-type="float">
            <text:p>5880</text:p>
          </table:table-cell>
          <table:table-cell table:formula="of:=[.B12]-[.B$2]" office:value-type="float" office:value="0.999611616134644" calcext:value-type="float">
            <text:p>0.9996116161</text:p>
          </table:table-cell>
          <table:table-cell table:formula="of:=[.D12]/([.E12]-[.E11])" office:value-type="float" office:value="58538.7857641312" calcext:value-type="float">
            <text:p>58538.7857641312</text:p>
          </table:table-cell>
          <table:table-cell table:formula="of:=[.E12]-[.E11]" office:value-type="float" office:value="0.100446224212646" calcext:value-type="float">
            <text:p>0.10044622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30003.8531" calcext:value-type="float">
            <text:p>1456030003.8531</text:p>
          </table:table-cell>
          <table:table-cell office:value-type="float" office:value="1456030003.85343" calcext:value-type="float">
            <text:p>1456030003.85343</text:p>
          </table:table-cell>
          <table:table-cell office:value-type="float" office:value="5760" calcext:value-type="float">
            <text:p>5760</text:p>
          </table:table-cell>
          <table:table-cell table:formula="of:=[.B13]-[.B$2]" office:value-type="float" office:value="1.09886145591736" calcext:value-type="float">
            <text:p>1.0988614559</text:p>
          </table:table-cell>
          <table:table-cell table:formula="of:=[.D13]/([.E13]-[.E12])" office:value-type="float" office:value="58035.3581689424" calcext:value-type="float">
            <text:p>58035.3581689424</text:p>
          </table:table-cell>
          <table:table-cell table:formula="of:=[.E13]-[.E12]" office:value-type="float" office:value="0.0992498397827148" calcext:value-type="float">
            <text:p>0.09924983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30003.95331" calcext:value-type="float">
            <text:p>1456030003.95331</text:p>
          </table:table-cell>
          <table:table-cell office:value-type="float" office:value="1456030003.95359" calcext:value-type="float">
            <text:p>1456030003.95359</text:p>
          </table:table-cell>
          <table:table-cell office:value-type="float" office:value="5632" calcext:value-type="float">
            <text:p>5632</text:p>
          </table:table-cell>
          <table:table-cell table:formula="of:=[.B14]-[.B$2]" office:value-type="float" office:value="1.19907641410828" calcext:value-type="float">
            <text:p>1.1990764141</text:p>
          </table:table-cell>
          <table:table-cell table:formula="of:=[.D14]/([.E14]-[.E13])" office:value-type="float" office:value="56199.1952266304" calcext:value-type="float">
            <text:p>56199.1952266304</text:p>
          </table:table-cell>
          <table:table-cell table:formula="of:=[.E14]-[.E13]" office:value-type="float" office:value="0.100214958190918" calcext:value-type="float">
            <text:p>0.10021495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30004.05375" calcext:value-type="float">
            <text:p>1456030004.05375</text:p>
          </table:table-cell>
          <table:table-cell office:value-type="float" office:value="1456030004.05403" calcext:value-type="float">
            <text:p>1456030004.05403</text:p>
          </table:table-cell>
          <table:table-cell office:value-type="float" office:value="5512" calcext:value-type="float">
            <text:p>5512</text:p>
          </table:table-cell>
          <table:table-cell table:formula="of:=[.B15]-[.B$2]" office:value-type="float" office:value="1.2995138168335" calcext:value-type="float">
            <text:p>1.2995138168</text:p>
          </table:table-cell>
          <table:table-cell table:formula="of:=[.D15]/([.E15]-[.E14])" office:value-type="float" office:value="54879.9535874093" calcext:value-type="float">
            <text:p>54879.9535874093</text:p>
          </table:table-cell>
          <table:table-cell table:formula="of:=[.E15]-[.E14]" office:value-type="float" office:value="0.10043740272522" calcext:value-type="float">
            <text:p>0.10043740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30004.15399" calcext:value-type="float">
            <text:p>1456030004.15399</text:p>
          </table:table-cell>
          <table:table-cell office:value-type="float" office:value="1456030004.15427" calcext:value-type="float">
            <text:p>1456030004.15427</text:p>
          </table:table-cell>
          <table:table-cell office:value-type="float" office:value="5400" calcext:value-type="float">
            <text:p>5400</text:p>
          </table:table-cell>
          <table:table-cell table:formula="of:=[.B16]-[.B$2]" office:value-type="float" office:value="1.39975380897522" calcext:value-type="float">
            <text:p>1.399753809</text:p>
          </table:table-cell>
          <table:table-cell table:formula="of:=[.D16]/([.E16]-[.E15])" office:value-type="float" office:value="53870.7145184653" calcext:value-type="float">
            <text:p>53870.7145184653</text:p>
          </table:table-cell>
          <table:table-cell table:formula="of:=[.E16]-[.E15]" office:value-type="float" office:value="0.100239992141724" calcext:value-type="float">
            <text:p>0.10023999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30004.25361" calcext:value-type="float">
            <text:p>1456030004.25361</text:p>
          </table:table-cell>
          <table:table-cell office:value-type="float" office:value="1456030004.25388" calcext:value-type="float">
            <text:p>1456030004.25388</text:p>
          </table:table-cell>
          <table:table-cell office:value-type="float" office:value="5280" calcext:value-type="float">
            <text:p>5280</text:p>
          </table:table-cell>
          <table:table-cell table:formula="of:=[.B17]-[.B$2]" office:value-type="float" office:value="1.49937129020691" calcext:value-type="float">
            <text:p>1.4993712902</text:p>
          </table:table-cell>
          <table:table-cell table:formula="of:=[.D17]/([.E17]-[.E16])" office:value-type="float" office:value="53002.7454490625" calcext:value-type="float">
            <text:p>53002.7454490625</text:p>
          </table:table-cell>
          <table:table-cell table:formula="of:=[.E17]-[.E16]" office:value-type="float" office:value="0.0996174812316895" calcext:value-type="float">
            <text:p>0.09961748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30004.35407" calcext:value-type="float">
            <text:p>1456030004.35407</text:p>
          </table:table-cell>
          <table:table-cell office:value-type="float" office:value="1456030004.35435" calcext:value-type="float">
            <text:p>1456030004.35435</text:p>
          </table:table-cell>
          <table:table-cell office:value-type="float" office:value="5176" calcext:value-type="float">
            <text:p>5176</text:p>
          </table:table-cell>
          <table:table-cell table:formula="of:=[.B18]-[.B$2]" office:value-type="float" office:value="1.59983563423157" calcext:value-type="float">
            <text:p>1.5998356342</text:p>
          </table:table-cell>
          <table:table-cell table:formula="of:=[.D18]/([.E18]-[.E17])" office:value-type="float" office:value="51520.7663997646" calcext:value-type="float">
            <text:p>51520.7663997646</text:p>
          </table:table-cell>
          <table:table-cell table:formula="of:=[.E18]-[.E17]" office:value-type="float" office:value="0.100464344024658" calcext:value-type="float">
            <text:p>0.1004643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30004.4536" calcext:value-type="float">
            <text:p>1456030004.4536</text:p>
          </table:table-cell>
          <table:table-cell office:value-type="float" office:value="1456030004.45388" calcext:value-type="float">
            <text:p>1456030004.45388</text:p>
          </table:table-cell>
          <table:table-cell office:value-type="float" office:value="5064" calcext:value-type="float">
            <text:p>5064</text:p>
          </table:table-cell>
          <table:table-cell table:formula="of:=[.B19]-[.B$2]" office:value-type="float" office:value="1.69936418533325" calcext:value-type="float">
            <text:p>1.6993641853</text:p>
          </table:table-cell>
          <table:table-cell table:formula="of:=[.D19]/([.E19]-[.E18])" office:value-type="float" office:value="50879.8725988315" calcext:value-type="float">
            <text:p>50879.8725988315</text:p>
          </table:table-cell>
          <table:table-cell table:formula="of:=[.E19]-[.E18]" office:value-type="float" office:value="0.0995285511016846" calcext:value-type="float">
            <text:p>0.09952855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30004.55378" calcext:value-type="float">
            <text:p>1456030004.55378</text:p>
          </table:table-cell>
          <table:table-cell office:value-type="float" office:value="1456030004.55406" calcext:value-type="float">
            <text:p>1456030004.55406</text:p>
          </table:table-cell>
          <table:table-cell office:value-type="float" office:value="4968" calcext:value-type="float">
            <text:p>4968</text:p>
          </table:table-cell>
          <table:table-cell table:formula="of:=[.B20]-[.B$2]" office:value-type="float" office:value="1.79954791069031" calcext:value-type="float">
            <text:p>1.7995479107</text:p>
          </table:table-cell>
          <table:table-cell table:formula="of:=[.D20]/([.E20]-[.E19])" office:value-type="float" office:value="49588.8926299557" calcext:value-type="float">
            <text:p>49588.8926299557</text:p>
          </table:table-cell>
          <table:table-cell table:formula="of:=[.E20]-[.E19]" office:value-type="float" office:value="0.100183725357056" calcext:value-type="float">
            <text:p>0.10018372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30004.65307" calcext:value-type="float">
            <text:p>1456030004.65307</text:p>
          </table:table-cell>
          <table:table-cell office:value-type="float" office:value="1456030004.65336" calcext:value-type="float">
            <text:p>1456030004.65336</text:p>
          </table:table-cell>
          <table:table-cell office:value-type="float" office:value="4872" calcext:value-type="float">
            <text:p>4872</text:p>
          </table:table-cell>
          <table:table-cell table:formula="of:=[.B21]-[.B$2]" office:value-type="float" office:value="1.89883089065552" calcext:value-type="float">
            <text:p>1.8988308907</text:p>
          </table:table-cell>
          <table:table-cell table:formula="of:=[.D21]/([.E21]-[.E20])" office:value-type="float" office:value="49071.8550320227" calcext:value-type="float">
            <text:p>49071.8550320227</text:p>
          </table:table-cell>
          <table:table-cell table:formula="of:=[.E21]-[.E20]" office:value-type="float" office:value="0.09928297996521" calcext:value-type="float">
            <text:p>0.099282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30004.75363" calcext:value-type="float">
            <text:p>1456030004.75363</text:p>
          </table:table-cell>
          <table:table-cell office:value-type="float" office:value="1456030004.75392" calcext:value-type="float">
            <text:p>1456030004.75392</text:p>
          </table:table-cell>
          <table:table-cell office:value-type="float" office:value="4784" calcext:value-type="float">
            <text:p>4784</text:p>
          </table:table-cell>
          <table:table-cell table:formula="of:=[.B22]-[.B$2]" office:value-type="float" office:value="1.99939250946045" calcext:value-type="float">
            <text:p>1.9993925095</text:p>
          </table:table-cell>
          <table:table-cell table:formula="of:=[.D22]/([.E22]-[.E21])" office:value-type="float" office:value="47572.8220851332" calcext:value-type="float">
            <text:p>47572.8220851332</text:p>
          </table:table-cell>
          <table:table-cell table:formula="of:=[.E22]-[.E21]" office:value-type="float" office:value="0.100561618804932" calcext:value-type="float">
            <text:p>0.10056161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30004.8538" calcext:value-type="float">
            <text:p>1456030004.8538</text:p>
          </table:table-cell>
          <table:table-cell office:value-type="float" office:value="1456030004.85408" calcext:value-type="float">
            <text:p>1456030004.85408</text:p>
          </table:table-cell>
          <table:table-cell office:value-type="float" office:value="4696" calcext:value-type="float">
            <text:p>4696</text:p>
          </table:table-cell>
          <table:table-cell table:formula="of:=[.B23]-[.B$2]" office:value-type="float" office:value="2.09956741333008" calcext:value-type="float">
            <text:p>2.0995674133</text:p>
          </table:table-cell>
          <table:table-cell table:formula="of:=[.D23]/([.E23]-[.E22])" office:value-type="float" office:value="46878.0085490428" calcext:value-type="float">
            <text:p>46878.0085490428</text:p>
          </table:table-cell>
          <table:table-cell table:formula="of:=[.E23]-[.E22]" office:value-type="float" office:value="0.100174903869629" calcext:value-type="float">
            <text:p>0.10017490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30004.95321" calcext:value-type="float">
            <text:p>1456030004.95321</text:p>
          </table:table-cell>
          <table:table-cell office:value-type="float" office:value="1456030004.95348" calcext:value-type="float">
            <text:p>1456030004.95348</text:p>
          </table:table-cell>
          <table:table-cell office:value-type="float" office:value="4624" calcext:value-type="float">
            <text:p>4624</text:p>
          </table:table-cell>
          <table:table-cell table:formula="of:=[.B24]-[.B$2]" office:value-type="float" office:value="2.19897532463074" calcext:value-type="float">
            <text:p>2.1989753246</text:p>
          </table:table-cell>
          <table:table-cell table:formula="of:=[.D24]/([.E24]-[.E23])" office:value-type="float" office:value="46515.4125008694" calcext:value-type="float">
            <text:p>46515.4125008694</text:p>
          </table:table-cell>
          <table:table-cell table:formula="of:=[.E24]-[.E23]" office:value-type="float" office:value="0.0994079113006592" calcext:value-type="float">
            <text:p>0.09940791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30005.05368" calcext:value-type="float">
            <text:p>1456030005.05368</text:p>
          </table:table-cell>
          <table:table-cell office:value-type="float" office:value="1456030005.05396" calcext:value-type="float">
            <text:p>1456030005.05396</text:p>
          </table:table-cell>
          <table:table-cell office:value-type="float" office:value="4552" calcext:value-type="float">
            <text:p>4552</text:p>
          </table:table-cell>
          <table:table-cell table:formula="of:=[.B25]-[.B$2]" office:value-type="float" office:value="2.29944372177124" calcext:value-type="float">
            <text:p>2.2994437218</text:p>
          </table:table-cell>
          <table:table-cell table:formula="of:=[.D25]/([.E25]-[.E24])" office:value-type="float" office:value="45307.7796556675" calcext:value-type="float">
            <text:p>45307.7796556675</text:p>
          </table:table-cell>
          <table:table-cell table:formula="of:=[.E25]-[.E24]" office:value-type="float" office:value="0.100468397140503" calcext:value-type="float">
            <text:p>0.10046839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30005.15422" calcext:value-type="float">
            <text:p>1456030005.15422</text:p>
          </table:table-cell>
          <table:table-cell office:value-type="float" office:value="1456030005.15449" calcext:value-type="float">
            <text:p>1456030005.15449</text:p>
          </table:table-cell>
          <table:table-cell office:value-type="float" office:value="4496" calcext:value-type="float">
            <text:p>4496</text:p>
          </table:table-cell>
          <table:table-cell table:formula="of:=[.B26]-[.B$2]" office:value-type="float" office:value="2.3999810218811" calcext:value-type="float">
            <text:p>2.3999810219</text:p>
          </table:table-cell>
          <table:table-cell table:formula="of:=[.D26]/([.E26]-[.E25])" office:value-type="float" office:value="44719.7208905247" calcext:value-type="float">
            <text:p>44719.7208905247</text:p>
          </table:table-cell>
          <table:table-cell table:formula="of:=[.E26]-[.E25]" office:value-type="float" office:value="0.100537300109863" calcext:value-type="float">
            <text:p>0.1005373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30005.25374" calcext:value-type="float">
            <text:p>1456030005.25374</text:p>
          </table:table-cell>
          <table:table-cell office:value-type="float" office:value="1456030005.25402" calcext:value-type="float">
            <text:p>1456030005.25402</text:p>
          </table:table-cell>
          <table:table-cell office:value-type="float" office:value="4440" calcext:value-type="float">
            <text:p>4440</text:p>
          </table:table-cell>
          <table:table-cell table:formula="of:=[.B27]-[.B$2]" office:value-type="float" office:value="2.4995059967041" calcext:value-type="float">
            <text:p>2.4995059967</text:p>
          </table:table-cell>
          <table:table-cell table:formula="of:=[.D27]/([.E27]-[.E26])" office:value-type="float" office:value="44611.9178416915" calcext:value-type="float">
            <text:p>44611.9178416915</text:p>
          </table:table-cell>
          <table:table-cell table:formula="of:=[.E27]-[.E26]" office:value-type="float" office:value="0.0995249748229981" calcext:value-type="float">
            <text:p>0.09952497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30005.35293" calcext:value-type="float">
            <text:p>1456030005.35293</text:p>
          </table:table-cell>
          <table:table-cell office:value-type="float" office:value="1456030005.3532" calcext:value-type="float">
            <text:p>1456030005.3532</text:p>
          </table:table-cell>
          <table:table-cell office:value-type="float" office:value="4392" calcext:value-type="float">
            <text:p>4392</text:p>
          </table:table-cell>
          <table:table-cell table:formula="of:=[.B28]-[.B$2]" office:value-type="float" office:value="2.59869241714478" calcext:value-type="float">
            <text:p>2.5986924171</text:p>
          </table:table-cell>
          <table:table-cell table:formula="of:=[.D28]/([.E28]-[.E27])" office:value-type="float" office:value="44280.2551043464" calcext:value-type="float">
            <text:p>44280.2551043464</text:p>
          </table:table-cell>
          <table:table-cell table:formula="of:=[.E28]-[.E27]" office:value-type="float" office:value="0.0991864204406738" calcext:value-type="float">
            <text:p>0.09918642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30005.45329" calcext:value-type="float">
            <text:p>1456030005.45329</text:p>
          </table:table-cell>
          <table:table-cell office:value-type="float" office:value="1456030005.45357" calcext:value-type="float">
            <text:p>1456030005.45357</text:p>
          </table:table-cell>
          <table:table-cell office:value-type="float" office:value="4352" calcext:value-type="float">
            <text:p>4352</text:p>
          </table:table-cell>
          <table:table-cell table:formula="of:=[.B29]-[.B$2]" office:value-type="float" office:value="2.69905638694763" calcext:value-type="float">
            <text:p>2.6990563869</text:p>
          </table:table-cell>
          <table:table-cell table:formula="of:=[.D29]/([.E29]-[.E28])" office:value-type="float" office:value="43362.1747779464" calcext:value-type="float">
            <text:p>43362.1747779464</text:p>
          </table:table-cell>
          <table:table-cell table:formula="of:=[.E29]-[.E28]" office:value-type="float" office:value="0.100363969802856" calcext:value-type="float">
            <text:p>0.10036396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30005.55352" calcext:value-type="float">
            <text:p>1456030005.55352</text:p>
          </table:table-cell>
          <table:table-cell office:value-type="float" office:value="1456030005.5538" calcext:value-type="float">
            <text:p>1456030005.5538</text:p>
          </table:table-cell>
          <table:table-cell office:value-type="float" office:value="4328" calcext:value-type="float">
            <text:p>4328</text:p>
          </table:table-cell>
          <table:table-cell table:formula="of:=[.B30]-[.B$2]" office:value-type="float" office:value="2.79928040504456" calcext:value-type="float">
            <text:p>2.799280405</text:p>
          </table:table-cell>
          <table:table-cell table:formula="of:=[.D30]/([.E30]-[.E29])" office:value-type="float" office:value="43183.2616789971" calcext:value-type="float">
            <text:p>43183.2616789971</text:p>
          </table:table-cell>
          <table:table-cell table:formula="of:=[.E30]-[.E29]" office:value-type="float" office:value="0.100224018096924" calcext:value-type="float">
            <text:p>0.10022401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30005.65408" calcext:value-type="float">
            <text:p>1456030005.65408</text:p>
          </table:table-cell>
          <table:table-cell office:value-type="float" office:value="1456030005.65438" calcext:value-type="float">
            <text:p>1456030005.65438</text:p>
          </table:table-cell>
          <table:table-cell office:value-type="float" office:value="4304" calcext:value-type="float">
            <text:p>4304</text:p>
          </table:table-cell>
          <table:table-cell table:formula="of:=[.B31]-[.B$2]" office:value-type="float" office:value="2.89984107017517" calcext:value-type="float">
            <text:p>2.8998410702</text:p>
          </table:table-cell>
          <table:table-cell table:formula="of:=[.D31]/([.E31]-[.E30])" office:value-type="float" office:value="42800.035127151" calcext:value-type="float">
            <text:p>42800.035127151</text:p>
          </table:table-cell>
          <table:table-cell table:formula="of:=[.E31]-[.E30]" office:value-type="float" office:value="0.100560665130615" calcext:value-type="float">
            <text:p>0.10056066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30005.75356" calcext:value-type="float">
            <text:p>1456030005.75356</text:p>
          </table:table-cell>
          <table:table-cell office:value-type="float" office:value="1456030005.75383" calcext:value-type="float">
            <text:p>1456030005.75383</text:p>
          </table:table-cell>
          <table:table-cell office:value-type="float" office:value="4296" calcext:value-type="float">
            <text:p>4296</text:p>
          </table:table-cell>
          <table:table-cell table:formula="of:=[.B32]-[.B$2]" office:value-type="float" office:value="2.9993269443512" calcext:value-type="float">
            <text:p>2.9993269444</text:p>
          </table:table-cell>
          <table:table-cell table:formula="of:=[.D32]/([.E32]-[.E31])" office:value-type="float" office:value="43182.0098640222" calcext:value-type="float">
            <text:p>43182.0098640222</text:p>
          </table:table-cell>
          <table:table-cell table:formula="of:=[.E32]-[.E31]" office:value-type="float" office:value="0.0994858741760254" calcext:value-type="float">
            <text:p>0.09948587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30005.85385" calcext:value-type="float">
            <text:p>1456030005.85385</text:p>
          </table:table-cell>
          <table:table-cell office:value-type="float" office:value="1456030005.85413" calcext:value-type="float">
            <text:p>1456030005.85413</text:p>
          </table:table-cell>
          <table:table-cell office:value-type="float" office:value="4296" calcext:value-type="float">
            <text:p>4296</text:p>
          </table:table-cell>
          <table:table-cell table:formula="of:=[.B33]-[.B$2]" office:value-type="float" office:value="3.09961938858032" calcext:value-type="float">
            <text:p>3.0996193886</text:p>
          </table:table-cell>
          <table:table-cell table:formula="of:=[.D33]/([.E33]-[.E32])" office:value-type="float" office:value="42834.7322973349" calcext:value-type="float">
            <text:p>42834.7322973349</text:p>
          </table:table-cell>
          <table:table-cell table:formula="of:=[.E33]-[.E32]" office:value-type="float" office:value="0.100292444229126" calcext:value-type="float">
            <text:p>0.10029244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30005.953" calcext:value-type="float">
            <text:p>1456030005.953</text:p>
          </table:table-cell>
          <table:table-cell office:value-type="float" office:value="1456030005.95328" calcext:value-type="float">
            <text:p>1456030005.95328</text:p>
          </table:table-cell>
          <table:table-cell office:value-type="float" office:value="4296" calcext:value-type="float">
            <text:p>4296</text:p>
          </table:table-cell>
          <table:table-cell table:formula="of:=[.B34]-[.B$2]" office:value-type="float" office:value="3.19876885414124" calcext:value-type="float">
            <text:p>3.1987688541</text:p>
          </table:table-cell>
          <table:table-cell table:formula="of:=[.D34]/([.E34]-[.E33])" office:value-type="float" office:value="43328.5240187273" calcext:value-type="float">
            <text:p>43328.5240187273</text:p>
          </table:table-cell>
          <table:table-cell table:formula="of:=[.E34]-[.E33]" office:value-type="float" office:value="0.0991494655609131" calcext:value-type="float">
            <text:p>0.09914946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30006.05341" calcext:value-type="float">
            <text:p>1456030006.05341</text:p>
          </table:table-cell>
          <table:table-cell office:value-type="float" office:value="1456030006.05369" calcext:value-type="float">
            <text:p>1456030006.05369</text:p>
          </table:table-cell>
          <table:table-cell office:value-type="float" office:value="4312" calcext:value-type="float">
            <text:p>4312</text:p>
          </table:table-cell>
          <table:table-cell table:formula="of:=[.B35]-[.B$2]" office:value-type="float" office:value="3.29917597770691" calcext:value-type="float">
            <text:p>3.2991759777</text:p>
          </table:table-cell>
          <table:table-cell table:formula="of:=[.D35]/([.E35]-[.E34])" office:value-type="float" office:value="42945.1601327831" calcext:value-type="float">
            <text:p>42945.1601327831</text:p>
          </table:table-cell>
          <table:table-cell table:formula="of:=[.E35]-[.E34]" office:value-type="float" office:value="0.100407123565674" calcext:value-type="float">
            <text:p>0.10040712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30006.15401" calcext:value-type="float">
            <text:p>1456030006.15401</text:p>
          </table:table-cell>
          <table:table-cell office:value-type="float" office:value="1456030006.15428" calcext:value-type="float">
            <text:p>1456030006.15428</text:p>
          </table:table-cell>
          <table:table-cell office:value-type="float" office:value="4336" calcext:value-type="float">
            <text:p>4336</text:p>
          </table:table-cell>
          <table:table-cell table:formula="of:=[.B36]-[.B$2]" office:value-type="float" office:value="3.39977025985718" calcext:value-type="float">
            <text:p>3.3997702599</text:p>
          </table:table-cell>
          <table:table-cell table:formula="of:=[.D36]/([.E36]-[.E35])" office:value-type="float" office:value="43103.841563508" calcext:value-type="float">
            <text:p>43103.841563508</text:p>
          </table:table-cell>
          <table:table-cell table:formula="of:=[.E36]-[.E35]" office:value-type="float" office:value="0.100594282150269" calcext:value-type="float">
            <text:p>0.10059428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30006.25331" calcext:value-type="float">
            <text:p>1456030006.25331</text:p>
          </table:table-cell>
          <table:table-cell office:value-type="float" office:value="1456030006.25359" calcext:value-type="float">
            <text:p>1456030006.25359</text:p>
          </table:table-cell>
          <table:table-cell office:value-type="float" office:value="4368" calcext:value-type="float">
            <text:p>4368</text:p>
          </table:table-cell>
          <table:table-cell table:formula="of:=[.B37]-[.B$2]" office:value-type="float" office:value="3.49907422065735" calcext:value-type="float">
            <text:p>3.4990742207</text:p>
          </table:table-cell>
          <table:table-cell table:formula="of:=[.D37]/([.E37]-[.E36])" office:value-type="float" office:value="43986.1609225207" calcext:value-type="float">
            <text:p>43986.1609225207</text:p>
          </table:table-cell>
          <table:table-cell table:formula="of:=[.E37]-[.E36]" office:value-type="float" office:value="0.0993039608001709" calcext:value-type="float">
            <text:p>0.09930396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30006.35353" calcext:value-type="float">
            <text:p>1456030006.35353</text:p>
          </table:table-cell>
          <table:table-cell office:value-type="float" office:value="1456030006.3538" calcext:value-type="float">
            <text:p>1456030006.3538</text:p>
          </table:table-cell>
          <table:table-cell office:value-type="float" office:value="4408" calcext:value-type="float">
            <text:p>4408</text:p>
          </table:table-cell>
          <table:table-cell table:formula="of:=[.B38]-[.B$2]" office:value-type="float" office:value="3.5992910861969" calcext:value-type="float">
            <text:p>3.5992910862</text:p>
          </table:table-cell>
          <table:table-cell table:formula="of:=[.D38]/([.E38]-[.E37])" office:value-type="float" office:value="43984.6125327116" calcext:value-type="float">
            <text:p>43984.6125327116</text:p>
          </table:table-cell>
          <table:table-cell table:formula="of:=[.E38]-[.E37]" office:value-type="float" office:value="0.100216865539551" calcext:value-type="float">
            <text:p>0.10021686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30006.45403" calcext:value-type="float">
            <text:p>1456030006.45403</text:p>
          </table:table-cell>
          <table:table-cell office:value-type="float" office:value="1456030006.4543" calcext:value-type="float">
            <text:p>1456030006.4543</text:p>
          </table:table-cell>
          <table:table-cell office:value-type="float" office:value="4456" calcext:value-type="float">
            <text:p>4456</text:p>
          </table:table-cell>
          <table:table-cell table:formula="of:=[.B39]-[.B$2]" office:value-type="float" office:value="3.69979310035706" calcext:value-type="float">
            <text:p>3.6997931004</text:p>
          </table:table-cell>
          <table:table-cell table:formula="of:=[.D39]/([.E39]-[.E38])" office:value-type="float" office:value="44337.4198739847" calcext:value-type="float">
            <text:p>44337.4198739847</text:p>
          </table:table-cell>
          <table:table-cell table:formula="of:=[.E39]-[.E38]" office:value-type="float" office:value="0.100502014160156" calcext:value-type="float">
            <text:p>0.10050201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30006.55341" calcext:value-type="float">
            <text:p>1456030006.55341</text:p>
          </table:table-cell>
          <table:table-cell office:value-type="float" office:value="1456030006.5537" calcext:value-type="float">
            <text:p>1456030006.5537</text:p>
          </table:table-cell>
          <table:table-cell office:value-type="float" office:value="4512" calcext:value-type="float">
            <text:p>4512</text:p>
          </table:table-cell>
          <table:table-cell table:formula="of:=[.B40]-[.B$2]" office:value-type="float" office:value="3.79917478561401" calcext:value-type="float">
            <text:p>3.7991747856</text:p>
          </table:table-cell>
          <table:table-cell table:formula="of:=[.D40]/([.E40]-[.E39])" office:value-type="float" office:value="45400.7193411333" calcext:value-type="float">
            <text:p>45400.7193411333</text:p>
          </table:table-cell>
          <table:table-cell table:formula="of:=[.E40]-[.E39]" office:value-type="float" office:value="0.099381685256958" calcext:value-type="float">
            <text:p>0.09938168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30006.65382" calcext:value-type="float">
            <text:p>1456030006.65382</text:p>
          </table:table-cell>
          <table:table-cell office:value-type="float" office:value="1456030006.65412" calcext:value-type="float">
            <text:p>1456030006.65412</text:p>
          </table:table-cell>
          <table:table-cell office:value-type="float" office:value="4576" calcext:value-type="float">
            <text:p>4576</text:p>
          </table:table-cell>
          <table:table-cell table:formula="of:=[.B41]-[.B$2]" office:value-type="float" office:value="3.89958906173706" calcext:value-type="float">
            <text:p>3.8995890617</text:p>
          </table:table-cell>
          <table:table-cell table:formula="of:=[.D41]/([.E41]-[.E40])" office:value-type="float" office:value="45571.2093606352" calcext:value-type="float">
            <text:p>45571.2093606352</text:p>
          </table:table-cell>
          <table:table-cell table:formula="of:=[.E41]-[.E40]" office:value-type="float" office:value="0.100414276123047" calcext:value-type="float">
            <text:p>0.10041427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30006.75305" calcext:value-type="float">
            <text:p>1456030006.75305</text:p>
          </table:table-cell>
          <table:table-cell office:value-type="float" office:value="1456030006.75333" calcext:value-type="float">
            <text:p>1456030006.75333</text:p>
          </table:table-cell>
          <table:table-cell office:value-type="float" office:value="4648" calcext:value-type="float">
            <text:p>4648</text:p>
          </table:table-cell>
          <table:table-cell table:formula="of:=[.B42]-[.B$2]" office:value-type="float" office:value="3.99881100654602" calcext:value-type="float">
            <text:p>3.9988110065</text:p>
          </table:table-cell>
          <table:table-cell table:formula="of:=[.D42]/([.E42]-[.E41])" office:value-type="float" office:value="46844.4758762708" calcext:value-type="float">
            <text:p>46844.4758762708</text:p>
          </table:table-cell>
          <table:table-cell table:formula="of:=[.E42]-[.E41]" office:value-type="float" office:value="0.09922194480896" calcext:value-type="float">
            <text:p>0.09922194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30006.85342" calcext:value-type="float">
            <text:p>1456030006.85342</text:p>
          </table:table-cell>
          <table:table-cell office:value-type="float" office:value="1456030006.85369" calcext:value-type="float">
            <text:p>1456030006.85369</text:p>
          </table:table-cell>
          <table:table-cell office:value-type="float" office:value="4728" calcext:value-type="float">
            <text:p>4728</text:p>
          </table:table-cell>
          <table:table-cell table:formula="of:=[.B43]-[.B$2]" office:value-type="float" office:value="4.09917998313904" calcext:value-type="float">
            <text:p>4.0991799831</text:p>
          </table:table-cell>
          <table:table-cell table:formula="of:=[.D43]/([.E43]-[.E42])" office:value-type="float" office:value="47106.1891880336" calcext:value-type="float">
            <text:p>47106.1891880336</text:p>
          </table:table-cell>
          <table:table-cell table:formula="of:=[.E43]-[.E42]" office:value-type="float" office:value="0.100368976593018" calcext:value-type="float">
            <text:p>0.10036897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30006.95377" calcext:value-type="float">
            <text:p>1456030006.95377</text:p>
          </table:table-cell>
          <table:table-cell office:value-type="float" office:value="1456030006.95405" calcext:value-type="float">
            <text:p>1456030006.95405</text:p>
          </table:table-cell>
          <table:table-cell office:value-type="float" office:value="4816" calcext:value-type="float">
            <text:p>4816</text:p>
          </table:table-cell>
          <table:table-cell table:formula="of:=[.B44]-[.B$2]" office:value-type="float" office:value="4.1995370388031" calcext:value-type="float">
            <text:p>4.1995370388</text:p>
          </table:table-cell>
          <table:table-cell table:formula="of:=[.D44]/([.E44]-[.E43])" office:value-type="float" office:value="47988.6537935229" calcext:value-type="float">
            <text:p>47988.6537935229</text:p>
          </table:table-cell>
          <table:table-cell table:formula="of:=[.E44]-[.E43]" office:value-type="float" office:value="0.100357055664063" calcext:value-type="float">
            <text:p>0.10035705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30007.0532" calcext:value-type="float">
            <text:p>1456030007.0532</text:p>
          </table:table-cell>
          <table:table-cell office:value-type="float" office:value="1456030007.05348" calcext:value-type="float">
            <text:p>1456030007.05348</text:p>
          </table:table-cell>
          <table:table-cell office:value-type="float" office:value="4904" calcext:value-type="float">
            <text:p>4904</text:p>
          </table:table-cell>
          <table:table-cell table:formula="of:=[.B45]-[.B$2]" office:value-type="float" office:value="4.29896426200867" calcext:value-type="float">
            <text:p>4.298964262</text:p>
          </table:table-cell>
          <table:table-cell table:formula="of:=[.D45]/([.E45]-[.E44])" office:value-type="float" office:value="49322.5078795668" calcext:value-type="float">
            <text:p>49322.5078795668</text:p>
          </table:table-cell>
          <table:table-cell table:formula="of:=[.E45]-[.E44]" office:value-type="float" office:value="0.0994272232055664" calcext:value-type="float">
            <text:p>0.09942722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30007.15367" calcext:value-type="float">
            <text:p>1456030007.15367</text:p>
          </table:table-cell>
          <table:table-cell office:value-type="float" office:value="1456030007.15396" calcext:value-type="float">
            <text:p>1456030007.15396</text:p>
          </table:table-cell>
          <table:table-cell office:value-type="float" office:value="5000" calcext:value-type="float">
            <text:p>5000</text:p>
          </table:table-cell>
          <table:table-cell table:formula="of:=[.B46]-[.B$2]" office:value-type="float" office:value="4.39943909645081" calcext:value-type="float">
            <text:p>4.3994390965</text:p>
          </table:table-cell>
          <table:table-cell table:formula="of:=[.D46]/([.E46]-[.E45])" office:value-type="float" office:value="49763.704789973" calcext:value-type="float">
            <text:p>49763.704789973</text:p>
          </table:table-cell>
          <table:table-cell table:formula="of:=[.E46]-[.E45]" office:value-type="float" office:value="0.100474834442139" calcext:value-type="float">
            <text:p>0.10047483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30007.25404" calcext:value-type="float">
            <text:p>1456030007.25404</text:p>
          </table:table-cell>
          <table:table-cell office:value-type="float" office:value="1456030007.25431" calcext:value-type="float">
            <text:p>1456030007.25431</text:p>
          </table:table-cell>
          <table:table-cell office:value-type="float" office:value="5104" calcext:value-type="float">
            <text:p>5104</text:p>
          </table:table-cell>
          <table:table-cell table:formula="of:=[.B47]-[.B$2]" office:value-type="float" office:value="4.49980330467224" calcext:value-type="float">
            <text:p>4.4998033047</text:p>
          </table:table-cell>
          <table:table-cell table:formula="of:=[.D47]/([.E47]-[.E46])" office:value-type="float" office:value="50854.7827004119" calcext:value-type="float">
            <text:p>50854.7827004119</text:p>
          </table:table-cell>
          <table:table-cell table:formula="of:=[.E47]-[.E46]" office:value-type="float" office:value="0.100364208221436" calcext:value-type="float">
            <text:p>0.10036420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30007.35346" calcext:value-type="float">
            <text:p>1456030007.35346</text:p>
          </table:table-cell>
          <table:table-cell office:value-type="float" office:value="1456030007.35373" calcext:value-type="float">
            <text:p>1456030007.35373</text:p>
          </table:table-cell>
          <table:table-cell office:value-type="float" office:value="5208" calcext:value-type="float">
            <text:p>5208</text:p>
          </table:table-cell>
          <table:table-cell table:formula="of:=[.B48]-[.B$2]" office:value-type="float" office:value="4.59922385215759" calcext:value-type="float">
            <text:p>4.5992238522</text:p>
          </table:table-cell>
          <table:table-cell table:formula="of:=[.D48]/([.E48]-[.E47])" office:value-type="float" office:value="52383.5377266187" calcext:value-type="float">
            <text:p>52383.5377266187</text:p>
          </table:table-cell>
          <table:table-cell table:formula="of:=[.E48]-[.E47]" office:value-type="float" office:value="0.0994205474853516" calcext:value-type="float">
            <text:p>0.09942054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30007.45375" calcext:value-type="float">
            <text:p>1456030007.45375</text:p>
          </table:table-cell>
          <table:table-cell office:value-type="float" office:value="1456030007.45404" calcext:value-type="float">
            <text:p>1456030007.45404</text:p>
          </table:table-cell>
          <table:table-cell office:value-type="float" office:value="5320" calcext:value-type="float">
            <text:p>5320</text:p>
          </table:table-cell>
          <table:table-cell table:formula="of:=[.B49]-[.B$2]" office:value-type="float" office:value="4.69951629638672" calcext:value-type="float">
            <text:p>4.6995162964</text:p>
          </table:table-cell>
          <table:table-cell table:formula="of:=[.D49]/([.E49]-[.E48])" office:value-type="float" office:value="53044.8733291019" calcext:value-type="float">
            <text:p>53044.8733291019</text:p>
          </table:table-cell>
          <table:table-cell table:formula="of:=[.E49]-[.E48]" office:value-type="float" office:value="0.100292444229126" calcext:value-type="float">
            <text:p>0.10029244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30007.55422" calcext:value-type="float">
            <text:p>1456030007.55422</text:p>
          </table:table-cell>
          <table:table-cell office:value-type="float" office:value="1456030007.55449" calcext:value-type="float">
            <text:p>1456030007.55449</text:p>
          </table:table-cell>
          <table:table-cell office:value-type="float" office:value="5440" calcext:value-type="float">
            <text:p>5440</text:p>
          </table:table-cell>
          <table:table-cell table:formula="of:=[.B50]-[.B$2]" office:value-type="float" office:value="4.79998588562012" calcext:value-type="float">
            <text:p>4.7999858856</text:p>
          </table:table-cell>
          <table:table-cell table:formula="of:=[.D50]/([.E50]-[.E49])" office:value-type="float" office:value="54145.7374466066" calcext:value-type="float">
            <text:p>54145.7374466066</text:p>
          </table:table-cell>
          <table:table-cell table:formula="of:=[.E50]-[.E49]" office:value-type="float" office:value="0.100469589233398" calcext:value-type="float">
            <text:p>0.10046958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30007.65344" calcext:value-type="float">
            <text:p>1456030007.65344</text:p>
          </table:table-cell>
          <table:table-cell office:value-type="float" office:value="1456030007.65375" calcext:value-type="float">
            <text:p>1456030007.65375</text:p>
          </table:table-cell>
          <table:table-cell office:value-type="float" office:value="5560" calcext:value-type="float">
            <text:p>5560</text:p>
          </table:table-cell>
          <table:table-cell table:formula="of:=[.B51]-[.B$2]" office:value-type="float" office:value="4.89920973777771" calcext:value-type="float">
            <text:p>4.8992097378</text:p>
          </table:table-cell>
          <table:table-cell table:formula="of:=[.D51]/([.E51]-[.E50])" office:value-type="float" office:value="56034.9137742536" calcext:value-type="float">
            <text:p>56034.9137742536</text:p>
          </table:table-cell>
          <table:table-cell table:formula="of:=[.E51]-[.E50]" office:value-type="float" office:value="0.0992238521575928" calcext:value-type="float">
            <text:p>0.09922385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30007.75403" calcext:value-type="float">
            <text:p>1456030007.75403</text:p>
          </table:table-cell>
          <table:table-cell office:value-type="float" office:value="1456030007.75431" calcext:value-type="float">
            <text:p>1456030007.75431</text:p>
          </table:table-cell>
          <table:table-cell office:value-type="float" office:value="5680" calcext:value-type="float">
            <text:p>5680</text:p>
          </table:table-cell>
          <table:table-cell table:formula="of:=[.B52]-[.B$2]" office:value-type="float" office:value="4.9997935295105" calcext:value-type="float">
            <text:p>4.9997935295</text:p>
          </table:table-cell>
          <table:table-cell table:formula="of:=[.D52]/([.E52]-[.E51])" office:value-type="float" office:value="56470.3308768628" calcext:value-type="float">
            <text:p>56470.3308768628</text:p>
          </table:table-cell>
          <table:table-cell table:formula="of:=[.E52]-[.E51]" office:value-type="float" office:value="0.100583791732788" calcext:value-type="float">
            <text:p>0.10058379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30007.85344" calcext:value-type="float">
            <text:p>1456030007.85344</text:p>
          </table:table-cell>
          <table:table-cell office:value-type="float" office:value="1456030007.85371" calcext:value-type="float">
            <text:p>1456030007.85371</text:p>
          </table:table-cell>
          <table:table-cell office:value-type="float" office:value="5800" calcext:value-type="float">
            <text:p>5800</text:p>
          </table:table-cell>
          <table:table-cell table:formula="of:=[.B53]-[.B$2]" office:value-type="float" office:value="5.09920406341553" calcext:value-type="float">
            <text:p>5.0992040634</text:p>
          </table:table-cell>
          <table:table-cell table:formula="of:=[.D53]/([.E53]-[.E52])" office:value-type="float" office:value="58343.9176128051" calcext:value-type="float">
            <text:p>58343.9176128051</text:p>
          </table:table-cell>
          <table:table-cell table:formula="of:=[.E53]-[.E52]" office:value-type="float" office:value="0.0994105339050293" calcext:value-type="float">
            <text:p>0.09941053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30007.95383" calcext:value-type="float">
            <text:p>1456030007.95383</text:p>
          </table:table-cell>
          <table:table-cell office:value-type="float" office:value="1456030007.95411" calcext:value-type="float">
            <text:p>1456030007.95411</text:p>
          </table:table-cell>
          <table:table-cell office:value-type="float" office:value="5928" calcext:value-type="float">
            <text:p>5928</text:p>
          </table:table-cell>
          <table:table-cell table:formula="of:=[.B54]-[.B$2]" office:value-type="float" office:value="5.19959354400635" calcext:value-type="float">
            <text:p>5.199593544</text:p>
          </table:table-cell>
          <table:table-cell table:formula="of:=[.D54]/([.E54]-[.E53])" office:value-type="float" office:value="59050.011665685" calcext:value-type="float">
            <text:p>59050.011665685</text:p>
          </table:table-cell>
          <table:table-cell table:formula="of:=[.E54]-[.E53]" office:value-type="float" office:value="0.10038948059082" calcext:value-type="float">
            <text:p>0.10038948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30008.05424" calcext:value-type="float">
            <text:p>1456030008.05424</text:p>
          </table:table-cell>
          <table:table-cell office:value-type="float" office:value="1456030008.05451" calcext:value-type="float">
            <text:p>1456030008.05451</text:p>
          </table:table-cell>
          <table:table-cell office:value-type="float" office:value="6048" calcext:value-type="float">
            <text:p>6048</text:p>
          </table:table-cell>
          <table:table-cell table:formula="of:=[.B55]-[.B$2]" office:value-type="float" office:value="5.30000877380371" calcext:value-type="float">
            <text:p>5.3000087738</text:p>
          </table:table-cell>
          <table:table-cell table:formula="of:=[.D55]/([.E55]-[.E54])" office:value-type="float" office:value="60229.9074772302" calcext:value-type="float">
            <text:p>60229.9074772302</text:p>
          </table:table-cell>
          <table:table-cell table:formula="of:=[.E55]-[.E54]" office:value-type="float" office:value="0.100415229797363" calcext:value-type="float">
            <text:p>0.10041522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30008.15364" calcext:value-type="float">
            <text:p>1456030008.15364</text:p>
          </table:table-cell>
          <table:table-cell office:value-type="float" office:value="1456030008.15392" calcext:value-type="float">
            <text:p>1456030008.15392</text:p>
          </table:table-cell>
          <table:table-cell office:value-type="float" office:value="6176" calcext:value-type="float">
            <text:p>6176</text:p>
          </table:table-cell>
          <table:table-cell table:formula="of:=[.B56]-[.B$2]" office:value-type="float" office:value="5.39940452575684" calcext:value-type="float">
            <text:p>5.3994045258</text:p>
          </table:table-cell>
          <table:table-cell table:formula="of:=[.D56]/([.E56]-[.E55])" office:value-type="float" office:value="62135.4522566779" calcext:value-type="float">
            <text:p>62135.4522566779</text:p>
          </table:table-cell>
          <table:table-cell table:formula="of:=[.E56]-[.E55]" office:value-type="float" office:value="0.099395751953125" calcext:value-type="float">
            <text:p>0.0993957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30008.25416" calcext:value-type="float">
            <text:p>1456030008.25416</text:p>
          </table:table-cell>
          <table:table-cell office:value-type="float" office:value="1456030008.25444" calcext:value-type="float">
            <text:p>1456030008.25444</text:p>
          </table:table-cell>
          <table:table-cell office:value-type="float" office:value="6304" calcext:value-type="float">
            <text:p>6304</text:p>
          </table:table-cell>
          <table:table-cell table:formula="of:=[.B57]-[.B$2]" office:value-type="float" office:value="5.49992871284485" calcext:value-type="float">
            <text:p>5.4999287128</text:p>
          </table:table-cell>
          <table:table-cell table:formula="of:=[.D57]/([.E57]-[.E56])" office:value-type="float" office:value="62711.2755906259" calcext:value-type="float">
            <text:p>62711.2755906259</text:p>
          </table:table-cell>
          <table:table-cell table:formula="of:=[.E57]-[.E56]" office:value-type="float" office:value="0.100524187088013" calcext:value-type="float">
            <text:p>0.10052418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30008.35368" calcext:value-type="float">
            <text:p>1456030008.35368</text:p>
          </table:table-cell>
          <table:table-cell office:value-type="float" office:value="1456030008.35396" calcext:value-type="float">
            <text:p>1456030008.35396</text:p>
          </table:table-cell>
          <table:table-cell office:value-type="float" office:value="6424" calcext:value-type="float">
            <text:p>6424</text:p>
          </table:table-cell>
          <table:table-cell table:formula="of:=[.B58]-[.B$2]" office:value-type="float" office:value="5.59944605827332" calcext:value-type="float">
            <text:p>5.5994460583</text:p>
          </table:table-cell>
          <table:table-cell table:formula="of:=[.D58]/([.E58]-[.E57])" office:value-type="float" office:value="64551.5610604543" calcext:value-type="float">
            <text:p>64551.5610604543</text:p>
          </table:table-cell>
          <table:table-cell table:formula="of:=[.E58]-[.E57]" office:value-type="float" office:value="0.0995173454284668" calcext:value-type="float">
            <text:p>0.09951734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30008.45394" calcext:value-type="float">
            <text:p>1456030008.45394</text:p>
          </table:table-cell>
          <table:table-cell office:value-type="float" office:value="1456030008.45423" calcext:value-type="float">
            <text:p>1456030008.45423</text:p>
          </table:table-cell>
          <table:table-cell office:value-type="float" office:value="6552" calcext:value-type="float">
            <text:p>6552</text:p>
          </table:table-cell>
          <table:table-cell table:formula="of:=[.B59]-[.B$2]" office:value-type="float" office:value="5.69970941543579" calcext:value-type="float">
            <text:p>5.6997094154</text:p>
          </table:table-cell>
          <table:table-cell table:formula="of:=[.D59]/([.E59]-[.E58])" office:value-type="float" office:value="65347.9016205548" calcext:value-type="float">
            <text:p>65347.9016205548</text:p>
          </table:table-cell>
          <table:table-cell table:formula="of:=[.E59]-[.E58]" office:value-type="float" office:value="0.100263357162476" calcext:value-type="float">
            <text:p>0.10026335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30008.55352" calcext:value-type="float">
            <text:p>1456030008.55352</text:p>
          </table:table-cell>
          <table:table-cell office:value-type="float" office:value="1456030008.5538" calcext:value-type="float">
            <text:p>1456030008.5538</text:p>
          </table:table-cell>
          <table:table-cell office:value-type="float" office:value="6672" calcext:value-type="float">
            <text:p>6672</text:p>
          </table:table-cell>
          <table:table-cell table:formula="of:=[.B60]-[.B$2]" office:value-type="float" office:value="5.79928636550903" calcext:value-type="float">
            <text:p>5.7992863655</text:p>
          </table:table-cell>
          <table:table-cell table:formula="of:=[.D60]/([.E60]-[.E59])" office:value-type="float" office:value="67003.4580803341" calcext:value-type="float">
            <text:p>67003.4580803341</text:p>
          </table:table-cell>
          <table:table-cell table:formula="of:=[.E60]-[.E59]" office:value-type="float" office:value="0.0995769500732422" calcext:value-type="float">
            <text:p>0.09957695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30008.65414" calcext:value-type="float">
            <text:p>1456030008.65414</text:p>
          </table:table-cell>
          <table:table-cell office:value-type="float" office:value="1456030008.65444" calcext:value-type="float">
            <text:p>1456030008.65444</text:p>
          </table:table-cell>
          <table:table-cell office:value-type="float" office:value="6784" calcext:value-type="float">
            <text:p>6784</text:p>
          </table:table-cell>
          <table:table-cell table:formula="of:=[.B61]-[.B$2]" office:value-type="float" office:value="5.899906873703" calcext:value-type="float">
            <text:p>5.8999068737</text:p>
          </table:table-cell>
          <table:table-cell table:formula="of:=[.D61]/([.E61]-[.E60])" office:value-type="float" office:value="67421.6431795618" calcext:value-type="float">
            <text:p>67421.6431795618</text:p>
          </table:table-cell>
          <table:table-cell table:formula="of:=[.E61]-[.E60]" office:value-type="float" office:value="0.10062050819397" calcext:value-type="float">
            <text:p>0.10062050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30008.75306" calcext:value-type="float">
            <text:p>1456030008.75306</text:p>
          </table:table-cell>
          <table:table-cell office:value-type="float" office:value="1456030008.75334" calcext:value-type="float">
            <text:p>1456030008.75334</text:p>
          </table:table-cell>
          <table:table-cell office:value-type="float" office:value="6904" calcext:value-type="float">
            <text:p>6904</text:p>
          </table:table-cell>
          <table:table-cell table:formula="of:=[.B62]-[.B$2]" office:value-type="float" office:value="5.9988260269165" calcext:value-type="float">
            <text:p>5.9988260269</text:p>
          </table:table-cell>
          <table:table-cell table:formula="of:=[.D62]/([.E62]-[.E61])" office:value-type="float" office:value="69794.3702075455" calcext:value-type="float">
            <text:p>69794.3702075455</text:p>
          </table:table-cell>
          <table:table-cell table:formula="of:=[.E62]-[.E61]" office:value-type="float" office:value="0.098919153213501" calcext:value-type="float">
            <text:p>0.09891915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30008.85354" calcext:value-type="float">
            <text:p>1456030008.85354</text:p>
          </table:table-cell>
          <table:table-cell office:value-type="float" office:value="1456030008.85382" calcext:value-type="float">
            <text:p>1456030008.85382</text:p>
          </table:table-cell>
          <table:table-cell office:value-type="float" office:value="7008" calcext:value-type="float">
            <text:p>7008</text:p>
          </table:table-cell>
          <table:table-cell table:formula="of:=[.B63]-[.B$2]" office:value-type="float" office:value="6.09930729866028" calcext:value-type="float">
            <text:p>6.0993072987</text:p>
          </table:table-cell>
          <table:table-cell table:formula="of:=[.D63]/([.E63]-[.E62])" office:value-type="float" office:value="69744.3401977464" calcext:value-type="float">
            <text:p>69744.3401977464</text:p>
          </table:table-cell>
          <table:table-cell table:formula="of:=[.E63]-[.E62]" office:value-type="float" office:value="0.100481271743774" calcext:value-type="float">
            <text:p>0.10048127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30008.95388" calcext:value-type="float">
            <text:p>1456030008.95388</text:p>
          </table:table-cell>
          <table:table-cell office:value-type="float" office:value="1456030008.95416" calcext:value-type="float">
            <text:p>1456030008.95416</text:p>
          </table:table-cell>
          <table:table-cell office:value-type="float" office:value="7120" calcext:value-type="float">
            <text:p>7120</text:p>
          </table:table-cell>
          <table:table-cell table:formula="of:=[.B64]-[.B$2]" office:value-type="float" office:value="6.19964480400085" calcext:value-type="float">
            <text:p>6.199644804</text:p>
          </table:table-cell>
          <table:table-cell table:formula="of:=[.D64]/([.E64]-[.E63])" office:value-type="float" office:value="70960.5045075871" calcext:value-type="float">
            <text:p>70960.5045075871</text:p>
          </table:table-cell>
          <table:table-cell table:formula="of:=[.E64]-[.E63]" office:value-type="float" office:value="0.100337505340576" calcext:value-type="float">
            <text:p>0.10033750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30009.05321" calcext:value-type="float">
            <text:p>1456030009.05321</text:p>
          </table:table-cell>
          <table:table-cell office:value-type="float" office:value="1456030009.05351" calcext:value-type="float">
            <text:p>1456030009.05351</text:p>
          </table:table-cell>
          <table:table-cell office:value-type="float" office:value="7216" calcext:value-type="float">
            <text:p>7216</text:p>
          </table:table-cell>
          <table:table-cell table:formula="of:=[.B65]-[.B$2]" office:value-type="float" office:value="6.29897832870483" calcext:value-type="float">
            <text:p>6.2989783287</text:p>
          </table:table-cell>
          <table:table-cell table:formula="of:=[.D65]/([.E65]-[.E64])" office:value-type="float" office:value="72644.1553494066" calcext:value-type="float">
            <text:p>72644.1553494066</text:p>
          </table:table-cell>
          <table:table-cell table:formula="of:=[.E65]-[.E64]" office:value-type="float" office:value="0.0993335247039795" calcext:value-type="float">
            <text:p>0.09933352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30009.15358" calcext:value-type="float">
            <text:p>1456030009.15358</text:p>
          </table:table-cell>
          <table:table-cell office:value-type="float" office:value="1456030009.15387" calcext:value-type="float">
            <text:p>1456030009.15387</text:p>
          </table:table-cell>
          <table:table-cell office:value-type="float" office:value="7312" calcext:value-type="float">
            <text:p>7312</text:p>
          </table:table-cell>
          <table:table-cell table:formula="of:=[.B66]-[.B$2]" office:value-type="float" office:value="6.3993456363678" calcext:value-type="float">
            <text:p>6.3993456364</text:p>
          </table:table-cell>
          <table:table-cell table:formula="of:=[.D66]/([.E66]-[.E65])" office:value-type="float" office:value="72852.4075245088" calcext:value-type="float">
            <text:p>72852.4075245088</text:p>
          </table:table-cell>
          <table:table-cell table:formula="of:=[.E66]-[.E65]" office:value-type="float" office:value="0.100367307662964" calcext:value-type="float">
            <text:p>0.10036730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30009.25404" calcext:value-type="float">
            <text:p>1456030009.25404</text:p>
          </table:table-cell>
          <table:table-cell office:value-type="float" office:value="1456030009.25433" calcext:value-type="float">
            <text:p>1456030009.25433</text:p>
          </table:table-cell>
          <table:table-cell office:value-type="float" office:value="7400" calcext:value-type="float">
            <text:p>7400</text:p>
          </table:table-cell>
          <table:table-cell table:formula="of:=[.B67]-[.B$2]" office:value-type="float" office:value="6.49980163574219" calcext:value-type="float">
            <text:p>6.4998016357</text:p>
          </table:table-cell>
          <table:table-cell table:formula="of:=[.D67]/([.E67]-[.E66])" office:value-type="float" office:value="73664.0922004163" calcext:value-type="float">
            <text:p>73664.0922004163</text:p>
          </table:table-cell>
          <table:table-cell table:formula="of:=[.E67]-[.E66]" office:value-type="float" office:value="0.10045599937439" calcext:value-type="float">
            <text:p>0.10045599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30009.3532" calcext:value-type="float">
            <text:p>1456030009.3532</text:p>
          </table:table-cell>
          <table:table-cell office:value-type="float" office:value="1456030009.35348" calcext:value-type="float">
            <text:p>1456030009.35348</text:p>
          </table:table-cell>
          <table:table-cell office:value-type="float" office:value="7488" calcext:value-type="float">
            <text:p>7488</text:p>
          </table:table-cell>
          <table:table-cell table:formula="of:=[.B68]-[.B$2]" office:value-type="float" office:value="6.59896278381348" calcext:value-type="float">
            <text:p>6.5989627838</text:p>
          </table:table-cell>
          <table:table-cell table:formula="of:=[.D68]/([.E68]-[.E67])" office:value-type="float" office:value="75513.4459981919" calcext:value-type="float">
            <text:p>75513.4459981919</text:p>
          </table:table-cell>
          <table:table-cell table:formula="of:=[.E68]-[.E67]" office:value-type="float" office:value="0.0991611480712891" calcext:value-type="float">
            <text:p>0.09916114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30009.45364" calcext:value-type="float">
            <text:p>1456030009.45364</text:p>
          </table:table-cell>
          <table:table-cell office:value-type="float" office:value="1456030009.45391" calcext:value-type="float">
            <text:p>1456030009.45391</text:p>
          </table:table-cell>
          <table:table-cell office:value-type="float" office:value="7560" calcext:value-type="float">
            <text:p>7560</text:p>
          </table:table-cell>
          <table:table-cell table:formula="of:=[.B69]-[.B$2]" office:value-type="float" office:value="6.69940066337585" calcext:value-type="float">
            <text:p>6.6994006634</text:p>
          </table:table-cell>
          <table:table-cell table:formula="of:=[.D69]/([.E69]-[.E68])" office:value-type="float" office:value="75270.4062744055" calcext:value-type="float">
            <text:p>75270.4062744055</text:p>
          </table:table-cell>
          <table:table-cell table:formula="of:=[.E69]-[.E68]" office:value-type="float" office:value="0.100437879562378" calcext:value-type="float">
            <text:p>0.10043787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30009.5541" calcext:value-type="float">
            <text:p>1456030009.5541</text:p>
          </table:table-cell>
          <table:table-cell office:value-type="float" office:value="1456030009.55438" calcext:value-type="float">
            <text:p>1456030009.55438</text:p>
          </table:table-cell>
          <table:table-cell office:value-type="float" office:value="7632" calcext:value-type="float">
            <text:p>7632</text:p>
          </table:table-cell>
          <table:table-cell table:formula="of:=[.B70]-[.B$2]" office:value-type="float" office:value="6.7998685836792" calcext:value-type="float">
            <text:p>6.7998685837</text:p>
          </table:table-cell>
          <table:table-cell table:formula="of:=[.D70]/([.E70]-[.E69])" office:value-type="float" office:value="75964.5464637524" calcext:value-type="float">
            <text:p>75964.5464637524</text:p>
          </table:table-cell>
          <table:table-cell table:formula="of:=[.E70]-[.E69]" office:value-type="float" office:value="0.100467920303345" calcext:value-type="float">
            <text:p>0.10046792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30009.65355" calcext:value-type="float">
            <text:p>1456030009.65355</text:p>
          </table:table-cell>
          <table:table-cell office:value-type="float" office:value="1456030009.65385" calcext:value-type="float">
            <text:p>1456030009.65385</text:p>
          </table:table-cell>
          <table:table-cell office:value-type="float" office:value="7688" calcext:value-type="float">
            <text:p>7688</text:p>
          </table:table-cell>
          <table:table-cell table:formula="of:=[.B71]-[.B$2]" office:value-type="float" office:value="6.89931654930115" calcext:value-type="float">
            <text:p>6.8993165493</text:p>
          </table:table-cell>
          <table:table-cell table:formula="of:=[.D71]/([.E71]-[.E70])" office:value-type="float" office:value="77306.7598911571" calcext:value-type="float">
            <text:p>77306.7598911571</text:p>
          </table:table-cell>
          <table:table-cell table:formula="of:=[.E71]-[.E70]" office:value-type="float" office:value="0.0994479656219482" calcext:value-type="float">
            <text:p>0.09944796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30009.75391" calcext:value-type="float">
            <text:p>1456030009.75391</text:p>
          </table:table-cell>
          <table:table-cell office:value-type="float" office:value="1456030009.7542" calcext:value-type="float">
            <text:p>1456030009.7542</text:p>
          </table:table-cell>
          <table:table-cell office:value-type="float" office:value="7744" calcext:value-type="float">
            <text:p>7744</text:p>
          </table:table-cell>
          <table:table-cell table:formula="of:=[.B72]-[.B$2]" office:value-type="float" office:value="6.99967360496521" calcext:value-type="float">
            <text:p>6.999673605</text:p>
          </table:table-cell>
          <table:table-cell table:formula="of:=[.D72]/([.E72]-[.E71])" office:value-type="float" office:value="77164.4798540368" calcext:value-type="float">
            <text:p>77164.4798540368</text:p>
          </table:table-cell>
          <table:table-cell table:formula="of:=[.E72]-[.E71]" office:value-type="float" office:value="0.100357055664063" calcext:value-type="float">
            <text:p>0.10035705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30009.8531" calcext:value-type="float">
            <text:p>1456030009.8531</text:p>
          </table:table-cell>
          <table:table-cell office:value-type="float" office:value="1456030009.85337" calcext:value-type="float">
            <text:p>1456030009.85337</text:p>
          </table:table-cell>
          <table:table-cell office:value-type="float" office:value="7792" calcext:value-type="float">
            <text:p>7792</text:p>
          </table:table-cell>
          <table:table-cell table:formula="of:=[.B73]-[.B$2]" office:value-type="float" office:value="7.09886026382446" calcext:value-type="float">
            <text:p>7.0988602638</text:p>
          </table:table-cell>
          <table:table-cell table:formula="of:=[.D73]/([.E73]-[.E72])" office:value-type="float" office:value="78558.9522786219" calcext:value-type="float">
            <text:p>78558.9522786219</text:p>
          </table:table-cell>
          <table:table-cell table:formula="of:=[.E73]-[.E72]" office:value-type="float" office:value="0.0991866588592529" calcext:value-type="float">
            <text:p>0.09918665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30009.95355" calcext:value-type="float">
            <text:p>1456030009.95355</text:p>
          </table:table-cell>
          <table:table-cell office:value-type="float" office:value="1456030009.95383" calcext:value-type="float">
            <text:p>1456030009.95383</text:p>
          </table:table-cell>
          <table:table-cell office:value-type="float" office:value="7832" calcext:value-type="float">
            <text:p>7832</text:p>
          </table:table-cell>
          <table:table-cell table:formula="of:=[.B74]-[.B$2]" office:value-type="float" office:value="7.19931435585022" calcext:value-type="float">
            <text:p>7.1993143559</text:p>
          </table:table-cell>
          <table:table-cell table:formula="of:=[.D74]/([.E74]-[.E73])" office:value-type="float" office:value="77965.9627802105" calcext:value-type="float">
            <text:p>77965.9627802105</text:p>
          </table:table-cell>
          <table:table-cell table:formula="of:=[.E74]-[.E73]" office:value-type="float" office:value="0.100454092025757" calcext:value-type="float">
            <text:p>0.1004540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30010.06845" calcext:value-type="float">
            <text:p>1456030010.06845</text:p>
          </table:table-cell>
          <table:table-cell office:value-type="float" office:value="1456030010.06873" calcext:value-type="float">
            <text:p>1456030010.06873</text:p>
          </table:table-cell>
          <table:table-cell office:value-type="float" office:value="7856" calcext:value-type="float">
            <text:p>7856</text:p>
          </table:table-cell>
          <table:table-cell table:formula="of:=[.B75]-[.B$2]" office:value-type="float" office:value="7.3142147064209" calcext:value-type="float">
            <text:p>7.3142147064</text:p>
          </table:table-cell>
          <table:table-cell table:formula="of:=[.D75]/([.E75]-[.E74])" office:value-type="float" office:value="68372.2892139266" calcext:value-type="float">
            <text:p>68372.2892139266</text:p>
          </table:table-cell>
          <table:table-cell table:formula="of:=[.E75]-[.E74]" office:value-type="float" office:value="0.114900350570679" calcext:value-type="float">
            <text:p>0.11490035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30010.25363" calcext:value-type="float">
            <text:p>1456030010.25363</text:p>
          </table:table-cell>
          <table:table-cell office:value-type="float" office:value="1456030010.25392" calcext:value-type="float">
            <text:p>1456030010.25392</text:p>
          </table:table-cell>
          <table:table-cell office:value-type="float" office:value="7880" calcext:value-type="float">
            <text:p>7880</text:p>
          </table:table-cell>
          <table:table-cell table:formula="of:=[.B76]-[.B$2]" office:value-type="float" office:value="7.49939894676209" calcext:value-type="float">
            <text:p>7.4993989468</text:p>
          </table:table-cell>
          <table:table-cell table:formula="of:=[.D76]/([.E76]-[.E75])" office:value-type="float" office:value="42552.2171081176" calcext:value-type="float">
            <text:p>42552.2171081176</text:p>
          </table:table-cell>
          <table:table-cell table:formula="of:=[.E76]-[.E75]" office:value-type="float" office:value="0.185184240341187" calcext:value-type="float">
            <text:p>0.18518424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30010.35411" calcext:value-type="float">
            <text:p>1456030010.35411</text:p>
          </table:table-cell>
          <table:table-cell office:value-type="float" office:value="1456030010.35438" calcext:value-type="float">
            <text:p>1456030010.35438</text:p>
          </table:table-cell>
          <table:table-cell office:value-type="float" office:value="7888" calcext:value-type="float">
            <text:p>7888</text:p>
          </table:table-cell>
          <table:table-cell table:formula="of:=[.B77]-[.B$2]" office:value-type="float" office:value="7.59987092018127" calcext:value-type="float">
            <text:p>7.5998709202</text:p>
          </table:table-cell>
          <table:table-cell table:formula="of:=[.D77]/([.E77]-[.E76])" office:value-type="float" office:value="78509.4562350205" calcext:value-type="float">
            <text:p>78509.4562350205</text:p>
          </table:table-cell>
          <table:table-cell table:formula="of:=[.E77]-[.E76]" office:value-type="float" office:value="0.100471973419189" calcext:value-type="float">
            <text:p>0.10047197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30010.45363" calcext:value-type="float">
            <text:p>1456030010.45363</text:p>
          </table:table-cell>
          <table:table-cell office:value-type="float" office:value="1456030010.45391" calcext:value-type="float">
            <text:p>1456030010.45391</text:p>
          </table:table-cell>
          <table:table-cell office:value-type="float" office:value="7888" calcext:value-type="float">
            <text:p>7888</text:p>
          </table:table-cell>
          <table:table-cell table:formula="of:=[.B78]-[.B$2]" office:value-type="float" office:value="7.69939422607422" calcext:value-type="float">
            <text:p>7.6993942261</text:p>
          </table:table-cell>
          <table:table-cell table:formula="of:=[.D78]/([.E78]-[.E77])" office:value-type="float" office:value="79257.817344663" calcext:value-type="float">
            <text:p>79257.817344663</text:p>
          </table:table-cell>
          <table:table-cell table:formula="of:=[.E78]-[.E77]" office:value-type="float" office:value="0.0995233058929443" calcext:value-type="float">
            <text:p>0.09952330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30010.55387" calcext:value-type="float">
            <text:p>1456030010.55387</text:p>
          </table:table-cell>
          <table:table-cell office:value-type="float" office:value="1456030010.55414" calcext:value-type="float">
            <text:p>1456030010.55414</text:p>
          </table:table-cell>
          <table:table-cell office:value-type="float" office:value="7888" calcext:value-type="float">
            <text:p>7888</text:p>
          </table:table-cell>
          <table:table-cell table:formula="of:=[.B79]-[.B$2]" office:value-type="float" office:value="7.79963111877441" calcext:value-type="float">
            <text:p>7.7996311188</text:p>
          </table:table-cell>
          <table:table-cell table:formula="of:=[.D79]/([.E79]-[.E78])" office:value-type="float" office:value="78693.5806519133" calcext:value-type="float">
            <text:p>78693.5806519133</text:p>
          </table:table-cell>
          <table:table-cell table:formula="of:=[.E79]-[.E78]" office:value-type="float" office:value="0.100236892700195" calcext:value-type="float">
            <text:p>0.10023689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30010.75356" calcext:value-type="float">
            <text:p>1456030010.75356</text:p>
          </table:table-cell>
          <table:table-cell office:value-type="float" office:value="1456030010.75383" calcext:value-type="float">
            <text:p>1456030010.75383</text:p>
          </table:table-cell>
          <table:table-cell office:value-type="float" office:value="7872" calcext:value-type="float">
            <text:p>7872</text:p>
          </table:table-cell>
          <table:table-cell table:formula="of:=[.B80]-[.B$2]" office:value-type="float" office:value="7.99932241439819" calcext:value-type="float">
            <text:p>7.9993224144</text:p>
          </table:table-cell>
          <table:table-cell table:formula="of:=[.D80]/([.E80]-[.E79])" office:value-type="float" office:value="39420.8469398232" calcext:value-type="float">
            <text:p>39420.8469398232</text:p>
          </table:table-cell>
          <table:table-cell table:formula="of:=[.E80]-[.E79]" office:value-type="float" office:value="0.199691295623779" calcext:value-type="float">
            <text:p>0.19969129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30010.85407" calcext:value-type="float">
            <text:p>1456030010.85407</text:p>
          </table:table-cell>
          <table:table-cell office:value-type="float" office:value="1456030010.85437" calcext:value-type="float">
            <text:p>1456030010.85437</text:p>
          </table:table-cell>
          <table:table-cell office:value-type="float" office:value="7848" calcext:value-type="float">
            <text:p>7848</text:p>
          </table:table-cell>
          <table:table-cell table:formula="of:=[.B81]-[.B$2]" office:value-type="float" office:value="8.09983849525452" calcext:value-type="float">
            <text:p>8.0998384953</text:p>
          </table:table-cell>
          <table:table-cell table:formula="of:=[.D81]/([.E81]-[.E80])" office:value-type="float" office:value="78077.0592440612" calcext:value-type="float">
            <text:p>78077.0592440612</text:p>
          </table:table-cell>
          <table:table-cell table:formula="of:=[.E81]-[.E80]" office:value-type="float" office:value="0.100516080856323" calcext:value-type="float">
            <text:p>0.10051608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30010.95345" calcext:value-type="float">
            <text:p>1456030010.95345</text:p>
          </table:table-cell>
          <table:table-cell office:value-type="float" office:value="1456030010.95373" calcext:value-type="float">
            <text:p>1456030010.95373</text:p>
          </table:table-cell>
          <table:table-cell office:value-type="float" office:value="7816" calcext:value-type="float">
            <text:p>7816</text:p>
          </table:table-cell>
          <table:table-cell table:formula="of:=[.B82]-[.B$2]" office:value-type="float" office:value="8.19921541213989" calcext:value-type="float">
            <text:p>8.1992154121</text:p>
          </table:table-cell>
          <table:table-cell table:formula="of:=[.D82]/([.E82]-[.E81])" office:value-type="float" office:value="78650.0552136789" calcext:value-type="float">
            <text:p>78650.0552136789</text:p>
          </table:table-cell>
          <table:table-cell table:formula="of:=[.E82]-[.E81]" office:value-type="float" office:value="0.099376916885376" calcext:value-type="float">
            <text:p>0.09937691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30011.05376" calcext:value-type="float">
            <text:p>1456030011.05376</text:p>
          </table:table-cell>
          <table:table-cell office:value-type="float" office:value="1456030011.05403" calcext:value-type="float">
            <text:p>1456030011.05403</text:p>
          </table:table-cell>
          <table:table-cell office:value-type="float" office:value="7776" calcext:value-type="float">
            <text:p>7776</text:p>
          </table:table-cell>
          <table:table-cell table:formula="of:=[.B83]-[.B$2]" office:value-type="float" office:value="8.29952454566956" calcext:value-type="float">
            <text:p>8.2995245457</text:p>
          </table:table-cell>
          <table:table-cell table:formula="of:=[.D83]/([.E83]-[.E82])" office:value-type="float" office:value="77520.3585793163" calcext:value-type="float">
            <text:p>77520.3585793163</text:p>
          </table:table-cell>
          <table:table-cell table:formula="of:=[.E83]-[.E82]" office:value-type="float" office:value="0.100309133529663" calcext:value-type="float">
            <text:p>0.10030913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30011.15413" calcext:value-type="float">
            <text:p>1456030011.15413</text:p>
          </table:table-cell>
          <table:table-cell office:value-type="float" office:value="1456030011.15439" calcext:value-type="float">
            <text:p>1456030011.15439</text:p>
          </table:table-cell>
          <table:table-cell office:value-type="float" office:value="7728" calcext:value-type="float">
            <text:p>7728</text:p>
          </table:table-cell>
          <table:table-cell table:formula="of:=[.B84]-[.B$2]" office:value-type="float" office:value="8.39989233016968" calcext:value-type="float">
            <text:p>8.3998923302</text:p>
          </table:table-cell>
          <table:table-cell table:formula="of:=[.D84]/([.E84]-[.E83])" office:value-type="float" office:value="76996.817639136" calcext:value-type="float">
            <text:p>76996.817639136</text:p>
          </table:table-cell>
          <table:table-cell table:formula="of:=[.E84]-[.E83]" office:value-type="float" office:value="0.100367784500122" calcext:value-type="float">
            <text:p>0.10036778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30011.26902" calcext:value-type="float">
            <text:p>1456030011.26902</text:p>
          </table:table-cell>
          <table:table-cell office:value-type="float" office:value="1456030011.26929" calcext:value-type="float">
            <text:p>1456030011.26929</text:p>
          </table:table-cell>
          <table:table-cell office:value-type="float" office:value="7672" calcext:value-type="float">
            <text:p>7672</text:p>
          </table:table-cell>
          <table:table-cell table:formula="of:=[.B85]-[.B$2]" office:value-type="float" office:value="8.5147807598114" calcext:value-type="float">
            <text:p>8.5147807598</text:p>
          </table:table-cell>
          <table:table-cell table:formula="of:=[.D85]/([.E85]-[.E84])" office:value-type="float" office:value="66777.8297947401" calcext:value-type="float">
            <text:p>66777.8297947401</text:p>
          </table:table-cell>
          <table:table-cell table:formula="of:=[.E85]-[.E84]" office:value-type="float" office:value="0.114888429641724" calcext:value-type="float">
            <text:p>0.11488842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30011.45357" calcext:value-type="float">
            <text:p>1456030011.45357</text:p>
          </table:table-cell>
          <table:table-cell office:value-type="float" office:value="1456030011.45385" calcext:value-type="float">
            <text:p>1456030011.45385</text:p>
          </table:table-cell>
          <table:table-cell office:value-type="float" office:value="7608" calcext:value-type="float">
            <text:p>7608</text:p>
          </table:table-cell>
          <table:table-cell table:formula="of:=[.B86]-[.B$2]" office:value-type="float" office:value="8.69933938980103" calcext:value-type="float">
            <text:p>8.6993393898</text:p>
          </table:table-cell>
          <table:table-cell table:formula="of:=[.D86]/([.E86]-[.E85])" office:value-type="float" office:value="41222.6727107138" calcext:value-type="float">
            <text:p>41222.6727107138</text:p>
          </table:table-cell>
          <table:table-cell table:formula="of:=[.E86]-[.E85]" office:value-type="float" office:value="0.184558629989624" calcext:value-type="float">
            <text:p>0.184558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30011.55387" calcext:value-type="float">
            <text:p>1456030011.55387</text:p>
          </table:table-cell>
          <table:table-cell office:value-type="float" office:value="1456030011.55414" calcext:value-type="float">
            <text:p>1456030011.55414</text:p>
          </table:table-cell>
          <table:table-cell office:value-type="float" office:value="7536" calcext:value-type="float">
            <text:p>7536</text:p>
          </table:table-cell>
          <table:table-cell table:formula="of:=[.B87]-[.B$2]" office:value-type="float" office:value="8.79963111877441" calcext:value-type="float">
            <text:p>8.7996311188</text:p>
          </table:table-cell>
          <table:table-cell table:formula="of:=[.D87]/([.E87]-[.E86])" office:value-type="float" office:value="75140.7925373347" calcext:value-type="float">
            <text:p>75140.7925373347</text:p>
          </table:table-cell>
          <table:table-cell table:formula="of:=[.E87]-[.E86]" office:value-type="float" office:value="0.100291728973389" calcext:value-type="float">
            <text:p>0.1002917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30011.65317" calcext:value-type="float">
            <text:p>1456030011.65317</text:p>
          </table:table-cell>
          <table:table-cell office:value-type="float" office:value="1456030011.65344" calcext:value-type="float">
            <text:p>1456030011.65344</text:p>
          </table:table-cell>
          <table:table-cell office:value-type="float" office:value="7456" calcext:value-type="float">
            <text:p>7456</text:p>
          </table:table-cell>
          <table:table-cell table:formula="of:=[.B88]-[.B$2]" office:value-type="float" office:value="8.8989372253418" calcext:value-type="float">
            <text:p>8.8989372253</text:p>
          </table:table-cell>
          <table:table-cell table:formula="of:=[.D88]/([.E88]-[.E87])" office:value-type="float" office:value="75080.9820032652" calcext:value-type="float">
            <text:p>75080.9820032652</text:p>
          </table:table-cell>
          <table:table-cell table:formula="of:=[.E88]-[.E87]" office:value-type="float" office:value="0.0993061065673828" calcext:value-type="float">
            <text:p>0.09930610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30011.75376" calcext:value-type="float">
            <text:p>1456030011.75376</text:p>
          </table:table-cell>
          <table:table-cell office:value-type="float" office:value="1456030011.75404" calcext:value-type="float">
            <text:p>1456030011.75404</text:p>
          </table:table-cell>
          <table:table-cell office:value-type="float" office:value="7368" calcext:value-type="float">
            <text:p>7368</text:p>
          </table:table-cell>
          <table:table-cell table:formula="of:=[.B89]-[.B$2]" office:value-type="float" office:value="8.99952554702759" calcext:value-type="float">
            <text:p>8.999525547</text:p>
          </table:table-cell>
          <table:table-cell table:formula="of:=[.D89]/([.E89]-[.E88])" office:value-type="float" office:value="73249.0598959938" calcext:value-type="float">
            <text:p>73249.0598959938</text:p>
          </table:table-cell>
          <table:table-cell table:formula="of:=[.E89]-[.E88]" office:value-type="float" office:value="0.100588321685791" calcext:value-type="float">
            <text:p>0.10058832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30011.85424" calcext:value-type="float">
            <text:p>1456030011.85424</text:p>
          </table:table-cell>
          <table:table-cell office:value-type="float" office:value="1456030011.85451" calcext:value-type="float">
            <text:p>1456030011.85451</text:p>
          </table:table-cell>
          <table:table-cell office:value-type="float" office:value="7280" calcext:value-type="float">
            <text:p>7280</text:p>
          </table:table-cell>
          <table:table-cell table:formula="of:=[.B90]-[.B$2]" office:value-type="float" office:value="9.10000419616699" calcext:value-type="float">
            <text:p>9.1000041962</text:p>
          </table:table-cell>
          <table:table-cell table:formula="of:=[.D90]/([.E90]-[.E89])" office:value-type="float" office:value="72453.2033656196" calcext:value-type="float">
            <text:p>72453.2033656196</text:p>
          </table:table-cell>
          <table:table-cell table:formula="of:=[.E90]-[.E89]" office:value-type="float" office:value="0.100478649139404" calcext:value-type="float">
            <text:p>0.10047864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30011.95688" calcext:value-type="float">
            <text:p>1456030011.95688</text:p>
          </table:table-cell>
          <table:table-cell office:value-type="float" office:value="1456030011.95718" calcext:value-type="float">
            <text:p>1456030011.95718</text:p>
          </table:table-cell>
          <table:table-cell office:value-type="float" office:value="7184" calcext:value-type="float">
            <text:p>7184</text:p>
          </table:table-cell>
          <table:table-cell table:formula="of:=[.B91]-[.B$2]" office:value-type="float" office:value="9.20264387130737" calcext:value-type="float">
            <text:p>9.2026438713</text:p>
          </table:table-cell>
          <table:table-cell table:formula="of:=[.D91]/([.E91]-[.E90])" office:value-type="float" office:value="69992.427296505" calcext:value-type="float">
            <text:p>69992.427296505</text:p>
          </table:table-cell>
          <table:table-cell table:formula="of:=[.E91]-[.E90]" office:value-type="float" office:value="0.102639675140381" calcext:value-type="float">
            <text:p>0.10263967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30012.06819" calcext:value-type="float">
            <text:p>1456030012.06819</text:p>
          </table:table-cell>
          <table:table-cell office:value-type="float" office:value="1456030012.06847" calcext:value-type="float">
            <text:p>1456030012.06847</text:p>
          </table:table-cell>
          <table:table-cell office:value-type="float" office:value="7080" calcext:value-type="float">
            <text:p>7080</text:p>
          </table:table-cell>
          <table:table-cell table:formula="of:=[.B92]-[.B$2]" office:value-type="float" office:value="9.31395936012268" calcext:value-type="float">
            <text:p>9.3139593601</text:p>
          </table:table-cell>
          <table:table-cell table:formula="of:=[.D92]/([.E92]-[.E91])" office:value-type="float" office:value="63603.008667976" calcext:value-type="float">
            <text:p>63603.008667976</text:p>
          </table:table-cell>
          <table:table-cell table:formula="of:=[.E92]-[.E91]" office:value-type="float" office:value="0.111315488815308" calcext:value-type="float">
            <text:p>0.11131548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30012.2537" calcext:value-type="float">
            <text:p>1456030012.2537</text:p>
          </table:table-cell>
          <table:table-cell office:value-type="float" office:value="1456030012.25398" calcext:value-type="float">
            <text:p>1456030012.25398</text:p>
          </table:table-cell>
          <table:table-cell office:value-type="float" office:value="6976" calcext:value-type="float">
            <text:p>6976</text:p>
          </table:table-cell>
          <table:table-cell table:formula="of:=[.B93]-[.B$2]" office:value-type="float" office:value="9.49946117401123" calcext:value-type="float">
            <text:p>9.499461174</text:p>
          </table:table-cell>
          <table:table-cell table:formula="of:=[.D93]/([.E93]-[.E92])" office:value-type="float" office:value="37606.1012761374" calcext:value-type="float">
            <text:p>37606.1012761374</text:p>
          </table:table-cell>
          <table:table-cell table:formula="of:=[.E93]-[.E92]" office:value-type="float" office:value="0.18550181388855" calcext:value-type="float">
            <text:p>0.18550181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30012.35393" calcext:value-type="float">
            <text:p>1456030012.35393</text:p>
          </table:table-cell>
          <table:table-cell office:value-type="float" office:value="1456030012.3542" calcext:value-type="float">
            <text:p>1456030012.3542</text:p>
          </table:table-cell>
          <table:table-cell office:value-type="float" office:value="6864" calcext:value-type="float">
            <text:p>6864</text:p>
          </table:table-cell>
          <table:table-cell table:formula="of:=[.B94]-[.B$2]" office:value-type="float" office:value="9.59969091415405" calcext:value-type="float">
            <text:p>9.5996909142</text:p>
          </table:table-cell>
          <table:table-cell table:formula="of:=[.D94]/([.E94]-[.E93])" office:value-type="float" office:value="68482.6678211392" calcext:value-type="float">
            <text:p>68482.6678211392</text:p>
          </table:table-cell>
          <table:table-cell table:formula="of:=[.E94]-[.E93]" office:value-type="float" office:value="0.100229740142822" calcext:value-type="float">
            <text:p>0.10022974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30012.45349" calcext:value-type="float">
            <text:p>1456030012.45349</text:p>
          </table:table-cell>
          <table:table-cell office:value-type="float" office:value="1456030012.45377" calcext:value-type="float">
            <text:p>1456030012.45377</text:p>
          </table:table-cell>
          <table:table-cell office:value-type="float" office:value="6744" calcext:value-type="float">
            <text:p>6744</text:p>
          </table:table-cell>
          <table:table-cell table:formula="of:=[.B95]-[.B$2]" office:value-type="float" office:value="9.69925022125244" calcext:value-type="float">
            <text:p>9.6992502213</text:p>
          </table:table-cell>
          <table:table-cell table:formula="of:=[.D95]/([.E95]-[.E94])" office:value-type="float" office:value="67738.518844203" calcext:value-type="float">
            <text:p>67738.518844203</text:p>
          </table:table-cell>
          <table:table-cell table:formula="of:=[.E95]-[.E94]" office:value-type="float" office:value="0.0995593070983887" calcext:value-type="float">
            <text:p>0.09955930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30012.55363" calcext:value-type="float">
            <text:p>1456030012.55363</text:p>
          </table:table-cell>
          <table:table-cell office:value-type="float" office:value="1456030012.55391" calcext:value-type="float">
            <text:p>1456030012.55391</text:p>
          </table:table-cell>
          <table:table-cell office:value-type="float" office:value="6632" calcext:value-type="float">
            <text:p>6632</text:p>
          </table:table-cell>
          <table:table-cell table:formula="of:=[.B96]-[.B$2]" office:value-type="float" office:value="9.79939699172974" calcext:value-type="float">
            <text:p>9.7993969917</text:p>
          </table:table-cell>
          <table:table-cell table:formula="of:=[.D96]/([.E96]-[.E95])" office:value-type="float" office:value="66222.8044737957" calcext:value-type="float">
            <text:p>66222.8044737957</text:p>
          </table:table-cell>
          <table:table-cell table:formula="of:=[.E96]-[.E95]" office:value-type="float" office:value="0.100146770477295" calcext:value-type="float">
            <text:p>0.10014677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30012.65411" calcext:value-type="float">
            <text:p>1456030012.65411</text:p>
          </table:table-cell>
          <table:table-cell office:value-type="float" office:value="1456030012.65438" calcext:value-type="float">
            <text:p>1456030012.65438</text:p>
          </table:table-cell>
          <table:table-cell office:value-type="float" office:value="6504" calcext:value-type="float">
            <text:p>6504</text:p>
          </table:table-cell>
          <table:table-cell table:formula="of:=[.B97]-[.B$2]" office:value-type="float" office:value="9.89987182617188" calcext:value-type="float">
            <text:p>9.8998718262</text:p>
          </table:table-cell>
          <table:table-cell table:formula="of:=[.D97]/([.E97]-[.E96])" office:value-type="float" office:value="64732.6271907969" calcext:value-type="float">
            <text:p>64732.6271907969</text:p>
          </table:table-cell>
          <table:table-cell table:formula="of:=[.E97]-[.E96]" office:value-type="float" office:value="0.100474834442139" calcext:value-type="float">
            <text:p>0.10047483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30012.75379" calcext:value-type="float">
            <text:p>1456030012.75379</text:p>
          </table:table-cell>
          <table:table-cell office:value-type="float" office:value="1456030012.75408" calcext:value-type="float">
            <text:p>1456030012.75408</text:p>
          </table:table-cell>
          <table:table-cell office:value-type="float" office:value="6384" calcext:value-type="float">
            <text:p>6384</text:p>
          </table:table-cell>
          <table:table-cell table:formula="of:=[.B98]-[.B$2]" office:value-type="float" office:value="9.99955797195435" calcext:value-type="float">
            <text:p>9.999557972</text:p>
          </table:table-cell>
          <table:table-cell table:formula="of:=[.D98]/([.E98]-[.E97])" office:value-type="float" office:value="64040.9953649005" calcext:value-type="float">
            <text:p>64040.9953649005</text:p>
          </table:table-cell>
          <table:table-cell table:formula="of:=[.E98]-[.E97]" office:value-type="float" office:value="0.0996861457824707" calcext:value-type="float">
            <text:p>0.09968614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30012.85413" calcext:value-type="float">
            <text:p>1456030012.85413</text:p>
          </table:table-cell>
          <table:table-cell office:value-type="float" office:value="1456030012.85441" calcext:value-type="float">
            <text:p>1456030012.85441</text:p>
          </table:table-cell>
          <table:table-cell office:value-type="float" office:value="6256" calcext:value-type="float">
            <text:p>6256</text:p>
          </table:table-cell>
          <table:table-cell table:formula="of:=[.B99]-[.B$2]" office:value-type="float" office:value="10.0998980998993" calcext:value-type="float">
            <text:p>10.0998980999</text:p>
          </table:table-cell>
          <table:table-cell table:formula="of:=[.D99]/([.E99]-[.E98])" office:value-type="float" office:value="62347.9372423412" calcext:value-type="float">
            <text:p>62347.9372423412</text:p>
          </table:table-cell>
          <table:table-cell table:formula="of:=[.E99]-[.E98]" office:value-type="float" office:value="0.100340127944946" calcext:value-type="float">
            <text:p>0.10034012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30012.95332" calcext:value-type="float">
            <text:p>1456030012.95332</text:p>
          </table:table-cell>
          <table:table-cell office:value-type="float" office:value="1456030012.9536" calcext:value-type="float">
            <text:p>1456030012.9536</text:p>
          </table:table-cell>
          <table:table-cell office:value-type="float" office:value="6136" calcext:value-type="float">
            <text:p>6136</text:p>
          </table:table-cell>
          <table:table-cell table:formula="of:=[.B100]-[.B$2]" office:value-type="float" office:value="10.1990897655487" calcext:value-type="float">
            <text:p>10.1990897655</text:p>
          </table:table-cell>
          <table:table-cell table:formula="of:=[.D100]/([.E100]-[.E99])" office:value-type="float" office:value="61860.0359196231" calcext:value-type="float">
            <text:p>61860.0359196231</text:p>
          </table:table-cell>
          <table:table-cell table:formula="of:=[.E100]-[.E99]" office:value-type="float" office:value="0.0991916656494141" calcext:value-type="float">
            <text:p>0.09919166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30013.05358" calcext:value-type="float">
            <text:p>1456030013.05358</text:p>
          </table:table-cell>
          <table:table-cell office:value-type="float" office:value="1456030013.05387" calcext:value-type="float">
            <text:p>1456030013.05387</text:p>
          </table:table-cell>
          <table:table-cell office:value-type="float" office:value="6008" calcext:value-type="float">
            <text:p>6008</text:p>
          </table:table-cell>
          <table:table-cell table:formula="of:=[.B101]-[.B$2]" office:value-type="float" office:value="10.2993416786194" calcext:value-type="float">
            <text:p>10.2993416786</text:p>
          </table:table-cell>
          <table:table-cell table:formula="of:=[.D101]/([.E101]-[.E100])" office:value-type="float" office:value="59929.0309379363" calcext:value-type="float">
            <text:p>59929.0309379363</text:p>
          </table:table-cell>
          <table:table-cell table:formula="of:=[.E101]-[.E100]" office:value-type="float" office:value="0.100251913070679" calcext:value-type="float">
            <text:p>0.10025191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30013.15415" calcext:value-type="float">
            <text:p>1456030013.15415</text:p>
          </table:table-cell>
          <table:table-cell office:value-type="float" office:value="1456030013.15442" calcext:value-type="float">
            <text:p>1456030013.15442</text:p>
          </table:table-cell>
          <table:table-cell office:value-type="float" office:value="5880" calcext:value-type="float">
            <text:p>5880</text:p>
          </table:table-cell>
          <table:table-cell table:formula="of:=[.B102]-[.B$2]" office:value-type="float" office:value="10.3999109268188" calcext:value-type="float">
            <text:p>10.3999109268</text:p>
          </table:table-cell>
          <table:table-cell table:formula="of:=[.D102]/([.E102]-[.E101])" office:value-type="float" office:value="58467.1766496451" calcext:value-type="float">
            <text:p>58467.1766496451</text:p>
          </table:table-cell>
          <table:table-cell table:formula="of:=[.E102]-[.E101]" office:value-type="float" office:value="0.100569248199463" calcext:value-type="float">
            <text:p>0.10056924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30013.25363" calcext:value-type="float">
            <text:p>1456030013.25363</text:p>
          </table:table-cell>
          <table:table-cell office:value-type="float" office:value="1456030013.25391" calcext:value-type="float">
            <text:p>1456030013.25391</text:p>
          </table:table-cell>
          <table:table-cell office:value-type="float" office:value="5760" calcext:value-type="float">
            <text:p>5760</text:p>
          </table:table-cell>
          <table:table-cell table:formula="of:=[.B103]-[.B$2]" office:value-type="float" office:value="10.4993963241577" calcext:value-type="float">
            <text:p>10.4993963242</text:p>
          </table:table-cell>
          <table:table-cell table:formula="of:=[.D103]/([.E103]-[.E102])" office:value-type="float" office:value="57897.9443624303" calcext:value-type="float">
            <text:p>57897.9443624303</text:p>
          </table:table-cell>
          <table:table-cell table:formula="of:=[.E103]-[.E102]" office:value-type="float" office:value="0.0994853973388672" calcext:value-type="float">
            <text:p>0.09948539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30013.2693" calcext:value-type="float">
            <text:p>1456030013.2693</text:p>
          </table:table-cell>
          <table:table-cell office:value-type="float" office:value="1456030013.26956" calcext:value-type="float">
            <text:p>1456030013.26956</text:p>
          </table:table-cell>
          <table:table-cell office:value-type="float" office:value="5632" calcext:value-type="float">
            <text:p>5632</text:p>
          </table:table-cell>
          <table:table-cell table:formula="of:=[.B104]-[.B$2]" office:value-type="float" office:value="10.5150647163391" calcext:value-type="float">
            <text:p>10.5150647163</text:p>
          </table:table-cell>
          <table:table-cell table:formula="of:=[.D104]/([.E104]-[.E103])" office:value-type="float" office:value="359449.772178094" calcext:value-type="float">
            <text:p>359449.772178094</text:p>
          </table:table-cell>
          <table:table-cell table:formula="of:=[.E104]-[.E103]" office:value-type="float" office:value="0.0156683921813965" calcext:value-type="float">
            <text:p>0.01566839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30013.35514" calcext:value-type="float">
            <text:p>1456030013.35514</text:p>
          </table:table-cell>
          <table:table-cell office:value-type="float" office:value="1456030013.35541" calcext:value-type="float">
            <text:p>1456030013.35541</text:p>
          </table:table-cell>
          <table:table-cell office:value-type="float" office:value="5512" calcext:value-type="float">
            <text:p>5512</text:p>
          </table:table-cell>
          <table:table-cell table:formula="of:=[.B105]-[.B$2]" office:value-type="float" office:value="10.6009044647217" calcext:value-type="float">
            <text:p>10.6009044647</text:p>
          </table:table-cell>
          <table:table-cell table:formula="of:=[.D105]/([.E105]-[.E104])" office:value-type="float" office:value="64212.6765730284" calcext:value-type="float">
            <text:p>64212.6765730284</text:p>
          </table:table-cell>
          <table:table-cell table:formula="of:=[.E105]-[.E104]" office:value-type="float" office:value="0.0858397483825684" calcext:value-type="float">
            <text:p>0.08583974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30013.45356" calcext:value-type="float">
            <text:p>1456030013.45356</text:p>
          </table:table-cell>
          <table:table-cell office:value-type="float" office:value="1456030013.45384" calcext:value-type="float">
            <text:p>1456030013.45384</text:p>
          </table:table-cell>
          <table:table-cell office:value-type="float" office:value="5400" calcext:value-type="float">
            <text:p>5400</text:p>
          </table:table-cell>
          <table:table-cell table:formula="of:=[.B106]-[.B$2]" office:value-type="float" office:value="10.6993272304535" calcext:value-type="float">
            <text:p>10.6993272305</text:p>
          </table:table-cell>
          <table:table-cell table:formula="of:=[.D106]/([.E106]-[.E105])" office:value-type="float" office:value="54865.3551833146" calcext:value-type="float">
            <text:p>54865.3551833146</text:p>
          </table:table-cell>
          <table:table-cell table:formula="of:=[.E106]-[.E105]" office:value-type="float" office:value="0.0984227657318115" calcext:value-type="float">
            <text:p>0.09842276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30013.55358" calcext:value-type="float">
            <text:p>1456030013.55358</text:p>
          </table:table-cell>
          <table:table-cell office:value-type="float" office:value="1456030013.55385" calcext:value-type="float">
            <text:p>1456030013.55385</text:p>
          </table:table-cell>
          <table:table-cell office:value-type="float" office:value="5280" calcext:value-type="float">
            <text:p>5280</text:p>
          </table:table-cell>
          <table:table-cell table:formula="of:=[.B107]-[.B$2]" office:value-type="float" office:value="10.7993450164795" calcext:value-type="float">
            <text:p>10.7993450165</text:p>
          </table:table-cell>
          <table:table-cell table:formula="of:=[.D107]/([.E107]-[.E106])" office:value-type="float" office:value="52790.610648264" calcext:value-type="float">
            <text:p>52790.610648264</text:p>
          </table:table-cell>
          <table:table-cell table:formula="of:=[.E107]-[.E106]" office:value-type="float" office:value="0.100017786026001" calcext:value-type="float">
            <text:p>0.1000177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30013.65325" calcext:value-type="float">
            <text:p>1456030013.65325</text:p>
          </table:table-cell>
          <table:table-cell office:value-type="float" office:value="1456030013.65352" calcext:value-type="float">
            <text:p>1456030013.65352</text:p>
          </table:table-cell>
          <table:table-cell office:value-type="float" office:value="5176" calcext:value-type="float">
            <text:p>5176</text:p>
          </table:table-cell>
          <table:table-cell table:formula="of:=[.B108]-[.B$2]" office:value-type="float" office:value="10.8990108966827" calcext:value-type="float">
            <text:p>10.8990108967</text:p>
          </table:table-cell>
          <table:table-cell table:formula="of:=[.D108]/([.E108]-[.E107])" office:value-type="float" office:value="51933.5201720455" calcext:value-type="float">
            <text:p>51933.5201720455</text:p>
          </table:table-cell>
          <table:table-cell table:formula="of:=[.E108]-[.E107]" office:value-type="float" office:value="0.0996658802032471" calcext:value-type="float">
            <text:p>0.09966588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30013.75365" calcext:value-type="float">
            <text:p>1456030013.75365</text:p>
          </table:table-cell>
          <table:table-cell office:value-type="float" office:value="1456030013.75393" calcext:value-type="float">
            <text:p>1456030013.75393</text:p>
          </table:table-cell>
          <table:table-cell office:value-type="float" office:value="5064" calcext:value-type="float">
            <text:p>5064</text:p>
          </table:table-cell>
          <table:table-cell table:formula="of:=[.B109]-[.B$2]" office:value-type="float" office:value="10.9994149208069" calcext:value-type="float">
            <text:p>10.9994149208</text:p>
          </table:table-cell>
          <table:table-cell table:formula="of:=[.D109]/([.E109]-[.E108])" office:value-type="float" office:value="50436.2254817453" calcext:value-type="float">
            <text:p>50436.2254817453</text:p>
          </table:table-cell>
          <table:table-cell table:formula="of:=[.E109]-[.E108]" office:value-type="float" office:value="0.100404024124146" calcext:value-type="float">
            <text:p>0.10040402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30013.854" calcext:value-type="float">
            <text:p>1456030013.854</text:p>
          </table:table-cell>
          <table:table-cell office:value-type="float" office:value="1456030013.85428" calcext:value-type="float">
            <text:p>1456030013.85428</text:p>
          </table:table-cell>
          <table:table-cell office:value-type="float" office:value="4968" calcext:value-type="float">
            <text:p>4968</text:p>
          </table:table-cell>
          <table:table-cell table:formula="of:=[.B110]-[.B$2]" office:value-type="float" office:value="11.0997633934021" calcext:value-type="float">
            <text:p>11.0997633934</text:p>
          </table:table-cell>
          <table:table-cell table:formula="of:=[.D110]/([.E110]-[.E109])" office:value-type="float" office:value="49507.4799996199" calcext:value-type="float">
            <text:p>49507.4799996199</text:p>
          </table:table-cell>
          <table:table-cell table:formula="of:=[.E110]-[.E109]" office:value-type="float" office:value="0.100348472595215" calcext:value-type="float">
            <text:p>0.10034847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30013.86633" calcext:value-type="float">
            <text:p>1456030013.86633</text:p>
          </table:table-cell>
          <table:table-cell office:value-type="float" office:value="1456030013.86815" calcext:value-type="float">
            <text:p>1456030013.86815</text:p>
          </table:table-cell>
          <table:table-cell office:value-type="float" office:value="4872" calcext:value-type="float">
            <text:p>4872</text:p>
          </table:table-cell>
          <table:table-cell table:formula="of:=[.B111]-[.B$2]" office:value-type="float" office:value="11.1120975017548" calcext:value-type="float">
            <text:p>11.1120975018</text:p>
          </table:table-cell>
          <table:table-cell table:formula="of:=[.D111]/([.E111]-[.E110])" office:value-type="float" office:value="395002.205323488" calcext:value-type="float">
            <text:p>395002.205323488</text:p>
          </table:table-cell>
          <table:table-cell table:formula="of:=[.E111]-[.E110]" office:value-type="float" office:value="0.0123341083526611" calcext:value-type="float">
            <text:p>0.012334108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30013.95324" calcext:value-type="float">
            <text:p>1456030013.95324</text:p>
          </table:table-cell>
          <table:table-cell office:value-type="float" office:value="1456030013.95351" calcext:value-type="float">
            <text:p>1456030013.95351</text:p>
          </table:table-cell>
          <table:table-cell office:value-type="float" office:value="4784" calcext:value-type="float">
            <text:p>4784</text:p>
          </table:table-cell>
          <table:table-cell table:formula="of:=[.B112]-[.B$2]" office:value-type="float" office:value="11.1990051269531" calcext:value-type="float">
            <text:p>11.199005127</text:p>
          </table:table-cell>
          <table:table-cell table:formula="of:=[.D112]/([.E112]-[.E111])" office:value-type="float" office:value="55046.9534644475" calcext:value-type="float">
            <text:p>55046.9534644475</text:p>
          </table:table-cell>
          <table:table-cell table:formula="of:=[.E112]-[.E111]" office:value-type="float" office:value="0.0869076251983643" calcext:value-type="float">
            <text:p>0.08690762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30014.05367" calcext:value-type="float">
            <text:p>1456030014.05367</text:p>
          </table:table-cell>
          <table:table-cell office:value-type="float" office:value="1456030014.05395" calcext:value-type="float">
            <text:p>1456030014.05395</text:p>
          </table:table-cell>
          <table:table-cell office:value-type="float" office:value="4696" calcext:value-type="float">
            <text:p>4696</text:p>
          </table:table-cell>
          <table:table-cell table:formula="of:=[.B113]-[.B$2]" office:value-type="float" office:value="11.2994379997253" calcext:value-type="float">
            <text:p>11.2994379997</text:p>
          </table:table-cell>
          <table:table-cell table:formula="of:=[.D113]/([.E113]-[.E112])" office:value-type="float" office:value="46757.5990846204" calcext:value-type="float">
            <text:p>46757.5990846204</text:p>
          </table:table-cell>
          <table:table-cell table:formula="of:=[.E113]-[.E112]" office:value-type="float" office:value="0.100432872772217" calcext:value-type="float">
            <text:p>0.10043287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30014.15416" calcext:value-type="float">
            <text:p>1456030014.15416</text:p>
          </table:table-cell>
          <table:table-cell office:value-type="float" office:value="1456030014.15444" calcext:value-type="float">
            <text:p>1456030014.15444</text:p>
          </table:table-cell>
          <table:table-cell office:value-type="float" office:value="4624" calcext:value-type="float">
            <text:p>4624</text:p>
          </table:table-cell>
          <table:table-cell table:formula="of:=[.B114]-[.B$2]" office:value-type="float" office:value="11.3999271392822" calcext:value-type="float">
            <text:p>11.3999271393</text:p>
          </table:table-cell>
          <table:table-cell table:formula="of:=[.D114]/([.E114]-[.E113])" office:value-type="float" office:value="46014.922810464" calcext:value-type="float">
            <text:p>46014.922810464</text:p>
          </table:table-cell>
          <table:table-cell table:formula="of:=[.E114]-[.E113]" office:value-type="float" office:value="0.100489139556885" calcext:value-type="float">
            <text:p>0.10048913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30014.16656" calcext:value-type="float">
            <text:p>1456030014.16656</text:p>
          </table:table-cell>
          <table:table-cell office:value-type="float" office:value="1456030014.16836" calcext:value-type="float">
            <text:p>1456030014.16836</text:p>
          </table:table-cell>
          <table:table-cell office:value-type="float" office:value="4552" calcext:value-type="float">
            <text:p>4552</text:p>
          </table:table-cell>
          <table:table-cell table:formula="of:=[.B115]-[.B$2]" office:value-type="float" office:value="11.4123201370239" calcext:value-type="float">
            <text:p>11.412320137</text:p>
          </table:table-cell>
          <table:table-cell table:formula="of:=[.D115]/([.E115]-[.E114])" office:value-type="float" office:value="367304.19022701" calcext:value-type="float">
            <text:p>367304.19022701</text:p>
          </table:table-cell>
          <table:table-cell table:formula="of:=[.E115]-[.E114]" office:value-type="float" office:value="0.0123929977416992" calcext:value-type="float">
            <text:p>0.01239299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30014.2535" calcext:value-type="float">
            <text:p>1456030014.2535</text:p>
          </table:table-cell>
          <table:table-cell office:value-type="float" office:value="1456030014.25378" calcext:value-type="float">
            <text:p>1456030014.25378</text:p>
          </table:table-cell>
          <table:table-cell office:value-type="float" office:value="4496" calcext:value-type="float">
            <text:p>4496</text:p>
          </table:table-cell>
          <table:table-cell table:formula="of:=[.B116]-[.B$2]" office:value-type="float" office:value="11.499267578125" calcext:value-type="float">
            <text:p>11.4992675781</text:p>
          </table:table-cell>
          <table:table-cell table:formula="of:=[.D116]/([.E116]-[.E115])" office:value-type="float" office:value="51709.3998749602" calcext:value-type="float">
            <text:p>51709.3998749602</text:p>
          </table:table-cell>
          <table:table-cell table:formula="of:=[.E116]-[.E115]" office:value-type="float" office:value="0.0869474411010742" calcext:value-type="float">
            <text:p>0.08694744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30014.3537" calcext:value-type="float">
            <text:p>1456030014.3537</text:p>
          </table:table-cell>
          <table:table-cell office:value-type="float" office:value="1456030014.35397" calcext:value-type="float">
            <text:p>1456030014.35397</text:p>
          </table:table-cell>
          <table:table-cell office:value-type="float" office:value="4440" calcext:value-type="float">
            <text:p>4440</text:p>
          </table:table-cell>
          <table:table-cell table:formula="of:=[.B117]-[.B$2]" office:value-type="float" office:value="11.5994639396667" calcext:value-type="float">
            <text:p>11.5994639397</text:p>
          </table:table-cell>
          <table:table-cell table:formula="of:=[.D117]/([.E117]-[.E116])" office:value-type="float" office:value="44312.9863368344" calcext:value-type="float">
            <text:p>44312.9863368344</text:p>
          </table:table-cell>
          <table:table-cell table:formula="of:=[.E117]-[.E116]" office:value-type="float" office:value="0.100196361541748" calcext:value-type="float">
            <text:p>0.10019636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30014.45417" calcext:value-type="float">
            <text:p>1456030014.45417</text:p>
          </table:table-cell>
          <table:table-cell office:value-type="float" office:value="1456030014.45445" calcext:value-type="float">
            <text:p>1456030014.45445</text:p>
          </table:table-cell>
          <table:table-cell office:value-type="float" office:value="4392" calcext:value-type="float">
            <text:p>4392</text:p>
          </table:table-cell>
          <table:table-cell table:formula="of:=[.B118]-[.B$2]" office:value-type="float" office:value="11.6999397277832" calcext:value-type="float">
            <text:p>11.6999397278</text:p>
          </table:table-cell>
          <table:table-cell table:formula="of:=[.D118]/([.E118]-[.E117])" office:value-type="float" office:value="43712.0233872613" calcext:value-type="float">
            <text:p>43712.0233872613</text:p>
          </table:table-cell>
          <table:table-cell table:formula="of:=[.E118]-[.E117]" office:value-type="float" office:value="0.100475788116455" calcext:value-type="float">
            <text:p>0.10047578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30014.46631" calcext:value-type="float">
            <text:p>1456030014.46631</text:p>
          </table:table-cell>
          <table:table-cell office:value-type="float" office:value="1456030014.46802" calcext:value-type="float">
            <text:p>1456030014.46802</text:p>
          </table:table-cell>
          <table:table-cell office:value-type="float" office:value="4352" calcext:value-type="float">
            <text:p>4352</text:p>
          </table:table-cell>
          <table:table-cell table:formula="of:=[.B119]-[.B$2]" office:value-type="float" office:value="11.7120778560638" calcext:value-type="float">
            <text:p>11.7120778561</text:p>
          </table:table-cell>
          <table:table-cell table:formula="of:=[.D119]/([.E119]-[.E118])" office:value-type="float" office:value="358539.628135373" calcext:value-type="float">
            <text:p>358539.628135373</text:p>
          </table:table-cell>
          <table:table-cell table:formula="of:=[.E119]-[.E118]" office:value-type="float" office:value="0.0121381282806396" calcext:value-type="float">
            <text:p>0.01213812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30014.55354" calcext:value-type="float">
            <text:p>1456030014.55354</text:p>
          </table:table-cell>
          <table:table-cell office:value-type="float" office:value="1456030014.55381" calcext:value-type="float">
            <text:p>1456030014.55381</text:p>
          </table:table-cell>
          <table:table-cell office:value-type="float" office:value="4328" calcext:value-type="float">
            <text:p>4328</text:p>
          </table:table-cell>
          <table:table-cell table:formula="of:=[.B120]-[.B$2]" office:value-type="float" office:value="11.7993056774139" calcext:value-type="float">
            <text:p>11.7993056774</text:p>
          </table:table-cell>
          <table:table-cell table:formula="of:=[.D120]/([.E120]-[.E119])" office:value-type="float" office:value="49617.1970480512" calcext:value-type="float">
            <text:p>49617.1970480512</text:p>
          </table:table-cell>
          <table:table-cell table:formula="of:=[.E120]-[.E119]" office:value-type="float" office:value="0.0872278213500977" calcext:value-type="float">
            <text:p>0.08722782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30014.65408" calcext:value-type="float">
            <text:p>1456030014.65408</text:p>
          </table:table-cell>
          <table:table-cell office:value-type="float" office:value="1456030014.65438" calcext:value-type="float">
            <text:p>1456030014.65438</text:p>
          </table:table-cell>
          <table:table-cell office:value-type="float" office:value="4304" calcext:value-type="float">
            <text:p>4304</text:p>
          </table:table-cell>
          <table:table-cell table:formula="of:=[.B121]-[.B$2]" office:value-type="float" office:value="11.8998465538025" calcext:value-type="float">
            <text:p>11.8998465538</text:p>
          </table:table-cell>
          <table:table-cell table:formula="of:=[.D121]/([.E121]-[.E120])" office:value-type="float" office:value="42808.4591521441" calcext:value-type="float">
            <text:p>42808.4591521441</text:p>
          </table:table-cell>
          <table:table-cell table:formula="of:=[.E121]-[.E120]" office:value-type="float" office:value="0.10054087638855" calcext:value-type="float">
            <text:p>0.10054087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30014.75451" calcext:value-type="float">
            <text:p>1456030014.75451</text:p>
          </table:table-cell>
          <table:table-cell office:value-type="float" office:value="1456030014.75479" calcext:value-type="float">
            <text:p>1456030014.75479</text:p>
          </table:table-cell>
          <table:table-cell office:value-type="float" office:value="4296" calcext:value-type="float">
            <text:p>4296</text:p>
          </table:table-cell>
          <table:table-cell table:formula="of:=[.B122]-[.B$2]" office:value-type="float" office:value="12.0002744197845" calcext:value-type="float">
            <text:p>12.0002744198</text:p>
          </table:table-cell>
          <table:table-cell table:formula="of:=[.D122]/([.E122]-[.E121])" office:value-type="float" office:value="42776.9718891329" calcext:value-type="float">
            <text:p>42776.9718891329</text:p>
          </table:table-cell>
          <table:table-cell table:formula="of:=[.E122]-[.E121]" office:value-type="float" office:value="0.100427865982056" calcext:value-type="float">
            <text:p>0.1004278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30014.85382" calcext:value-type="float">
            <text:p>1456030014.85382</text:p>
          </table:table-cell>
          <table:table-cell office:value-type="float" office:value="1456030014.8541" calcext:value-type="float">
            <text:p>1456030014.8541</text:p>
          </table:table-cell>
          <table:table-cell office:value-type="float" office:value="4296" calcext:value-type="float">
            <text:p>4296</text:p>
          </table:table-cell>
          <table:table-cell table:formula="of:=[.B123]-[.B$2]" office:value-type="float" office:value="12.0995845794678" calcext:value-type="float">
            <text:p>12.0995845795</text:p>
          </table:table-cell>
          <table:table-cell table:formula="of:=[.D123]/([.E123]-[.E122])" office:value-type="float" office:value="43258.4139800306" calcext:value-type="float">
            <text:p>43258.4139800306</text:p>
          </table:table-cell>
          <table:table-cell table:formula="of:=[.E123]-[.E122]" office:value-type="float" office:value="0.0993101596832275" calcext:value-type="float">
            <text:p>0.09931015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30014.95319" calcext:value-type="float">
            <text:p>1456030014.95319</text:p>
          </table:table-cell>
          <table:table-cell office:value-type="float" office:value="1456030014.95347" calcext:value-type="float">
            <text:p>1456030014.95347</text:p>
          </table:table-cell>
          <table:table-cell office:value-type="float" office:value="4296" calcext:value-type="float">
            <text:p>4296</text:p>
          </table:table-cell>
          <table:table-cell table:formula="of:=[.B124]-[.B$2]" office:value-type="float" office:value="12.1989517211914" calcext:value-type="float">
            <text:p>12.1989517212</text:p>
          </table:table-cell>
          <table:table-cell table:formula="of:=[.D124]/([.E124]-[.E123])" office:value-type="float" office:value="43233.6074630017" calcext:value-type="float">
            <text:p>43233.6074630017</text:p>
          </table:table-cell>
          <table:table-cell table:formula="of:=[.E124]-[.E123]" office:value-type="float" office:value="0.0993671417236328" calcext:value-type="float">
            <text:p>0.09936714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30015.0537" calcext:value-type="float">
            <text:p>1456030015.0537</text:p>
          </table:table-cell>
          <table:table-cell office:value-type="float" office:value="1456030015.05398" calcext:value-type="float">
            <text:p>1456030015.05398</text:p>
          </table:table-cell>
          <table:table-cell office:value-type="float" office:value="4312" calcext:value-type="float">
            <text:p>4312</text:p>
          </table:table-cell>
          <table:table-cell table:formula="of:=[.B125]-[.B$2]" office:value-type="float" office:value="12.2994639873505" calcext:value-type="float">
            <text:p>12.2994639874</text:p>
          </table:table-cell>
          <table:table-cell table:formula="of:=[.D125]/([.E125]-[.E124])" office:value-type="float" office:value="42900.2366057133" calcext:value-type="float">
            <text:p>42900.2366057133</text:p>
          </table:table-cell>
          <table:table-cell table:formula="of:=[.E125]-[.E124]" office:value-type="float" office:value="0.100512266159058" calcext:value-type="float">
            <text:p>0.10051226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30015.15429" calcext:value-type="float">
            <text:p>1456030015.15429</text:p>
          </table:table-cell>
          <table:table-cell office:value-type="float" office:value="1456030015.15457" calcext:value-type="float">
            <text:p>1456030015.15457</text:p>
          </table:table-cell>
          <table:table-cell office:value-type="float" office:value="4336" calcext:value-type="float">
            <text:p>4336</text:p>
          </table:table-cell>
          <table:table-cell table:formula="of:=[.B126]-[.B$2]" office:value-type="float" office:value="12.4000537395477" calcext:value-type="float">
            <text:p>12.4000537395</text:p>
          </table:table-cell>
          <table:table-cell table:formula="of:=[.D126]/([.E126]-[.E125])" office:value-type="float" office:value="43105.7826993819" calcext:value-type="float">
            <text:p>43105.7826993819</text:p>
          </table:table-cell>
          <table:table-cell table:formula="of:=[.E126]-[.E125]" office:value-type="float" office:value="0.100589752197266" calcext:value-type="float">
            <text:p>0.10058975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30015.25328" calcext:value-type="float">
            <text:p>1456030015.25328</text:p>
          </table:table-cell>
          <table:table-cell office:value-type="float" office:value="1456030015.25382" calcext:value-type="float">
            <text:p>1456030015.25382</text:p>
          </table:table-cell>
          <table:table-cell office:value-type="float" office:value="4368" calcext:value-type="float">
            <text:p>4368</text:p>
          </table:table-cell>
          <table:table-cell table:formula="of:=[.B127]-[.B$2]" office:value-type="float" office:value="12.4990479946136" calcext:value-type="float">
            <text:p>12.4990479946</text:p>
          </table:table-cell>
          <table:table-cell table:formula="of:=[.D127]/([.E127]-[.E126])" office:value-type="float" office:value="44123.7726077281" calcext:value-type="float">
            <text:p>44123.7726077281</text:p>
          </table:table-cell>
          <table:table-cell table:formula="of:=[.E127]-[.E126]" office:value-type="float" office:value="0.098994255065918" calcext:value-type="float">
            <text:p>0.09899425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30015.35366" calcext:value-type="float">
            <text:p>1456030015.35366</text:p>
          </table:table-cell>
          <table:table-cell office:value-type="float" office:value="1456030015.35418" calcext:value-type="float">
            <text:p>1456030015.35418</text:p>
          </table:table-cell>
          <table:table-cell office:value-type="float" office:value="4408" calcext:value-type="float">
            <text:p>4408</text:p>
          </table:table-cell>
          <table:table-cell table:formula="of:=[.B128]-[.B$2]" office:value-type="float" office:value="12.5994231700897" calcext:value-type="float">
            <text:p>12.5994231701</text:p>
          </table:table-cell>
          <table:table-cell table:formula="of:=[.D128]/([.E128]-[.E127])" office:value-type="float" office:value="43915.2407863108" calcext:value-type="float">
            <text:p>43915.2407863108</text:p>
          </table:table-cell>
          <table:table-cell table:formula="of:=[.E128]-[.E127]" office:value-type="float" office:value="0.100375175476074" calcext:value-type="float">
            <text:p>0.10037517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30015.45415" calcext:value-type="float">
            <text:p>1456030015.45415</text:p>
          </table:table-cell>
          <table:table-cell office:value-type="float" office:value="1456030015.4547" calcext:value-type="float">
            <text:p>1456030015.4547</text:p>
          </table:table-cell>
          <table:table-cell office:value-type="float" office:value="4456" calcext:value-type="float">
            <text:p>4456</text:p>
          </table:table-cell>
          <table:table-cell table:formula="of:=[.B129]-[.B$2]" office:value-type="float" office:value="12.6999197006226" calcext:value-type="float">
            <text:p>12.6999197006</text:p>
          </table:table-cell>
          <table:table-cell table:formula="of:=[.D129]/([.E129]-[.E128])" office:value-type="float" office:value="44339.8391603581" calcext:value-type="float">
            <text:p>44339.8391603581</text:p>
          </table:table-cell>
          <table:table-cell table:formula="of:=[.E129]-[.E128]" office:value-type="float" office:value="0.100496530532837" calcext:value-type="float">
            <text:p>0.10049653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30015.5536" calcext:value-type="float">
            <text:p>1456030015.5536</text:p>
          </table:table-cell>
          <table:table-cell office:value-type="float" office:value="1456030015.55409" calcext:value-type="float">
            <text:p>1456030015.55409</text:p>
          </table:table-cell>
          <table:table-cell office:value-type="float" office:value="4512" calcext:value-type="float">
            <text:p>4512</text:p>
          </table:table-cell>
          <table:table-cell table:formula="of:=[.B130]-[.B$2]" office:value-type="float" office:value="12.7993664741516" calcext:value-type="float">
            <text:p>12.7993664742</text:p>
          </table:table-cell>
          <table:table-cell table:formula="of:=[.D130]/([.E130]-[.E129])" office:value-type="float" office:value="45371.0044065115" calcext:value-type="float">
            <text:p>45371.0044065115</text:p>
          </table:table-cell>
          <table:table-cell table:formula="of:=[.E130]-[.E129]" office:value-type="float" office:value="0.0994467735290527" calcext:value-type="float">
            <text:p>0.09944677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30015.65384" calcext:value-type="float">
            <text:p>1456030015.65384</text:p>
          </table:table-cell>
          <table:table-cell office:value-type="float" office:value="1456030015.65414" calcext:value-type="float">
            <text:p>1456030015.65414</text:p>
          </table:table-cell>
          <table:table-cell office:value-type="float" office:value="4576" calcext:value-type="float">
            <text:p>4576</text:p>
          </table:table-cell>
          <table:table-cell table:formula="of:=[.B131]-[.B$2]" office:value-type="float" office:value="12.8996047973633" calcext:value-type="float">
            <text:p>12.8996047974</text:p>
          </table:table-cell>
          <table:table-cell table:formula="of:=[.D131]/([.E131]-[.E130])" office:value-type="float" office:value="45651.2025878268" calcext:value-type="float">
            <text:p>45651.2025878268</text:p>
          </table:table-cell>
          <table:table-cell table:formula="of:=[.E131]-[.E130]" office:value-type="float" office:value="0.10023832321167" calcext:value-type="float">
            <text:p>0.10023832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30015.75337" calcext:value-type="float">
            <text:p>1456030015.75337</text:p>
          </table:table-cell>
          <table:table-cell office:value-type="float" office:value="1456030015.75364" calcext:value-type="float">
            <text:p>1456030015.75364</text:p>
          </table:table-cell>
          <table:table-cell office:value-type="float" office:value="4648" calcext:value-type="float">
            <text:p>4648</text:p>
          </table:table-cell>
          <table:table-cell table:formula="of:=[.B132]-[.B$2]" office:value-type="float" office:value="12.9991354942322" calcext:value-type="float">
            <text:p>12.9991354942</text:p>
          </table:table-cell>
          <table:table-cell table:formula="of:=[.D132]/([.E132]-[.E131])" office:value-type="float" office:value="46699.1606230028" calcext:value-type="float">
            <text:p>46699.1606230028</text:p>
          </table:table-cell>
          <table:table-cell table:formula="of:=[.E132]-[.E131]" office:value-type="float" office:value="0.0995306968688965" calcext:value-type="float">
            <text:p>0.099530696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30015.85364" calcext:value-type="float">
            <text:p>1456030015.85364</text:p>
          </table:table-cell>
          <table:table-cell office:value-type="float" office:value="1456030015.85393" calcext:value-type="float">
            <text:p>1456030015.85393</text:p>
          </table:table-cell>
          <table:table-cell office:value-type="float" office:value="4728" calcext:value-type="float">
            <text:p>4728</text:p>
          </table:table-cell>
          <table:table-cell table:formula="of:=[.B133]-[.B$2]" office:value-type="float" office:value="13.099408864975" calcext:value-type="float">
            <text:p>13.099408865</text:p>
          </table:table-cell>
          <table:table-cell table:formula="of:=[.D133]/([.E133]-[.E132])" office:value-type="float" office:value="47151.1026803653" calcext:value-type="float">
            <text:p>47151.1026803653</text:p>
          </table:table-cell>
          <table:table-cell table:formula="of:=[.E133]-[.E132]" office:value-type="float" office:value="0.100273370742798" calcext:value-type="float">
            <text:p>0.10027337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30015.95407" calcext:value-type="float">
            <text:p>1456030015.95407</text:p>
          </table:table-cell>
          <table:table-cell office:value-type="float" office:value="1456030015.95435" calcext:value-type="float">
            <text:p>1456030015.95435</text:p>
          </table:table-cell>
          <table:table-cell office:value-type="float" office:value="4816" calcext:value-type="float">
            <text:p>4816</text:p>
          </table:table-cell>
          <table:table-cell table:formula="of:=[.B134]-[.B$2]" office:value-type="float" office:value="13.1998393535614" calcext:value-type="float">
            <text:p>13.1998393536</text:p>
          </table:table-cell>
          <table:table-cell table:formula="of:=[.D134]/([.E134]-[.E133])" office:value-type="float" office:value="47953.5653742795" calcext:value-type="float">
            <text:p>47953.5653742795</text:p>
          </table:table-cell>
          <table:table-cell table:formula="of:=[.E134]-[.E133]" office:value-type="float" office:value="0.100430488586426" calcext:value-type="float">
            <text:p>0.10043048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30016.05351" calcext:value-type="float">
            <text:p>1456030016.05351</text:p>
          </table:table-cell>
          <table:table-cell office:value-type="float" office:value="1456030016.0538" calcext:value-type="float">
            <text:p>1456030016.0538</text:p>
          </table:table-cell>
          <table:table-cell office:value-type="float" office:value="4904" calcext:value-type="float">
            <text:p>4904</text:p>
          </table:table-cell>
          <table:table-cell table:formula="of:=[.B135]-[.B$2]" office:value-type="float" office:value="13.2992763519287" calcext:value-type="float">
            <text:p>13.2992763519</text:p>
          </table:table-cell>
          <table:table-cell table:formula="of:=[.D135]/([.E135]-[.E134])" office:value-type="float" office:value="49317.6592266507" calcext:value-type="float">
            <text:p>49317.6592266507</text:p>
          </table:table-cell>
          <table:table-cell table:formula="of:=[.E135]-[.E134]" office:value-type="float" office:value="0.0994369983673096" calcext:value-type="float">
            <text:p>0.099436998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30016.15386" calcext:value-type="float">
            <text:p>1456030016.15386</text:p>
          </table:table-cell>
          <table:table-cell office:value-type="float" office:value="1456030016.15415" calcext:value-type="float">
            <text:p>1456030016.15415</text:p>
          </table:table-cell>
          <table:table-cell office:value-type="float" office:value="5000" calcext:value-type="float">
            <text:p>5000</text:p>
          </table:table-cell>
          <table:table-cell table:formula="of:=[.B136]-[.B$2]" office:value-type="float" office:value="13.3996241092682" calcext:value-type="float">
            <text:p>13.3996241093</text:p>
          </table:table-cell>
          <table:table-cell table:formula="of:=[.D136]/([.E136]-[.E135])" office:value-type="float" office:value="49826.7239105798" calcext:value-type="float">
            <text:p>49826.7239105798</text:p>
          </table:table-cell>
          <table:table-cell table:formula="of:=[.E136]-[.E135]" office:value-type="float" office:value="0.100347757339478" calcext:value-type="float">
            <text:p>0.10034775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30016.25329" calcext:value-type="float">
            <text:p>1456030016.25329</text:p>
          </table:table-cell>
          <table:table-cell office:value-type="float" office:value="1456030016.25357" calcext:value-type="float">
            <text:p>1456030016.25357</text:p>
          </table:table-cell>
          <table:table-cell office:value-type="float" office:value="5104" calcext:value-type="float">
            <text:p>5104</text:p>
          </table:table-cell>
          <table:table-cell table:formula="of:=[.B137]-[.B$2]" office:value-type="float" office:value="13.4990518093109" calcext:value-type="float">
            <text:p>13.4990518093</text:p>
          </table:table-cell>
          <table:table-cell table:formula="of:=[.D137]/([.E137]-[.E136])" office:value-type="float" office:value="51333.7832194327" calcext:value-type="float">
            <text:p>51333.7832194327</text:p>
          </table:table-cell>
          <table:table-cell table:formula="of:=[.E137]-[.E136]" office:value-type="float" office:value="0.0994277000427246" calcext:value-type="float">
            <text:p>0.09942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30016.35351" calcext:value-type="float">
            <text:p>1456030016.35351</text:p>
          </table:table-cell>
          <table:table-cell office:value-type="float" office:value="1456030016.35379" calcext:value-type="float">
            <text:p>1456030016.35379</text:p>
          </table:table-cell>
          <table:table-cell office:value-type="float" office:value="5208" calcext:value-type="float">
            <text:p>5208</text:p>
          </table:table-cell>
          <table:table-cell table:formula="of:=[.B138]-[.B$2]" office:value-type="float" office:value="13.5992736816406" calcext:value-type="float">
            <text:p>13.5992736816</text:p>
          </table:table-cell>
          <table:table-cell table:formula="of:=[.D138]/([.E138]-[.E137])" office:value-type="float" office:value="51964.7046990563" calcext:value-type="float">
            <text:p>51964.7046990563</text:p>
          </table:table-cell>
          <table:table-cell table:formula="of:=[.E138]-[.E137]" office:value-type="float" office:value="0.100221872329712" calcext:value-type="float">
            <text:p>0.10022187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30016.45376" calcext:value-type="float">
            <text:p>1456030016.45376</text:p>
          </table:table-cell>
          <table:table-cell office:value-type="float" office:value="1456030016.45404" calcext:value-type="float">
            <text:p>1456030016.45404</text:p>
          </table:table-cell>
          <table:table-cell office:value-type="float" office:value="5320" calcext:value-type="float">
            <text:p>5320</text:p>
          </table:table-cell>
          <table:table-cell table:formula="of:=[.B139]-[.B$2]" office:value-type="float" office:value="13.6995234489441" calcext:value-type="float">
            <text:p>13.6995234489</text:p>
          </table:table-cell>
          <table:table-cell table:formula="of:=[.D139]/([.E139]-[.E138])" office:value-type="float" office:value="53067.4548490052" calcext:value-type="float">
            <text:p>53067.4548490052</text:p>
          </table:table-cell>
          <table:table-cell table:formula="of:=[.E139]-[.E138]" office:value-type="float" office:value="0.100249767303467" calcext:value-type="float">
            <text:p>0.100249767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30016.55335" calcext:value-type="float">
            <text:p>1456030016.55335</text:p>
          </table:table-cell>
          <table:table-cell office:value-type="float" office:value="1456030016.55363" calcext:value-type="float">
            <text:p>1456030016.55363</text:p>
          </table:table-cell>
          <table:table-cell office:value-type="float" office:value="5440" calcext:value-type="float">
            <text:p>5440</text:p>
          </table:table-cell>
          <table:table-cell table:formula="of:=[.B140]-[.B$2]" office:value-type="float" office:value="13.7991142272949" calcext:value-type="float">
            <text:p>13.7991142273</text:p>
          </table:table-cell>
          <table:table-cell table:formula="of:=[.D140]/([.E140]-[.E139])" office:value-type="float" office:value="54623.5313156849" calcext:value-type="float">
            <text:p>54623.5313156849</text:p>
          </table:table-cell>
          <table:table-cell table:formula="of:=[.E140]-[.E139]" office:value-type="float" office:value="0.0995907783508301" calcext:value-type="float">
            <text:p>0.09959077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30016.65361" calcext:value-type="float">
            <text:p>1456030016.65361</text:p>
          </table:table-cell>
          <table:table-cell office:value-type="float" office:value="1456030016.6539" calcext:value-type="float">
            <text:p>1456030016.6539</text:p>
          </table:table-cell>
          <table:table-cell office:value-type="float" office:value="5560" calcext:value-type="float">
            <text:p>5560</text:p>
          </table:table-cell>
          <table:table-cell table:formula="of:=[.B141]-[.B$2]" office:value-type="float" office:value="13.899374961853" calcext:value-type="float">
            <text:p>13.8993749619</text:p>
          </table:table-cell>
          <table:table-cell table:formula="of:=[.D141]/([.E141]-[.E140])" office:value-type="float" office:value="55455.4085854791" calcext:value-type="float">
            <text:p>55455.4085854791</text:p>
          </table:table-cell>
          <table:table-cell table:formula="of:=[.E141]-[.E140]" office:value-type="float" office:value="0.100260734558105" calcext:value-type="float">
            <text:p>0.10026073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30016.75389" calcext:value-type="float">
            <text:p>1456030016.75389</text:p>
          </table:table-cell>
          <table:table-cell office:value-type="float" office:value="1456030016.75418" calcext:value-type="float">
            <text:p>1456030016.75418</text:p>
          </table:table-cell>
          <table:table-cell office:value-type="float" office:value="5680" calcext:value-type="float">
            <text:p>5680</text:p>
          </table:table-cell>
          <table:table-cell table:formula="of:=[.B142]-[.B$2]" office:value-type="float" office:value="13.999657869339" calcext:value-type="float">
            <text:p>13.9996578693</text:p>
          </table:table-cell>
          <table:table-cell table:formula="of:=[.D142]/([.E142]-[.E141])" office:value-type="float" office:value="56639.7618736285" calcext:value-type="float">
            <text:p>56639.7618736285</text:p>
          </table:table-cell>
          <table:table-cell table:formula="of:=[.E142]-[.E141]" office:value-type="float" office:value="0.100282907485962" calcext:value-type="float">
            <text:p>0.10028290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30016.85347" calcext:value-type="float">
            <text:p>1456030016.85347</text:p>
          </table:table-cell>
          <table:table-cell office:value-type="float" office:value="1456030016.85375" calcext:value-type="float">
            <text:p>1456030016.85375</text:p>
          </table:table-cell>
          <table:table-cell office:value-type="float" office:value="5800" calcext:value-type="float">
            <text:p>5800</text:p>
          </table:table-cell>
          <table:table-cell table:formula="of:=[.B143]-[.B$2]" office:value-type="float" office:value="14.0992388725281" calcext:value-type="float">
            <text:p>14.0992388725</text:p>
          </table:table-cell>
          <table:table-cell table:formula="of:=[.D143]/([.E143]-[.E142])" office:value-type="float" office:value="58244.0406729666" calcext:value-type="float">
            <text:p>58244.0406729666</text:p>
          </table:table-cell>
          <table:table-cell table:formula="of:=[.E143]-[.E142]" office:value-type="float" office:value="0.0995810031890869" calcext:value-type="float">
            <text:p>0.09958100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30016.95383" calcext:value-type="float">
            <text:p>1456030016.95383</text:p>
          </table:table-cell>
          <table:table-cell office:value-type="float" office:value="1456030016.95412" calcext:value-type="float">
            <text:p>1456030016.95412</text:p>
          </table:table-cell>
          <table:table-cell office:value-type="float" office:value="5928" calcext:value-type="float">
            <text:p>5928</text:p>
          </table:table-cell>
          <table:table-cell table:formula="of:=[.B144]-[.B$2]" office:value-type="float" office:value="14.1995930671692" calcext:value-type="float">
            <text:p>14.1995930672</text:p>
          </table:table-cell>
          <table:table-cell table:formula="of:=[.D144]/([.E144]-[.E143])" office:value-type="float" office:value="59070.7744823195" calcext:value-type="float">
            <text:p>59070.7744823195</text:p>
          </table:table-cell>
          <table:table-cell table:formula="of:=[.E144]-[.E143]" office:value-type="float" office:value="0.100354194641113" calcext:value-type="float">
            <text:p>0.10035419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30017.05312" calcext:value-type="float">
            <text:p>1456030017.05312</text:p>
          </table:table-cell>
          <table:table-cell office:value-type="float" office:value="1456030017.05339" calcext:value-type="float">
            <text:p>1456030017.05339</text:p>
          </table:table-cell>
          <table:table-cell office:value-type="float" office:value="6048" calcext:value-type="float">
            <text:p>6048</text:p>
          </table:table-cell>
          <table:table-cell table:formula="of:=[.B145]-[.B$2]" office:value-type="float" office:value="14.2988822460175" calcext:value-type="float">
            <text:p>14.298882246</text:p>
          </table:table-cell>
          <table:table-cell table:formula="of:=[.D145]/([.E145]-[.E144])" office:value-type="float" office:value="60912.9823627863" calcext:value-type="float">
            <text:p>60912.9823627863</text:p>
          </table:table-cell>
          <table:table-cell table:formula="of:=[.E145]-[.E144]" office:value-type="float" office:value="0.0992891788482666" calcext:value-type="float">
            <text:p>0.09928917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30017.15354" calcext:value-type="float">
            <text:p>1456030017.15354</text:p>
          </table:table-cell>
          <table:table-cell office:value-type="float" office:value="1456030017.1538" calcext:value-type="float">
            <text:p>1456030017.1538</text:p>
          </table:table-cell>
          <table:table-cell office:value-type="float" office:value="6176" calcext:value-type="float">
            <text:p>6176</text:p>
          </table:table-cell>
          <table:table-cell table:formula="of:=[.B146]-[.B$2]" office:value-type="float" office:value="14.3992998600006" calcext:value-type="float">
            <text:p>14.39929986</text:p>
          </table:table-cell>
          <table:table-cell table:formula="of:=[.D146]/([.E146]-[.E145])" office:value-type="float" office:value="61503.1542278635" calcext:value-type="float">
            <text:p>61503.1542278635</text:p>
          </table:table-cell>
          <table:table-cell table:formula="of:=[.E146]-[.E145]" office:value-type="float" office:value="0.100417613983154" calcext:value-type="float">
            <text:p>0.1004176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30017.25395" calcext:value-type="float">
            <text:p>1456030017.25395</text:p>
          </table:table-cell>
          <table:table-cell office:value-type="float" office:value="1456030017.25422" calcext:value-type="float">
            <text:p>1456030017.25422</text:p>
          </table:table-cell>
          <table:table-cell office:value-type="float" office:value="6304" calcext:value-type="float">
            <text:p>6304</text:p>
          </table:table-cell>
          <table:table-cell table:formula="of:=[.B147]-[.B$2]" office:value-type="float" office:value="14.4997117519379" calcext:value-type="float">
            <text:p>14.4997117519</text:p>
          </table:table-cell>
          <table:table-cell table:formula="of:=[.D147]/([.E147]-[.E146])" office:value-type="float" office:value="62781.4084405378" calcext:value-type="float">
            <text:p>62781.4084405378</text:p>
          </table:table-cell>
          <table:table-cell table:formula="of:=[.E147]-[.E146]" office:value-type="float" office:value="0.100411891937256" calcext:value-type="float">
            <text:p>0.10041189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30017.3532" calcext:value-type="float">
            <text:p>1456030017.3532</text:p>
          </table:table-cell>
          <table:table-cell office:value-type="float" office:value="1456030017.35347" calcext:value-type="float">
            <text:p>1456030017.35347</text:p>
          </table:table-cell>
          <table:table-cell office:value-type="float" office:value="6424" calcext:value-type="float">
            <text:p>6424</text:p>
          </table:table-cell>
          <table:table-cell table:formula="of:=[.B148]-[.B$2]" office:value-type="float" office:value="14.5989611148834" calcext:value-type="float">
            <text:p>14.5989611149</text:p>
          </table:table-cell>
          <table:table-cell table:formula="of:=[.D148]/([.E148]-[.E147])" office:value-type="float" office:value="64725.8562609001" calcext:value-type="float">
            <text:p>64725.8562609001</text:p>
          </table:table-cell>
          <table:table-cell table:formula="of:=[.E148]-[.E147]" office:value-type="float" office:value="0.0992493629455566" calcext:value-type="float">
            <text:p>0.09924936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30017.45337" calcext:value-type="float">
            <text:p>1456030017.45337</text:p>
          </table:table-cell>
          <table:table-cell office:value-type="float" office:value="1456030017.45364" calcext:value-type="float">
            <text:p>1456030017.45364</text:p>
          </table:table-cell>
          <table:table-cell office:value-type="float" office:value="6552" calcext:value-type="float">
            <text:p>6552</text:p>
          </table:table-cell>
          <table:table-cell table:formula="of:=[.B149]-[.B$2]" office:value-type="float" office:value="14.6991384029388" calcext:value-type="float">
            <text:p>14.6991384029</text:p>
          </table:table-cell>
          <table:table-cell table:formula="of:=[.D149]/([.E149]-[.E148])" office:value-type="float" office:value="65404.0464379043" calcext:value-type="float">
            <text:p>65404.0464379043</text:p>
          </table:table-cell>
          <table:table-cell table:formula="of:=[.E149]-[.E148]" office:value-type="float" office:value="0.10017728805542" calcext:value-type="float">
            <text:p>0.100177288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30017.55386" calcext:value-type="float">
            <text:p>1456030017.55386</text:p>
          </table:table-cell>
          <table:table-cell office:value-type="float" office:value="1456030017.55413" calcext:value-type="float">
            <text:p>1456030017.55413</text:p>
          </table:table-cell>
          <table:table-cell office:value-type="float" office:value="6672" calcext:value-type="float">
            <text:p>6672</text:p>
          </table:table-cell>
          <table:table-cell table:formula="of:=[.B150]-[.B$2]" office:value-type="float" office:value="14.7996234893799" calcext:value-type="float">
            <text:p>14.7996234894</text:p>
          </table:table-cell>
          <table:table-cell table:formula="of:=[.D150]/([.E150]-[.E149])" office:value-type="float" office:value="66397.9127282218" calcext:value-type="float">
            <text:p>66397.9127282218</text:p>
          </table:table-cell>
          <table:table-cell table:formula="of:=[.E150]-[.E149]" office:value-type="float" office:value="0.10048508644104" calcext:value-type="float">
            <text:p>0.10048508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30017.65313" calcext:value-type="float">
            <text:p>1456030017.65313</text:p>
          </table:table-cell>
          <table:table-cell office:value-type="float" office:value="1456030017.65342" calcext:value-type="float">
            <text:p>1456030017.65342</text:p>
          </table:table-cell>
          <table:table-cell office:value-type="float" office:value="6784" calcext:value-type="float">
            <text:p>6784</text:p>
          </table:table-cell>
          <table:table-cell table:formula="of:=[.B151]-[.B$2]" office:value-type="float" office:value="14.8988983631134" calcext:value-type="float">
            <text:p>14.8988983631</text:p>
          </table:table-cell>
          <table:table-cell table:formula="of:=[.D151]/([.E151]-[.E150])" office:value-type="float" office:value="68335.5187961257" calcext:value-type="float">
            <text:p>68335.5187961257</text:p>
          </table:table-cell>
          <table:table-cell table:formula="of:=[.E151]-[.E150]" office:value-type="float" office:value="0.0992748737335205" calcext:value-type="float">
            <text:p>0.099274873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30017.75346" calcext:value-type="float">
            <text:p>1456030017.75346</text:p>
          </table:table-cell>
          <table:table-cell office:value-type="float" office:value="1456030017.75373" calcext:value-type="float">
            <text:p>1456030017.75373</text:p>
          </table:table-cell>
          <table:table-cell office:value-type="float" office:value="6904" calcext:value-type="float">
            <text:p>6904</text:p>
          </table:table-cell>
          <table:table-cell table:formula="of:=[.B152]-[.B$2]" office:value-type="float" office:value="14.9992260932922" calcext:value-type="float">
            <text:p>14.9992260933</text:p>
          </table:table-cell>
          <table:table-cell table:formula="of:=[.D152]/([.E152]-[.E151])" office:value-type="float" office:value="68814.4742006392" calcext:value-type="float">
            <text:p>68814.4742006392</text:p>
          </table:table-cell>
          <table:table-cell table:formula="of:=[.E152]-[.E151]" office:value-type="float" office:value="0.100327730178833" calcext:value-type="float">
            <text:p>0.10032773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30017.85393" calcext:value-type="float">
            <text:p>1456030017.85393</text:p>
          </table:table-cell>
          <table:table-cell office:value-type="float" office:value="1456030017.85422" calcext:value-type="float">
            <text:p>1456030017.85422</text:p>
          </table:table-cell>
          <table:table-cell office:value-type="float" office:value="7008" calcext:value-type="float">
            <text:p>7008</text:p>
          </table:table-cell>
          <table:table-cell table:formula="of:=[.B153]-[.B$2]" office:value-type="float" office:value="15.0996930599213" calcext:value-type="float">
            <text:p>15.0996930599</text:p>
          </table:table-cell>
          <table:table-cell table:formula="of:=[.D153]/([.E153]-[.E152])" office:value-type="float" office:value="69754.2708328884" calcext:value-type="float">
            <text:p>69754.2708328884</text:p>
          </table:table-cell>
          <table:table-cell table:formula="of:=[.E153]-[.E152]" office:value-type="float" office:value="0.100466966629028" calcext:value-type="float">
            <text:p>0.10046696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30017.95336" calcext:value-type="float">
            <text:p>1456030017.95336</text:p>
          </table:table-cell>
          <table:table-cell office:value-type="float" office:value="1456030017.95363" calcext:value-type="float">
            <text:p>1456030017.95363</text:p>
          </table:table-cell>
          <table:table-cell office:value-type="float" office:value="7120" calcext:value-type="float">
            <text:p>7120</text:p>
          </table:table-cell>
          <table:table-cell table:formula="of:=[.B154]-[.B$2]" office:value-type="float" office:value="15.1991255283356" calcext:value-type="float">
            <text:p>15.1991255283</text:p>
          </table:table-cell>
          <table:table-cell table:formula="of:=[.D154]/([.E154]-[.E153])" office:value-type="float" office:value="71606.3888742357" calcext:value-type="float">
            <text:p>71606.3888742357</text:p>
          </table:table-cell>
          <table:table-cell table:formula="of:=[.E154]-[.E153]" office:value-type="float" office:value="0.0994324684143066" calcext:value-type="float">
            <text:p>0.099432468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30018.05381" calcext:value-type="float">
            <text:p>1456030018.05381</text:p>
          </table:table-cell>
          <table:table-cell office:value-type="float" office:value="1456030018.05409" calcext:value-type="float">
            <text:p>1456030018.05409</text:p>
          </table:table-cell>
          <table:table-cell office:value-type="float" office:value="7216" calcext:value-type="float">
            <text:p>7216</text:p>
          </table:table-cell>
          <table:table-cell table:formula="of:=[.B155]-[.B$2]" office:value-type="float" office:value="15.2995717525482" calcext:value-type="float">
            <text:p>15.2995717525</text:p>
          </table:table-cell>
          <table:table-cell table:formula="of:=[.D155]/([.E155]-[.E154])" office:value-type="float" office:value="71839.4350465937" calcext:value-type="float">
            <text:p>71839.4350465937</text:p>
          </table:table-cell>
          <table:table-cell table:formula="of:=[.E155]-[.E154]" office:value-type="float" office:value="0.100446224212646" calcext:value-type="float">
            <text:p>0.100446224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30018.15414" calcext:value-type="float">
            <text:p>1456030018.15414</text:p>
          </table:table-cell>
          <table:table-cell office:value-type="float" office:value="1456030018.15442" calcext:value-type="float">
            <text:p>1456030018.15442</text:p>
          </table:table-cell>
          <table:table-cell office:value-type="float" office:value="7312" calcext:value-type="float">
            <text:p>7312</text:p>
          </table:table-cell>
          <table:table-cell table:formula="of:=[.B156]-[.B$2]" office:value-type="float" office:value="15.3999087810516" calcext:value-type="float">
            <text:p>15.3999087811</text:p>
          </table:table-cell>
          <table:table-cell table:formula="of:=[.D156]/([.E156]-[.E155])" office:value-type="float" office:value="72874.3925254964" calcext:value-type="float">
            <text:p>72874.3925254964</text:p>
          </table:table-cell>
          <table:table-cell table:formula="of:=[.E156]-[.E155]" office:value-type="float" office:value="0.100337028503418" calcext:value-type="float">
            <text:p>0.10033702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30018.25348" calcext:value-type="float">
            <text:p>1456030018.25348</text:p>
          </table:table-cell>
          <table:table-cell office:value-type="float" office:value="1456030018.25375" calcext:value-type="float">
            <text:p>1456030018.25375</text:p>
          </table:table-cell>
          <table:table-cell office:value-type="float" office:value="7400" calcext:value-type="float">
            <text:p>7400</text:p>
          </table:table-cell>
          <table:table-cell table:formula="of:=[.B157]-[.B$2]" office:value-type="float" office:value="15.4992439746857" calcext:value-type="float">
            <text:p>15.4992439747</text:p>
          </table:table-cell>
          <table:table-cell table:formula="of:=[.D157]/([.E157]-[.E156])" office:value-type="float" office:value="74495.2491587502" calcext:value-type="float">
            <text:p>74495.2491587502</text:p>
          </table:table-cell>
          <table:table-cell table:formula="of:=[.E157]-[.E156]" office:value-type="float" office:value="0.0993351936340332" calcext:value-type="float">
            <text:p>0.09933519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30018.35387" calcext:value-type="float">
            <text:p>1456030018.35387</text:p>
          </table:table-cell>
          <table:table-cell office:value-type="float" office:value="1456030018.35415" calcext:value-type="float">
            <text:p>1456030018.35415</text:p>
          </table:table-cell>
          <table:table-cell office:value-type="float" office:value="7488" calcext:value-type="float">
            <text:p>7488</text:p>
          </table:table-cell>
          <table:table-cell table:formula="of:=[.B158]-[.B$2]" office:value-type="float" office:value="15.5996363162994" calcext:value-type="float">
            <text:p>15.5996363163</text:p>
          </table:table-cell>
          <table:table-cell table:formula="of:=[.D158]/([.E158]-[.E157])" office:value-type="float" office:value="74587.3627373681" calcext:value-type="float">
            <text:p>74587.3627373681</text:p>
          </table:table-cell>
          <table:table-cell table:formula="of:=[.E158]-[.E157]" office:value-type="float" office:value="0.10039234161377" calcext:value-type="float">
            <text:p>0.10039234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30018.45305" calcext:value-type="float">
            <text:p>1456030018.45305</text:p>
          </table:table-cell>
          <table:table-cell office:value-type="float" office:value="1456030018.45333" calcext:value-type="float">
            <text:p>1456030018.45333</text:p>
          </table:table-cell>
          <table:table-cell office:value-type="float" office:value="7560" calcext:value-type="float">
            <text:p>7560</text:p>
          </table:table-cell>
          <table:table-cell table:formula="of:=[.B159]-[.B$2]" office:value-type="float" office:value="15.6988186836243" calcext:value-type="float">
            <text:p>15.6988186836</text:p>
          </table:table-cell>
          <table:table-cell table:formula="of:=[.D159]/([.E159]-[.E158])" office:value-type="float" office:value="76223.2260018606" calcext:value-type="float">
            <text:p>76223.2260018606</text:p>
          </table:table-cell>
          <table:table-cell table:formula="of:=[.E159]-[.E158]" office:value-type="float" office:value="0.0991823673248291" calcext:value-type="float">
            <text:p>0.09918236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30018.55351" calcext:value-type="float">
            <text:p>1456030018.55351</text:p>
          </table:table-cell>
          <table:table-cell office:value-type="float" office:value="1456030018.55379" calcext:value-type="float">
            <text:p>1456030018.55379</text:p>
          </table:table-cell>
          <table:table-cell office:value-type="float" office:value="7632" calcext:value-type="float">
            <text:p>7632</text:p>
          </table:table-cell>
          <table:table-cell table:formula="of:=[.B160]-[.B$2]" office:value-type="float" office:value="15.7992763519287" calcext:value-type="float">
            <text:p>15.7992763519</text:p>
          </table:table-cell>
          <table:table-cell table:formula="of:=[.D160]/([.E160]-[.E159])" office:value-type="float" office:value="75972.2988679245" calcext:value-type="float">
            <text:p>75972.2988679245</text:p>
          </table:table-cell>
          <table:table-cell table:formula="of:=[.E160]-[.E159]" office:value-type="float" office:value="0.100457668304443" calcext:value-type="float">
            <text:p>0.100457668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30018.6539" calcext:value-type="float">
            <text:p>1456030018.6539</text:p>
          </table:table-cell>
          <table:table-cell office:value-type="float" office:value="1456030018.65419" calcext:value-type="float">
            <text:p>1456030018.65419</text:p>
          </table:table-cell>
          <table:table-cell office:value-type="float" office:value="7688" calcext:value-type="float">
            <text:p>7688</text:p>
          </table:table-cell>
          <table:table-cell table:formula="of:=[.B161]-[.B$2]" office:value-type="float" office:value="15.8996634483337" calcext:value-type="float">
            <text:p>15.8996634483</text:p>
          </table:table-cell>
          <table:table-cell table:formula="of:=[.D161]/([.E161]-[.E160])" office:value-type="float" office:value="76583.5478394695" calcext:value-type="float">
            <text:p>76583.5478394695</text:p>
          </table:table-cell>
          <table:table-cell table:formula="of:=[.E161]-[.E160]" office:value-type="float" office:value="0.100387096405029" calcext:value-type="float">
            <text:p>0.100387096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30018.75325" calcext:value-type="float">
            <text:p>1456030018.75325</text:p>
          </table:table-cell>
          <table:table-cell office:value-type="float" office:value="1456030018.75353" calcext:value-type="float">
            <text:p>1456030018.75353</text:p>
          </table:table-cell>
          <table:table-cell office:value-type="float" office:value="7744" calcext:value-type="float">
            <text:p>7744</text:p>
          </table:table-cell>
          <table:table-cell table:formula="of:=[.B162]-[.B$2]" office:value-type="float" office:value="15.9990108013153" calcext:value-type="float">
            <text:p>15.9990108013</text:p>
          </table:table-cell>
          <table:table-cell table:formula="of:=[.D162]/([.E162]-[.E161])" office:value-type="float" office:value="77948.73006266" calcext:value-type="float">
            <text:p>77948.73006266</text:p>
          </table:table-cell>
          <table:table-cell table:formula="of:=[.E162]-[.E161]" office:value-type="float" office:value="0.0993473529815674" calcext:value-type="float">
            <text:p>0.0993473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30018.85361" calcext:value-type="float">
            <text:p>1456030018.85361</text:p>
          </table:table-cell>
          <table:table-cell office:value-type="float" office:value="1456030018.85388" calcext:value-type="float">
            <text:p>1456030018.85388</text:p>
          </table:table-cell>
          <table:table-cell office:value-type="float" office:value="7792" calcext:value-type="float">
            <text:p>7792</text:p>
          </table:table-cell>
          <table:table-cell table:formula="of:=[.B163]-[.B$2]" office:value-type="float" office:value="16.0993700027466" calcext:value-type="float">
            <text:p>16.0993700027</text:p>
          </table:table-cell>
          <table:table-cell table:formula="of:=[.D163]/([.E163]-[.E162])" office:value-type="float" office:value="77641.112014387" calcext:value-type="float">
            <text:p>77641.112014387</text:p>
          </table:table-cell>
          <table:table-cell table:formula="of:=[.E163]-[.E162]" office:value-type="float" office:value="0.100359201431274" calcext:value-type="float">
            <text:p>0.10035920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30018.95405" calcext:value-type="float">
            <text:p>1456030018.95405</text:p>
          </table:table-cell>
          <table:table-cell office:value-type="float" office:value="1456030018.95432" calcext:value-type="float">
            <text:p>1456030018.95432</text:p>
          </table:table-cell>
          <table:table-cell office:value-type="float" office:value="7832" calcext:value-type="float">
            <text:p>7832</text:p>
          </table:table-cell>
          <table:table-cell table:formula="of:=[.B164]-[.B$2]" office:value-type="float" office:value="16.1998152732849" calcext:value-type="float">
            <text:p>16.1998152733</text:p>
          </table:table-cell>
          <table:table-cell table:formula="of:=[.D164]/([.E164]-[.E163])" office:value-type="float" office:value="77972.810048944" calcext:value-type="float">
            <text:p>77972.810048944</text:p>
          </table:table-cell>
          <table:table-cell table:formula="of:=[.E164]-[.E163]" office:value-type="float" office:value="0.10044527053833" calcext:value-type="float">
            <text:p>0.10044527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30019.06614" calcext:value-type="float">
            <text:p>1456030019.06614</text:p>
          </table:table-cell>
          <table:table-cell office:value-type="float" office:value="1456030019.06641" calcext:value-type="float">
            <text:p>1456030019.06641</text:p>
          </table:table-cell>
          <table:table-cell office:value-type="float" office:value="7856" calcext:value-type="float">
            <text:p>7856</text:p>
          </table:table-cell>
          <table:table-cell table:formula="of:=[.B165]-[.B$2]" office:value-type="float" office:value="16.3119013309479" calcext:value-type="float">
            <text:p>16.3119013309</text:p>
          </table:table-cell>
          <table:table-cell table:formula="of:=[.D165]/([.E165]-[.E164])" office:value-type="float" office:value="70089.0027163104" calcext:value-type="float">
            <text:p>70089.0027163104</text:p>
          </table:table-cell>
          <table:table-cell table:formula="of:=[.E165]-[.E164]" office:value-type="float" office:value="0.112086057662964" calcext:value-type="float">
            <text:p>0.112086057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30019.25403" calcext:value-type="float">
            <text:p>1456030019.25403</text:p>
          </table:table-cell>
          <table:table-cell office:value-type="float" office:value="1456030019.25431" calcext:value-type="float">
            <text:p>1456030019.25431</text:p>
          </table:table-cell>
          <table:table-cell office:value-type="float" office:value="7880" calcext:value-type="float">
            <text:p>7880</text:p>
          </table:table-cell>
          <table:table-cell table:formula="of:=[.B166]-[.B$2]" office:value-type="float" office:value="16.4997982978821" calcext:value-type="float">
            <text:p>16.4997982979</text:p>
          </table:table-cell>
          <table:table-cell table:formula="of:=[.D166]/([.E166]-[.E165])" office:value-type="float" office:value="41937.8775962857" calcext:value-type="float">
            <text:p>41937.8775962857</text:p>
          </table:table-cell>
          <table:table-cell table:formula="of:=[.E166]-[.E165]" office:value-type="float" office:value="0.187896966934204" calcext:value-type="float">
            <text:p>0.187896966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30019.35353" calcext:value-type="float">
            <text:p>1456030019.35353</text:p>
          </table:table-cell>
          <table:table-cell office:value-type="float" office:value="1456030019.35381" calcext:value-type="float">
            <text:p>1456030019.35381</text:p>
          </table:table-cell>
          <table:table-cell office:value-type="float" office:value="7888" calcext:value-type="float">
            <text:p>7888</text:p>
          </table:table-cell>
          <table:table-cell table:formula="of:=[.B167]-[.B$2]" office:value-type="float" office:value="16.5992977619171" calcext:value-type="float">
            <text:p>16.5992977619</text:p>
          </table:table-cell>
          <table:table-cell table:formula="of:=[.D167]/([.E167]-[.E166])" office:value-type="float" office:value="79276.8089406251" calcext:value-type="float">
            <text:p>79276.8089406251</text:p>
          </table:table-cell>
          <table:table-cell table:formula="of:=[.E167]-[.E166]" office:value-type="float" office:value="0.0994994640350342" calcext:value-type="float">
            <text:p>0.09949946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30019.45394" calcext:value-type="float">
            <text:p>1456030019.45394</text:p>
          </table:table-cell>
          <table:table-cell office:value-type="float" office:value="1456030019.45422" calcext:value-type="float">
            <text:p>1456030019.45422</text:p>
          </table:table-cell>
          <table:table-cell office:value-type="float" office:value="7888" calcext:value-type="float">
            <text:p>7888</text:p>
          </table:table-cell>
          <table:table-cell table:formula="of:=[.B168]-[.B$2]" office:value-type="float" office:value="16.6997008323669" calcext:value-type="float">
            <text:p>16.6997008324</text:p>
          </table:table-cell>
          <table:table-cell table:formula="of:=[.D168]/([.E168]-[.E167])" office:value-type="float" office:value="78563.3344145744" calcext:value-type="float">
            <text:p>78563.3344145744</text:p>
          </table:table-cell>
          <table:table-cell table:formula="of:=[.E168]-[.E167]" office:value-type="float" office:value="0.100403070449829" calcext:value-type="float">
            <text:p>0.10040307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30019.55321" calcext:value-type="float">
            <text:p>1456030019.55321</text:p>
          </table:table-cell>
          <table:table-cell office:value-type="float" office:value="1456030019.55349" calcext:value-type="float">
            <text:p>1456030019.55349</text:p>
          </table:table-cell>
          <table:table-cell office:value-type="float" office:value="7888" calcext:value-type="float">
            <text:p>7888</text:p>
          </table:table-cell>
          <table:table-cell table:formula="of:=[.B169]-[.B$2]" office:value-type="float" office:value="16.7989797592163" calcext:value-type="float">
            <text:p>16.7989797592</text:p>
          </table:table-cell>
          <table:table-cell table:formula="of:=[.D169]/([.E169]-[.E168])" office:value-type="float" office:value="79452.9136275654" calcext:value-type="float">
            <text:p>79452.9136275654</text:p>
          </table:table-cell>
          <table:table-cell table:formula="of:=[.E169]-[.E168]" office:value-type="float" office:value="0.0992789268493652" calcext:value-type="float">
            <text:p>0.099278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30019.66957" calcext:value-type="float">
            <text:p>1456030019.66957</text:p>
          </table:table-cell>
          <table:table-cell office:value-type="float" office:value="1456030019.66984" calcext:value-type="float">
            <text:p>1456030019.66984</text:p>
          </table:table-cell>
          <table:table-cell office:value-type="float" office:value="7872" calcext:value-type="float">
            <text:p>7872</text:p>
          </table:table-cell>
          <table:table-cell table:formula="of:=[.B170]-[.B$2]" office:value-type="float" office:value="16.9153335094452" calcext:value-type="float">
            <text:p>16.9153335094</text:p>
          </table:table-cell>
          <table:table-cell table:formula="of:=[.D170]/([.E170]-[.E169])" office:value-type="float" office:value="67655.7479626985" calcext:value-type="float">
            <text:p>67655.7479626985</text:p>
          </table:table-cell>
          <table:table-cell table:formula="of:=[.E170]-[.E169]" office:value-type="float" office:value="0.116353750228882" calcext:value-type="float">
            <text:p>0.11635375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30019.85353" calcext:value-type="float">
            <text:p>1456030019.85353</text:p>
          </table:table-cell>
          <table:table-cell office:value-type="float" office:value="1456030019.85383" calcext:value-type="float">
            <text:p>1456030019.85383</text:p>
          </table:table-cell>
          <table:table-cell office:value-type="float" office:value="7848" calcext:value-type="float">
            <text:p>7848</text:p>
          </table:table-cell>
          <table:table-cell table:formula="of:=[.B171]-[.B$2]" office:value-type="float" office:value="17.09929728508" calcext:value-type="float">
            <text:p>17.0992972851</text:p>
          </table:table-cell>
          <table:table-cell table:formula="of:=[.D171]/([.E171]-[.E170])" office:value-type="float" office:value="42660.5725660964" calcext:value-type="float">
            <text:p>42660.5725660964</text:p>
          </table:table-cell>
          <table:table-cell table:formula="of:=[.E171]-[.E170]" office:value-type="float" office:value="0.183963775634766" calcext:value-type="float">
            <text:p>0.18396377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30019.954" calcext:value-type="float">
            <text:p>1456030019.954</text:p>
          </table:table-cell>
          <table:table-cell office:value-type="float" office:value="1456030019.95428" calcext:value-type="float">
            <text:p>1456030019.95428</text:p>
          </table:table-cell>
          <table:table-cell office:value-type="float" office:value="7816" calcext:value-type="float">
            <text:p>7816</text:p>
          </table:table-cell>
          <table:table-cell table:formula="of:=[.B172]-[.B$2]" office:value-type="float" office:value="17.1997637748718" calcext:value-type="float">
            <text:p>17.1997637749</text:p>
          </table:table-cell>
          <table:table-cell table:formula="of:=[.D172]/([.E172]-[.E171])" office:value-type="float" office:value="77797.0845422379" calcext:value-type="float">
            <text:p>77797.0845422379</text:p>
          </table:table-cell>
          <table:table-cell table:formula="of:=[.E172]-[.E171]" office:value-type="float" office:value="0.10046648979187" calcext:value-type="float">
            <text:p>0.10046648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30020.05355" calcext:value-type="float">
            <text:p>1456030020.05355</text:p>
          </table:table-cell>
          <table:table-cell office:value-type="float" office:value="1456030020.05383" calcext:value-type="float">
            <text:p>1456030020.05383</text:p>
          </table:table-cell>
          <table:table-cell office:value-type="float" office:value="7776" calcext:value-type="float">
            <text:p>7776</text:p>
          </table:table-cell>
          <table:table-cell table:formula="of:=[.B173]-[.B$2]" office:value-type="float" office:value="17.2993149757385" calcext:value-type="float">
            <text:p>17.2993149757</text:p>
          </table:table-cell>
          <table:table-cell table:formula="of:=[.D173]/([.E173]-[.E172])" office:value-type="float" office:value="78110.5595141157" calcext:value-type="float">
            <text:p>78110.5595141157</text:p>
          </table:table-cell>
          <table:table-cell table:formula="of:=[.E173]-[.E172]" office:value-type="float" office:value="0.0995512008666992" calcext:value-type="float">
            <text:p>0.09955120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30020.15393" calcext:value-type="float">
            <text:p>1456030020.15393</text:p>
          </table:table-cell>
          <table:table-cell office:value-type="float" office:value="1456030020.1542" calcext:value-type="float">
            <text:p>1456030020.1542</text:p>
          </table:table-cell>
          <table:table-cell office:value-type="float" office:value="7728" calcext:value-type="float">
            <text:p>7728</text:p>
          </table:table-cell>
          <table:table-cell table:formula="of:=[.B174]-[.B$2]" office:value-type="float" office:value="17.3996946811676" calcext:value-type="float">
            <text:p>17.3996946812</text:p>
          </table:table-cell>
          <table:table-cell table:formula="of:=[.D174]/([.E174]-[.E173])" office:value-type="float" office:value="76987.6736235313" calcext:value-type="float">
            <text:p>76987.6736235313</text:p>
          </table:table-cell>
          <table:table-cell table:formula="of:=[.E174]-[.E173]" office:value-type="float" office:value="0.100379705429077" calcext:value-type="float">
            <text:p>0.10037970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30020.26844" calcext:value-type="float">
            <text:p>1456030020.26844</text:p>
          </table:table-cell>
          <table:table-cell office:value-type="float" office:value="1456030020.26872" calcext:value-type="float">
            <text:p>1456030020.26872</text:p>
          </table:table-cell>
          <table:table-cell office:value-type="float" office:value="7672" calcext:value-type="float">
            <text:p>7672</text:p>
          </table:table-cell>
          <table:table-cell table:formula="of:=[.B175]-[.B$2]" office:value-type="float" office:value="17.5142014026642" calcext:value-type="float">
            <text:p>17.5142014027</text:p>
          </table:table-cell>
          <table:table-cell table:formula="of:=[.D175]/([.E175]-[.E174])" office:value-type="float" office:value="67000.4336839651" calcext:value-type="float">
            <text:p>67000.4336839651</text:p>
          </table:table-cell>
          <table:table-cell table:formula="of:=[.E175]-[.E174]" office:value-type="float" office:value="0.114506721496582" calcext:value-type="float">
            <text:p>0.11450672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30020.4543" calcext:value-type="float">
            <text:p>1456030020.4543</text:p>
          </table:table-cell>
          <table:table-cell office:value-type="float" office:value="1456030020.45458" calcext:value-type="float">
            <text:p>1456030020.45458</text:p>
          </table:table-cell>
          <table:table-cell office:value-type="float" office:value="7608" calcext:value-type="float">
            <text:p>7608</text:p>
          </table:table-cell>
          <table:table-cell table:formula="of:=[.B176]-[.B$2]" office:value-type="float" office:value="17.7000634670258" calcext:value-type="float">
            <text:p>17.700063467</text:p>
          </table:table-cell>
          <table:table-cell table:formula="of:=[.D176]/([.E176]-[.E175])" office:value-type="float" office:value="40933.5817189653" calcext:value-type="float">
            <text:p>40933.5817189653</text:p>
          </table:table-cell>
          <table:table-cell table:formula="of:=[.E176]-[.E175]" office:value-type="float" office:value="0.185862064361572" calcext:value-type="float">
            <text:p>0.18586206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30020.55366" calcext:value-type="float">
            <text:p>1456030020.55366</text:p>
          </table:table-cell>
          <table:table-cell office:value-type="float" office:value="1456030020.55394" calcext:value-type="float">
            <text:p>1456030020.55394</text:p>
          </table:table-cell>
          <table:table-cell office:value-type="float" office:value="7536" calcext:value-type="float">
            <text:p>7536</text:p>
          </table:table-cell>
          <table:table-cell table:formula="of:=[.B177]-[.B$2]" office:value-type="float" office:value="17.7994222640991" calcext:value-type="float">
            <text:p>17.7994222641</text:p>
          </table:table-cell>
          <table:table-cell table:formula="of:=[.D177]/([.E177]-[.E176])" office:value-type="float" office:value="75846.3288805277" calcext:value-type="float">
            <text:p>75846.3288805277</text:p>
          </table:table-cell>
          <table:table-cell table:formula="of:=[.E177]-[.E176]" office:value-type="float" office:value="0.0993587970733643" calcext:value-type="float">
            <text:p>0.09935879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30020.65392" calcext:value-type="float">
            <text:p>1456030020.65392</text:p>
          </table:table-cell>
          <table:table-cell office:value-type="float" office:value="1456030020.65419" calcext:value-type="float">
            <text:p>1456030020.65419</text:p>
          </table:table-cell>
          <table:table-cell office:value-type="float" office:value="7456" calcext:value-type="float">
            <text:p>7456</text:p>
          </table:table-cell>
          <table:table-cell table:formula="of:=[.B178]-[.B$2]" office:value-type="float" office:value="17.8996820449829" calcext:value-type="float">
            <text:p>17.899682045</text:p>
          </table:table-cell>
          <table:table-cell table:formula="of:=[.D178]/([.E178]-[.E177])" office:value-type="float" office:value="74366.8092456958" calcext:value-type="float">
            <text:p>74366.8092456958</text:p>
          </table:table-cell>
          <table:table-cell table:formula="of:=[.E178]-[.E177]" office:value-type="float" office:value="0.100259780883789" calcext:value-type="float">
            <text:p>0.10025978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30020.75329" calcext:value-type="float">
            <text:p>1456030020.75329</text:p>
          </table:table-cell>
          <table:table-cell office:value-type="float" office:value="1456030020.75357" calcext:value-type="float">
            <text:p>1456030020.75357</text:p>
          </table:table-cell>
          <table:table-cell office:value-type="float" office:value="7368" calcext:value-type="float">
            <text:p>7368</text:p>
          </table:table-cell>
          <table:table-cell table:formula="of:=[.B179]-[.B$2]" office:value-type="float" office:value="17.9990537166595" calcext:value-type="float">
            <text:p>17.9990537167</text:p>
          </table:table-cell>
          <table:table-cell table:formula="of:=[.D179]/([.E179]-[.E178])" office:value-type="float" office:value="74145.8795618949" calcext:value-type="float">
            <text:p>74145.8795618949</text:p>
          </table:table-cell>
          <table:table-cell table:formula="of:=[.E179]-[.E178]" office:value-type="float" office:value="0.0993716716766357" calcext:value-type="float">
            <text:p>0.099371671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30020.85359" calcext:value-type="float">
            <text:p>1456030020.85359</text:p>
          </table:table-cell>
          <table:table-cell office:value-type="float" office:value="1456030020.85387" calcext:value-type="float">
            <text:p>1456030020.85387</text:p>
          </table:table-cell>
          <table:table-cell office:value-type="float" office:value="7280" calcext:value-type="float">
            <text:p>7280</text:p>
          </table:table-cell>
          <table:table-cell table:formula="of:=[.B180]-[.B$2]" office:value-type="float" office:value="18.0993587970734" calcext:value-type="float">
            <text:p>18.0993587971</text:p>
          </table:table-cell>
          <table:table-cell table:formula="of:=[.D180]/([.E180]-[.E179])" office:value-type="float" office:value="72578.5769770151" calcext:value-type="float">
            <text:p>72578.5769770151</text:p>
          </table:table-cell>
          <table:table-cell table:formula="of:=[.E180]-[.E179]" office:value-type="float" office:value="0.100305080413818" calcext:value-type="float">
            <text:p>0.10030508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30020.95632" calcext:value-type="float">
            <text:p>1456030020.95632</text:p>
          </table:table-cell>
          <table:table-cell office:value-type="float" office:value="1456030020.9566" calcext:value-type="float">
            <text:p>1456030020.9566</text:p>
          </table:table-cell>
          <table:table-cell office:value-type="float" office:value="7184" calcext:value-type="float">
            <text:p>7184</text:p>
          </table:table-cell>
          <table:table-cell table:formula="of:=[.B181]-[.B$2]" office:value-type="float" office:value="18.2020823955536" calcext:value-type="float">
            <text:p>18.2020823956</text:p>
          </table:table-cell>
          <table:table-cell table:formula="of:=[.D181]/([.E181]-[.E180])" office:value-type="float" office:value="69935.2447371964" calcext:value-type="float">
            <text:p>69935.2447371964</text:p>
          </table:table-cell>
          <table:table-cell table:formula="of:=[.E181]-[.E180]" office:value-type="float" office:value="0.102723598480225" calcext:value-type="float">
            <text:p>0.10272359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30021.06878" calcext:value-type="float">
            <text:p>1456030021.06878</text:p>
          </table:table-cell>
          <table:table-cell office:value-type="float" office:value="1456030021.06907" calcext:value-type="float">
            <text:p>1456030021.06907</text:p>
          </table:table-cell>
          <table:table-cell office:value-type="float" office:value="7080" calcext:value-type="float">
            <text:p>7080</text:p>
          </table:table-cell>
          <table:table-cell table:formula="of:=[.B182]-[.B$2]" office:value-type="float" office:value="18.3145461082459" calcext:value-type="float">
            <text:p>18.3145461082</text:p>
          </table:table-cell>
          <table:table-cell table:formula="of:=[.D182]/([.E182]-[.E181])" office:value-type="float" office:value="62953.6392718361" calcext:value-type="float">
            <text:p>62953.6392718361</text:p>
          </table:table-cell>
          <table:table-cell table:formula="of:=[.E182]-[.E181]" office:value-type="float" office:value="0.112463712692261" calcext:value-type="float">
            <text:p>0.11246371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30021.25302" calcext:value-type="float">
            <text:p>1456030021.25302</text:p>
          </table:table-cell>
          <table:table-cell office:value-type="float" office:value="1456030021.2533" calcext:value-type="float">
            <text:p>1456030021.2533</text:p>
          </table:table-cell>
          <table:table-cell office:value-type="float" office:value="6976" calcext:value-type="float">
            <text:p>6976</text:p>
          </table:table-cell>
          <table:table-cell table:formula="of:=[.B183]-[.B$2]" office:value-type="float" office:value="18.4987895488739" calcext:value-type="float">
            <text:p>18.4987895489</text:p>
          </table:table-cell>
          <table:table-cell table:formula="of:=[.D183]/([.E183]-[.E182])" office:value-type="float" office:value="37862.949021252" calcext:value-type="float">
            <text:p>37862.949021252</text:p>
          </table:table-cell>
          <table:table-cell table:formula="of:=[.E183]-[.E182]" office:value-type="float" office:value="0.184243440628052" calcext:value-type="float">
            <text:p>0.18424344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30021.35367" calcext:value-type="float">
            <text:p>1456030021.35367</text:p>
          </table:table-cell>
          <table:table-cell office:value-type="float" office:value="1456030021.35395" calcext:value-type="float">
            <text:p>1456030021.35395</text:p>
          </table:table-cell>
          <table:table-cell office:value-type="float" office:value="6864" calcext:value-type="float">
            <text:p>6864</text:p>
          </table:table-cell>
          <table:table-cell table:formula="of:=[.B184]-[.B$2]" office:value-type="float" office:value="18.5994393825531" calcext:value-type="float">
            <text:p>18.5994393826</text:p>
          </table:table-cell>
          <table:table-cell table:formula="of:=[.D184]/([.E184]-[.E183])" office:value-type="float" office:value="68196.8340044912" calcext:value-type="float">
            <text:p>68196.8340044912</text:p>
          </table:table-cell>
          <table:table-cell table:formula="of:=[.E184]-[.E183]" office:value-type="float" office:value="0.100649833679199" calcext:value-type="float">
            <text:p>0.10064983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30021.45435" calcext:value-type="float">
            <text:p>1456030021.45435</text:p>
          </table:table-cell>
          <table:table-cell office:value-type="float" office:value="1456030021.45463" calcext:value-type="float">
            <text:p>1456030021.45463</text:p>
          </table:table-cell>
          <table:table-cell office:value-type="float" office:value="6744" calcext:value-type="float">
            <text:p>6744</text:p>
          </table:table-cell>
          <table:table-cell table:formula="of:=[.B185]-[.B$2]" office:value-type="float" office:value="18.7001180648804" calcext:value-type="float">
            <text:p>18.7001180649</text:p>
          </table:table-cell>
          <table:table-cell table:formula="of:=[.D185]/([.E185]-[.E184])" office:value-type="float" office:value="66985.3820501709" calcext:value-type="float">
            <text:p>66985.3820501709</text:p>
          </table:table-cell>
          <table:table-cell table:formula="of:=[.E185]-[.E184]" office:value-type="float" office:value="0.100678682327271" calcext:value-type="float">
            <text:p>0.10067868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30021.55369" calcext:value-type="float">
            <text:p>1456030021.55369</text:p>
          </table:table-cell>
          <table:table-cell office:value-type="float" office:value="1456030021.55396" calcext:value-type="float">
            <text:p>1456030021.55396</text:p>
          </table:table-cell>
          <table:table-cell office:value-type="float" office:value="6624" calcext:value-type="float">
            <text:p>6624</text:p>
          </table:table-cell>
          <table:table-cell table:formula="of:=[.B186]-[.B$2]" office:value-type="float" office:value="18.799455165863" calcext:value-type="float">
            <text:p>18.7994551659</text:p>
          </table:table-cell>
          <table:table-cell table:formula="of:=[.D186]/([.E186]-[.E185])" office:value-type="float" office:value="66682.0345517821" calcext:value-type="float">
            <text:p>66682.0345517821</text:p>
          </table:table-cell>
          <table:table-cell table:formula="of:=[.E186]-[.E185]" office:value-type="float" office:value="0.099337100982666" calcext:value-type="float">
            <text:p>0.0993371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30021.65388" calcext:value-type="float">
            <text:p>1456030021.65388</text:p>
          </table:table-cell>
          <table:table-cell office:value-type="float" office:value="1456030021.65415" calcext:value-type="float">
            <text:p>1456030021.65415</text:p>
          </table:table-cell>
          <table:table-cell office:value-type="float" office:value="6504" calcext:value-type="float">
            <text:p>6504</text:p>
          </table:table-cell>
          <table:table-cell table:formula="of:=[.B187]-[.B$2]" office:value-type="float" office:value="18.8996465206146" calcext:value-type="float">
            <text:p>18.8996465206</text:p>
          </table:table-cell>
          <table:table-cell table:formula="of:=[.D187]/([.E187]-[.E186])" office:value-type="float" office:value="64915.7805693508" calcext:value-type="float">
            <text:p>64915.7805693508</text:p>
          </table:table-cell>
          <table:table-cell table:formula="of:=[.E187]-[.E186]" office:value-type="float" office:value="0.100191354751587" calcext:value-type="float">
            <text:p>0.10019135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30021.75314" calcext:value-type="float">
            <text:p>1456030021.75314</text:p>
          </table:table-cell>
          <table:table-cell office:value-type="float" office:value="1456030021.75341" calcext:value-type="float">
            <text:p>1456030021.75341</text:p>
          </table:table-cell>
          <table:table-cell office:value-type="float" office:value="6384" calcext:value-type="float">
            <text:p>6384</text:p>
          </table:table-cell>
          <table:table-cell table:formula="of:=[.B188]-[.B$2]" office:value-type="float" office:value="18.9989042282105" calcext:value-type="float">
            <text:p>18.9989042282</text:p>
          </table:table-cell>
          <table:table-cell table:formula="of:=[.D188]/([.E188]-[.E187])" office:value-type="float" office:value="64317.4233480737" calcext:value-type="float">
            <text:p>64317.4233480737</text:p>
          </table:table-cell>
          <table:table-cell table:formula="of:=[.E188]-[.E187]" office:value-type="float" office:value="0.0992577075958252" calcext:value-type="float">
            <text:p>0.09925770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30021.85388" calcext:value-type="float">
            <text:p>1456030021.85388</text:p>
          </table:table-cell>
          <table:table-cell office:value-type="float" office:value="1456030021.85416" calcext:value-type="float">
            <text:p>1456030021.85416</text:p>
          </table:table-cell>
          <table:table-cell office:value-type="float" office:value="6256" calcext:value-type="float">
            <text:p>6256</text:p>
          </table:table-cell>
          <table:table-cell table:formula="of:=[.B189]-[.B$2]" office:value-type="float" office:value="19.0996494293213" calcext:value-type="float">
            <text:p>19.0996494293</text:p>
          </table:table-cell>
          <table:table-cell table:formula="of:=[.D189]/([.E189]-[.E188])" office:value-type="float" office:value="62097.2505987372" calcext:value-type="float">
            <text:p>62097.2505987372</text:p>
          </table:table-cell>
          <table:table-cell table:formula="of:=[.E189]-[.E188]" office:value-type="float" office:value="0.10074520111084" calcext:value-type="float">
            <text:p>0.10074520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30021.95398" calcext:value-type="float">
            <text:p>1456030021.95398</text:p>
          </table:table-cell>
          <table:table-cell office:value-type="float" office:value="1456030021.95425" calcext:value-type="float">
            <text:p>1456030021.95425</text:p>
          </table:table-cell>
          <table:table-cell office:value-type="float" office:value="6136" calcext:value-type="float">
            <text:p>6136</text:p>
          </table:table-cell>
          <table:table-cell table:formula="of:=[.B190]-[.B$2]" office:value-type="float" office:value="19.1997423171997" calcext:value-type="float">
            <text:p>19.1997423172</text:p>
          </table:table-cell>
          <table:table-cell table:formula="of:=[.D190]/([.E190]-[.E189])" office:value-type="float" office:value="61303.0568910486" calcext:value-type="float">
            <text:p>61303.0568910486</text:p>
          </table:table-cell>
          <table:table-cell table:formula="of:=[.E190]-[.E189]" office:value-type="float" office:value="0.100092887878418" calcext:value-type="float">
            <text:p>0.100092887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30022.05335" calcext:value-type="float">
            <text:p>1456030022.05335</text:p>
          </table:table-cell>
          <table:table-cell office:value-type="float" office:value="1456030022.05364" calcext:value-type="float">
            <text:p>1456030022.05364</text:p>
          </table:table-cell>
          <table:table-cell office:value-type="float" office:value="6008" calcext:value-type="float">
            <text:p>6008</text:p>
          </table:table-cell>
          <table:table-cell table:formula="of:=[.B191]-[.B$2]" office:value-type="float" office:value="19.2991120815277" calcext:value-type="float">
            <text:p>19.2991120815</text:p>
          </table:table-cell>
          <table:table-cell table:formula="of:=[.D191]/([.E191]-[.E190])" office:value-type="float" office:value="60461.0470864015" calcext:value-type="float">
            <text:p>60461.0470864015</text:p>
          </table:table-cell>
          <table:table-cell table:formula="of:=[.E191]-[.E190]" office:value-type="float" office:value="0.0993697643280029" calcext:value-type="float">
            <text:p>0.09936976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30022.15386" calcext:value-type="float">
            <text:p>1456030022.15386</text:p>
          </table:table-cell>
          <table:table-cell office:value-type="float" office:value="1456030022.15414" calcext:value-type="float">
            <text:p>1456030022.15414</text:p>
          </table:table-cell>
          <table:table-cell office:value-type="float" office:value="5880" calcext:value-type="float">
            <text:p>5880</text:p>
          </table:table-cell>
          <table:table-cell table:formula="of:=[.B192]-[.B$2]" office:value-type="float" office:value="19.3996200561523" calcext:value-type="float">
            <text:p>19.3996200562</text:p>
          </table:table-cell>
          <table:table-cell table:formula="of:=[.D192]/([.E192]-[.E191])" office:value-type="float" office:value="58502.8205170782" calcext:value-type="float">
            <text:p>58502.8205170782</text:p>
          </table:table-cell>
          <table:table-cell table:formula="of:=[.E192]-[.E191]" office:value-type="float" office:value="0.100507974624634" calcext:value-type="float">
            <text:p>0.10050797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30022.25419" calcext:value-type="float">
            <text:p>1456030022.25419</text:p>
          </table:table-cell>
          <table:table-cell office:value-type="float" office:value="1456030022.25448" calcext:value-type="float">
            <text:p>1456030022.25448</text:p>
          </table:table-cell>
          <table:table-cell office:value-type="float" office:value="5760" calcext:value-type="float">
            <text:p>5760</text:p>
          </table:table-cell>
          <table:table-cell table:formula="of:=[.B193]-[.B$2]" office:value-type="float" office:value="19.4999539852142" calcext:value-type="float">
            <text:p>19.4999539852</text:p>
          </table:table-cell>
          <table:table-cell table:formula="of:=[.D193]/([.E193]-[.E192])" office:value-type="float" office:value="57408.2970123399" calcext:value-type="float">
            <text:p>57408.2970123399</text:p>
          </table:table-cell>
          <table:table-cell table:formula="of:=[.E193]-[.E192]" office:value-type="float" office:value="0.10033392906189" calcext:value-type="float">
            <text:p>0.10033392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30022.2701" calcext:value-type="float">
            <text:p>1456030022.2701</text:p>
          </table:table-cell>
          <table:table-cell office:value-type="float" office:value="1456030022.27038" calcext:value-type="float">
            <text:p>1456030022.27038</text:p>
          </table:table-cell>
          <table:table-cell office:value-type="float" office:value="5632" calcext:value-type="float">
            <text:p>5632</text:p>
          </table:table-cell>
          <table:table-cell table:formula="of:=[.B194]-[.B$2]" office:value-type="float" office:value="19.5158650875092" calcext:value-type="float">
            <text:p>19.5158650875</text:p>
          </table:table-cell>
          <table:table-cell table:formula="of:=[.D194]/([.E194]-[.E193])" office:value-type="float" office:value="353966.676576361" calcext:value-type="float">
            <text:p>353966.676576361</text:p>
          </table:table-cell>
          <table:table-cell table:formula="of:=[.E194]-[.E193]" office:value-type="float" office:value="0.0159111022949219" calcext:value-type="float">
            <text:p>0.015911102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30022.35437" calcext:value-type="float">
            <text:p>1456030022.35437</text:p>
          </table:table-cell>
          <table:table-cell office:value-type="float" office:value="1456030022.35465" calcext:value-type="float">
            <text:p>1456030022.35465</text:p>
          </table:table-cell>
          <table:table-cell office:value-type="float" office:value="5512" calcext:value-type="float">
            <text:p>5512</text:p>
          </table:table-cell>
          <table:table-cell table:formula="of:=[.B195]-[.B$2]" office:value-type="float" office:value="19.6001317501068" calcext:value-type="float">
            <text:p>19.6001317501</text:p>
          </table:table-cell>
          <table:table-cell table:formula="of:=[.D195]/([.E195]-[.E194])" office:value-type="float" office:value="65411.3955636034" calcext:value-type="float">
            <text:p>65411.3955636034</text:p>
          </table:table-cell>
          <table:table-cell table:formula="of:=[.E195]-[.E194]" office:value-type="float" office:value="0.0842666625976563" calcext:value-type="float">
            <text:p>0.08426666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30022.45417" calcext:value-type="float">
            <text:p>1456030022.45417</text:p>
          </table:table-cell>
          <table:table-cell office:value-type="float" office:value="1456030022.45445" calcext:value-type="float">
            <text:p>1456030022.45445</text:p>
          </table:table-cell>
          <table:table-cell office:value-type="float" office:value="5400" calcext:value-type="float">
            <text:p>5400</text:p>
          </table:table-cell>
          <table:table-cell table:formula="of:=[.B196]-[.B$2]" office:value-type="float" office:value="19.6999371051788" calcext:value-type="float">
            <text:p>19.6999371052</text:p>
          </table:table-cell>
          <table:table-cell table:formula="of:=[.D196]/([.E196]-[.E195])" office:value-type="float" office:value="54105.3132480041" calcext:value-type="float">
            <text:p>54105.3132480041</text:p>
          </table:table-cell>
          <table:table-cell table:formula="of:=[.E196]-[.E195]" office:value-type="float" office:value="0.0998053550720215" calcext:value-type="float">
            <text:p>0.09980535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30022.55363" calcext:value-type="float">
            <text:p>1456030022.55363</text:p>
          </table:table-cell>
          <table:table-cell office:value-type="float" office:value="1456030022.5539" calcext:value-type="float">
            <text:p>1456030022.5539</text:p>
          </table:table-cell>
          <table:table-cell office:value-type="float" office:value="5280" calcext:value-type="float">
            <text:p>5280</text:p>
          </table:table-cell>
          <table:table-cell table:formula="of:=[.B197]-[.B$2]" office:value-type="float" office:value="19.7993910312653" calcext:value-type="float">
            <text:p>19.7993910313</text:p>
          </table:table-cell>
          <table:table-cell table:formula="of:=[.D197]/([.E197]-[.E196])" office:value-type="float" office:value="53089.9101500695" calcext:value-type="float">
            <text:p>53089.9101500695</text:p>
          </table:table-cell>
          <table:table-cell table:formula="of:=[.E197]-[.E196]" office:value-type="float" office:value="0.0994539260864258" calcext:value-type="float">
            <text:p>0.099453926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30022.65382" calcext:value-type="float">
            <text:p>1456030022.65382</text:p>
          </table:table-cell>
          <table:table-cell office:value-type="float" office:value="1456030022.6541" calcext:value-type="float">
            <text:p>1456030022.6541</text:p>
          </table:table-cell>
          <table:table-cell office:value-type="float" office:value="5176" calcext:value-type="float">
            <text:p>5176</text:p>
          </table:table-cell>
          <table:table-cell table:formula="of:=[.B198]-[.B$2]" office:value-type="float" office:value="19.8995883464813" calcext:value-type="float">
            <text:p>19.8995883465</text:p>
          </table:table-cell>
          <table:table-cell table:formula="of:=[.D198]/([.E198]-[.E197])" office:value-type="float" office:value="51658.0707660532" calcext:value-type="float">
            <text:p>51658.0707660532</text:p>
          </table:table-cell>
          <table:table-cell table:formula="of:=[.E198]-[.E197]" office:value-type="float" office:value="0.100197315216064" calcext:value-type="float">
            <text:p>0.10019731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30022.75316" calcext:value-type="float">
            <text:p>1456030022.75316</text:p>
          </table:table-cell>
          <table:table-cell office:value-type="float" office:value="1456030022.75343" calcext:value-type="float">
            <text:p>1456030022.75343</text:p>
          </table:table-cell>
          <table:table-cell office:value-type="float" office:value="5064" calcext:value-type="float">
            <text:p>5064</text:p>
          </table:table-cell>
          <table:table-cell table:formula="of:=[.B199]-[.B$2]" office:value-type="float" office:value="19.9989216327667" calcext:value-type="float">
            <text:p>19.9989216328</text:p>
          </table:table-cell>
          <table:table-cell table:formula="of:=[.D199]/([.E199]-[.E198])" office:value-type="float" office:value="50979.8899177696" calcext:value-type="float">
            <text:p>50979.8899177696</text:p>
          </table:table-cell>
          <table:table-cell table:formula="of:=[.E199]-[.E198]" office:value-type="float" office:value="0.0993332862854004" calcext:value-type="float">
            <text:p>0.099333286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30022.85362" calcext:value-type="float">
            <text:p>1456030022.85362</text:p>
          </table:table-cell>
          <table:table-cell office:value-type="float" office:value="1456030022.85389" calcext:value-type="float">
            <text:p>1456030022.85389</text:p>
          </table:table-cell>
          <table:table-cell office:value-type="float" office:value="4968" calcext:value-type="float">
            <text:p>4968</text:p>
          </table:table-cell>
          <table:table-cell table:formula="of:=[.B200]-[.B$2]" office:value-type="float" office:value="20.0993804931641" calcext:value-type="float">
            <text:p>20.0993804932</text:p>
          </table:table-cell>
          <table:table-cell table:formula="of:=[.D200]/([.E200]-[.E199])" office:value-type="float" office:value="49453.0794033535" calcext:value-type="float">
            <text:p>49453.0794033535</text:p>
          </table:table-cell>
          <table:table-cell table:formula="of:=[.E200]-[.E199]" office:value-type="float" office:value="0.100458860397339" calcext:value-type="float">
            <text:p>0.10045886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30022.86574" calcext:value-type="float">
            <text:p>1456030022.86574</text:p>
          </table:table-cell>
          <table:table-cell office:value-type="float" office:value="1456030022.86747" calcext:value-type="float">
            <text:p>1456030022.86747</text:p>
          </table:table-cell>
          <table:table-cell office:value-type="float" office:value="4872" calcext:value-type="float">
            <text:p>4872</text:p>
          </table:table-cell>
          <table:table-cell table:formula="of:=[.B201]-[.B$2]" office:value-type="float" office:value="20.1115028858185" calcext:value-type="float">
            <text:p>20.1115028858</text:p>
          </table:table-cell>
          <table:table-cell table:formula="of:=[.D201]/([.E201]-[.E200])" office:value-type="float" office:value="401900.857272102" calcext:value-type="float">
            <text:p>401900.857272102</text:p>
          </table:table-cell>
          <table:table-cell table:formula="of:=[.E201]-[.E200]" office:value-type="float" office:value="0.0121223926544189" calcext:value-type="float">
            <text:p>0.012122392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30022.9539" calcext:value-type="float">
            <text:p>1456030022.9539</text:p>
          </table:table-cell>
          <table:table-cell office:value-type="float" office:value="1456030022.95418" calcext:value-type="float">
            <text:p>1456030022.95418</text:p>
          </table:table-cell>
          <table:table-cell office:value-type="float" office:value="4784" calcext:value-type="float">
            <text:p>4784</text:p>
          </table:table-cell>
          <table:table-cell table:formula="of:=[.B202]-[.B$2]" office:value-type="float" office:value="20.1996688842773" calcext:value-type="float">
            <text:p>20.1996688843</text:p>
          </table:table-cell>
          <table:table-cell table:formula="of:=[.D202]/([.E202]-[.E201])" office:value-type="float" office:value="54261.2808069336" calcext:value-type="float">
            <text:p>54261.2808069336</text:p>
          </table:table-cell>
          <table:table-cell table:formula="of:=[.E202]-[.E201]" office:value-type="float" office:value="0.0881659984588623" calcext:value-type="float">
            <text:p>0.088165998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30023.05307" calcext:value-type="float">
            <text:p>1456030023.05307</text:p>
          </table:table-cell>
          <table:table-cell office:value-type="float" office:value="1456030023.05335" calcext:value-type="float">
            <text:p>1456030023.05335</text:p>
          </table:table-cell>
          <table:table-cell office:value-type="float" office:value="4696" calcext:value-type="float">
            <text:p>4696</text:p>
          </table:table-cell>
          <table:table-cell table:formula="of:=[.B203]-[.B$2]" office:value-type="float" office:value="20.2988374233246" calcext:value-type="float">
            <text:p>20.2988374233</text:p>
          </table:table-cell>
          <table:table-cell table:formula="of:=[.D203]/([.E203]-[.E202])" office:value-type="float" office:value="47353.7277559666" calcext:value-type="float">
            <text:p>47353.7277559666</text:p>
          </table:table-cell>
          <table:table-cell table:formula="of:=[.E203]-[.E202]" office:value-type="float" office:value="0.0991685390472412" calcext:value-type="float">
            <text:p>0.0991685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30023.15345" calcext:value-type="float">
            <text:p>1456030023.15345</text:p>
          </table:table-cell>
          <table:table-cell office:value-type="float" office:value="1456030023.15373" calcext:value-type="float">
            <text:p>1456030023.15373</text:p>
          </table:table-cell>
          <table:table-cell office:value-type="float" office:value="4624" calcext:value-type="float">
            <text:p>4624</text:p>
          </table:table-cell>
          <table:table-cell table:formula="of:=[.B204]-[.B$2]" office:value-type="float" office:value="20.3992154598236" calcext:value-type="float">
            <text:p>20.3992154598</text:p>
          </table:table-cell>
          <table:table-cell table:formula="of:=[.D204]/([.E204]-[.E203])" office:value-type="float" office:value="46065.8542573204" calcext:value-type="float">
            <text:p>46065.8542573204</text:p>
          </table:table-cell>
          <table:table-cell table:formula="of:=[.E204]-[.E203]" office:value-type="float" office:value="0.100378036499023" calcext:value-type="float">
            <text:p>0.10037803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30023.16557" calcext:value-type="float">
            <text:p>1456030023.16557</text:p>
          </table:table-cell>
          <table:table-cell office:value-type="float" office:value="1456030023.16739" calcext:value-type="float">
            <text:p>1456030023.16739</text:p>
          </table:table-cell>
          <table:table-cell office:value-type="float" office:value="4552" calcext:value-type="float">
            <text:p>4552</text:p>
          </table:table-cell>
          <table:table-cell table:formula="of:=[.B205]-[.B$2]" office:value-type="float" office:value="20.4113330841064" calcext:value-type="float">
            <text:p>20.4113330841</text:p>
          </table:table-cell>
          <table:table-cell table:formula="of:=[.D205]/([.E205]-[.E204])" office:value-type="float" office:value="375651.191500246" calcext:value-type="float">
            <text:p>375651.191500246</text:p>
          </table:table-cell>
          <table:table-cell table:formula="of:=[.E205]-[.E204]" office:value-type="float" office:value="0.0121176242828369" calcext:value-type="float">
            <text:p>0.01211762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30023.2541" calcext:value-type="float">
            <text:p>1456030023.2541</text:p>
          </table:table-cell>
          <table:table-cell office:value-type="float" office:value="1456030023.25439" calcext:value-type="float">
            <text:p>1456030023.25439</text:p>
          </table:table-cell>
          <table:table-cell office:value-type="float" office:value="4496" calcext:value-type="float">
            <text:p>4496</text:p>
          </table:table-cell>
          <table:table-cell table:formula="of:=[.B206]-[.B$2]" office:value-type="float" office:value="20.4998626708984" calcext:value-type="float">
            <text:p>20.4998626709</text:p>
          </table:table-cell>
          <table:table-cell table:formula="of:=[.D206]/([.E206]-[.E205])" office:value-type="float" office:value="50785.2816546375" calcext:value-type="float">
            <text:p>50785.2816546375</text:p>
          </table:table-cell>
          <table:table-cell table:formula="of:=[.E206]-[.E205]" office:value-type="float" office:value="0.0885295867919922" calcext:value-type="float">
            <text:p>0.088529586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30023.35336" calcext:value-type="float">
            <text:p>1456030023.35336</text:p>
          </table:table-cell>
          <table:table-cell office:value-type="float" office:value="1456030023.35364" calcext:value-type="float">
            <text:p>1456030023.35364</text:p>
          </table:table-cell>
          <table:table-cell office:value-type="float" office:value="4440" calcext:value-type="float">
            <text:p>4440</text:p>
          </table:table-cell>
          <table:table-cell table:formula="of:=[.B207]-[.B$2]" office:value-type="float" office:value="20.5991249084473" calcext:value-type="float">
            <text:p>20.5991249084</text:p>
          </table:table-cell>
          <table:table-cell table:formula="of:=[.D207]/([.E207]-[.E206])" office:value-type="float" office:value="44730.001152915" calcext:value-type="float">
            <text:p>44730.001152915</text:p>
          </table:table-cell>
          <table:table-cell table:formula="of:=[.E207]-[.E206]" office:value-type="float" office:value="0.0992622375488281" calcext:value-type="float">
            <text:p>0.09926223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30023.45363" calcext:value-type="float">
            <text:p>1456030023.45363</text:p>
          </table:table-cell>
          <table:table-cell office:value-type="float" office:value="1456030023.4539" calcext:value-type="float">
            <text:p>1456030023.4539</text:p>
          </table:table-cell>
          <table:table-cell office:value-type="float" office:value="4392" calcext:value-type="float">
            <text:p>4392</text:p>
          </table:table-cell>
          <table:table-cell table:formula="of:=[.B208]-[.B$2]" office:value-type="float" office:value="20.6993975639343" calcext:value-type="float">
            <text:p>20.6993975639</text:p>
          </table:table-cell>
          <table:table-cell table:formula="of:=[.D208]/([.E208]-[.E207])" office:value-type="float" office:value="43800.5753280041" calcext:value-type="float">
            <text:p>43800.5753280041</text:p>
          </table:table-cell>
          <table:table-cell table:formula="of:=[.E208]-[.E207]" office:value-type="float" office:value="0.100272655487061" calcext:value-type="float">
            <text:p>0.10027265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30023.46573" calcext:value-type="float">
            <text:p>1456030023.46573</text:p>
          </table:table-cell>
          <table:table-cell office:value-type="float" office:value="1456030023.46745" calcext:value-type="float">
            <text:p>1456030023.46745</text:p>
          </table:table-cell>
          <table:table-cell office:value-type="float" office:value="4352" calcext:value-type="float">
            <text:p>4352</text:p>
          </table:table-cell>
          <table:table-cell table:formula="of:=[.B209]-[.B$2]" office:value-type="float" office:value="20.7114994525909" calcext:value-type="float">
            <text:p>20.7114994526</text:p>
          </table:table-cell>
          <table:table-cell table:formula="of:=[.D209]/([.E209]-[.E208])" office:value-type="float" office:value="359613.290411553" calcext:value-type="float">
            <text:p>359613.290411553</text:p>
          </table:table-cell>
          <table:table-cell table:formula="of:=[.E209]-[.E208]" office:value-type="float" office:value="0.0121018886566162" calcext:value-type="float">
            <text:p>0.01210188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30023.55418" calcext:value-type="float">
            <text:p>1456030023.55418</text:p>
          </table:table-cell>
          <table:table-cell office:value-type="float" office:value="1456030023.55446" calcext:value-type="float">
            <text:p>1456030023.55446</text:p>
          </table:table-cell>
          <table:table-cell office:value-type="float" office:value="4328" calcext:value-type="float">
            <text:p>4328</text:p>
          </table:table-cell>
          <table:table-cell table:formula="of:=[.B210]-[.B$2]" office:value-type="float" office:value="20.7999491691589" calcext:value-type="float">
            <text:p>20.7999491692</text:p>
          </table:table-cell>
          <table:table-cell table:formula="of:=[.D210]/([.E210]-[.E209])" office:value-type="float" office:value="48931.7565723682" calcext:value-type="float">
            <text:p>48931.7565723682</text:p>
          </table:table-cell>
          <table:table-cell table:formula="of:=[.E210]-[.E209]" office:value-type="float" office:value="0.0884497165679932" calcext:value-type="float">
            <text:p>0.088449716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30023.65337" calcext:value-type="float">
            <text:p>1456030023.65337</text:p>
          </table:table-cell>
          <table:table-cell office:value-type="float" office:value="1456030023.65367" calcext:value-type="float">
            <text:p>1456030023.65367</text:p>
          </table:table-cell>
          <table:table-cell office:value-type="float" office:value="4304" calcext:value-type="float">
            <text:p>4304</text:p>
          </table:table-cell>
          <table:table-cell table:formula="of:=[.B211]-[.B$2]" office:value-type="float" office:value="20.8991324901581" calcext:value-type="float">
            <text:p>20.8991324902</text:p>
          </table:table-cell>
          <table:table-cell table:formula="of:=[.D211]/([.E211]-[.E210])" office:value-type="float" office:value="43394.3928943162" calcext:value-type="float">
            <text:p>43394.3928943162</text:p>
          </table:table-cell>
          <table:table-cell table:formula="of:=[.E211]-[.E210]" office:value-type="float" office:value="0.0991833209991455" calcext:value-type="float">
            <text:p>0.0991833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30023.75365" calcext:value-type="float">
            <text:p>1456030023.75365</text:p>
          </table:table-cell>
          <table:table-cell office:value-type="float" office:value="1456030023.75392" calcext:value-type="float">
            <text:p>1456030023.75392</text:p>
          </table:table-cell>
          <table:table-cell office:value-type="float" office:value="4296" calcext:value-type="float">
            <text:p>4296</text:p>
          </table:table-cell>
          <table:table-cell table:formula="of:=[.B212]-[.B$2]" office:value-type="float" office:value="20.9994142055511" calcext:value-type="float">
            <text:p>20.9994142056</text:p>
          </table:table-cell>
          <table:table-cell table:formula="of:=[.D212]/([.E212]-[.E211])" office:value-type="float" office:value="42839.3150552053" calcext:value-type="float">
            <text:p>42839.3150552053</text:p>
          </table:table-cell>
          <table:table-cell table:formula="of:=[.E212]-[.E211]" office:value-type="float" office:value="0.100281715393066" calcext:value-type="float">
            <text:p>0.100281715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30023.85408" calcext:value-type="float">
            <text:p>1456030023.85408</text:p>
          </table:table-cell>
          <table:table-cell office:value-type="float" office:value="1456030023.85436" calcext:value-type="float">
            <text:p>1456030023.85436</text:p>
          </table:table-cell>
          <table:table-cell office:value-type="float" office:value="4296" calcext:value-type="float">
            <text:p>4296</text:p>
          </table:table-cell>
          <table:table-cell table:formula="of:=[.B213]-[.B$2]" office:value-type="float" office:value="21.0998473167419" calcext:value-type="float">
            <text:p>21.0998473167</text:p>
          </table:table-cell>
          <table:table-cell table:formula="of:=[.D213]/([.E213]-[.E212])" office:value-type="float" office:value="42774.7378236522" calcext:value-type="float">
            <text:p>42774.7378236522</text:p>
          </table:table-cell>
          <table:table-cell table:formula="of:=[.E213]-[.E212]" office:value-type="float" office:value="0.100433111190796" calcext:value-type="float">
            <text:p>0.10043311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30023.95374" calcext:value-type="float">
            <text:p>1456030023.95374</text:p>
          </table:table-cell>
          <table:table-cell office:value-type="float" office:value="1456030023.95401" calcext:value-type="float">
            <text:p>1456030023.95401</text:p>
          </table:table-cell>
          <table:table-cell office:value-type="float" office:value="4296" calcext:value-type="float">
            <text:p>4296</text:p>
          </table:table-cell>
          <table:table-cell table:formula="of:=[.B214]-[.B$2]" office:value-type="float" office:value="21.1995046138763" calcext:value-type="float">
            <text:p>21.1995046139</text:p>
          </table:table-cell>
          <table:table-cell table:formula="of:=[.D214]/([.E214]-[.E213])" office:value-type="float" office:value="43107.7314309091" calcext:value-type="float">
            <text:p>43107.7314309091</text:p>
          </table:table-cell>
          <table:table-cell table:formula="of:=[.E214]-[.E213]" office:value-type="float" office:value="0.0996572971343994" calcext:value-type="float">
            <text:p>0.0996572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30024.05383" calcext:value-type="float">
            <text:p>1456030024.05383</text:p>
          </table:table-cell>
          <table:table-cell office:value-type="float" office:value="1456030024.0541" calcext:value-type="float">
            <text:p>1456030024.0541</text:p>
          </table:table-cell>
          <table:table-cell office:value-type="float" office:value="4312" calcext:value-type="float">
            <text:p>4312</text:p>
          </table:table-cell>
          <table:table-cell table:formula="of:=[.B215]-[.B$2]" office:value-type="float" office:value="21.2995979785919" calcext:value-type="float">
            <text:p>21.2995979786</text:p>
          </table:table-cell>
          <table:table-cell table:formula="of:=[.D215]/([.E215]-[.E214])" office:value-type="float" office:value="43079.7786871579" calcext:value-type="float">
            <text:p>43079.7786871579</text:p>
          </table:table-cell>
          <table:table-cell table:formula="of:=[.E215]-[.E214]" office:value-type="float" office:value="0.100093364715576" calcext:value-type="float">
            <text:p>0.10009336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30024.15333" calcext:value-type="float">
            <text:p>1456030024.15333</text:p>
          </table:table-cell>
          <table:table-cell office:value-type="float" office:value="1456030024.15362" calcext:value-type="float">
            <text:p>1456030024.15362</text:p>
          </table:table-cell>
          <table:table-cell office:value-type="float" office:value="4336" calcext:value-type="float">
            <text:p>4336</text:p>
          </table:table-cell>
          <table:table-cell table:formula="of:=[.B216]-[.B$2]" office:value-type="float" office:value="21.3990998268127" calcext:value-type="float">
            <text:p>21.3990998268</text:p>
          </table:table-cell>
          <table:table-cell table:formula="of:=[.D216]/([.E216]-[.E215])" office:value-type="float" office:value="43577.0799993291" calcext:value-type="float">
            <text:p>43577.0799993291</text:p>
          </table:table-cell>
          <table:table-cell table:formula="of:=[.E216]-[.E215]" office:value-type="float" office:value="0.0995018482208252" calcext:value-type="float">
            <text:p>0.09950184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30024.25384" calcext:value-type="float">
            <text:p>1456030024.25384</text:p>
          </table:table-cell>
          <table:table-cell office:value-type="float" office:value="1456030024.25412" calcext:value-type="float">
            <text:p>1456030024.25412</text:p>
          </table:table-cell>
          <table:table-cell office:value-type="float" office:value="4368" calcext:value-type="float">
            <text:p>4368</text:p>
          </table:table-cell>
          <table:table-cell table:formula="of:=[.B217]-[.B$2]" office:value-type="float" office:value="21.4996011257172" calcext:value-type="float">
            <text:p>21.4996011257</text:p>
          </table:table-cell>
          <table:table-cell table:formula="of:=[.D217]/([.E217]-[.E216])" office:value-type="float" office:value="43462.1248443182" calcext:value-type="float">
            <text:p>43462.1248443182</text:p>
          </table:table-cell>
          <table:table-cell table:formula="of:=[.E217]-[.E216]" office:value-type="float" office:value="0.100501298904419" calcext:value-type="float">
            <text:p>0.10050129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30024.35314" calcext:value-type="float">
            <text:p>1456030024.35314</text:p>
          </table:table-cell>
          <table:table-cell office:value-type="float" office:value="1456030024.35341" calcext:value-type="float">
            <text:p>1456030024.35341</text:p>
          </table:table-cell>
          <table:table-cell office:value-type="float" office:value="4408" calcext:value-type="float">
            <text:p>4408</text:p>
          </table:table-cell>
          <table:table-cell table:formula="of:=[.B218]-[.B$2]" office:value-type="float" office:value="21.5989091396332" calcext:value-type="float">
            <text:p>21.5989091396</text:p>
          </table:table-cell>
          <table:table-cell table:formula="of:=[.D218]/([.E218]-[.E217])" office:value-type="float" office:value="44387.1529212922" calcext:value-type="float">
            <text:p>44387.1529212922</text:p>
          </table:table-cell>
          <table:table-cell table:formula="of:=[.E218]-[.E217]" office:value-type="float" office:value="0.0993080139160156" calcext:value-type="float">
            <text:p>0.09930801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30024.45329" calcext:value-type="float">
            <text:p>1456030024.45329</text:p>
          </table:table-cell>
          <table:table-cell office:value-type="float" office:value="1456030024.45356" calcext:value-type="float">
            <text:p>1456030024.45356</text:p>
          </table:table-cell>
          <table:table-cell office:value-type="float" office:value="4456" calcext:value-type="float">
            <text:p>4456</text:p>
          </table:table-cell>
          <table:table-cell table:formula="of:=[.B219]-[.B$2]" office:value-type="float" office:value="21.699049949646" calcext:value-type="float">
            <text:p>21.6990499496</text:p>
          </table:table-cell>
          <table:table-cell table:formula="of:=[.D219]/([.E219]-[.E218])" office:value-type="float" office:value="44497.3432852167" calcext:value-type="float">
            <text:p>44497.3432852167</text:p>
          </table:table-cell>
          <table:table-cell table:formula="of:=[.E219]-[.E218]" office:value-type="float" office:value="0.100140810012817" calcext:value-type="float">
            <text:p>0.100140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30024.55366" calcext:value-type="float">
            <text:p>1456030024.55366</text:p>
          </table:table-cell>
          <table:table-cell office:value-type="float" office:value="1456030024.55394" calcext:value-type="float">
            <text:p>1456030024.55394</text:p>
          </table:table-cell>
          <table:table-cell office:value-type="float" office:value="4512" calcext:value-type="float">
            <text:p>4512</text:p>
          </table:table-cell>
          <table:table-cell table:formula="of:=[.B220]-[.B$2]" office:value-type="float" office:value="21.7994267940521" calcext:value-type="float">
            <text:p>21.7994267941</text:p>
          </table:table-cell>
          <table:table-cell table:formula="of:=[.D220]/([.E220]-[.E219])" office:value-type="float" office:value="44950.6061551836" calcext:value-type="float">
            <text:p>44950.6061551836</text:p>
          </table:table-cell>
          <table:table-cell table:formula="of:=[.E220]-[.E219]" office:value-type="float" office:value="0.100376844406128" calcext:value-type="float">
            <text:p>0.100376844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30024.654" calcext:value-type="float">
            <text:p>1456030024.654</text:p>
          </table:table-cell>
          <table:table-cell office:value-type="float" office:value="1456030024.65429" calcext:value-type="float">
            <text:p>1456030024.65429</text:p>
          </table:table-cell>
          <table:table-cell office:value-type="float" office:value="4576" calcext:value-type="float">
            <text:p>4576</text:p>
          </table:table-cell>
          <table:table-cell table:formula="of:=[.B221]-[.B$2]" office:value-type="float" office:value="21.8997640609741" calcext:value-type="float">
            <text:p>21.899764061</text:p>
          </table:table-cell>
          <table:table-cell table:formula="of:=[.D221]/([.E221]-[.E220])" office:value-type="float" office:value="45606.1854221863" calcext:value-type="float">
            <text:p>45606.1854221863</text:p>
          </table:table-cell>
          <table:table-cell table:formula="of:=[.E221]-[.E220]" office:value-type="float" office:value="0.100337266921997" calcext:value-type="float">
            <text:p>0.100337266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30024.75354" calcext:value-type="float">
            <text:p>1456030024.75354</text:p>
          </table:table-cell>
          <table:table-cell office:value-type="float" office:value="1456030024.75381" calcext:value-type="float">
            <text:p>1456030024.75381</text:p>
          </table:table-cell>
          <table:table-cell office:value-type="float" office:value="4648" calcext:value-type="float">
            <text:p>4648</text:p>
          </table:table-cell>
          <table:table-cell table:formula="of:=[.B222]-[.B$2]" office:value-type="float" office:value="21.999303817749" calcext:value-type="float">
            <text:p>21.9993038177</text:p>
          </table:table-cell>
          <table:table-cell table:formula="of:=[.D222]/([.E222]-[.E221])" office:value-type="float" office:value="46694.910160479" calcext:value-type="float">
            <text:p>46694.910160479</text:p>
          </table:table-cell>
          <table:table-cell table:formula="of:=[.E222]-[.E221]" office:value-type="float" office:value="0.0995397567749023" calcext:value-type="float">
            <text:p>0.09953975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30024.85384" calcext:value-type="float">
            <text:p>1456030024.85384</text:p>
          </table:table-cell>
          <table:table-cell office:value-type="float" office:value="1456030024.85412" calcext:value-type="float">
            <text:p>1456030024.85412</text:p>
          </table:table-cell>
          <table:table-cell office:value-type="float" office:value="4728" calcext:value-type="float">
            <text:p>4728</text:p>
          </table:table-cell>
          <table:table-cell table:formula="of:=[.B223]-[.B$2]" office:value-type="float" office:value="22.0996072292328" calcext:value-type="float">
            <text:p>22.0996072292</text:p>
          </table:table-cell>
          <table:table-cell table:formula="of:=[.D223]/([.E223]-[.E222])" office:value-type="float" office:value="47136.9809865867" calcext:value-type="float">
            <text:p>47136.9809865867</text:p>
          </table:table-cell>
          <table:table-cell table:formula="of:=[.E223]-[.E222]" office:value-type="float" office:value="0.100303411483765" calcext:value-type="float">
            <text:p>0.10030341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30024.95339" calcext:value-type="float">
            <text:p>1456030024.95339</text:p>
          </table:table-cell>
          <table:table-cell office:value-type="float" office:value="1456030024.95367" calcext:value-type="float">
            <text:p>1456030024.95367</text:p>
          </table:table-cell>
          <table:table-cell office:value-type="float" office:value="4816" calcext:value-type="float">
            <text:p>4816</text:p>
          </table:table-cell>
          <table:table-cell table:formula="of:=[.B224]-[.B$2]" office:value-type="float" office:value="22.1991581916809" calcext:value-type="float">
            <text:p>22.1991581917</text:p>
          </table:table-cell>
          <table:table-cell table:formula="of:=[.D224]/([.E224]-[.E223])" office:value-type="float" office:value="48377.2319379615" calcext:value-type="float">
            <text:p>48377.2319379615</text:p>
          </table:table-cell>
          <table:table-cell table:formula="of:=[.E224]-[.E223]" office:value-type="float" office:value="0.0995509624481201" calcext:value-type="float">
            <text:p>0.09955096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30025.05371" calcext:value-type="float">
            <text:p>1456030025.05371</text:p>
          </table:table-cell>
          <table:table-cell office:value-type="float" office:value="1456030025.05401" calcext:value-type="float">
            <text:p>1456030025.05401</text:p>
          </table:table-cell>
          <table:table-cell office:value-type="float" office:value="4904" calcext:value-type="float">
            <text:p>4904</text:p>
          </table:table-cell>
          <table:table-cell table:formula="of:=[.B225]-[.B$2]" office:value-type="float" office:value="22.2994797229767" calcext:value-type="float">
            <text:p>22.299479723</text:p>
          </table:table-cell>
          <table:table-cell table:formula="of:=[.D225]/([.E225]-[.E224])" office:value-type="float" office:value="48882.8264148163" calcext:value-type="float">
            <text:p>48882.8264148163</text:p>
          </table:table-cell>
          <table:table-cell table:formula="of:=[.E225]-[.E224]" office:value-type="float" office:value="0.100321531295776" calcext:value-type="float">
            <text:p>0.10032153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30025.15408" calcext:value-type="float">
            <text:p>1456030025.15408</text:p>
          </table:table-cell>
          <table:table-cell office:value-type="float" office:value="1456030025.15435" calcext:value-type="float">
            <text:p>1456030025.15435</text:p>
          </table:table-cell>
          <table:table-cell office:value-type="float" office:value="5000" calcext:value-type="float">
            <text:p>5000</text:p>
          </table:table-cell>
          <table:table-cell table:formula="of:=[.B226]-[.B$2]" office:value-type="float" office:value="22.3998463153839" calcext:value-type="float">
            <text:p>22.3998463154</text:p>
          </table:table-cell>
          <table:table-cell table:formula="of:=[.D226]/([.E226]-[.E225])" office:value-type="float" office:value="49817.3732920317" calcext:value-type="float">
            <text:p>49817.3732920317</text:p>
          </table:table-cell>
          <table:table-cell table:formula="of:=[.E226]-[.E225]" office:value-type="float" office:value="0.100366592407227" calcext:value-type="float">
            <text:p>0.100366592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30025.25345" calcext:value-type="float">
            <text:p>1456030025.25345</text:p>
          </table:table-cell>
          <table:table-cell office:value-type="float" office:value="1456030025.25373" calcext:value-type="float">
            <text:p>1456030025.25373</text:p>
          </table:table-cell>
          <table:table-cell office:value-type="float" office:value="5104" calcext:value-type="float">
            <text:p>5104</text:p>
          </table:table-cell>
          <table:table-cell table:formula="of:=[.B227]-[.B$2]" office:value-type="float" office:value="22.4992187023163" calcext:value-type="float">
            <text:p>22.4992187023</text:p>
          </table:table-cell>
          <table:table-cell table:formula="of:=[.D227]/([.E227]-[.E226])" office:value-type="float" office:value="51362.3568635166" calcext:value-type="float">
            <text:p>51362.3568635166</text:p>
          </table:table-cell>
          <table:table-cell table:formula="of:=[.E227]-[.E226]" office:value-type="float" office:value="0.0993723869323731" calcext:value-type="float">
            <text:p>0.099372386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30025.35397" calcext:value-type="float">
            <text:p>1456030025.35397</text:p>
          </table:table-cell>
          <table:table-cell office:value-type="float" office:value="1456030025.35425" calcext:value-type="float">
            <text:p>1456030025.35425</text:p>
          </table:table-cell>
          <table:table-cell office:value-type="float" office:value="5208" calcext:value-type="float">
            <text:p>5208</text:p>
          </table:table-cell>
          <table:table-cell table:formula="of:=[.B228]-[.B$2]" office:value-type="float" office:value="22.5997369289398" calcext:value-type="float">
            <text:p>22.5997369289</text:p>
          </table:table-cell>
          <table:table-cell table:formula="of:=[.D228]/([.E228]-[.E227])" office:value-type="float" office:value="51811.4990180359" calcext:value-type="float">
            <text:p>51811.4990180359</text:p>
          </table:table-cell>
          <table:table-cell table:formula="of:=[.E228]-[.E227]" office:value-type="float" office:value="0.100518226623535" calcext:value-type="float">
            <text:p>0.10051822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30025.45287" calcext:value-type="float">
            <text:p>1456030025.45287</text:p>
          </table:table-cell>
          <table:table-cell office:value-type="float" office:value="1456030025.45315" calcext:value-type="float">
            <text:p>1456030025.45315</text:p>
          </table:table-cell>
          <table:table-cell office:value-type="float" office:value="5320" calcext:value-type="float">
            <text:p>5320</text:p>
          </table:table-cell>
          <table:table-cell table:formula="of:=[.B229]-[.B$2]" office:value-type="float" office:value="22.6986372470856" calcext:value-type="float">
            <text:p>22.6986372471</text:p>
          </table:table-cell>
          <table:table-cell table:formula="of:=[.D229]/([.E229]-[.E228])" office:value-type="float" office:value="53791.5357578504" calcext:value-type="float">
            <text:p>53791.5357578504</text:p>
          </table:table-cell>
          <table:table-cell table:formula="of:=[.E229]-[.E228]" office:value-type="float" office:value="0.098900318145752" calcext:value-type="float">
            <text:p>0.098900318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30025.55326" calcext:value-type="float">
            <text:p>1456030025.55326</text:p>
          </table:table-cell>
          <table:table-cell office:value-type="float" office:value="1456030025.55353" calcext:value-type="float">
            <text:p>1456030025.55353</text:p>
          </table:table-cell>
          <table:table-cell office:value-type="float" office:value="5440" calcext:value-type="float">
            <text:p>5440</text:p>
          </table:table-cell>
          <table:table-cell table:formula="of:=[.B230]-[.B$2]" office:value-type="float" office:value="22.7990210056305" calcext:value-type="float">
            <text:p>22.7990210056</text:p>
          </table:table-cell>
          <table:table-cell table:formula="of:=[.D230]/([.E230]-[.E229])" office:value-type="float" office:value="54192.0334410032" calcext:value-type="float">
            <text:p>54192.0334410032</text:p>
          </table:table-cell>
          <table:table-cell table:formula="of:=[.E230]-[.E229]" office:value-type="float" office:value="0.100383758544922" calcext:value-type="float">
            <text:p>0.100383758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30025.65375" calcext:value-type="float">
            <text:p>1456030025.65375</text:p>
          </table:table-cell>
          <table:table-cell office:value-type="float" office:value="1456030025.65405" calcext:value-type="float">
            <text:p>1456030025.65405</text:p>
          </table:table-cell>
          <table:table-cell office:value-type="float" office:value="5560" calcext:value-type="float">
            <text:p>5560</text:p>
          </table:table-cell>
          <table:table-cell table:formula="of:=[.B231]-[.B$2]" office:value-type="float" office:value="22.8995187282562" calcext:value-type="float">
            <text:p>22.8995187283</text:p>
          </table:table-cell>
          <table:table-cell table:formula="of:=[.D231]/([.E231]-[.E230])" office:value-type="float" office:value="55324.6367652153" calcext:value-type="float">
            <text:p>55324.6367652153</text:p>
          </table:table-cell>
          <table:table-cell table:formula="of:=[.E231]-[.E230]" office:value-type="float" office:value="0.100497722625732" calcext:value-type="float">
            <text:p>0.10049772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30025.7532" calcext:value-type="float">
            <text:p>1456030025.7532</text:p>
          </table:table-cell>
          <table:table-cell office:value-type="float" office:value="1456030025.75348" calcext:value-type="float">
            <text:p>1456030025.75348</text:p>
          </table:table-cell>
          <table:table-cell office:value-type="float" office:value="5680" calcext:value-type="float">
            <text:p>5680</text:p>
          </table:table-cell>
          <table:table-cell table:formula="of:=[.B232]-[.B$2]" office:value-type="float" office:value="22.9989671707153" calcext:value-type="float">
            <text:p>22.9989671707</text:p>
          </table:table-cell>
          <table:table-cell table:formula="of:=[.D232]/([.E232]-[.E231])" office:value-type="float" office:value="57115.0222119933" calcext:value-type="float">
            <text:p>57115.0222119933</text:p>
          </table:table-cell>
          <table:table-cell table:formula="of:=[.E232]-[.E231]" office:value-type="float" office:value="0.0994484424591064" calcext:value-type="float">
            <text:p>0.099448442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30025.85343" calcext:value-type="float">
            <text:p>1456030025.85343</text:p>
          </table:table-cell>
          <table:table-cell office:value-type="float" office:value="1456030025.85371" calcext:value-type="float">
            <text:p>1456030025.85371</text:p>
          </table:table-cell>
          <table:table-cell office:value-type="float" office:value="5800" calcext:value-type="float">
            <text:p>5800</text:p>
          </table:table-cell>
          <table:table-cell table:formula="of:=[.B233]-[.B$2]" office:value-type="float" office:value="23.099198102951" calcext:value-type="float">
            <text:p>23.099198103</text:p>
          </table:table-cell>
          <table:table-cell table:formula="of:=[.D233]/([.E233]-[.E232])" office:value-type="float" office:value="57866.3679028732" calcext:value-type="float">
            <text:p>57866.3679028732</text:p>
          </table:table-cell>
          <table:table-cell table:formula="of:=[.E233]-[.E232]" office:value-type="float" office:value="0.100230932235718" calcext:value-type="float">
            <text:p>0.10023093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30025.95388" calcext:value-type="float">
            <text:p>1456030025.95388</text:p>
          </table:table-cell>
          <table:table-cell office:value-type="float" office:value="1456030025.95417" calcext:value-type="float">
            <text:p>1456030025.95417</text:p>
          </table:table-cell>
          <table:table-cell office:value-type="float" office:value="5928" calcext:value-type="float">
            <text:p>5928</text:p>
          </table:table-cell>
          <table:table-cell table:formula="of:=[.B234]-[.B$2]" office:value-type="float" office:value="23.1996445655823" calcext:value-type="float">
            <text:p>23.1996445656</text:p>
          </table:table-cell>
          <table:table-cell table:formula="of:=[.D234]/([.E234]-[.E233])" office:value-type="float" office:value="59016.513321766" calcext:value-type="float">
            <text:p>59016.513321766</text:p>
          </table:table-cell>
          <table:table-cell table:formula="of:=[.E234]-[.E233]" office:value-type="float" office:value="0.100446462631226" calcext:value-type="float">
            <text:p>0.100446462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30026.05312" calcext:value-type="float">
            <text:p>1456030026.05312</text:p>
          </table:table-cell>
          <table:table-cell office:value-type="float" office:value="1456030026.05339" calcext:value-type="float">
            <text:p>1456030026.05339</text:p>
          </table:table-cell>
          <table:table-cell office:value-type="float" office:value="6048" calcext:value-type="float">
            <text:p>6048</text:p>
          </table:table-cell>
          <table:table-cell table:formula="of:=[.B235]-[.B$2]" office:value-type="float" office:value="23.2988865375519" calcext:value-type="float">
            <text:p>23.2988865376</text:p>
          </table:table-cell>
          <table:table-cell table:formula="of:=[.D235]/([.E235]-[.E234])" office:value-type="float" office:value="60941.9571172201" calcext:value-type="float">
            <text:p>60941.9571172201</text:p>
          </table:table-cell>
          <table:table-cell table:formula="of:=[.E235]-[.E234]" office:value-type="float" office:value="0.0992419719696045" calcext:value-type="float">
            <text:p>0.09924197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30026.1535" calcext:value-type="float">
            <text:p>1456030026.1535</text:p>
          </table:table-cell>
          <table:table-cell office:value-type="float" office:value="1456030026.15377" calcext:value-type="float">
            <text:p>1456030026.15377</text:p>
          </table:table-cell>
          <table:table-cell office:value-type="float" office:value="6176" calcext:value-type="float">
            <text:p>6176</text:p>
          </table:table-cell>
          <table:table-cell table:formula="of:=[.B236]-[.B$2]" office:value-type="float" office:value="23.399263381958" calcext:value-type="float">
            <text:p>23.399263382</text:p>
          </table:table-cell>
          <table:table-cell table:formula="of:=[.D236]/([.E236]-[.E235])" office:value-type="float" office:value="61528.1346663151" calcext:value-type="float">
            <text:p>61528.1346663151</text:p>
          </table:table-cell>
          <table:table-cell table:formula="of:=[.E236]-[.E235]" office:value-type="float" office:value="0.100376844406128" calcext:value-type="float">
            <text:p>0.100376844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30026.2539" calcext:value-type="float">
            <text:p>1456030026.2539</text:p>
          </table:table-cell>
          <table:table-cell office:value-type="float" office:value="1456030026.25416" calcext:value-type="float">
            <text:p>1456030026.25416</text:p>
          </table:table-cell>
          <table:table-cell office:value-type="float" office:value="6304" calcext:value-type="float">
            <text:p>6304</text:p>
          </table:table-cell>
          <table:table-cell table:formula="of:=[.B237]-[.B$2]" office:value-type="float" office:value="23.4996604919434" calcext:value-type="float">
            <text:p>23.4996604919</text:p>
          </table:table-cell>
          <table:table-cell table:formula="of:=[.D237]/([.E237]-[.E236])" office:value-type="float" office:value="62790.6520508388" calcext:value-type="float">
            <text:p>62790.6520508388</text:p>
          </table:table-cell>
          <table:table-cell table:formula="of:=[.E237]-[.E236]" office:value-type="float" office:value="0.100397109985352" calcext:value-type="float">
            <text:p>0.100397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30026.35339" calcext:value-type="float">
            <text:p>1456030026.35339</text:p>
          </table:table-cell>
          <table:table-cell office:value-type="float" office:value="1456030026.35366" calcext:value-type="float">
            <text:p>1456030026.35366</text:p>
          </table:table-cell>
          <table:table-cell office:value-type="float" office:value="6424" calcext:value-type="float">
            <text:p>6424</text:p>
          </table:table-cell>
          <table:table-cell table:formula="of:=[.B238]-[.B$2]" office:value-type="float" office:value="23.5991544723511" calcext:value-type="float">
            <text:p>23.5991544724</text:p>
          </table:table-cell>
          <table:table-cell table:formula="of:=[.D238]/([.E238]-[.E237])" office:value-type="float" office:value="64566.7202545841" calcext:value-type="float">
            <text:p>64566.7202545841</text:p>
          </table:table-cell>
          <table:table-cell table:formula="of:=[.E238]-[.E237]" office:value-type="float" office:value="0.0994939804077148" calcext:value-type="float">
            <text:p>0.099493980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30026.45365" calcext:value-type="float">
            <text:p>1456030026.45365</text:p>
          </table:table-cell>
          <table:table-cell office:value-type="float" office:value="1456030026.45392" calcext:value-type="float">
            <text:p>1456030026.45392</text:p>
          </table:table-cell>
          <table:table-cell office:value-type="float" office:value="6552" calcext:value-type="float">
            <text:p>6552</text:p>
          </table:table-cell>
          <table:table-cell table:formula="of:=[.B239]-[.B$2]" office:value-type="float" office:value="23.699410200119" calcext:value-type="float">
            <text:p>23.6994102001</text:p>
          </table:table-cell>
          <table:table-cell table:formula="of:=[.D239]/([.E239]-[.E238])" office:value-type="float" office:value="65352.8745526191" calcext:value-type="float">
            <text:p>65352.8745526191</text:p>
          </table:table-cell>
          <table:table-cell table:formula="of:=[.E239]-[.E238]" office:value-type="float" office:value="0.100255727767944" calcext:value-type="float">
            <text:p>0.100255727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30026.55412" calcext:value-type="float">
            <text:p>1456030026.55412</text:p>
          </table:table-cell>
          <table:table-cell office:value-type="float" office:value="1456030026.55439" calcext:value-type="float">
            <text:p>1456030026.55439</text:p>
          </table:table-cell>
          <table:table-cell office:value-type="float" office:value="6672" calcext:value-type="float">
            <text:p>6672</text:p>
          </table:table-cell>
          <table:table-cell table:formula="of:=[.B240]-[.B$2]" office:value-type="float" office:value="23.7998826503754" calcext:value-type="float">
            <text:p>23.7998826504</text:p>
          </table:table-cell>
          <table:table-cell table:formula="of:=[.D240]/([.E240]-[.E239])" office:value-type="float" office:value="66406.2634381555" calcext:value-type="float">
            <text:p>66406.2634381555</text:p>
          </table:table-cell>
          <table:table-cell table:formula="of:=[.E240]-[.E239]" office:value-type="float" office:value="0.100472450256348" calcext:value-type="float">
            <text:p>0.10047245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30026.65352" calcext:value-type="float">
            <text:p>1456030026.65352</text:p>
          </table:table-cell>
          <table:table-cell office:value-type="float" office:value="1456030026.65382" calcext:value-type="float">
            <text:p>1456030026.65382</text:p>
          </table:table-cell>
          <table:table-cell office:value-type="float" office:value="6784" calcext:value-type="float">
            <text:p>6784</text:p>
          </table:table-cell>
          <table:table-cell table:formula="of:=[.B241]-[.B$2]" office:value-type="float" office:value="23.8992877006531" calcext:value-type="float">
            <text:p>23.8992877007</text:p>
          </table:table-cell>
          <table:table-cell table:formula="of:=[.D241]/([.E241]-[.E240])" office:value-type="float" office:value="68246.0295633612" calcext:value-type="float">
            <text:p>68246.0295633612</text:p>
          </table:table-cell>
          <table:table-cell table:formula="of:=[.E241]-[.E240]" office:value-type="float" office:value="0.09940505027771" calcext:value-type="float">
            <text:p>0.099405050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30026.75398" calcext:value-type="float">
            <text:p>1456030026.75398</text:p>
          </table:table-cell>
          <table:table-cell office:value-type="float" office:value="1456030026.75426" calcext:value-type="float">
            <text:p>1456030026.75426</text:p>
          </table:table-cell>
          <table:table-cell office:value-type="float" office:value="6904" calcext:value-type="float">
            <text:p>6904</text:p>
          </table:table-cell>
          <table:table-cell table:formula="of:=[.B242]-[.B$2]" office:value-type="float" office:value="23.9997458457947" calcext:value-type="float">
            <text:p>23.9997458458</text:p>
          </table:table-cell>
          <table:table-cell table:formula="of:=[.D242]/([.E242]-[.E241])" office:value-type="float" office:value="68725.1391140899" calcext:value-type="float">
            <text:p>68725.1391140899</text:p>
          </table:table-cell>
          <table:table-cell table:formula="of:=[.E242]-[.E241]" office:value-type="float" office:value="0.100458145141602" calcext:value-type="float">
            <text:p>0.10045814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30026.85316" calcext:value-type="float">
            <text:p>1456030026.85316</text:p>
          </table:table-cell>
          <table:table-cell office:value-type="float" office:value="1456030026.85344" calcext:value-type="float">
            <text:p>1456030026.85344</text:p>
          </table:table-cell>
          <table:table-cell office:value-type="float" office:value="7008" calcext:value-type="float">
            <text:p>7008</text:p>
          </table:table-cell>
          <table:table-cell table:formula="of:=[.B243]-[.B$2]" office:value-type="float" office:value="24.0989263057709" calcext:value-type="float">
            <text:p>24.0989263058</text:p>
          </table:table-cell>
          <table:table-cell table:formula="of:=[.D243]/([.E243]-[.E242])" office:value-type="float" office:value="70659.0794364328" calcext:value-type="float">
            <text:p>70659.0794364328</text:p>
          </table:table-cell>
          <table:table-cell table:formula="of:=[.E243]-[.E242]" office:value-type="float" office:value="0.0991804599761963" calcext:value-type="float">
            <text:p>0.099180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30026.95354" calcext:value-type="float">
            <text:p>1456030026.95354</text:p>
          </table:table-cell>
          <table:table-cell office:value-type="float" office:value="1456030026.95381" calcext:value-type="float">
            <text:p>1456030026.95381</text:p>
          </table:table-cell>
          <table:table-cell office:value-type="float" office:value="7120" calcext:value-type="float">
            <text:p>7120</text:p>
          </table:table-cell>
          <table:table-cell table:formula="of:=[.B244]-[.B$2]" office:value-type="float" office:value="24.1993017196655" calcext:value-type="float">
            <text:p>24.1993017197</text:p>
          </table:table-cell>
          <table:table-cell table:formula="of:=[.D244]/([.E244]-[.E243])" office:value-type="float" office:value="70933.7050153799" calcext:value-type="float">
            <text:p>70933.7050153799</text:p>
          </table:table-cell>
          <table:table-cell table:formula="of:=[.E244]-[.E243]" office:value-type="float" office:value="0.100375413894653" calcext:value-type="float">
            <text:p>0.100375413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30027.05388" calcext:value-type="float">
            <text:p>1456030027.05388</text:p>
          </table:table-cell>
          <table:table-cell office:value-type="float" office:value="1456030027.05417" calcext:value-type="float">
            <text:p>1456030027.05417</text:p>
          </table:table-cell>
          <table:table-cell office:value-type="float" office:value="7216" calcext:value-type="float">
            <text:p>7216</text:p>
          </table:table-cell>
          <table:table-cell table:formula="of:=[.B245]-[.B$2]" office:value-type="float" office:value="24.2996420860291" calcext:value-type="float">
            <text:p>24.299642086</text:p>
          </table:table-cell>
          <table:table-cell table:formula="of:=[.D245]/([.E245]-[.E244])" office:value-type="float" office:value="71915.2247646475" calcext:value-type="float">
            <text:p>71915.2247646475</text:p>
          </table:table-cell>
          <table:table-cell table:formula="of:=[.E245]-[.E244]" office:value-type="float" office:value="0.100340366363525" calcext:value-type="float">
            <text:p>0.10034036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30027.15337" calcext:value-type="float">
            <text:p>1456030027.15337</text:p>
          </table:table-cell>
          <table:table-cell office:value-type="float" office:value="1456030027.15364" calcext:value-type="float">
            <text:p>1456030027.15364</text:p>
          </table:table-cell>
          <table:table-cell office:value-type="float" office:value="7312" calcext:value-type="float">
            <text:p>7312</text:p>
          </table:table-cell>
          <table:table-cell table:formula="of:=[.B246]-[.B$2]" office:value-type="float" office:value="24.3991334438324" calcext:value-type="float">
            <text:p>24.3991334438</text:p>
          </table:table-cell>
          <table:table-cell table:formula="of:=[.D246]/([.E246]-[.E245])" office:value-type="float" office:value="73493.8205834214" calcext:value-type="float">
            <text:p>73493.8205834214</text:p>
          </table:table-cell>
          <table:table-cell table:formula="of:=[.E246]-[.E245]" office:value-type="float" office:value="0.0994913578033447" calcext:value-type="float">
            <text:p>0.099491357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30027.2536" calcext:value-type="float">
            <text:p>1456030027.2536</text:p>
          </table:table-cell>
          <table:table-cell office:value-type="float" office:value="1456030027.25387" calcext:value-type="float">
            <text:p>1456030027.25387</text:p>
          </table:table-cell>
          <table:table-cell office:value-type="float" office:value="7400" calcext:value-type="float">
            <text:p>7400</text:p>
          </table:table-cell>
          <table:table-cell table:formula="of:=[.B247]-[.B$2]" office:value-type="float" office:value="24.4993619918823" calcext:value-type="float">
            <text:p>24.4993619919</text:p>
          </table:table-cell>
          <table:table-cell table:formula="of:=[.D247]/([.E247]-[.E246])" office:value-type="float" office:value="73831.2600948169" calcext:value-type="float">
            <text:p>73831.2600948169</text:p>
          </table:table-cell>
          <table:table-cell table:formula="of:=[.E247]-[.E246]" office:value-type="float" office:value="0.100228548049927" calcext:value-type="float">
            <text:p>0.10022854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30027.35405" calcext:value-type="float">
            <text:p>1456030027.35405</text:p>
          </table:table-cell>
          <table:table-cell office:value-type="float" office:value="1456030027.35433" calcext:value-type="float">
            <text:p>1456030027.35433</text:p>
          </table:table-cell>
          <table:table-cell office:value-type="float" office:value="7488" calcext:value-type="float">
            <text:p>7488</text:p>
          </table:table-cell>
          <table:table-cell table:formula="of:=[.B248]-[.B$2]" office:value-type="float" office:value="24.5998120307922" calcext:value-type="float">
            <text:p>24.5998120308</text:p>
          </table:table-cell>
          <table:table-cell table:formula="of:=[.D248]/([.E248]-[.E247])" office:value-type="float" office:value="74544.5206518592" calcext:value-type="float">
            <text:p>74544.5206518592</text:p>
          </table:table-cell>
          <table:table-cell table:formula="of:=[.E248]-[.E247]" office:value-type="float" office:value="0.100450038909912" calcext:value-type="float">
            <text:p>0.10045003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30027.45366" calcext:value-type="float">
            <text:p>1456030027.45366</text:p>
          </table:table-cell>
          <table:table-cell office:value-type="float" office:value="1456030027.45395" calcext:value-type="float">
            <text:p>1456030027.45395</text:p>
          </table:table-cell>
          <table:table-cell office:value-type="float" office:value="7560" calcext:value-type="float">
            <text:p>7560</text:p>
          </table:table-cell>
          <table:table-cell table:formula="of:=[.B249]-[.B$2]" office:value-type="float" office:value="24.6994218826294" calcext:value-type="float">
            <text:p>24.6994218826</text:p>
          </table:table-cell>
          <table:table-cell table:formula="of:=[.D249]/([.E249]-[.E248])" office:value-type="float" office:value="75896.1072681752" calcext:value-type="float">
            <text:p>75896.1072681752</text:p>
          </table:table-cell>
          <table:table-cell table:formula="of:=[.E249]-[.E248]" office:value-type="float" office:value="0.0996098518371582" calcext:value-type="float">
            <text:p>0.09960985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30027.55517" calcext:value-type="float">
            <text:p>1456030027.55517</text:p>
          </table:table-cell>
          <table:table-cell office:value-type="float" office:value="1456030027.55544" calcext:value-type="float">
            <text:p>1456030027.55544</text:p>
          </table:table-cell>
          <table:table-cell office:value-type="float" office:value="7632" calcext:value-type="float">
            <text:p>7632</text:p>
          </table:table-cell>
          <table:table-cell table:formula="of:=[.B250]-[.B$2]" office:value-type="float" office:value="24.8009388446808" calcext:value-type="float">
            <text:p>24.8009388447</text:p>
          </table:table-cell>
          <table:table-cell table:formula="of:=[.D250]/([.E250]-[.E249])" office:value-type="float" office:value="75179.554685023" calcext:value-type="float">
            <text:p>75179.554685023</text:p>
          </table:table-cell>
          <table:table-cell table:formula="of:=[.E250]-[.E249]" office:value-type="float" office:value="0.101516962051392" calcext:value-type="float">
            <text:p>0.10151696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30027.65364" calcext:value-type="float">
            <text:p>1456030027.65364</text:p>
          </table:table-cell>
          <table:table-cell office:value-type="float" office:value="1456030027.65394" calcext:value-type="float">
            <text:p>1456030027.65394</text:p>
          </table:table-cell>
          <table:table-cell office:value-type="float" office:value="7688" calcext:value-type="float">
            <text:p>7688</text:p>
          </table:table-cell>
          <table:table-cell table:formula="of:=[.B251]-[.B$2]" office:value-type="float" office:value="24.8994040489197" calcext:value-type="float">
            <text:p>24.8994040489</text:p>
          </table:table-cell>
          <table:table-cell table:formula="of:=[.D251]/([.E251]-[.E250])" office:value-type="float" office:value="78078.3431002462" calcext:value-type="float">
            <text:p>78078.3431002462</text:p>
          </table:table-cell>
          <table:table-cell table:formula="of:=[.E251]-[.E250]" office:value-type="float" office:value="0.0984652042388916" calcext:value-type="float">
            <text:p>0.09846520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30027.75418" calcext:value-type="float">
            <text:p>1456030027.75418</text:p>
          </table:table-cell>
          <table:table-cell office:value-type="float" office:value="1456030027.75447" calcext:value-type="float">
            <text:p>1456030027.75447</text:p>
          </table:table-cell>
          <table:table-cell office:value-type="float" office:value="7744" calcext:value-type="float">
            <text:p>7744</text:p>
          </table:table-cell>
          <table:table-cell table:formula="of:=[.B252]-[.B$2]" office:value-type="float" office:value="24.9999482631683" calcext:value-type="float">
            <text:p>24.9999482632</text:p>
          </table:table-cell>
          <table:table-cell table:formula="of:=[.D252]/([.E252]-[.E251])" office:value-type="float" office:value="77020.8416055469" calcext:value-type="float">
            <text:p>77020.8416055469</text:p>
          </table:table-cell>
          <table:table-cell table:formula="of:=[.E252]-[.E251]" office:value-type="float" office:value="0.100544214248657" calcext:value-type="float">
            <text:p>0.10054421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30027.85344" calcext:value-type="float">
            <text:p>1456030027.85344</text:p>
          </table:table-cell>
          <table:table-cell office:value-type="float" office:value="1456030027.85371" calcext:value-type="float">
            <text:p>1456030027.85371</text:p>
          </table:table-cell>
          <table:table-cell office:value-type="float" office:value="7792" calcext:value-type="float">
            <text:p>7792</text:p>
          </table:table-cell>
          <table:table-cell table:formula="of:=[.B253]-[.B$2]" office:value-type="float" office:value="25.0992066860199" calcext:value-type="float">
            <text:p>25.099206686</text:p>
          </table:table-cell>
          <table:table-cell table:formula="of:=[.D253]/([.E253]-[.E252])" office:value-type="float" office:value="78502.1540353574" calcext:value-type="float">
            <text:p>78502.1540353574</text:p>
          </table:table-cell>
          <table:table-cell table:formula="of:=[.E253]-[.E252]" office:value-type="float" office:value="0.0992584228515625" calcext:value-type="float">
            <text:p>0.099258422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30027.95375" calcext:value-type="float">
            <text:p>1456030027.95375</text:p>
          </table:table-cell>
          <table:table-cell office:value-type="float" office:value="1456030027.95402" calcext:value-type="float">
            <text:p>1456030027.95402</text:p>
          </table:table-cell>
          <table:table-cell office:value-type="float" office:value="7832" calcext:value-type="float">
            <text:p>7832</text:p>
          </table:table-cell>
          <table:table-cell table:formula="of:=[.B254]-[.B$2]" office:value-type="float" office:value="25.199512720108" calcext:value-type="float">
            <text:p>25.1995127201</text:p>
          </table:table-cell>
          <table:table-cell table:formula="of:=[.D254]/([.E254]-[.E253])" office:value-type="float" office:value="78081.0453847507" calcext:value-type="float">
            <text:p>78081.0453847507</text:p>
          </table:table-cell>
          <table:table-cell table:formula="of:=[.E254]-[.E253]" office:value-type="float" office:value="0.100306034088135" calcext:value-type="float">
            <text:p>0.100306034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30028.06852" calcext:value-type="float">
            <text:p>1456030028.06852</text:p>
          </table:table-cell>
          <table:table-cell office:value-type="float" office:value="1456030028.0688" calcext:value-type="float">
            <text:p>1456030028.0688</text:p>
          </table:table-cell>
          <table:table-cell office:value-type="float" office:value="7856" calcext:value-type="float">
            <text:p>7856</text:p>
          </table:table-cell>
          <table:table-cell table:formula="of:=[.B255]-[.B$2]" office:value-type="float" office:value="25.3142855167389" calcext:value-type="float">
            <text:p>25.3142855167</text:p>
          </table:table-cell>
          <table:table-cell table:formula="of:=[.D255]/([.E255]-[.E254])" office:value-type="float" office:value="68448.27546781" calcext:value-type="float">
            <text:p>68448.27546781</text:p>
          </table:table-cell>
          <table:table-cell table:formula="of:=[.E255]-[.E254]" office:value-type="float" office:value="0.114772796630859" calcext:value-type="float">
            <text:p>0.11477279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30028.25418" calcext:value-type="float">
            <text:p>1456030028.25418</text:p>
          </table:table-cell>
          <table:table-cell office:value-type="float" office:value="1456030028.25445" calcext:value-type="float">
            <text:p>1456030028.25445</text:p>
          </table:table-cell>
          <table:table-cell office:value-type="float" office:value="7880" calcext:value-type="float">
            <text:p>7880</text:p>
          </table:table-cell>
          <table:table-cell table:formula="of:=[.B256]-[.B$2]" office:value-type="float" office:value="25.4999461174011" calcext:value-type="float">
            <text:p>25.4999461174</text:p>
          </table:table-cell>
          <table:table-cell table:formula="of:=[.D256]/([.E256]-[.E255])" office:value-type="float" office:value="42443.0383823648" calcext:value-type="float">
            <text:p>42443.0383823648</text:p>
          </table:table-cell>
          <table:table-cell table:formula="of:=[.E256]-[.E255]" office:value-type="float" office:value="0.185660600662231" calcext:value-type="float">
            <text:p>0.18566060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30028.35362" calcext:value-type="float">
            <text:p>1456030028.35362</text:p>
          </table:table-cell>
          <table:table-cell office:value-type="float" office:value="1456030028.35391" calcext:value-type="float">
            <text:p>1456030028.35391</text:p>
          </table:table-cell>
          <table:table-cell office:value-type="float" office:value="7888" calcext:value-type="float">
            <text:p>7888</text:p>
          </table:table-cell>
          <table:table-cell table:formula="of:=[.B257]-[.B$2]" office:value-type="float" office:value="25.5993804931641" calcext:value-type="float">
            <text:p>25.5993804932</text:p>
          </table:table-cell>
          <table:table-cell table:formula="of:=[.D257]/([.E257]-[.E256])" office:value-type="float" office:value="79328.7023675364" calcext:value-type="float">
            <text:p>79328.7023675364</text:p>
          </table:table-cell>
          <table:table-cell table:formula="of:=[.E257]-[.E256]" office:value-type="float" office:value="0.0994343757629395" calcext:value-type="float">
            <text:p>0.09943437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30028.45406" calcext:value-type="float">
            <text:p>1456030028.45406</text:p>
          </table:table-cell>
          <table:table-cell office:value-type="float" office:value="1456030028.45434" calcext:value-type="float">
            <text:p>1456030028.45434</text:p>
          </table:table-cell>
          <table:table-cell office:value-type="float" office:value="7888" calcext:value-type="float">
            <text:p>7888</text:p>
          </table:table-cell>
          <table:table-cell table:formula="of:=[.B258]-[.B$2]" office:value-type="float" office:value="25.6998271942139" calcext:value-type="float">
            <text:p>25.6998271942</text:p>
          </table:table-cell>
          <table:table-cell table:formula="of:=[.D258]/([.E258]-[.E257])" office:value-type="float" office:value="78529.2091981087" calcext:value-type="float">
            <text:p>78529.2091981087</text:p>
          </table:table-cell>
          <table:table-cell table:formula="of:=[.E258]-[.E257]" office:value-type="float" office:value="0.100446701049805" calcext:value-type="float">
            <text:p>0.1004467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30028.55331" calcext:value-type="float">
            <text:p>1456030028.55331</text:p>
          </table:table-cell>
          <table:table-cell office:value-type="float" office:value="1456030028.55357" calcext:value-type="float">
            <text:p>1456030028.55357</text:p>
          </table:table-cell>
          <table:table-cell office:value-type="float" office:value="7888" calcext:value-type="float">
            <text:p>7888</text:p>
          </table:table-cell>
          <table:table-cell table:formula="of:=[.B259]-[.B$2]" office:value-type="float" office:value="25.7990736961365" calcext:value-type="float">
            <text:p>25.7990736961</text:p>
          </table:table-cell>
          <table:table-cell table:formula="of:=[.D259]/([.E259]-[.E258])" office:value-type="float" office:value="79478.8717707257" calcext:value-type="float">
            <text:p>79478.8717707257</text:p>
          </table:table-cell>
          <table:table-cell table:formula="of:=[.E259]-[.E258]" office:value-type="float" office:value="0.0992465019226074" calcext:value-type="float">
            <text:p>0.09924650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30028.66921" calcext:value-type="float">
            <text:p>1456030028.66921</text:p>
          </table:table-cell>
          <table:table-cell office:value-type="float" office:value="1456030028.66949" calcext:value-type="float">
            <text:p>1456030028.66949</text:p>
          </table:table-cell>
          <table:table-cell office:value-type="float" office:value="7872" calcext:value-type="float">
            <text:p>7872</text:p>
          </table:table-cell>
          <table:table-cell table:formula="of:=[.B260]-[.B$2]" office:value-type="float" office:value="25.9149718284607" calcext:value-type="float">
            <text:p>25.9149718285</text:p>
          </table:table-cell>
          <table:table-cell table:formula="of:=[.D260]/([.E260]-[.E259])" office:value-type="float" office:value="67921.7157527483" calcext:value-type="float">
            <text:p>67921.7157527483</text:p>
          </table:table-cell>
          <table:table-cell table:formula="of:=[.E260]-[.E259]" office:value-type="float" office:value="0.115898132324219" calcext:value-type="float">
            <text:p>0.11589813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30028.85366" calcext:value-type="float">
            <text:p>1456030028.85366</text:p>
          </table:table-cell>
          <table:table-cell office:value-type="float" office:value="1456030028.85395" calcext:value-type="float">
            <text:p>1456030028.85395</text:p>
          </table:table-cell>
          <table:table-cell office:value-type="float" office:value="7848" calcext:value-type="float">
            <text:p>7848</text:p>
          </table:table-cell>
          <table:table-cell table:formula="of:=[.B261]-[.B$2]" office:value-type="float" office:value="26.0994277000427" calcext:value-type="float">
            <text:p>26.0994277</text:p>
          </table:table-cell>
          <table:table-cell table:formula="of:=[.D261]/([.E261]-[.E260])" office:value-type="float" office:value="42546.7616329569" calcext:value-type="float">
            <text:p>42546.7616329569</text:p>
          </table:table-cell>
          <table:table-cell table:formula="of:=[.E261]-[.E260]" office:value-type="float" office:value="0.184455871582031" calcext:value-type="float">
            <text:p>0.18445587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30028.95385" calcext:value-type="float">
            <text:p>1456030028.95385</text:p>
          </table:table-cell>
          <table:table-cell office:value-type="float" office:value="1456030028.95413" calcext:value-type="float">
            <text:p>1456030028.95413</text:p>
          </table:table-cell>
          <table:table-cell office:value-type="float" office:value="7816" calcext:value-type="float">
            <text:p>7816</text:p>
          </table:table-cell>
          <table:table-cell table:formula="of:=[.B262]-[.B$2]" office:value-type="float" office:value="26.1996185779572" calcext:value-type="float">
            <text:p>26.199618578</text:p>
          </table:table-cell>
          <table:table-cell table:formula="of:=[.D262]/([.E262]-[.E261])" office:value-type="float" office:value="78011.0940506531" calcext:value-type="float">
            <text:p>78011.0940506531</text:p>
          </table:table-cell>
          <table:table-cell table:formula="of:=[.E262]-[.E261]" office:value-type="float" office:value="0.100190877914429" calcext:value-type="float">
            <text:p>0.100190877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30029.05335" calcext:value-type="float">
            <text:p>1456030029.05335</text:p>
          </table:table-cell>
          <table:table-cell office:value-type="float" office:value="1456030029.05362" calcext:value-type="float">
            <text:p>1456030029.05362</text:p>
          </table:table-cell>
          <table:table-cell office:value-type="float" office:value="7776" calcext:value-type="float">
            <text:p>7776</text:p>
          </table:table-cell>
          <table:table-cell table:formula="of:=[.B263]-[.B$2]" office:value-type="float" office:value="26.299113035202" calcext:value-type="float">
            <text:p>26.2991130352</text:p>
          </table:table-cell>
          <table:table-cell table:formula="of:=[.D263]/([.E263]-[.E262])" office:value-type="float" office:value="78155.1074836453" calcext:value-type="float">
            <text:p>78155.1074836453</text:p>
          </table:table-cell>
          <table:table-cell table:formula="of:=[.E263]-[.E262]" office:value-type="float" office:value="0.0994944572448731" calcext:value-type="float">
            <text:p>0.09949445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30029.1539" calcext:value-type="float">
            <text:p>1456030029.1539</text:p>
          </table:table-cell>
          <table:table-cell office:value-type="float" office:value="1456030029.15417" calcext:value-type="float">
            <text:p>1456030029.15417</text:p>
          </table:table-cell>
          <table:table-cell office:value-type="float" office:value="7728" calcext:value-type="float">
            <text:p>7728</text:p>
          </table:table-cell>
          <table:table-cell table:formula="of:=[.B264]-[.B$2]" office:value-type="float" office:value="26.3996658325195" calcext:value-type="float">
            <text:p>26.3996658325</text:p>
          </table:table-cell>
          <table:table-cell table:formula="of:=[.D264]/([.E264]-[.E263])" office:value-type="float" office:value="76855.1468100695" calcext:value-type="float">
            <text:p>76855.1468100695</text:p>
          </table:table-cell>
          <table:table-cell table:formula="of:=[.E264]-[.E263]" office:value-type="float" office:value="0.100552797317505" calcext:value-type="float">
            <text:p>0.100552797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30029.2686" calcext:value-type="float">
            <text:p>1456030029.2686</text:p>
          </table:table-cell>
          <table:table-cell office:value-type="float" office:value="1456030029.26888" calcext:value-type="float">
            <text:p>1456030029.26888</text:p>
          </table:table-cell>
          <table:table-cell office:value-type="float" office:value="7672" calcext:value-type="float">
            <text:p>7672</text:p>
          </table:table-cell>
          <table:table-cell table:formula="of:=[.B265]-[.B$2]" office:value-type="float" office:value="26.5143620967865" calcext:value-type="float">
            <text:p>26.5143620968</text:p>
          </table:table-cell>
          <table:table-cell table:formula="of:=[.D265]/([.E265]-[.E264])" office:value-type="float" office:value="66889.7112650731" calcext:value-type="float">
            <text:p>66889.7112650731</text:p>
          </table:table-cell>
          <table:table-cell table:formula="of:=[.E265]-[.E264]" office:value-type="float" office:value="0.114696264266968" calcext:value-type="float">
            <text:p>0.11469626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30029.45408" calcext:value-type="float">
            <text:p>1456030029.45408</text:p>
          </table:table-cell>
          <table:table-cell office:value-type="float" office:value="1456030029.45436" calcext:value-type="float">
            <text:p>1456030029.45436</text:p>
          </table:table-cell>
          <table:table-cell office:value-type="float" office:value="7608" calcext:value-type="float">
            <text:p>7608</text:p>
          </table:table-cell>
          <table:table-cell table:formula="of:=[.B266]-[.B$2]" office:value-type="float" office:value="26.6998460292816" calcext:value-type="float">
            <text:p>26.6998460293</text:p>
          </table:table-cell>
          <table:table-cell table:formula="of:=[.D266]/([.E266]-[.E265])" office:value-type="float" office:value="41017.0298723868" calcext:value-type="float">
            <text:p>41017.0298723868</text:p>
          </table:table-cell>
          <table:table-cell table:formula="of:=[.E266]-[.E265]" office:value-type="float" office:value="0.185483932495117" calcext:value-type="float">
            <text:p>0.18548393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30029.55375" calcext:value-type="float">
            <text:p>1456030029.55375</text:p>
          </table:table-cell>
          <table:table-cell office:value-type="float" office:value="1456030029.55404" calcext:value-type="float">
            <text:p>1456030029.55404</text:p>
          </table:table-cell>
          <table:table-cell office:value-type="float" office:value="7536" calcext:value-type="float">
            <text:p>7536</text:p>
          </table:table-cell>
          <table:table-cell table:formula="of:=[.B267]-[.B$2]" office:value-type="float" office:value="26.7995195388794" calcext:value-type="float">
            <text:p>26.7995195389</text:p>
          </table:table-cell>
          <table:table-cell table:formula="of:=[.D267]/([.E267]-[.E266])" office:value-type="float" office:value="75606.8491057525" calcext:value-type="float">
            <text:p>75606.8491057525</text:p>
          </table:table-cell>
          <table:table-cell table:formula="of:=[.E267]-[.E266]" office:value-type="float" office:value="0.0996735095977783" calcext:value-type="float">
            <text:p>0.09967350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30029.65383" calcext:value-type="float">
            <text:p>1456030029.65383</text:p>
          </table:table-cell>
          <table:table-cell office:value-type="float" office:value="1456030029.65411" calcext:value-type="float">
            <text:p>1456030029.65411</text:p>
          </table:table-cell>
          <table:table-cell office:value-type="float" office:value="7456" calcext:value-type="float">
            <text:p>7456</text:p>
          </table:table-cell>
          <table:table-cell table:formula="of:=[.B268]-[.B$2]" office:value-type="float" office:value="26.8995995521545" calcext:value-type="float">
            <text:p>26.8995995522</text:p>
          </table:table-cell>
          <table:table-cell table:formula="of:=[.D268]/([.E268]-[.E267])" office:value-type="float" office:value="74500.3897981256" calcext:value-type="float">
            <text:p>74500.3897981256</text:p>
          </table:table-cell>
          <table:table-cell table:formula="of:=[.E268]-[.E267]" office:value-type="float" office:value="0.100080013275146" calcext:value-type="float">
            <text:p>0.10008001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30029.75308" calcext:value-type="float">
            <text:p>1456030029.75308</text:p>
          </table:table-cell>
          <table:table-cell office:value-type="float" office:value="1456030029.75336" calcext:value-type="float">
            <text:p>1456030029.75336</text:p>
          </table:table-cell>
          <table:table-cell office:value-type="float" office:value="7368" calcext:value-type="float">
            <text:p>7368</text:p>
          </table:table-cell>
          <table:table-cell table:formula="of:=[.B269]-[.B$2]" office:value-type="float" office:value="26.9988417625427" calcext:value-type="float">
            <text:p>26.9988417625</text:p>
          </table:table-cell>
          <table:table-cell table:formula="of:=[.D269]/([.E269]-[.E268])" office:value-type="float" office:value="74242.6027310379" calcext:value-type="float">
            <text:p>74242.6027310379</text:p>
          </table:table-cell>
          <table:table-cell table:formula="of:=[.E269]-[.E268]" office:value-type="float" office:value="0.0992422103881836" calcext:value-type="float">
            <text:p>0.099242210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30029.85369" calcext:value-type="float">
            <text:p>1456030029.85369</text:p>
          </table:table-cell>
          <table:table-cell office:value-type="float" office:value="1456030029.85397" calcext:value-type="float">
            <text:p>1456030029.85397</text:p>
          </table:table-cell>
          <table:table-cell office:value-type="float" office:value="7280" calcext:value-type="float">
            <text:p>7280</text:p>
          </table:table-cell>
          <table:table-cell table:formula="of:=[.B270]-[.B$2]" office:value-type="float" office:value="27.0994522571564" calcext:value-type="float">
            <text:p>27.0994522572</text:p>
          </table:table-cell>
          <table:table-cell table:formula="of:=[.D270]/([.E270]-[.E269])" office:value-type="float" office:value="72358.2567400727" calcext:value-type="float">
            <text:p>72358.2567400727</text:p>
          </table:table-cell>
          <table:table-cell table:formula="of:=[.E270]-[.E269]" office:value-type="float" office:value="0.100610494613647" calcext:value-type="float">
            <text:p>0.100610494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30029.95667" calcext:value-type="float">
            <text:p>1456030029.95667</text:p>
          </table:table-cell>
          <table:table-cell office:value-type="float" office:value="1456030029.95696" calcext:value-type="float">
            <text:p>1456030029.95696</text:p>
          </table:table-cell>
          <table:table-cell office:value-type="float" office:value="7184" calcext:value-type="float">
            <text:p>7184</text:p>
          </table:table-cell>
          <table:table-cell table:formula="of:=[.B271]-[.B$2]" office:value-type="float" office:value="27.2024359703064" calcext:value-type="float">
            <text:p>27.2024359703</text:p>
          </table:table-cell>
          <table:table-cell table:formula="of:=[.D271]/([.E271]-[.E270])" office:value-type="float" office:value="69758.6033777449" calcext:value-type="float">
            <text:p>69758.6033777449</text:p>
          </table:table-cell>
          <table:table-cell table:formula="of:=[.E271]-[.E270]" office:value-type="float" office:value="0.102983713150024" calcext:value-type="float">
            <text:p>0.102983713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30030.06877" calcext:value-type="float">
            <text:p>1456030030.06877</text:p>
          </table:table-cell>
          <table:table-cell office:value-type="float" office:value="1456030030.06906" calcext:value-type="float">
            <text:p>1456030030.06906</text:p>
          </table:table-cell>
          <table:table-cell office:value-type="float" office:value="7080" calcext:value-type="float">
            <text:p>7080</text:p>
          </table:table-cell>
          <table:table-cell table:formula="of:=[.B272]-[.B$2]" office:value-type="float" office:value="27.314532995224" calcext:value-type="float">
            <text:p>27.3145329952</text:p>
          </table:table-cell>
          <table:table-cell table:formula="of:=[.D272]/([.E272]-[.E271])" office:value-type="float" office:value="63159.5709627815" calcext:value-type="float">
            <text:p>63159.5709627815</text:p>
          </table:table-cell>
          <table:table-cell table:formula="of:=[.E272]-[.E271]" office:value-type="float" office:value="0.112097024917603" calcext:value-type="float">
            <text:p>0.112097024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30030.25361" calcext:value-type="float">
            <text:p>1456030030.25361</text:p>
          </table:table-cell>
          <table:table-cell office:value-type="float" office:value="1456030030.25388" calcext:value-type="float">
            <text:p>1456030030.25388</text:p>
          </table:table-cell>
          <table:table-cell office:value-type="float" office:value="6976" calcext:value-type="float">
            <text:p>6976</text:p>
          </table:table-cell>
          <table:table-cell table:formula="of:=[.B273]-[.B$2]" office:value-type="float" office:value="27.499372959137" calcext:value-type="float">
            <text:p>27.4993729591</text:p>
          </table:table-cell>
          <table:table-cell table:formula="of:=[.D273]/([.E273]-[.E272])" office:value-type="float" office:value="37740.756123956" calcext:value-type="float">
            <text:p>37740.756123956</text:p>
          </table:table-cell>
          <table:table-cell table:formula="of:=[.E273]-[.E272]" office:value-type="float" office:value="0.184839963912964" calcext:value-type="float">
            <text:p>0.18483996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30030.35349" calcext:value-type="float">
            <text:p>1456030030.35349</text:p>
          </table:table-cell>
          <table:table-cell office:value-type="float" office:value="1456030030.35377" calcext:value-type="float">
            <text:p>1456030030.35377</text:p>
          </table:table-cell>
          <table:table-cell office:value-type="float" office:value="6864" calcext:value-type="float">
            <text:p>6864</text:p>
          </table:table-cell>
          <table:table-cell table:formula="of:=[.B274]-[.B$2]" office:value-type="float" office:value="27.5992596149445" calcext:value-type="float">
            <text:p>27.5992596149</text:p>
          </table:table-cell>
          <table:table-cell table:formula="of:=[.D274]/([.E274]-[.E273])" office:value-type="float" office:value="68717.8877349596" calcext:value-type="float">
            <text:p>68717.8877349596</text:p>
          </table:table-cell>
          <table:table-cell table:formula="of:=[.E274]-[.E273]" office:value-type="float" office:value="0.0998866558074951" calcext:value-type="float">
            <text:p>0.09988665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30030.45391" calcext:value-type="float">
            <text:p>1456030030.45391</text:p>
          </table:table-cell>
          <table:table-cell office:value-type="float" office:value="1456030030.45424" calcext:value-type="float">
            <text:p>1456030030.45424</text:p>
          </table:table-cell>
          <table:table-cell office:value-type="float" office:value="6744" calcext:value-type="float">
            <text:p>6744</text:p>
          </table:table-cell>
          <table:table-cell table:formula="of:=[.B275]-[.B$2]" office:value-type="float" office:value="27.6996715068817" calcext:value-type="float">
            <text:p>27.6996715069</text:p>
          </table:table-cell>
          <table:table-cell table:formula="of:=[.D275]/([.E275]-[.E274])" office:value-type="float" office:value="67163.3595372758" calcext:value-type="float">
            <text:p>67163.3595372758</text:p>
          </table:table-cell>
          <table:table-cell table:formula="of:=[.E275]-[.E274]" office:value-type="float" office:value="0.100411891937256" calcext:value-type="float">
            <text:p>0.10041189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30030.55352" calcext:value-type="float">
            <text:p>1456030030.55352</text:p>
          </table:table-cell>
          <table:table-cell office:value-type="float" office:value="1456030030.55379" calcext:value-type="float">
            <text:p>1456030030.55379</text:p>
          </table:table-cell>
          <table:table-cell office:value-type="float" office:value="6624" calcext:value-type="float">
            <text:p>6624</text:p>
          </table:table-cell>
          <table:table-cell table:formula="of:=[.B276]-[.B$2]" office:value-type="float" office:value="27.7992820739746" calcext:value-type="float">
            <text:p>27.799282074</text:p>
          </table:table-cell>
          <table:table-cell table:formula="of:=[.D276]/([.E276]-[.E275])" office:value-type="float" office:value="66498.9688676558" calcext:value-type="float">
            <text:p>66498.9688676558</text:p>
          </table:table-cell>
          <table:table-cell table:formula="of:=[.E276]-[.E275]" office:value-type="float" office:value="0.0996105670928955" calcext:value-type="float">
            <text:p>0.099610567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30030.65366" calcext:value-type="float">
            <text:p>1456030030.65366</text:p>
          </table:table-cell>
          <table:table-cell office:value-type="float" office:value="1456030030.65394" calcext:value-type="float">
            <text:p>1456030030.65394</text:p>
          </table:table-cell>
          <table:table-cell office:value-type="float" office:value="6504" calcext:value-type="float">
            <text:p>6504</text:p>
          </table:table-cell>
          <table:table-cell table:formula="of:=[.B277]-[.B$2]" office:value-type="float" office:value="27.8994233608246" calcext:value-type="float">
            <text:p>27.8994233608</text:p>
          </table:table-cell>
          <table:table-cell table:formula="of:=[.D277]/([.E277]-[.E276])" office:value-type="float" office:value="64948.2366822769" calcext:value-type="float">
            <text:p>64948.2366822769</text:p>
          </table:table-cell>
          <table:table-cell table:formula="of:=[.E277]-[.E276]" office:value-type="float" office:value="0.100141286849976" calcext:value-type="float">
            <text:p>0.100141286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30030.75403" calcext:value-type="float">
            <text:p>1456030030.75403</text:p>
          </table:table-cell>
          <table:table-cell office:value-type="float" office:value="1456030030.75431" calcext:value-type="float">
            <text:p>1456030030.75431</text:p>
          </table:table-cell>
          <table:table-cell office:value-type="float" office:value="6384" calcext:value-type="float">
            <text:p>6384</text:p>
          </table:table-cell>
          <table:table-cell table:formula="of:=[.B278]-[.B$2]" office:value-type="float" office:value="27.9997968673706" calcext:value-type="float">
            <text:p>27.9997968674</text:p>
          </table:table-cell>
          <table:table-cell table:formula="of:=[.D278]/([.E278]-[.E277])" office:value-type="float" office:value="63602.4407204802" calcext:value-type="float">
            <text:p>63602.4407204802</text:p>
          </table:table-cell>
          <table:table-cell table:formula="of:=[.E278]-[.E277]" office:value-type="float" office:value="0.100373506546021" calcext:value-type="float">
            <text:p>0.100373506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30030.85343" calcext:value-type="float">
            <text:p>1456030030.85343</text:p>
          </table:table-cell>
          <table:table-cell office:value-type="float" office:value="1456030030.85371" calcext:value-type="float">
            <text:p>1456030030.85371</text:p>
          </table:table-cell>
          <table:table-cell office:value-type="float" office:value="6256" calcext:value-type="float">
            <text:p>6256</text:p>
          </table:table-cell>
          <table:table-cell table:formula="of:=[.B279]-[.B$2]" office:value-type="float" office:value="28.0991961956024" calcext:value-type="float">
            <text:p>28.0991961956</text:p>
          </table:table-cell>
          <table:table-cell table:formula="of:=[.D279]/([.E279]-[.E278])" office:value-type="float" office:value="62938.0511044324" calcext:value-type="float">
            <text:p>62938.0511044324</text:p>
          </table:table-cell>
          <table:table-cell table:formula="of:=[.E279]-[.E278]" office:value-type="float" office:value="0.0993993282318115" calcext:value-type="float">
            <text:p>0.099399328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30030.95391" calcext:value-type="float">
            <text:p>1456030030.95391</text:p>
          </table:table-cell>
          <table:table-cell office:value-type="float" office:value="1456030030.95419" calcext:value-type="float">
            <text:p>1456030030.95419</text:p>
          </table:table-cell>
          <table:table-cell office:value-type="float" office:value="6136" calcext:value-type="float">
            <text:p>6136</text:p>
          </table:table-cell>
          <table:table-cell table:formula="of:=[.B280]-[.B$2]" office:value-type="float" office:value="28.1996793746948" calcext:value-type="float">
            <text:p>28.1996793747</text:p>
          </table:table-cell>
          <table:table-cell table:formula="of:=[.D280]/([.E280]-[.E279])" office:value-type="float" office:value="61064.9469435791" calcext:value-type="float">
            <text:p>61064.9469435791</text:p>
          </table:table-cell>
          <table:table-cell table:formula="of:=[.E280]-[.E279]" office:value-type="float" office:value="0.100483179092407" calcext:value-type="float">
            <text:p>0.100483179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30031.05324" calcext:value-type="float">
            <text:p>1456030031.05324</text:p>
          </table:table-cell>
          <table:table-cell office:value-type="float" office:value="1456030031.05354" calcext:value-type="float">
            <text:p>1456030031.05354</text:p>
          </table:table-cell>
          <table:table-cell office:value-type="float" office:value="6008" calcext:value-type="float">
            <text:p>6008</text:p>
          </table:table-cell>
          <table:table-cell table:formula="of:=[.B281]-[.B$2]" office:value-type="float" office:value="28.2990074157715" calcext:value-type="float">
            <text:p>28.2990074158</text:p>
          </table:table-cell>
          <table:table-cell table:formula="of:=[.D281]/([.E281]-[.E280])" office:value-type="float" office:value="60486.4440582604" calcext:value-type="float">
            <text:p>60486.4440582604</text:p>
          </table:table-cell>
          <table:table-cell table:formula="of:=[.E281]-[.E280]" office:value-type="float" office:value="0.0993280410766602" calcext:value-type="float">
            <text:p>0.09932804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30031.15347" calcext:value-type="float">
            <text:p>1456030031.15347</text:p>
          </table:table-cell>
          <table:table-cell office:value-type="float" office:value="1456030031.15374" calcext:value-type="float">
            <text:p>1456030031.15374</text:p>
          </table:table-cell>
          <table:table-cell office:value-type="float" office:value="5880" calcext:value-type="float">
            <text:p>5880</text:p>
          </table:table-cell>
          <table:table-cell table:formula="of:=[.B282]-[.B$2]" office:value-type="float" office:value="28.3992311954498" calcext:value-type="float">
            <text:p>28.3992311954</text:p>
          </table:table-cell>
          <table:table-cell table:formula="of:=[.D282]/([.E282]-[.E281])" office:value-type="float" office:value="58668.7113464599" calcext:value-type="float">
            <text:p>58668.7113464599</text:p>
          </table:table-cell>
          <table:table-cell table:formula="of:=[.E282]-[.E281]" office:value-type="float" office:value="0.100223779678345" calcext:value-type="float">
            <text:p>0.100223779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30031.25389" calcext:value-type="float">
            <text:p>1456030031.25389</text:p>
          </table:table-cell>
          <table:table-cell office:value-type="float" office:value="1456030031.25416" calcext:value-type="float">
            <text:p>1456030031.25416</text:p>
          </table:table-cell>
          <table:table-cell office:value-type="float" office:value="5760" calcext:value-type="float">
            <text:p>5760</text:p>
          </table:table-cell>
          <table:table-cell table:formula="of:=[.B283]-[.B$2]" office:value-type="float" office:value="28.4996554851532" calcext:value-type="float">
            <text:p>28.4996554852</text:p>
          </table:table-cell>
          <table:table-cell table:formula="of:=[.D283]/([.E283]-[.E282])" office:value-type="float" office:value="57356.6416751739" calcext:value-type="float">
            <text:p>57356.6416751739</text:p>
          </table:table-cell>
          <table:table-cell table:formula="of:=[.E283]-[.E282]" office:value-type="float" office:value="0.100424289703369" calcext:value-type="float">
            <text:p>0.100424289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30031.2693" calcext:value-type="float">
            <text:p>1456030031.2693</text:p>
          </table:table-cell>
          <table:table-cell office:value-type="float" office:value="1456030031.26963" calcext:value-type="float">
            <text:p>1456030031.26963</text:p>
          </table:table-cell>
          <table:table-cell office:value-type="float" office:value="5632" calcext:value-type="float">
            <text:p>5632</text:p>
          </table:table-cell>
          <table:table-cell table:formula="of:=[.B284]-[.B$2]" office:value-type="float" office:value="28.5150690078735" calcext:value-type="float">
            <text:p>28.5150690079</text:p>
          </table:table-cell>
          <table:table-cell table:formula="of:=[.D284]/([.E284]-[.E283])" office:value-type="float" office:value="365393.434206252" calcext:value-type="float">
            <text:p>365393.434206252</text:p>
          </table:table-cell>
          <table:table-cell table:formula="of:=[.E284]-[.E283]" office:value-type="float" office:value="0.0154135227203369" calcext:value-type="float">
            <text:p>0.015413522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30031.35499" calcext:value-type="float">
            <text:p>1456030031.35499</text:p>
          </table:table-cell>
          <table:table-cell office:value-type="float" office:value="1456030031.35528" calcext:value-type="float">
            <text:p>1456030031.35528</text:p>
          </table:table-cell>
          <table:table-cell office:value-type="float" office:value="5512" calcext:value-type="float">
            <text:p>5512</text:p>
          </table:table-cell>
          <table:table-cell table:formula="of:=[.B285]-[.B$2]" office:value-type="float" office:value="28.6007537841797" calcext:value-type="float">
            <text:p>28.6007537842</text:p>
          </table:table-cell>
          <table:table-cell table:formula="of:=[.D285]/([.E285]-[.E284])" office:value-type="float" office:value="64328.8135608312" calcext:value-type="float">
            <text:p>64328.8135608312</text:p>
          </table:table-cell>
          <table:table-cell table:formula="of:=[.E285]-[.E284]" office:value-type="float" office:value="0.0856847763061523" calcext:value-type="float">
            <text:p>0.085684776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30031.45375" calcext:value-type="float">
            <text:p>1456030031.45375</text:p>
          </table:table-cell>
          <table:table-cell office:value-type="float" office:value="1456030031.45402" calcext:value-type="float">
            <text:p>1456030031.45402</text:p>
          </table:table-cell>
          <table:table-cell office:value-type="float" office:value="5400" calcext:value-type="float">
            <text:p>5400</text:p>
          </table:table-cell>
          <table:table-cell table:formula="of:=[.B286]-[.B$2]" office:value-type="float" office:value="28.6995158195496" calcext:value-type="float">
            <text:p>28.6995158195</text:p>
          </table:table-cell>
          <table:table-cell table:formula="of:=[.D286]/([.E286]-[.E285])" office:value-type="float" office:value="54676.8804407128" calcext:value-type="float">
            <text:p>54676.8804407128</text:p>
          </table:table-cell>
          <table:table-cell table:formula="of:=[.E286]-[.E285]" office:value-type="float" office:value="0.0987620353698731" calcext:value-type="float">
            <text:p>0.098762035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30031.55413" calcext:value-type="float">
            <text:p>1456030031.55413</text:p>
          </table:table-cell>
          <table:table-cell office:value-type="float" office:value="1456030031.55441" calcext:value-type="float">
            <text:p>1456030031.55441</text:p>
          </table:table-cell>
          <table:table-cell office:value-type="float" office:value="5280" calcext:value-type="float">
            <text:p>5280</text:p>
          </table:table-cell>
          <table:table-cell table:formula="of:=[.B287]-[.B$2]" office:value-type="float" office:value="28.7998945713043" calcext:value-type="float">
            <text:p>28.7998945713</text:p>
          </table:table-cell>
          <table:table-cell table:formula="of:=[.D287]/([.E287]-[.E286])" office:value-type="float" office:value="52600.773646795" calcext:value-type="float">
            <text:p>52600.773646795</text:p>
          </table:table-cell>
          <table:table-cell table:formula="of:=[.E287]-[.E286]" office:value-type="float" office:value="0.100378751754761" calcext:value-type="float">
            <text:p>0.10037875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30031.65375" calcext:value-type="float">
            <text:p>1456030031.65375</text:p>
          </table:table-cell>
          <table:table-cell office:value-type="float" office:value="1456030031.65402" calcext:value-type="float">
            <text:p>1456030031.65402</text:p>
          </table:table-cell>
          <table:table-cell office:value-type="float" office:value="5176" calcext:value-type="float">
            <text:p>5176</text:p>
          </table:table-cell>
          <table:table-cell table:formula="of:=[.B288]-[.B$2]" office:value-type="float" office:value="28.8995132446289" calcext:value-type="float">
            <text:p>28.8995132446</text:p>
          </table:table-cell>
          <table:table-cell table:formula="of:=[.D288]/([.E288]-[.E287])" office:value-type="float" office:value="51958.1302105397" calcext:value-type="float">
            <text:p>51958.1302105397</text:p>
          </table:table-cell>
          <table:table-cell table:formula="of:=[.E288]-[.E287]" office:value-type="float" office:value="0.099618673324585" calcext:value-type="float">
            <text:p>0.09961867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30031.75402" calcext:value-type="float">
            <text:p>1456030031.75402</text:p>
          </table:table-cell>
          <table:table-cell office:value-type="float" office:value="1456030031.75429" calcext:value-type="float">
            <text:p>1456030031.75429</text:p>
          </table:table-cell>
          <table:table-cell office:value-type="float" office:value="5064" calcext:value-type="float">
            <text:p>5064</text:p>
          </table:table-cell>
          <table:table-cell table:formula="of:=[.B289]-[.B$2]" office:value-type="float" office:value="28.9997847080231" calcext:value-type="float">
            <text:p>28.999784708</text:p>
          </table:table-cell>
          <table:table-cell table:formula="of:=[.D289]/([.E289]-[.E288])" office:value-type="float" office:value="50502.9031050791" calcext:value-type="float">
            <text:p>50502.9031050791</text:p>
          </table:table-cell>
          <table:table-cell table:formula="of:=[.E289]-[.E288]" office:value-type="float" office:value="0.100271463394165" calcext:value-type="float">
            <text:p>0.10027146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30031.85329" calcext:value-type="float">
            <text:p>1456030031.85329</text:p>
          </table:table-cell>
          <table:table-cell office:value-type="float" office:value="1456030031.85357" calcext:value-type="float">
            <text:p>1456030031.85357</text:p>
          </table:table-cell>
          <table:table-cell office:value-type="float" office:value="4968" calcext:value-type="float">
            <text:p>4968</text:p>
          </table:table-cell>
          <table:table-cell table:formula="of:=[.B290]-[.B$2]" office:value-type="float" office:value="29.0990598201752" calcext:value-type="float">
            <text:p>29.0990598202</text:p>
          </table:table-cell>
          <table:table-cell table:formula="of:=[.D290]/([.E290]-[.E289])" office:value-type="float" office:value="50042.7538413507" calcext:value-type="float">
            <text:p>50042.7538413507</text:p>
          </table:table-cell>
          <table:table-cell table:formula="of:=[.E290]-[.E289]" office:value-type="float" office:value="0.0992751121520996" calcext:value-type="float">
            <text:p>0.09927511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30031.8652" calcext:value-type="float">
            <text:p>1456030031.8652</text:p>
          </table:table-cell>
          <table:table-cell office:value-type="float" office:value="1456030031.86579" calcext:value-type="float">
            <text:p>1456030031.86579</text:p>
          </table:table-cell>
          <table:table-cell office:value-type="float" office:value="4872" calcext:value-type="float">
            <text:p>4872</text:p>
          </table:table-cell>
          <table:table-cell table:formula="of:=[.B291]-[.B$2]" office:value-type="float" office:value="29.1109673976898" calcext:value-type="float">
            <text:p>29.1109673977</text:p>
          </table:table-cell>
          <table:table-cell table:formula="of:=[.D291]/([.E291]-[.E290])" office:value-type="float" office:value="409151.231138876" calcext:value-type="float">
            <text:p>409151.231138876</text:p>
          </table:table-cell>
          <table:table-cell table:formula="of:=[.E291]-[.E290]" office:value-type="float" office:value="0.0119075775146484" calcext:value-type="float">
            <text:p>0.011907577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30031.95388" calcext:value-type="float">
            <text:p>1456030031.95388</text:p>
          </table:table-cell>
          <table:table-cell office:value-type="float" office:value="1456030031.95415" calcext:value-type="float">
            <text:p>1456030031.95415</text:p>
          </table:table-cell>
          <table:table-cell office:value-type="float" office:value="4784" calcext:value-type="float">
            <text:p>4784</text:p>
          </table:table-cell>
          <table:table-cell table:formula="of:=[.B292]-[.B$2]" office:value-type="float" office:value="29.1996445655823" calcext:value-type="float">
            <text:p>29.1996445656</text:p>
          </table:table-cell>
          <table:table-cell table:formula="of:=[.D292]/([.E292]-[.E291])" office:value-type="float" office:value="53948.4978343223" calcext:value-type="float">
            <text:p>53948.4978343223</text:p>
          </table:table-cell>
          <table:table-cell table:formula="of:=[.E292]-[.E291]" office:value-type="float" office:value="0.0886771678924561" calcext:value-type="float">
            <text:p>0.088677167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30032.05308" calcext:value-type="float">
            <text:p>1456030032.05308</text:p>
          </table:table-cell>
          <table:table-cell office:value-type="float" office:value="1456030032.05336" calcext:value-type="float">
            <text:p>1456030032.05336</text:p>
          </table:table-cell>
          <table:table-cell office:value-type="float" office:value="4696" calcext:value-type="float">
            <text:p>4696</text:p>
          </table:table-cell>
          <table:table-cell table:formula="of:=[.B293]-[.B$2]" office:value-type="float" office:value="29.2988471984863" calcext:value-type="float">
            <text:p>29.2988471985</text:p>
          </table:table-cell>
          <table:table-cell table:formula="of:=[.D293]/([.E293]-[.E292])" office:value-type="float" office:value="47337.4532764861" calcext:value-type="float">
            <text:p>47337.4532764861</text:p>
          </table:table-cell>
          <table:table-cell table:formula="of:=[.E293]-[.E292]" office:value-type="float" office:value="0.0992026329040527" calcext:value-type="float">
            <text:p>0.09920263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30032.15343" calcext:value-type="float">
            <text:p>1456030032.15343</text:p>
          </table:table-cell>
          <table:table-cell office:value-type="float" office:value="1456030032.1537" calcext:value-type="float">
            <text:p>1456030032.1537</text:p>
          </table:table-cell>
          <table:table-cell office:value-type="float" office:value="4624" calcext:value-type="float">
            <text:p>4624</text:p>
          </table:table-cell>
          <table:table-cell table:formula="of:=[.B294]-[.B$2]" office:value-type="float" office:value="29.3991916179657" calcext:value-type="float">
            <text:p>29.399191618</text:p>
          </table:table-cell>
          <table:table-cell table:formula="of:=[.D294]/([.E294]-[.E293])" office:value-type="float" office:value="46081.2870709831" calcext:value-type="float">
            <text:p>46081.2870709831</text:p>
          </table:table-cell>
          <table:table-cell table:formula="of:=[.E294]-[.E293]" office:value-type="float" office:value="0.10034441947937" calcext:value-type="float">
            <text:p>0.10034441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30032.16536" calcext:value-type="float">
            <text:p>1456030032.16536</text:p>
          </table:table-cell>
          <table:table-cell office:value-type="float" office:value="1456030032.16718" calcext:value-type="float">
            <text:p>1456030032.16718</text:p>
          </table:table-cell>
          <table:table-cell office:value-type="float" office:value="4552" calcext:value-type="float">
            <text:p>4552</text:p>
          </table:table-cell>
          <table:table-cell table:formula="of:=[.B295]-[.B$2]" office:value-type="float" office:value="29.4111220836639" calcext:value-type="float">
            <text:p>29.4111220837</text:p>
          </table:table-cell>
          <table:table-cell table:formula="of:=[.D295]/([.E295]-[.E294])" office:value-type="float" office:value="381544.200799361" calcext:value-type="float">
            <text:p>381544.200799361</text:p>
          </table:table-cell>
          <table:table-cell table:formula="of:=[.E295]-[.E294]" office:value-type="float" office:value="0.0119304656982422" calcext:value-type="float">
            <text:p>0.011930465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30032.2539" calcext:value-type="float">
            <text:p>1456030032.2539</text:p>
          </table:table-cell>
          <table:table-cell office:value-type="float" office:value="1456030032.25419" calcext:value-type="float">
            <text:p>1456030032.25419</text:p>
          </table:table-cell>
          <table:table-cell office:value-type="float" office:value="4496" calcext:value-type="float">
            <text:p>4496</text:p>
          </table:table-cell>
          <table:table-cell table:formula="of:=[.B296]-[.B$2]" office:value-type="float" office:value="29.4996666908264" calcext:value-type="float">
            <text:p>29.4996666908</text:p>
          </table:table-cell>
          <table:table-cell table:formula="of:=[.D296]/([.E296]-[.E295])" office:value-type="float" office:value="50776.6666325599" calcext:value-type="float">
            <text:p>50776.6666325599</text:p>
          </table:table-cell>
          <table:table-cell table:formula="of:=[.E296]-[.E295]" office:value-type="float" office:value="0.0885446071624756" calcext:value-type="float">
            <text:p>0.088544607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30032.35323" calcext:value-type="float">
            <text:p>1456030032.35323</text:p>
          </table:table-cell>
          <table:table-cell office:value-type="float" office:value="1456030032.35351" calcext:value-type="float">
            <text:p>1456030032.35351</text:p>
          </table:table-cell>
          <table:table-cell office:value-type="float" office:value="4440" calcext:value-type="float">
            <text:p>4440</text:p>
          </table:table-cell>
          <table:table-cell table:formula="of:=[.B297]-[.B$2]" office:value-type="float" office:value="29.5989918708801" calcext:value-type="float">
            <text:p>29.5989918709</text:p>
          </table:table-cell>
          <table:table-cell table:formula="of:=[.D297]/([.E297]-[.E296])" office:value-type="float" office:value="44701.6556889102" calcext:value-type="float">
            <text:p>44701.6556889102</text:p>
          </table:table-cell>
          <table:table-cell table:formula="of:=[.E297]-[.E296]" office:value-type="float" office:value="0.0993251800537109" calcext:value-type="float">
            <text:p>0.09932518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30032.45372" calcext:value-type="float">
            <text:p>1456030032.45372</text:p>
          </table:table-cell>
          <table:table-cell office:value-type="float" office:value="1456030032.45399" calcext:value-type="float">
            <text:p>1456030032.45399</text:p>
          </table:table-cell>
          <table:table-cell office:value-type="float" office:value="4392" calcext:value-type="float">
            <text:p>4392</text:p>
          </table:table-cell>
          <table:table-cell table:formula="of:=[.B298]-[.B$2]" office:value-type="float" office:value="29.6994822025299" calcext:value-type="float">
            <text:p>29.6994822025</text:p>
          </table:table-cell>
          <table:table-cell table:formula="of:=[.D298]/([.E298]-[.E297])" office:value-type="float" office:value="43705.6971341939" calcext:value-type="float">
            <text:p>43705.6971341939</text:p>
          </table:table-cell>
          <table:table-cell table:formula="of:=[.E298]-[.E297]" office:value-type="float" office:value="0.10049033164978" calcext:value-type="float">
            <text:p>0.10049033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30032.46599" calcext:value-type="float">
            <text:p>1456030032.46599</text:p>
          </table:table-cell>
          <table:table-cell office:value-type="float" office:value="1456030032.46785" calcext:value-type="float">
            <text:p>1456030032.46785</text:p>
          </table:table-cell>
          <table:table-cell office:value-type="float" office:value="4352" calcext:value-type="float">
            <text:p>4352</text:p>
          </table:table-cell>
          <table:table-cell table:formula="of:=[.B299]-[.B$2]" office:value-type="float" office:value="29.7117569446564" calcext:value-type="float">
            <text:p>29.7117569447</text:p>
          </table:table-cell>
          <table:table-cell table:formula="of:=[.D299]/([.E299]-[.E298])" office:value-type="float" office:value="354549.199906767" calcext:value-type="float">
            <text:p>354549.199906767</text:p>
          </table:table-cell>
          <table:table-cell table:formula="of:=[.E299]-[.E298]" office:value-type="float" office:value="0.0122747421264648" calcext:value-type="float">
            <text:p>0.01227474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30032.55423" calcext:value-type="float">
            <text:p>1456030032.55423</text:p>
          </table:table-cell>
          <table:table-cell office:value-type="float" office:value="1456030032.55451" calcext:value-type="float">
            <text:p>1456030032.55451</text:p>
          </table:table-cell>
          <table:table-cell office:value-type="float" office:value="4328" calcext:value-type="float">
            <text:p>4328</text:p>
          </table:table-cell>
          <table:table-cell table:formula="of:=[.B300]-[.B$2]" office:value-type="float" office:value="29.7999994754791" calcext:value-type="float">
            <text:p>29.7999994755</text:p>
          </table:table-cell>
          <table:table-cell table:formula="of:=[.D300]/([.E300]-[.E299])" office:value-type="float" office:value="49046.6440575387" calcext:value-type="float">
            <text:p>49046.6440575387</text:p>
          </table:table-cell>
          <table:table-cell table:formula="of:=[.E300]-[.E299]" office:value-type="float" office:value="0.0882425308227539" calcext:value-type="float">
            <text:p>0.08824253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30032.6528" calcext:value-type="float">
            <text:p>1456030032.6528</text:p>
          </table:table-cell>
          <table:table-cell office:value-type="float" office:value="1456030032.65303" calcext:value-type="float">
            <text:p>1456030032.65303</text:p>
          </table:table-cell>
          <table:table-cell office:value-type="float" office:value="4304" calcext:value-type="float">
            <text:p>4304</text:p>
          </table:table-cell>
          <table:table-cell table:formula="of:=[.B301]-[.B$2]" office:value-type="float" office:value="29.8985667228699" calcext:value-type="float">
            <text:p>29.8985667229</text:p>
          </table:table-cell>
          <table:table-cell table:formula="of:=[.D301]/([.E301]-[.E300])" office:value-type="float" office:value="43665.6203144011" calcext:value-type="float">
            <text:p>43665.6203144011</text:p>
          </table:table-cell>
          <table:table-cell table:formula="of:=[.E301]-[.E300]" office:value-type="float" office:value="0.0985672473907471" calcext:value-type="float">
            <text:p>0.098567247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30032.7533" calcext:value-type="float">
            <text:p>1456030032.7533</text:p>
          </table:table-cell>
          <table:table-cell office:value-type="float" office:value="1456030032.75352" calcext:value-type="float">
            <text:p>1456030032.75352</text:p>
          </table:table-cell>
          <table:table-cell office:value-type="float" office:value="4296" calcext:value-type="float">
            <text:p>4296</text:p>
          </table:table-cell>
          <table:table-cell table:formula="of:=[.B302]-[.B$2]" office:value-type="float" office:value="29.9990663528442" calcext:value-type="float">
            <text:p>29.9990663528</text:p>
          </table:table-cell>
          <table:table-cell table:formula="of:=[.D302]/([.E302]-[.E301])" office:value-type="float" office:value="42746.4260425217" calcext:value-type="float">
            <text:p>42746.4260425217</text:p>
          </table:table-cell>
          <table:table-cell table:formula="of:=[.E302]-[.E301]" office:value-type="float" office:value="0.100499629974365" calcext:value-type="float">
            <text:p>0.1004996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30032.85239" calcext:value-type="float">
            <text:p>1456030032.85239</text:p>
          </table:table-cell>
          <table:table-cell office:value-type="float" office:value="1456030032.85261" calcext:value-type="float">
            <text:p>1456030032.85261</text:p>
          </table:table-cell>
          <table:table-cell office:value-type="float" office:value="4296" calcext:value-type="float">
            <text:p>4296</text:p>
          </table:table-cell>
          <table:table-cell table:formula="of:=[.B303]-[.B$2]" office:value-type="float" office:value="30.0981531143188" calcext:value-type="float">
            <text:p>30.0981531143</text:p>
          </table:table-cell>
          <table:table-cell table:formula="of:=[.D303]/([.E303]-[.E302])" office:value-type="float" office:value="43355.9431761309" calcext:value-type="float">
            <text:p>43355.9431761309</text:p>
          </table:table-cell>
          <table:table-cell table:formula="of:=[.E303]-[.E302]" office:value-type="float" office:value="0.0990867614746094" calcext:value-type="float">
            <text:p>0.09908676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30032.95363" calcext:value-type="float">
            <text:p>1456030032.95363</text:p>
          </table:table-cell>
          <table:table-cell office:value-type="float" office:value="1456030032.95391" calcext:value-type="float">
            <text:p>1456030032.95391</text:p>
          </table:table-cell>
          <table:table-cell office:value-type="float" office:value="4296" calcext:value-type="float">
            <text:p>4296</text:p>
          </table:table-cell>
          <table:table-cell table:formula="of:=[.B304]-[.B$2]" office:value-type="float" office:value="30.1993985176086" calcext:value-type="float">
            <text:p>30.1993985176</text:p>
          </table:table-cell>
          <table:table-cell table:formula="of:=[.D304]/([.E304]-[.E303])" office:value-type="float" office:value="42431.5560055951" calcext:value-type="float">
            <text:p>42431.5560055951</text:p>
          </table:table-cell>
          <table:table-cell table:formula="of:=[.E304]-[.E303]" office:value-type="float" office:value="0.101245403289795" calcext:value-type="float">
            <text:p>0.10124540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30033.05393" calcext:value-type="float">
            <text:p>1456030033.05393</text:p>
          </table:table-cell>
          <table:table-cell office:value-type="float" office:value="1456030033.0542" calcext:value-type="float">
            <text:p>1456030033.0542</text:p>
          </table:table-cell>
          <table:table-cell office:value-type="float" office:value="4312" calcext:value-type="float">
            <text:p>4312</text:p>
          </table:table-cell>
          <table:table-cell table:formula="of:=[.B305]-[.B$2]" office:value-type="float" office:value="30.2996942996979" calcext:value-type="float">
            <text:p>30.2996942997</text:p>
          </table:table-cell>
          <table:table-cell table:formula="of:=[.D305]/([.E305]-[.E304])" office:value-type="float" office:value="42992.8348947277" calcext:value-type="float">
            <text:p>42992.8348947277</text:p>
          </table:table-cell>
          <table:table-cell table:formula="of:=[.E305]-[.E304]" office:value-type="float" office:value="0.100295782089233" calcext:value-type="float">
            <text:p>0.10029578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30033.15339" calcext:value-type="float">
            <text:p>1456030033.15339</text:p>
          </table:table-cell>
          <table:table-cell office:value-type="float" office:value="1456030033.15367" calcext:value-type="float">
            <text:p>1456030033.15367</text:p>
          </table:table-cell>
          <table:table-cell office:value-type="float" office:value="4336" calcext:value-type="float">
            <text:p>4336</text:p>
          </table:table-cell>
          <table:table-cell table:formula="of:=[.B306]-[.B$2]" office:value-type="float" office:value="30.3991510868072" calcext:value-type="float">
            <text:p>30.3991510868</text:p>
          </table:table-cell>
          <table:table-cell table:formula="of:=[.D306]/([.E306]-[.E305])" office:value-type="float" office:value="43596.8235655109" calcext:value-type="float">
            <text:p>43596.8235655109</text:p>
          </table:table-cell>
          <table:table-cell table:formula="of:=[.E306]-[.E305]" office:value-type="float" office:value="0.099456787109375" calcext:value-type="float">
            <text:p>0.099456787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30033.25365" calcext:value-type="float">
            <text:p>1456030033.25365</text:p>
          </table:table-cell>
          <table:table-cell office:value-type="float" office:value="1456030033.25393" calcext:value-type="float">
            <text:p>1456030033.25393</text:p>
          </table:table-cell>
          <table:table-cell office:value-type="float" office:value="4368" calcext:value-type="float">
            <text:p>4368</text:p>
          </table:table-cell>
          <table:table-cell table:formula="of:=[.B307]-[.B$2]" office:value-type="float" office:value="30.4994177818298" calcext:value-type="float">
            <text:p>30.4994177818</text:p>
          </table:table-cell>
          <table:table-cell table:formula="of:=[.D307]/([.E307]-[.E306])" office:value-type="float" office:value="43563.8174671679" calcext:value-type="float">
            <text:p>43563.8174671679</text:p>
          </table:table-cell>
          <table:table-cell table:formula="of:=[.E307]-[.E306]" office:value-type="float" office:value="0.100266695022583" calcext:value-type="float">
            <text:p>0.10026669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30033.35425" calcext:value-type="float">
            <text:p>1456030033.35425</text:p>
          </table:table-cell>
          <table:table-cell office:value-type="float" office:value="1456030033.35453" calcext:value-type="float">
            <text:p>1456030033.35453</text:p>
          </table:table-cell>
          <table:table-cell office:value-type="float" office:value="4408" calcext:value-type="float">
            <text:p>4408</text:p>
          </table:table-cell>
          <table:table-cell table:formula="of:=[.B308]-[.B$2]" office:value-type="float" office:value="30.6000163555145" calcext:value-type="float">
            <text:p>30.6000163555</text:p>
          </table:table-cell>
          <table:table-cell table:formula="of:=[.D308]/([.E308]-[.E307])" office:value-type="float" office:value="43817.7186668278" calcext:value-type="float">
            <text:p>43817.7186668278</text:p>
          </table:table-cell>
          <table:table-cell table:formula="of:=[.E308]-[.E307]" office:value-type="float" office:value="0.100598573684692" calcext:value-type="float">
            <text:p>0.10059857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30033.45362" calcext:value-type="float">
            <text:p>1456030033.45362</text:p>
          </table:table-cell>
          <table:table-cell office:value-type="float" office:value="1456030033.4539" calcext:value-type="float">
            <text:p>1456030033.4539</text:p>
          </table:table-cell>
          <table:table-cell office:value-type="float" office:value="4456" calcext:value-type="float">
            <text:p>4456</text:p>
          </table:table-cell>
          <table:table-cell table:formula="of:=[.B309]-[.B$2]" office:value-type="float" office:value="30.699387550354" calcext:value-type="float">
            <text:p>30.6993875504</text:p>
          </table:table-cell>
          <table:table-cell table:formula="of:=[.D309]/([.E309]-[.E308])" office:value-type="float" office:value="44841.9686127166" calcext:value-type="float">
            <text:p>44841.9686127166</text:p>
          </table:table-cell>
          <table:table-cell table:formula="of:=[.E309]-[.E308]" office:value-type="float" office:value="0.0993711948394775" calcext:value-type="float">
            <text:p>0.099371194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30033.55407" calcext:value-type="float">
            <text:p>1456030033.55407</text:p>
          </table:table-cell>
          <table:table-cell office:value-type="float" office:value="1456030033.55435" calcext:value-type="float">
            <text:p>1456030033.55435</text:p>
          </table:table-cell>
          <table:table-cell office:value-type="float" office:value="4512" calcext:value-type="float">
            <text:p>4512</text:p>
          </table:table-cell>
          <table:table-cell table:formula="of:=[.B310]-[.B$2]" office:value-type="float" office:value="30.7998383045197" calcext:value-type="float">
            <text:p>30.7998383045</text:p>
          </table:table-cell>
          <table:table-cell table:formula="of:=[.D310]/([.E310]-[.E309])" office:value-type="float" office:value="44917.5323518173" calcext:value-type="float">
            <text:p>44917.5323518173</text:p>
          </table:table-cell>
          <table:table-cell table:formula="of:=[.E310]-[.E309]" office:value-type="float" office:value="0.100450754165649" calcext:value-type="float">
            <text:p>0.100450754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30033.65355" calcext:value-type="float">
            <text:p>1456030033.65355</text:p>
          </table:table-cell>
          <table:table-cell office:value-type="float" office:value="1456030033.65384" calcext:value-type="float">
            <text:p>1456030033.65384</text:p>
          </table:table-cell>
          <table:table-cell office:value-type="float" office:value="4576" calcext:value-type="float">
            <text:p>4576</text:p>
          </table:table-cell>
          <table:table-cell table:formula="of:=[.B311]-[.B$2]" office:value-type="float" office:value="30.8993105888367" calcext:value-type="float">
            <text:p>30.8993105888</text:p>
          </table:table-cell>
          <table:table-cell table:formula="of:=[.D311]/([.E311]-[.E310])" office:value-type="float" office:value="46002.7637991741" calcext:value-type="float">
            <text:p>46002.7637991741</text:p>
          </table:table-cell>
          <table:table-cell table:formula="of:=[.E311]-[.E310]" office:value-type="float" office:value="0.0994722843170166" calcext:value-type="float">
            <text:p>0.099472284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30033.75377" calcext:value-type="float">
            <text:p>1456030033.75377</text:p>
          </table:table-cell>
          <table:table-cell office:value-type="float" office:value="1456030033.75405" calcext:value-type="float">
            <text:p>1456030033.75405</text:p>
          </table:table-cell>
          <table:table-cell office:value-type="float" office:value="4648" calcext:value-type="float">
            <text:p>4648</text:p>
          </table:table-cell>
          <table:table-cell table:formula="of:=[.B312]-[.B$2]" office:value-type="float" office:value="30.9995348453522" calcext:value-type="float">
            <text:p>30.9995348454</text:p>
          </table:table-cell>
          <table:table-cell table:formula="of:=[.D312]/([.E312]-[.E311])" office:value-type="float" office:value="46375.9988010591" calcext:value-type="float">
            <text:p>46375.9988010591</text:p>
          </table:table-cell>
          <table:table-cell table:formula="of:=[.E312]-[.E311]" office:value-type="float" office:value="0.100224256515503" calcext:value-type="float">
            <text:p>0.100224256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30033.85313" calcext:value-type="float">
            <text:p>1456030033.85313</text:p>
          </table:table-cell>
          <table:table-cell office:value-type="float" office:value="1456030033.85341" calcext:value-type="float">
            <text:p>1456030033.85341</text:p>
          </table:table-cell>
          <table:table-cell office:value-type="float" office:value="4728" calcext:value-type="float">
            <text:p>4728</text:p>
          </table:table-cell>
          <table:table-cell table:formula="of:=[.B313]-[.B$2]" office:value-type="float" office:value="31.0988969802856" calcext:value-type="float">
            <text:p>31.0988969803</text:p>
          </table:table-cell>
          <table:table-cell table:formula="of:=[.D313]/([.E313]-[.E312])" office:value-type="float" office:value="47583.5186428477" calcext:value-type="float">
            <text:p>47583.5186428477</text:p>
          </table:table-cell>
          <table:table-cell table:formula="of:=[.E313]-[.E312]" office:value-type="float" office:value="0.0993621349334717" calcext:value-type="float">
            <text:p>0.09936213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30033.95371" calcext:value-type="float">
            <text:p>1456030033.95371</text:p>
          </table:table-cell>
          <table:table-cell office:value-type="float" office:value="1456030033.95399" calcext:value-type="float">
            <text:p>1456030033.95399</text:p>
          </table:table-cell>
          <table:table-cell office:value-type="float" office:value="4816" calcext:value-type="float">
            <text:p>4816</text:p>
          </table:table-cell>
          <table:table-cell table:formula="of:=[.B314]-[.B$2]" office:value-type="float" office:value="31.1994776725769" calcext:value-type="float">
            <text:p>31.1994776726</text:p>
          </table:table-cell>
          <table:table-cell table:formula="of:=[.D314]/([.E314]-[.E313])" office:value-type="float" office:value="47881.9531889273" calcext:value-type="float">
            <text:p>47881.9531889273</text:p>
          </table:table-cell>
          <table:table-cell table:formula="of:=[.E314]-[.E313]" office:value-type="float" office:value="0.10058069229126" calcext:value-type="float">
            <text:p>0.100580692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30034.05387" calcext:value-type="float">
            <text:p>1456030034.05387</text:p>
          </table:table-cell>
          <table:table-cell office:value-type="float" office:value="1456030034.05415" calcext:value-type="float">
            <text:p>1456030034.05415</text:p>
          </table:table-cell>
          <table:table-cell office:value-type="float" office:value="4904" calcext:value-type="float">
            <text:p>4904</text:p>
          </table:table-cell>
          <table:table-cell table:formula="of:=[.B315]-[.B$2]" office:value-type="float" office:value="31.2996346950531" calcext:value-type="float">
            <text:p>31.2996346951</text:p>
          </table:table-cell>
          <table:table-cell table:formula="of:=[.D315]/([.E315]-[.E314])" office:value-type="float" office:value="48963.1169014185" calcext:value-type="float">
            <text:p>48963.1169014185</text:p>
          </table:table-cell>
          <table:table-cell table:formula="of:=[.E315]-[.E314]" office:value-type="float" office:value="0.100157022476196" calcext:value-type="float">
            <text:p>0.10015702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30034.15316" calcext:value-type="float">
            <text:p>1456030034.15316</text:p>
          </table:table-cell>
          <table:table-cell office:value-type="float" office:value="1456030034.15343" calcext:value-type="float">
            <text:p>1456030034.15343</text:p>
          </table:table-cell>
          <table:table-cell office:value-type="float" office:value="5000" calcext:value-type="float">
            <text:p>5000</text:p>
          </table:table-cell>
          <table:table-cell table:formula="of:=[.B316]-[.B$2]" office:value-type="float" office:value="31.3989231586456" calcext:value-type="float">
            <text:p>31.3989231586</text:p>
          </table:table-cell>
          <table:table-cell table:formula="of:=[.D316]/([.E316]-[.E315])" office:value-type="float" office:value="50358.3177650884" calcext:value-type="float">
            <text:p>50358.3177650884</text:p>
          </table:table-cell>
          <table:table-cell table:formula="of:=[.E316]-[.E315]" office:value-type="float" office:value="0.0992884635925293" calcext:value-type="float">
            <text:p>0.099288463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30034.25343" calcext:value-type="float">
            <text:p>1456030034.25343</text:p>
          </table:table-cell>
          <table:table-cell office:value-type="float" office:value="1456030034.25371" calcext:value-type="float">
            <text:p>1456030034.25371</text:p>
          </table:table-cell>
          <table:table-cell office:value-type="float" office:value="5104" calcext:value-type="float">
            <text:p>5104</text:p>
          </table:table-cell>
          <table:table-cell table:formula="of:=[.B317]-[.B$2]" office:value-type="float" office:value="31.4991981983185" calcext:value-type="float">
            <text:p>31.4991981983</text:p>
          </table:table-cell>
          <table:table-cell table:formula="of:=[.D317]/([.E317]-[.E316])" office:value-type="float" office:value="50900.004793335" calcext:value-type="float">
            <text:p>50900.004793335</text:p>
          </table:table-cell>
          <table:table-cell table:formula="of:=[.E317]-[.E316]" office:value-type="float" office:value="0.100275039672852" calcext:value-type="float">
            <text:p>0.100275039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30034.35398" calcext:value-type="float">
            <text:p>1456030034.35398</text:p>
          </table:table-cell>
          <table:table-cell office:value-type="float" office:value="1456030034.35425" calcext:value-type="float">
            <text:p>1456030034.35425</text:p>
          </table:table-cell>
          <table:table-cell office:value-type="float" office:value="5208" calcext:value-type="float">
            <text:p>5208</text:p>
          </table:table-cell>
          <table:table-cell table:formula="of:=[.B318]-[.B$2]" office:value-type="float" office:value="31.5997426509857" calcext:value-type="float">
            <text:p>31.599742651</text:p>
          </table:table-cell>
          <table:table-cell table:formula="of:=[.D318]/([.E318]-[.E317])" office:value-type="float" office:value="51797.9844918594" calcext:value-type="float">
            <text:p>51797.9844918594</text:p>
          </table:table-cell>
          <table:table-cell table:formula="of:=[.E318]-[.E317]" office:value-type="float" office:value="0.100544452667236" calcext:value-type="float">
            <text:p>0.100544452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30034.45344" calcext:value-type="float">
            <text:p>1456030034.45344</text:p>
          </table:table-cell>
          <table:table-cell office:value-type="float" office:value="1456030034.45372" calcext:value-type="float">
            <text:p>1456030034.45372</text:p>
          </table:table-cell>
          <table:table-cell office:value-type="float" office:value="5320" calcext:value-type="float">
            <text:p>5320</text:p>
          </table:table-cell>
          <table:table-cell table:formula="of:=[.B319]-[.B$2]" office:value-type="float" office:value="31.6992039680481" calcext:value-type="float">
            <text:p>31.699203968</text:p>
          </table:table-cell>
          <table:table-cell table:formula="of:=[.D319]/([.E319]-[.E318])" office:value-type="float" office:value="53488.1314377078" calcext:value-type="float">
            <text:p>53488.1314377078</text:p>
          </table:table-cell>
          <table:table-cell table:formula="of:=[.E319]-[.E318]" office:value-type="float" office:value="0.0994613170623779" calcext:value-type="float">
            <text:p>0.09946131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30034.55388" calcext:value-type="float">
            <text:p>1456030034.55388</text:p>
          </table:table-cell>
          <table:table-cell office:value-type="float" office:value="1456030034.55415" calcext:value-type="float">
            <text:p>1456030034.55415</text:p>
          </table:table-cell>
          <table:table-cell office:value-type="float" office:value="5440" calcext:value-type="float">
            <text:p>5440</text:p>
          </table:table-cell>
          <table:table-cell table:formula="of:=[.B320]-[.B$2]" office:value-type="float" office:value="31.7996408939362" calcext:value-type="float">
            <text:p>31.7996408939</text:p>
          </table:table-cell>
          <table:table-cell table:formula="of:=[.D320]/([.E320]-[.E319])" office:value-type="float" office:value="54163.3463180958" calcext:value-type="float">
            <text:p>54163.3463180958</text:p>
          </table:table-cell>
          <table:table-cell table:formula="of:=[.E320]-[.E319]" office:value-type="float" office:value="0.100436925888062" calcext:value-type="float">
            <text:p>0.10043692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30034.6541" calcext:value-type="float">
            <text:p>1456030034.6541</text:p>
          </table:table-cell>
          <table:table-cell office:value-type="float" office:value="1456030034.65441" calcext:value-type="float">
            <text:p>1456030034.65441</text:p>
          </table:table-cell>
          <table:table-cell office:value-type="float" office:value="5560" calcext:value-type="float">
            <text:p>5560</text:p>
          </table:table-cell>
          <table:table-cell table:formula="of:=[.B321]-[.B$2]" office:value-type="float" office:value="31.899866104126" calcext:value-type="float">
            <text:p>31.8998661041</text:p>
          </table:table-cell>
          <table:table-cell table:formula="of:=[.D321]/([.E321]-[.E320])" office:value-type="float" office:value="55475.0645019328" calcext:value-type="float">
            <text:p>55475.0645019328</text:p>
          </table:table-cell>
          <table:table-cell table:formula="of:=[.E321]-[.E320]" office:value-type="float" office:value="0.100225210189819" calcext:value-type="float">
            <text:p>0.100225210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30034.75356" calcext:value-type="float">
            <text:p>1456030034.75356</text:p>
          </table:table-cell>
          <table:table-cell office:value-type="float" office:value="1456030034.75384" calcext:value-type="float">
            <text:p>1456030034.75384</text:p>
          </table:table-cell>
          <table:table-cell office:value-type="float" office:value="5680" calcext:value-type="float">
            <text:p>5680</text:p>
          </table:table-cell>
          <table:table-cell table:formula="of:=[.B322]-[.B$2]" office:value-type="float" office:value="31.999320268631" calcext:value-type="float">
            <text:p>31.9993202686</text:p>
          </table:table-cell>
          <table:table-cell table:formula="of:=[.D322]/([.E322]-[.E321])" office:value-type="float" office:value="57111.7361275924" calcext:value-type="float">
            <text:p>57111.7361275924</text:p>
          </table:table-cell>
          <table:table-cell table:formula="of:=[.E322]-[.E321]" office:value-type="float" office:value="0.0994541645050049" calcext:value-type="float">
            <text:p>0.099454164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30034.85402" calcext:value-type="float">
            <text:p>1456030034.85402</text:p>
          </table:table-cell>
          <table:table-cell office:value-type="float" office:value="1456030034.85441" calcext:value-type="float">
            <text:p>1456030034.85441</text:p>
          </table:table-cell>
          <table:table-cell office:value-type="float" office:value="5800" calcext:value-type="float">
            <text:p>5800</text:p>
          </table:table-cell>
          <table:table-cell table:formula="of:=[.B323]-[.B$2]" office:value-type="float" office:value="32.099782705307" calcext:value-type="float">
            <text:p>32.0997827053</text:p>
          </table:table-cell>
          <table:table-cell table:formula="of:=[.D323]/([.E323]-[.E322])" office:value-type="float" office:value="57733.0213351686" calcext:value-type="float">
            <text:p>57733.0213351686</text:p>
          </table:table-cell>
          <table:table-cell table:formula="of:=[.E323]-[.E322]" office:value-type="float" office:value="0.100462436676025" calcext:value-type="float">
            <text:p>0.100462436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30034.95339" calcext:value-type="float">
            <text:p>1456030034.95339</text:p>
          </table:table-cell>
          <table:table-cell office:value-type="float" office:value="1456030034.95367" calcext:value-type="float">
            <text:p>1456030034.95367</text:p>
          </table:table-cell>
          <table:table-cell office:value-type="float" office:value="5928" calcext:value-type="float">
            <text:p>5928</text:p>
          </table:table-cell>
          <table:table-cell table:formula="of:=[.B324]-[.B$2]" office:value-type="float" office:value="32.1991539001465" calcext:value-type="float">
            <text:p>32.1991539001</text:p>
          </table:table-cell>
          <table:table-cell table:formula="of:=[.D324]/([.E324]-[.E323])" office:value-type="float" office:value="59655.1144381024" calcext:value-type="float">
            <text:p>59655.1144381024</text:p>
          </table:table-cell>
          <table:table-cell table:formula="of:=[.E324]-[.E323]" office:value-type="float" office:value="0.0993711948394775" calcext:value-type="float">
            <text:p>0.099371194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30035.05367" calcext:value-type="float">
            <text:p>1456030035.05367</text:p>
          </table:table-cell>
          <table:table-cell office:value-type="float" office:value="1456030035.05395" calcext:value-type="float">
            <text:p>1456030035.05395</text:p>
          </table:table-cell>
          <table:table-cell office:value-type="float" office:value="6048" calcext:value-type="float">
            <text:p>6048</text:p>
          </table:table-cell>
          <table:table-cell table:formula="of:=[.B325]-[.B$2]" office:value-type="float" office:value="32.2994382381439" calcext:value-type="float">
            <text:p>32.2994382381</text:p>
          </table:table-cell>
          <table:table-cell table:formula="of:=[.D325]/([.E325]-[.E324])" office:value-type="float" office:value="60308.5199620563" calcext:value-type="float">
            <text:p>60308.5199620563</text:p>
          </table:table-cell>
          <table:table-cell table:formula="of:=[.E325]-[.E324]" office:value-type="float" office:value="0.100284337997437" calcext:value-type="float">
            <text:p>0.1002843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30035.154" calcext:value-type="float">
            <text:p>1456030035.154</text:p>
          </table:table-cell>
          <table:table-cell office:value-type="float" office:value="1456030035.15428" calcext:value-type="float">
            <text:p>1456030035.15428</text:p>
          </table:table-cell>
          <table:table-cell office:value-type="float" office:value="6176" calcext:value-type="float">
            <text:p>6176</text:p>
          </table:table-cell>
          <table:table-cell table:formula="of:=[.B326]-[.B$2]" office:value-type="float" office:value="32.39976978302" calcext:value-type="float">
            <text:p>32.399769783</text:p>
          </table:table-cell>
          <table:table-cell table:formula="of:=[.D326]/([.E326]-[.E325])" office:value-type="float" office:value="61555.914519475" calcext:value-type="float">
            <text:p>61555.914519475</text:p>
          </table:table-cell>
          <table:table-cell table:formula="of:=[.E326]-[.E325]" office:value-type="float" office:value="0.100331544876099" calcext:value-type="float">
            <text:p>0.100331544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30035.25332" calcext:value-type="float">
            <text:p>1456030035.25332</text:p>
          </table:table-cell>
          <table:table-cell office:value-type="float" office:value="1456030035.25359" calcext:value-type="float">
            <text:p>1456030035.25359</text:p>
          </table:table-cell>
          <table:table-cell office:value-type="float" office:value="6304" calcext:value-type="float">
            <text:p>6304</text:p>
          </table:table-cell>
          <table:table-cell table:formula="of:=[.B327]-[.B$2]" office:value-type="float" office:value="32.4990830421448" calcext:value-type="float">
            <text:p>32.4990830421</text:p>
          </table:table-cell>
          <table:table-cell table:formula="of:=[.D327]/([.E327]-[.E326])" office:value-type="float" office:value="63475.9150546153" calcext:value-type="float">
            <text:p>63475.9150546153</text:p>
          </table:table-cell>
          <table:table-cell table:formula="of:=[.E327]-[.E326]" office:value-type="float" office:value="0.0993132591247559" calcext:value-type="float">
            <text:p>0.099313259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30035.35386" calcext:value-type="float">
            <text:p>1456030035.35386</text:p>
          </table:table-cell>
          <table:table-cell office:value-type="float" office:value="1456030035.35413" calcext:value-type="float">
            <text:p>1456030035.35413</text:p>
          </table:table-cell>
          <table:table-cell office:value-type="float" office:value="6424" calcext:value-type="float">
            <text:p>6424</text:p>
          </table:table-cell>
          <table:table-cell table:formula="of:=[.B328]-[.B$2]" office:value-type="float" office:value="32.5996215343475" calcext:value-type="float">
            <text:p>32.5996215343</text:p>
          </table:table-cell>
          <table:table-cell table:formula="of:=[.D328]/([.E328]-[.E327])" office:value-type="float" office:value="63895.9254237127" calcext:value-type="float">
            <text:p>63895.9254237127</text:p>
          </table:table-cell>
          <table:table-cell table:formula="of:=[.E328]-[.E327]" office:value-type="float" office:value="0.100538492202759" calcext:value-type="float">
            <text:p>0.10053849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30035.45321" calcext:value-type="float">
            <text:p>1456030035.45321</text:p>
          </table:table-cell>
          <table:table-cell office:value-type="float" office:value="1456030035.45348" calcext:value-type="float">
            <text:p>1456030035.45348</text:p>
          </table:table-cell>
          <table:table-cell office:value-type="float" office:value="6544" calcext:value-type="float">
            <text:p>6544</text:p>
          </table:table-cell>
          <table:table-cell table:formula="of:=[.B329]-[.B$2]" office:value-type="float" office:value="32.6989750862122" calcext:value-type="float">
            <text:p>32.6989750862</text:p>
          </table:table-cell>
          <table:table-cell table:formula="of:=[.D329]/([.E329]-[.E328])" office:value-type="float" office:value="65865.7881594072" calcext:value-type="float">
            <text:p>65865.7881594072</text:p>
          </table:table-cell>
          <table:table-cell table:formula="of:=[.E329]-[.E328]" office:value-type="float" office:value="0.099353551864624" calcext:value-type="float">
            <text:p>0.099353551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30035.5533" calcext:value-type="float">
            <text:p>1456030035.5533</text:p>
          </table:table-cell>
          <table:table-cell office:value-type="float" office:value="1456030035.55357" calcext:value-type="float">
            <text:p>1456030035.55357</text:p>
          </table:table-cell>
          <table:table-cell office:value-type="float" office:value="6672" calcext:value-type="float">
            <text:p>6672</text:p>
          </table:table-cell>
          <table:table-cell table:formula="of:=[.B330]-[.B$2]" office:value-type="float" office:value="32.7990653514862" calcext:value-type="float">
            <text:p>32.7990653515</text:p>
          </table:table-cell>
          <table:table-cell table:formula="of:=[.D330]/([.E330]-[.E329])" office:value-type="float" office:value="66659.8293223823" calcext:value-type="float">
            <text:p>66659.8293223823</text:p>
          </table:table-cell>
          <table:table-cell table:formula="of:=[.E330]-[.E329]" office:value-type="float" office:value="0.100090265274048" calcext:value-type="float">
            <text:p>0.100090265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30035.65368" calcext:value-type="float">
            <text:p>1456030035.65368</text:p>
          </table:table-cell>
          <table:table-cell office:value-type="float" office:value="1456030035.65398" calcext:value-type="float">
            <text:p>1456030035.65398</text:p>
          </table:table-cell>
          <table:table-cell office:value-type="float" office:value="6784" calcext:value-type="float">
            <text:p>6784</text:p>
          </table:table-cell>
          <table:table-cell table:formula="of:=[.B331]-[.B$2]" office:value-type="float" office:value="32.8994452953339" calcext:value-type="float">
            <text:p>32.8994452953</text:p>
          </table:table-cell>
          <table:table-cell table:formula="of:=[.D331]/([.E331]-[.E330])" office:value-type="float" office:value="67583.2217070761" calcext:value-type="float">
            <text:p>67583.2217070761</text:p>
          </table:table-cell>
          <table:table-cell table:formula="of:=[.E331]-[.E330]" office:value-type="float" office:value="0.100379943847656" calcext:value-type="float">
            <text:p>0.10037994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30035.75406" calcext:value-type="float">
            <text:p>1456030035.75406</text:p>
          </table:table-cell>
          <table:table-cell office:value-type="float" office:value="1456030035.75434" calcext:value-type="float">
            <text:p>1456030035.75434</text:p>
          </table:table-cell>
          <table:table-cell office:value-type="float" office:value="6904" calcext:value-type="float">
            <text:p>6904</text:p>
          </table:table-cell>
          <table:table-cell table:formula="of:=[.B332]-[.B$2]" office:value-type="float" office:value="32.9998273849487" calcext:value-type="float">
            <text:p>32.9998273849</text:p>
          </table:table-cell>
          <table:table-cell table:formula="of:=[.D332]/([.E332]-[.E331])" office:value-type="float" office:value="68777.2094253895" calcext:value-type="float">
            <text:p>68777.2094253895</text:p>
          </table:table-cell>
          <table:table-cell table:formula="of:=[.E332]-[.E331]" office:value-type="float" office:value="0.100382089614868" calcext:value-type="float">
            <text:p>0.100382089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30035.85363" calcext:value-type="float">
            <text:p>1456030035.85363</text:p>
          </table:table-cell>
          <table:table-cell office:value-type="float" office:value="1456030035.85391" calcext:value-type="float">
            <text:p>1456030035.85391</text:p>
          </table:table-cell>
          <table:table-cell office:value-type="float" office:value="7008" calcext:value-type="float">
            <text:p>7008</text:p>
          </table:table-cell>
          <table:table-cell table:formula="of:=[.B333]-[.B$2]" office:value-type="float" office:value="33.0993916988373" calcext:value-type="float">
            <text:p>33.0993916988</text:p>
          </table:table-cell>
          <table:table-cell table:formula="of:=[.D333]/([.E333]-[.E332])" office:value-type="float" office:value="70386.6649233842" calcext:value-type="float">
            <text:p>70386.6649233842</text:p>
          </table:table-cell>
          <table:table-cell table:formula="of:=[.E333]-[.E332]" office:value-type="float" office:value="0.0995643138885498" calcext:value-type="float">
            <text:p>0.09956431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30035.95386" calcext:value-type="float">
            <text:p>1456030035.95386</text:p>
          </table:table-cell>
          <table:table-cell office:value-type="float" office:value="1456030035.95414" calcext:value-type="float">
            <text:p>1456030035.95414</text:p>
          </table:table-cell>
          <table:table-cell office:value-type="float" office:value="7120" calcext:value-type="float">
            <text:p>7120</text:p>
          </table:table-cell>
          <table:table-cell table:formula="of:=[.B334]-[.B$2]" office:value-type="float" office:value="33.1996228694916" calcext:value-type="float">
            <text:p>33.1996228695</text:p>
          </table:table-cell>
          <table:table-cell table:formula="of:=[.D334]/([.E334]-[.E333])" office:value-type="float" office:value="71035.7861084681" calcext:value-type="float">
            <text:p>71035.7861084681</text:p>
          </table:table-cell>
          <table:table-cell table:formula="of:=[.E334]-[.E333]" office:value-type="float" office:value="0.100231170654297" calcext:value-type="float">
            <text:p>0.10023117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30036.05315" calcext:value-type="float">
            <text:p>1456030036.05315</text:p>
          </table:table-cell>
          <table:table-cell office:value-type="float" office:value="1456030036.05342" calcext:value-type="float">
            <text:p>1456030036.05342</text:p>
          </table:table-cell>
          <table:table-cell office:value-type="float" office:value="7216" calcext:value-type="float">
            <text:p>7216</text:p>
          </table:table-cell>
          <table:table-cell table:formula="of:=[.B335]-[.B$2]" office:value-type="float" office:value="33.2989156246185" calcext:value-type="float">
            <text:p>33.2989156246</text:p>
          </table:table-cell>
          <table:table-cell table:formula="of:=[.D335]/([.E335]-[.E334])" office:value-type="float" office:value="72673.9830189404" calcext:value-type="float">
            <text:p>72673.9830189404</text:p>
          </table:table-cell>
          <table:table-cell table:formula="of:=[.E335]-[.E334]" office:value-type="float" office:value="0.0992927551269531" calcext:value-type="float">
            <text:p>0.099292755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30036.15343" calcext:value-type="float">
            <text:p>1456030036.15343</text:p>
          </table:table-cell>
          <table:table-cell office:value-type="float" office:value="1456030036.1537" calcext:value-type="float">
            <text:p>1456030036.1537</text:p>
          </table:table-cell>
          <table:table-cell office:value-type="float" office:value="7312" calcext:value-type="float">
            <text:p>7312</text:p>
          </table:table-cell>
          <table:table-cell table:formula="of:=[.B336]-[.B$2]" office:value-type="float" office:value="33.3991928100586" calcext:value-type="float">
            <text:p>33.3991928101</text:p>
          </table:table-cell>
          <table:table-cell table:formula="of:=[.D336]/([.E336]-[.E335])" office:value-type="float" office:value="72917.8822472081" calcext:value-type="float">
            <text:p>72917.8822472081</text:p>
          </table:table-cell>
          <table:table-cell table:formula="of:=[.E336]-[.E335]" office:value-type="float" office:value="0.100277185440063" calcext:value-type="float">
            <text:p>0.100277185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30036.25378" calcext:value-type="float">
            <text:p>1456030036.25378</text:p>
          </table:table-cell>
          <table:table-cell office:value-type="float" office:value="1456030036.25405" calcext:value-type="float">
            <text:p>1456030036.25405</text:p>
          </table:table-cell>
          <table:table-cell office:value-type="float" office:value="7400" calcext:value-type="float">
            <text:p>7400</text:p>
          </table:table-cell>
          <table:table-cell table:formula="of:=[.B337]-[.B$2]" office:value-type="float" office:value="33.4995412826538" calcext:value-type="float">
            <text:p>33.4995412827</text:p>
          </table:table-cell>
          <table:table-cell table:formula="of:=[.D337]/([.E337]-[.E336])" office:value-type="float" office:value="73743.0257643291" calcext:value-type="float">
            <text:p>73743.0257643291</text:p>
          </table:table-cell>
          <table:table-cell table:formula="of:=[.E337]-[.E336]" office:value-type="float" office:value="0.100348472595215" calcext:value-type="float">
            <text:p>0.10034847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30036.35334" calcext:value-type="float">
            <text:p>1456030036.35334</text:p>
          </table:table-cell>
          <table:table-cell office:value-type="float" office:value="1456030036.35363" calcext:value-type="float">
            <text:p>1456030036.35363</text:p>
          </table:table-cell>
          <table:table-cell office:value-type="float" office:value="7488" calcext:value-type="float">
            <text:p>7488</text:p>
          </table:table-cell>
          <table:table-cell table:formula="of:=[.B338]-[.B$2]" office:value-type="float" office:value="33.5991082191467" calcext:value-type="float">
            <text:p>33.5991082191</text:p>
          </table:table-cell>
          <table:table-cell table:formula="of:=[.D338]/([.E338]-[.E337])" office:value-type="float" office:value="75205.6883916727" calcext:value-type="float">
            <text:p>75205.6883916727</text:p>
          </table:table-cell>
          <table:table-cell table:formula="of:=[.E338]-[.E337]" office:value-type="float" office:value="0.0995669364929199" calcext:value-type="float">
            <text:p>0.099566936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30036.45362" calcext:value-type="float">
            <text:p>1456030036.45362</text:p>
          </table:table-cell>
          <table:table-cell office:value-type="float" office:value="1456030036.45389" calcext:value-type="float">
            <text:p>1456030036.45389</text:p>
          </table:table-cell>
          <table:table-cell office:value-type="float" office:value="7560" calcext:value-type="float">
            <text:p>7560</text:p>
          </table:table-cell>
          <table:table-cell table:formula="of:=[.B339]-[.B$2]" office:value-type="float" office:value="33.6993844509125" calcext:value-type="float">
            <text:p>33.6993844509</text:p>
          </table:table-cell>
          <table:table-cell table:formula="of:=[.D339]/([.E339]-[.E338])" office:value-type="float" office:value="75391.7440541717" calcext:value-type="float">
            <text:p>75391.7440541717</text:p>
          </table:table-cell>
          <table:table-cell table:formula="of:=[.E339]-[.E338]" office:value-type="float" office:value="0.100276231765747" calcext:value-type="float">
            <text:p>0.10027623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30036.55392" calcext:value-type="float">
            <text:p>1456030036.55392</text:p>
          </table:table-cell>
          <table:table-cell office:value-type="float" office:value="1456030036.55419" calcext:value-type="float">
            <text:p>1456030036.55419</text:p>
          </table:table-cell>
          <table:table-cell office:value-type="float" office:value="7632" calcext:value-type="float">
            <text:p>7632</text:p>
          </table:table-cell>
          <table:table-cell table:formula="of:=[.B340]-[.B$2]" office:value-type="float" office:value="33.7996826171875" calcext:value-type="float">
            <text:p>33.7996826172</text:p>
          </table:table-cell>
          <table:table-cell table:formula="of:=[.D340]/([.E340]-[.E339])" office:value-type="float" office:value="76093.1159905011" calcext:value-type="float">
            <text:p>76093.1159905011</text:p>
          </table:table-cell>
          <table:table-cell table:formula="of:=[.E340]-[.E339]" office:value-type="float" office:value="0.100298166275024" calcext:value-type="float">
            <text:p>0.100298166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30036.65312" calcext:value-type="float">
            <text:p>1456030036.65312</text:p>
          </table:table-cell>
          <table:table-cell office:value-type="float" office:value="1456030036.65341" calcext:value-type="float">
            <text:p>1456030036.65341</text:p>
          </table:table-cell>
          <table:table-cell office:value-type="float" office:value="7688" calcext:value-type="float">
            <text:p>7688</text:p>
          </table:table-cell>
          <table:table-cell table:formula="of:=[.B341]-[.B$2]" office:value-type="float" office:value="33.8988807201385" calcext:value-type="float">
            <text:p>33.8988807201</text:p>
          </table:table-cell>
          <table:table-cell table:formula="of:=[.D341]/([.E341]-[.E340])" office:value-type="float" office:value="77501.4820978352" calcext:value-type="float">
            <text:p>77501.4820978352</text:p>
          </table:table-cell>
          <table:table-cell table:formula="of:=[.E341]-[.E340]" office:value-type="float" office:value="0.0991981029510498" calcext:value-type="float">
            <text:p>0.09919810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30036.75376" calcext:value-type="float">
            <text:p>1456030036.75376</text:p>
          </table:table-cell>
          <table:table-cell office:value-type="float" office:value="1456030036.75404" calcext:value-type="float">
            <text:p>1456030036.75404</text:p>
          </table:table-cell>
          <table:table-cell office:value-type="float" office:value="7744" calcext:value-type="float">
            <text:p>7744</text:p>
          </table:table-cell>
          <table:table-cell table:formula="of:=[.B342]-[.B$2]" office:value-type="float" office:value="33.9995224475861" calcext:value-type="float">
            <text:p>33.9995224476</text:p>
          </table:table-cell>
          <table:table-cell table:formula="of:=[.D342]/([.E342]-[.E341])" office:value-type="float" office:value="76946.215018407" calcext:value-type="float">
            <text:p>76946.215018407</text:p>
          </table:table-cell>
          <table:table-cell table:formula="of:=[.E342]-[.E341]" office:value-type="float" office:value="0.10064172744751" calcext:value-type="float">
            <text:p>0.100641727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30036.85408" calcext:value-type="float">
            <text:p>1456030036.85408</text:p>
          </table:table-cell>
          <table:table-cell office:value-type="float" office:value="1456030036.85436" calcext:value-type="float">
            <text:p>1456030036.85436</text:p>
          </table:table-cell>
          <table:table-cell office:value-type="float" office:value="7792" calcext:value-type="float">
            <text:p>7792</text:p>
          </table:table-cell>
          <table:table-cell table:formula="of:=[.B343]-[.B$2]" office:value-type="float" office:value="34.0998423099518" calcext:value-type="float">
            <text:p>34.09984231</text:p>
          </table:table-cell>
          <table:table-cell table:formula="of:=[.D343]/([.E343]-[.E342])" office:value-type="float" office:value="77671.5579173519" calcext:value-type="float">
            <text:p>77671.5579173519</text:p>
          </table:table-cell>
          <table:table-cell table:formula="of:=[.E343]-[.E342]" office:value-type="float" office:value="0.100319862365723" calcext:value-type="float">
            <text:p>0.10031986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30036.95352" calcext:value-type="float">
            <text:p>1456030036.95352</text:p>
          </table:table-cell>
          <table:table-cell office:value-type="float" office:value="1456030036.95379" calcext:value-type="float">
            <text:p>1456030036.95379</text:p>
          </table:table-cell>
          <table:table-cell office:value-type="float" office:value="7832" calcext:value-type="float">
            <text:p>7832</text:p>
          </table:table-cell>
          <table:table-cell table:formula="of:=[.B344]-[.B$2]" office:value-type="float" office:value="34.1992812156677" calcext:value-type="float">
            <text:p>34.1992812157</text:p>
          </table:table-cell>
          <table:table-cell table:formula="of:=[.D344]/([.E344]-[.E343])" office:value-type="float" office:value="78761.9286798361" calcext:value-type="float">
            <text:p>78761.9286798361</text:p>
          </table:table-cell>
          <table:table-cell table:formula="of:=[.E344]-[.E343]" office:value-type="float" office:value="0.0994389057159424" calcext:value-type="float">
            <text:p>0.09943890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30037.06608" calcext:value-type="float">
            <text:p>1456030037.06608</text:p>
          </table:table-cell>
          <table:table-cell office:value-type="float" office:value="1456030037.06635" calcext:value-type="float">
            <text:p>1456030037.06635</text:p>
          </table:table-cell>
          <table:table-cell office:value-type="float" office:value="7856" calcext:value-type="float">
            <text:p>7856</text:p>
          </table:table-cell>
          <table:table-cell table:formula="of:=[.B345]-[.B$2]" office:value-type="float" office:value="34.3118436336517" calcext:value-type="float">
            <text:p>34.3118436337</text:p>
          </table:table-cell>
          <table:table-cell table:formula="of:=[.D345]/([.E345]-[.E344])" office:value-type="float" office:value="69792.3884427933" calcext:value-type="float">
            <text:p>69792.3884427933</text:p>
          </table:table-cell>
          <table:table-cell table:formula="of:=[.E345]-[.E344]" office:value-type="float" office:value="0.112562417984009" calcext:value-type="float">
            <text:p>0.1125624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30037.25368" calcext:value-type="float">
            <text:p>1456030037.25368</text:p>
          </table:table-cell>
          <table:table-cell office:value-type="float" office:value="1456030037.25395" calcext:value-type="float">
            <text:p>1456030037.25395</text:p>
          </table:table-cell>
          <table:table-cell office:value-type="float" office:value="7880" calcext:value-type="float">
            <text:p>7880</text:p>
          </table:table-cell>
          <table:table-cell table:formula="of:=[.B346]-[.B$2]" office:value-type="float" office:value="34.4994466304779" calcext:value-type="float">
            <text:p>34.4994466305</text:p>
          </table:table-cell>
          <table:table-cell table:formula="of:=[.D346]/([.E346]-[.E345])" office:value-type="float" office:value="42003.5934036886" calcext:value-type="float">
            <text:p>42003.5934036886</text:p>
          </table:table-cell>
          <table:table-cell table:formula="of:=[.E346]-[.E345]" office:value-type="float" office:value="0.187602996826172" calcext:value-type="float">
            <text:p>0.187602996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30037.35415" calcext:value-type="float">
            <text:p>1456030037.35415</text:p>
          </table:table-cell>
          <table:table-cell office:value-type="float" office:value="1456030037.35443" calcext:value-type="float">
            <text:p>1456030037.35443</text:p>
          </table:table-cell>
          <table:table-cell office:value-type="float" office:value="7888" calcext:value-type="float">
            <text:p>7888</text:p>
          </table:table-cell>
          <table:table-cell table:formula="of:=[.B347]-[.B$2]" office:value-type="float" office:value="34.5999157428741" calcext:value-type="float">
            <text:p>34.5999157429</text:p>
          </table:table-cell>
          <table:table-cell table:formula="of:=[.D347]/([.E347]-[.E346])" office:value-type="float" office:value="78511.691920702" calcext:value-type="float">
            <text:p>78511.691920702</text:p>
          </table:table-cell>
          <table:table-cell table:formula="of:=[.E347]-[.E346]" office:value-type="float" office:value="0.10046911239624" calcext:value-type="float">
            <text:p>0.10046911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30037.4535" calcext:value-type="float">
            <text:p>1456030037.4535</text:p>
          </table:table-cell>
          <table:table-cell office:value-type="float" office:value="1456030037.45378" calcext:value-type="float">
            <text:p>1456030037.45378</text:p>
          </table:table-cell>
          <table:table-cell office:value-type="float" office:value="7888" calcext:value-type="float">
            <text:p>7888</text:p>
          </table:table-cell>
          <table:table-cell table:formula="of:=[.B348]-[.B$2]" office:value-type="float" office:value="34.6992650032043" calcext:value-type="float">
            <text:p>34.6992650032</text:p>
          </table:table-cell>
          <table:table-cell table:formula="of:=[.D348]/([.E348]-[.E347])" office:value-type="float" office:value="79396.6655995546" calcext:value-type="float">
            <text:p>79396.6655995546</text:p>
          </table:table-cell>
          <table:table-cell table:formula="of:=[.E348]-[.E347]" office:value-type="float" office:value="0.0993492603302002" calcext:value-type="float">
            <text:p>0.099349260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30037.55397" calcext:value-type="float">
            <text:p>1456030037.55397</text:p>
          </table:table-cell>
          <table:table-cell office:value-type="float" office:value="1456030037.55424" calcext:value-type="float">
            <text:p>1456030037.55424</text:p>
          </table:table-cell>
          <table:table-cell office:value-type="float" office:value="7888" calcext:value-type="float">
            <text:p>7888</text:p>
          </table:table-cell>
          <table:table-cell table:formula="of:=[.B349]-[.B$2]" office:value-type="float" office:value="34.7997379302979" calcext:value-type="float">
            <text:p>34.7997379303</text:p>
          </table:table-cell>
          <table:table-cell table:formula="of:=[.D349]/([.E349]-[.E348])" office:value-type="float" office:value="78508.7110347544" calcext:value-type="float">
            <text:p>78508.7110347544</text:p>
          </table:table-cell>
          <table:table-cell table:formula="of:=[.E349]-[.E348]" office:value-type="float" office:value="0.100472927093506" calcext:value-type="float">
            <text:p>0.100472927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30037.75374" calcext:value-type="float">
            <text:p>1456030037.75374</text:p>
          </table:table-cell>
          <table:table-cell office:value-type="float" office:value="1456030037.75403" calcext:value-type="float">
            <text:p>1456030037.75403</text:p>
          </table:table-cell>
          <table:table-cell office:value-type="float" office:value="7872" calcext:value-type="float">
            <text:p>7872</text:p>
          </table:table-cell>
          <table:table-cell table:formula="of:=[.B350]-[.B$2]" office:value-type="float" office:value="34.9995048046112" calcext:value-type="float">
            <text:p>34.9995048046</text:p>
          </table:table-cell>
          <table:table-cell table:formula="of:=[.D350]/([.E350]-[.E349])" office:value-type="float" office:value="39405.9326755645" calcext:value-type="float">
            <text:p>39405.9326755645</text:p>
          </table:table-cell>
          <table:table-cell table:formula="of:=[.E350]-[.E349]" office:value-type="float" office:value="0.199766874313355" calcext:value-type="float">
            <text:p>0.199766874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30037.85411" calcext:value-type="float">
            <text:p>1456030037.85411</text:p>
          </table:table-cell>
          <table:table-cell office:value-type="float" office:value="1456030037.8544" calcext:value-type="float">
            <text:p>1456030037.8544</text:p>
          </table:table-cell>
          <table:table-cell office:value-type="float" office:value="7848" calcext:value-type="float">
            <text:p>7848</text:p>
          </table:table-cell>
          <table:table-cell table:formula="of:=[.B351]-[.B$2]" office:value-type="float" office:value="35.0998740196228" calcext:value-type="float">
            <text:p>35.0998740196</text:p>
          </table:table-cell>
          <table:table-cell table:formula="of:=[.D351]/([.E351]-[.E350])" office:value-type="float" office:value="78191.3059606299" calcext:value-type="float">
            <text:p>78191.3059606299</text:p>
          </table:table-cell>
          <table:table-cell table:formula="of:=[.E351]-[.E350]" office:value-type="float" office:value="0.100369215011597" calcext:value-type="float">
            <text:p>0.1003692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30037.95365" calcext:value-type="float">
            <text:p>1456030037.95365</text:p>
          </table:table-cell>
          <table:table-cell office:value-type="float" office:value="1456030037.95393" calcext:value-type="float">
            <text:p>1456030037.95393</text:p>
          </table:table-cell>
          <table:table-cell office:value-type="float" office:value="7816" calcext:value-type="float">
            <text:p>7816</text:p>
          </table:table-cell>
          <table:table-cell table:formula="of:=[.B352]-[.B$2]" office:value-type="float" office:value="35.1994109153748" calcext:value-type="float">
            <text:p>35.1994109154</text:p>
          </table:table-cell>
          <table:table-cell table:formula="of:=[.D352]/([.E352]-[.E351])" office:value-type="float" office:value="78523.6463419308" calcext:value-type="float">
            <text:p>78523.6463419308</text:p>
          </table:table-cell>
          <table:table-cell table:formula="of:=[.E352]-[.E351]" office:value-type="float" office:value="0.0995368957519531" calcext:value-type="float">
            <text:p>0.09953689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30038.05406" calcext:value-type="float">
            <text:p>1456030038.05406</text:p>
          </table:table-cell>
          <table:table-cell office:value-type="float" office:value="1456030038.05435" calcext:value-type="float">
            <text:p>1456030038.05435</text:p>
          </table:table-cell>
          <table:table-cell office:value-type="float" office:value="7776" calcext:value-type="float">
            <text:p>7776</text:p>
          </table:table-cell>
          <table:table-cell table:formula="of:=[.B353]-[.B$2]" office:value-type="float" office:value="35.2998297214508" calcext:value-type="float">
            <text:p>35.2998297215</text:p>
          </table:table-cell>
          <table:table-cell table:formula="of:=[.D353]/([.E353]-[.E352])" office:value-type="float" office:value="77435.6946059589" calcext:value-type="float">
            <text:p>77435.6946059589</text:p>
          </table:table-cell>
          <table:table-cell table:formula="of:=[.E353]-[.E352]" office:value-type="float" office:value="0.10041880607605" calcext:value-type="float">
            <text:p>0.10041880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030038.15447" calcext:value-type="float">
            <text:p>1456030038.15447</text:p>
          </table:table-cell>
          <table:table-cell office:value-type="float" office:value="1456030038.15474" calcext:value-type="float">
            <text:p>1456030038.15474</text:p>
          </table:table-cell>
          <table:table-cell office:value-type="float" office:value="7728" calcext:value-type="float">
            <text:p>7728</text:p>
          </table:table-cell>
          <table:table-cell table:formula="of:=[.B354]-[.B$2]" office:value-type="float" office:value="35.4002358913422" calcext:value-type="float">
            <text:p>35.4002358913</text:p>
          </table:table-cell>
          <table:table-cell table:formula="of:=[.D354]/([.E354]-[.E353])" office:value-type="float" office:value="76967.3816694924" calcext:value-type="float">
            <text:p>76967.3816694924</text:p>
          </table:table-cell>
          <table:table-cell table:formula="of:=[.E354]-[.E353]" office:value-type="float" office:value="0.100406169891357" calcext:value-type="float">
            <text:p>0.100406169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030038.26893" calcext:value-type="float">
            <text:p>1456030038.26893</text:p>
          </table:table-cell>
          <table:table-cell office:value-type="float" office:value="1456030038.2692" calcext:value-type="float">
            <text:p>1456030038.2692</text:p>
          </table:table-cell>
          <table:table-cell office:value-type="float" office:value="7672" calcext:value-type="float">
            <text:p>7672</text:p>
          </table:table-cell>
          <table:table-cell table:formula="of:=[.B355]-[.B$2]" office:value-type="float" office:value="35.5146968364716" calcext:value-type="float">
            <text:p>35.5146968365</text:p>
          </table:table-cell>
          <table:table-cell table:formula="of:=[.D355]/([.E355]-[.E354])" office:value-type="float" office:value="67027.2291682289" calcext:value-type="float">
            <text:p>67027.2291682289</text:p>
          </table:table-cell>
          <table:table-cell table:formula="of:=[.E355]-[.E354]" office:value-type="float" office:value="0.114460945129395" calcext:value-type="float">
            <text:p>0.11446094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030038.45392" calcext:value-type="float">
            <text:p>1456030038.45392</text:p>
          </table:table-cell>
          <table:table-cell office:value-type="float" office:value="1456030038.45442" calcext:value-type="float">
            <text:p>1456030038.45442</text:p>
          </table:table-cell>
          <table:table-cell office:value-type="float" office:value="7608" calcext:value-type="float">
            <text:p>7608</text:p>
          </table:table-cell>
          <table:table-cell table:formula="of:=[.B356]-[.B$2]" office:value-type="float" office:value="35.6996884346008" calcext:value-type="float">
            <text:p>35.6996884346</text:p>
          </table:table-cell>
          <table:table-cell table:formula="of:=[.D356]/([.E356]-[.E355])" office:value-type="float" office:value="41126.1920916188" calcext:value-type="float">
            <text:p>41126.1920916188</text:p>
          </table:table-cell>
          <table:table-cell table:formula="of:=[.E356]-[.E355]" office:value-type="float" office:value="0.184991598129272" calcext:value-type="float">
            <text:p>0.184991598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030038.55411" calcext:value-type="float">
            <text:p>1456030038.55411</text:p>
          </table:table-cell>
          <table:table-cell office:value-type="float" office:value="1456030038.5544" calcext:value-type="float">
            <text:p>1456030038.5544</text:p>
          </table:table-cell>
          <table:table-cell office:value-type="float" office:value="7536" calcext:value-type="float">
            <text:p>7536</text:p>
          </table:table-cell>
          <table:table-cell table:formula="of:=[.B357]-[.B$2]" office:value-type="float" office:value="35.7998790740967" calcext:value-type="float">
            <text:p>35.7998790741</text:p>
          </table:table-cell>
          <table:table-cell table:formula="of:=[.D357]/([.E357]-[.E356])" office:value-type="float" office:value="75216.6074387835" calcext:value-type="float">
            <text:p>75216.6074387835</text:p>
          </table:table-cell>
          <table:table-cell table:formula="of:=[.E357]-[.E356]" office:value-type="float" office:value="0.10019063949585" calcext:value-type="float">
            <text:p>0.100190639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030038.65345" calcext:value-type="float">
            <text:p>1456030038.65345</text:p>
          </table:table-cell>
          <table:table-cell office:value-type="float" office:value="1456030038.65373" calcext:value-type="float">
            <text:p>1456030038.65373</text:p>
          </table:table-cell>
          <table:table-cell office:value-type="float" office:value="7456" calcext:value-type="float">
            <text:p>7456</text:p>
          </table:table-cell>
          <table:table-cell table:formula="of:=[.B358]-[.B$2]" office:value-type="float" office:value="35.8992187976837" calcext:value-type="float">
            <text:p>35.8992187977</text:p>
          </table:table-cell>
          <table:table-cell table:formula="of:=[.D358]/([.E358]-[.E357])" office:value-type="float" office:value="75055.5742534099" calcext:value-type="float">
            <text:p>75055.5742534099</text:p>
          </table:table-cell>
          <table:table-cell table:formula="of:=[.E358]-[.E357]" office:value-type="float" office:value="0.0993397235870361" calcext:value-type="float">
            <text:p>0.099339723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030038.75372" calcext:value-type="float">
            <text:p>1456030038.75372</text:p>
          </table:table-cell>
          <table:table-cell office:value-type="float" office:value="1456030038.75423" calcext:value-type="float">
            <text:p>1456030038.75423</text:p>
          </table:table-cell>
          <table:table-cell office:value-type="float" office:value="7368" calcext:value-type="float">
            <text:p>7368</text:p>
          </table:table-cell>
          <table:table-cell table:formula="of:=[.B359]-[.B$2]" office:value-type="float" office:value="35.9994835853577" calcext:value-type="float">
            <text:p>35.9994835854</text:p>
          </table:table-cell>
          <table:table-cell table:formula="of:=[.D359]/([.E359]-[.E358])" office:value-type="float" office:value="73485.4196665723" calcext:value-type="float">
            <text:p>73485.4196665723</text:p>
          </table:table-cell>
          <table:table-cell table:formula="of:=[.E359]-[.E358]" office:value-type="float" office:value="0.10026478767395" calcext:value-type="float">
            <text:p>0.100264787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030038.8542" calcext:value-type="float">
            <text:p>1456030038.8542</text:p>
          </table:table-cell>
          <table:table-cell office:value-type="float" office:value="1456030038.85472" calcext:value-type="float">
            <text:p>1456030038.85472</text:p>
          </table:table-cell>
          <table:table-cell office:value-type="float" office:value="7280" calcext:value-type="float">
            <text:p>7280</text:p>
          </table:table-cell>
          <table:table-cell table:formula="of:=[.B360]-[.B$2]" office:value-type="float" office:value="36.099967956543" calcext:value-type="float">
            <text:p>36.0999679565</text:p>
          </table:table-cell>
          <table:table-cell table:formula="of:=[.D360]/([.E360]-[.E359])" office:value-type="float" office:value="72449.0775443575" calcext:value-type="float">
            <text:p>72449.0775443575</text:p>
          </table:table-cell>
          <table:table-cell table:formula="of:=[.E360]-[.E359]" office:value-type="float" office:value="0.100484371185303" calcext:value-type="float">
            <text:p>0.100484371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030038.95664" calcext:value-type="float">
            <text:p>1456030038.95664</text:p>
          </table:table-cell>
          <table:table-cell office:value-type="float" office:value="1456030038.95714" calcext:value-type="float">
            <text:p>1456030038.95714</text:p>
          </table:table-cell>
          <table:table-cell office:value-type="float" office:value="7184" calcext:value-type="float">
            <text:p>7184</text:p>
          </table:table-cell>
          <table:table-cell table:formula="of:=[.B361]-[.B$2]" office:value-type="float" office:value="36.202406167984" calcext:value-type="float">
            <text:p>36.202406168</text:p>
          </table:table-cell>
          <table:table-cell table:formula="of:=[.D361]/([.E361]-[.E360])" office:value-type="float" office:value="70130.0803571221" calcext:value-type="float">
            <text:p>70130.0803571221</text:p>
          </table:table-cell>
          <table:table-cell table:formula="of:=[.E361]-[.E360]" office:value-type="float" office:value="0.10243821144104" calcext:value-type="float">
            <text:p>0.10243821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030039.06826" calcext:value-type="float">
            <text:p>1456030039.06826</text:p>
          </table:table-cell>
          <table:table-cell office:value-type="float" office:value="1456030039.06855" calcext:value-type="float">
            <text:p>1456030039.06855</text:p>
          </table:table-cell>
          <table:table-cell office:value-type="float" office:value="7080" calcext:value-type="float">
            <text:p>7080</text:p>
          </table:table-cell>
          <table:table-cell table:formula="of:=[.B362]-[.B$2]" office:value-type="float" office:value="36.3140275478363" calcext:value-type="float">
            <text:p>36.3140275478</text:p>
          </table:table-cell>
          <table:table-cell table:formula="of:=[.D362]/([.E362]-[.E361])" office:value-type="float" office:value="63428.7088133899" calcext:value-type="float">
            <text:p>63428.7088133899</text:p>
          </table:table-cell>
          <table:table-cell table:formula="of:=[.E362]-[.E361]" office:value-type="float" office:value="0.111621379852295" calcext:value-type="float">
            <text:p>0.111621379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030039.25403" calcext:value-type="float">
            <text:p>1456030039.25403</text:p>
          </table:table-cell>
          <table:table-cell office:value-type="float" office:value="1456030039.2543" calcext:value-type="float">
            <text:p>1456030039.2543</text:p>
          </table:table-cell>
          <table:table-cell office:value-type="float" office:value="6976" calcext:value-type="float">
            <text:p>6976</text:p>
          </table:table-cell>
          <table:table-cell table:formula="of:=[.B363]-[.B$2]" office:value-type="float" office:value="36.4997909069061" calcext:value-type="float">
            <text:p>36.4997909069</text:p>
          </table:table-cell>
          <table:table-cell table:formula="of:=[.D363]/([.E363]-[.E362])" office:value-type="float" office:value="37553.1538347015" calcext:value-type="float">
            <text:p>37553.1538347015</text:p>
          </table:table-cell>
          <table:table-cell table:formula="of:=[.E363]-[.E362]" office:value-type="float" office:value="0.185763359069824" calcext:value-type="float">
            <text:p>0.185763359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030039.3531" calcext:value-type="float">
            <text:p>1456030039.3531</text:p>
          </table:table-cell>
          <table:table-cell office:value-type="float" office:value="1456030039.35338" calcext:value-type="float">
            <text:p>1456030039.35338</text:p>
          </table:table-cell>
          <table:table-cell office:value-type="float" office:value="6864" calcext:value-type="float">
            <text:p>6864</text:p>
          </table:table-cell>
          <table:table-cell table:formula="of:=[.B364]-[.B$2]" office:value-type="float" office:value="36.5988643169403" calcext:value-type="float">
            <text:p>36.5988643169</text:p>
          </table:table-cell>
          <table:table-cell table:formula="of:=[.D364]/([.E364]-[.E363])" office:value-type="float" office:value="69281.9596865795" calcext:value-type="float">
            <text:p>69281.9596865795</text:p>
          </table:table-cell>
          <table:table-cell table:formula="of:=[.E364]-[.E363]" office:value-type="float" office:value="0.0990734100341797" calcext:value-type="float">
            <text:p>0.0990734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030039.4536" calcext:value-type="float">
            <text:p>1456030039.4536</text:p>
          </table:table-cell>
          <table:table-cell office:value-type="float" office:value="1456030039.45387" calcext:value-type="float">
            <text:p>1456030039.45387</text:p>
          </table:table-cell>
          <table:table-cell office:value-type="float" office:value="6744" calcext:value-type="float">
            <text:p>6744</text:p>
          </table:table-cell>
          <table:table-cell table:formula="of:=[.B365]-[.B$2]" office:value-type="float" office:value="36.6993606090546" calcext:value-type="float">
            <text:p>36.6993606091</text:p>
          </table:table-cell>
          <table:table-cell table:formula="of:=[.D365]/([.E365]-[.E364])" office:value-type="float" office:value="67106.9534817514" calcext:value-type="float">
            <text:p>67106.9534817514</text:p>
          </table:table-cell>
          <table:table-cell table:formula="of:=[.E365]-[.E364]" office:value-type="float" office:value="0.100496292114258" calcext:value-type="float">
            <text:p>0.10049629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030039.55392" calcext:value-type="float">
            <text:p>1456030039.55392</text:p>
          </table:table-cell>
          <table:table-cell office:value-type="float" office:value="1456030039.55419" calcext:value-type="float">
            <text:p>1456030039.55419</text:p>
          </table:table-cell>
          <table:table-cell office:value-type="float" office:value="6624" calcext:value-type="float">
            <text:p>6624</text:p>
          </table:table-cell>
          <table:table-cell table:formula="of:=[.B366]-[.B$2]" office:value-type="float" office:value="36.7996828556061" calcext:value-type="float">
            <text:p>36.7996828556</text:p>
          </table:table-cell>
          <table:table-cell table:formula="of:=[.D366]/([.E366]-[.E365])" office:value-type="float" office:value="66027.2295297803" calcext:value-type="float">
            <text:p>66027.2295297803</text:p>
          </table:table-cell>
          <table:table-cell table:formula="of:=[.E366]-[.E365]" office:value-type="float" office:value="0.100322246551514" calcext:value-type="float">
            <text:p>0.100322246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030039.65312" calcext:value-type="float">
            <text:p>1456030039.65312</text:p>
          </table:table-cell>
          <table:table-cell office:value-type="float" office:value="1456030039.6534" calcext:value-type="float">
            <text:p>1456030039.6534</text:p>
          </table:table-cell>
          <table:table-cell office:value-type="float" office:value="6504" calcext:value-type="float">
            <text:p>6504</text:p>
          </table:table-cell>
          <table:table-cell table:formula="of:=[.B367]-[.B$2]" office:value-type="float" office:value="36.8988869190216" calcext:value-type="float">
            <text:p>36.898886919</text:p>
          </table:table-cell>
          <table:table-cell table:formula="of:=[.D367]/([.E367]-[.E366])" office:value-type="float" office:value="65561.8305951569" calcext:value-type="float">
            <text:p>65561.8305951569</text:p>
          </table:table-cell>
          <table:table-cell table:formula="of:=[.E367]-[.E366]" office:value-type="float" office:value="0.0992040634155273" calcext:value-type="float">
            <text:p>0.099204063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030039.75375" calcext:value-type="float">
            <text:p>1456030039.75375</text:p>
          </table:table-cell>
          <table:table-cell office:value-type="float" office:value="1456030039.75404" calcext:value-type="float">
            <text:p>1456030039.75404</text:p>
          </table:table-cell>
          <table:table-cell office:value-type="float" office:value="6384" calcext:value-type="float">
            <text:p>6384</text:p>
          </table:table-cell>
          <table:table-cell table:formula="of:=[.B368]-[.B$2]" office:value-type="float" office:value="36.9995155334473" calcext:value-type="float">
            <text:p>36.9995155334</text:p>
          </table:table-cell>
          <table:table-cell table:formula="of:=[.D368]/([.E368]-[.E367])" office:value-type="float" office:value="63441.1994683309" calcext:value-type="float">
            <text:p>63441.1994683309</text:p>
          </table:table-cell>
          <table:table-cell table:formula="of:=[.E368]-[.E367]" office:value-type="float" office:value="0.100628614425659" calcext:value-type="float">
            <text:p>0.100628614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030039.85399" calcext:value-type="float">
            <text:p>1456030039.85399</text:p>
          </table:table-cell>
          <table:table-cell office:value-type="float" office:value="1456030039.85427" calcext:value-type="float">
            <text:p>1456030039.85427</text:p>
          </table:table-cell>
          <table:table-cell office:value-type="float" office:value="6256" calcext:value-type="float">
            <text:p>6256</text:p>
          </table:table-cell>
          <table:table-cell table:formula="of:=[.B369]-[.B$2]" office:value-type="float" office:value="37.0997543334961" calcext:value-type="float">
            <text:p>37.0997543335</text:p>
          </table:table-cell>
          <table:table-cell table:formula="of:=[.D369]/([.E369]-[.E368])" office:value-type="float" office:value="62410.9625908589" calcext:value-type="float">
            <text:p>62410.9625908589</text:p>
          </table:table-cell>
          <table:table-cell table:formula="of:=[.E369]-[.E368]" office:value-type="float" office:value="0.100238800048828" calcext:value-type="float">
            <text:p>0.100238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030039.95323" calcext:value-type="float">
            <text:p>1456030039.95323</text:p>
          </table:table-cell>
          <table:table-cell office:value-type="float" office:value="1456030039.95351" calcext:value-type="float">
            <text:p>1456030039.95351</text:p>
          </table:table-cell>
          <table:table-cell office:value-type="float" office:value="6136" calcext:value-type="float">
            <text:p>6136</text:p>
          </table:table-cell>
          <table:table-cell table:formula="of:=[.B370]-[.B$2]" office:value-type="float" office:value="37.1989953517914" calcext:value-type="float">
            <text:p>37.1989953518</text:p>
          </table:table-cell>
          <table:table-cell table:formula="of:=[.D370]/([.E370]-[.E369])" office:value-type="float" office:value="61829.2728692339" calcext:value-type="float">
            <text:p>61829.2728692339</text:p>
          </table:table-cell>
          <table:table-cell table:formula="of:=[.E370]-[.E369]" office:value-type="float" office:value="0.0992410182952881" calcext:value-type="float">
            <text:p>0.099241018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030040.05352" calcext:value-type="float">
            <text:p>1456030040.05352</text:p>
          </table:table-cell>
          <table:table-cell office:value-type="float" office:value="1456030040.05383" calcext:value-type="float">
            <text:p>1456030040.05383</text:p>
          </table:table-cell>
          <table:table-cell office:value-type="float" office:value="6008" calcext:value-type="float">
            <text:p>6008</text:p>
          </table:table-cell>
          <table:table-cell table:formula="of:=[.B371]-[.B$2]" office:value-type="float" office:value="37.2992887496948" calcext:value-type="float">
            <text:p>37.2992887497</text:p>
          </table:table-cell>
          <table:table-cell table:formula="of:=[.D371]/([.E371]-[.E370])" office:value-type="float" office:value="59904.2422092849" calcext:value-type="float">
            <text:p>59904.2422092849</text:p>
          </table:table-cell>
          <table:table-cell table:formula="of:=[.E371]-[.E370]" office:value-type="float" office:value="0.100293397903442" calcext:value-type="float">
            <text:p>0.100293397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030040.15445" calcext:value-type="float">
            <text:p>1456030040.15445</text:p>
          </table:table-cell>
          <table:table-cell office:value-type="float" office:value="1456030040.15474" calcext:value-type="float">
            <text:p>1456030040.15474</text:p>
          </table:table-cell>
          <table:table-cell office:value-type="float" office:value="5880" calcext:value-type="float">
            <text:p>5880</text:p>
          </table:table-cell>
          <table:table-cell table:formula="of:=[.B372]-[.B$2]" office:value-type="float" office:value="37.4002175331116" calcext:value-type="float">
            <text:p>37.4002175331</text:p>
          </table:table-cell>
          <table:table-cell table:formula="of:=[.D372]/([.E372]-[.E371])" office:value-type="float" office:value="58258.900988836" calcext:value-type="float">
            <text:p>58258.900988836</text:p>
          </table:table-cell>
          <table:table-cell table:formula="of:=[.E372]-[.E371]" office:value-type="float" office:value="0.100928783416748" calcext:value-type="float">
            <text:p>0.100928783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030040.25367" calcext:value-type="float">
            <text:p>1456030040.25367</text:p>
          </table:table-cell>
          <table:table-cell office:value-type="float" office:value="1456030040.25394" calcext:value-type="float">
            <text:p>1456030040.25394</text:p>
          </table:table-cell>
          <table:table-cell office:value-type="float" office:value="5760" calcext:value-type="float">
            <text:p>5760</text:p>
          </table:table-cell>
          <table:table-cell table:formula="of:=[.B373]-[.B$2]" office:value-type="float" office:value="37.4994325637817" calcext:value-type="float">
            <text:p>37.4994325638</text:p>
          </table:table-cell>
          <table:table-cell table:formula="of:=[.D373]/([.E373]-[.E372])" office:value-type="float" office:value="58055.7195930196" calcext:value-type="float">
            <text:p>58055.7195930196</text:p>
          </table:table-cell>
          <table:table-cell table:formula="of:=[.E373]-[.E372]" office:value-type="float" office:value="0.099215030670166" calcext:value-type="float">
            <text:p>0.09921503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030040.26871" calcext:value-type="float">
            <text:p>1456030040.26871</text:p>
          </table:table-cell>
          <table:table-cell office:value-type="float" office:value="1456030040.26899" calcext:value-type="float">
            <text:p>1456030040.26899</text:p>
          </table:table-cell>
          <table:table-cell office:value-type="float" office:value="5632" calcext:value-type="float">
            <text:p>5632</text:p>
          </table:table-cell>
          <table:table-cell table:formula="of:=[.B374]-[.B$2]" office:value-type="float" office:value="37.5144739151001" calcext:value-type="float">
            <text:p>37.5144739151</text:p>
          </table:table-cell>
          <table:table-cell table:formula="of:=[.D374]/([.E374]-[.E373])" office:value-type="float" office:value="374434.442810043" calcext:value-type="float">
            <text:p>374434.442810043</text:p>
          </table:table-cell>
          <table:table-cell table:formula="of:=[.E374]-[.E373]" office:value-type="float" office:value="0.0150413513183594" calcext:value-type="float">
            <text:p>0.01504135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030040.3543" calcext:value-type="float">
            <text:p>1456030040.3543</text:p>
          </table:table-cell>
          <table:table-cell office:value-type="float" office:value="1456030040.35459" calcext:value-type="float">
            <text:p>1456030040.35459</text:p>
          </table:table-cell>
          <table:table-cell office:value-type="float" office:value="5512" calcext:value-type="float">
            <text:p>5512</text:p>
          </table:table-cell>
          <table:table-cell table:formula="of:=[.B375]-[.B$2]" office:value-type="float" office:value="37.6000680923462" calcext:value-type="float">
            <text:p>37.6000680923</text:p>
          </table:table-cell>
          <table:table-cell table:formula="of:=[.D375]/([.E375]-[.E374])" office:value-type="float" office:value="64396.9038238702" calcext:value-type="float">
            <text:p>64396.9038238702</text:p>
          </table:table-cell>
          <table:table-cell table:formula="of:=[.E375]-[.E374]" office:value-type="float" office:value="0.0855941772460938" calcext:value-type="float">
            <text:p>0.085594177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030040.45308" calcext:value-type="float">
            <text:p>1456030040.45308</text:p>
          </table:table-cell>
          <table:table-cell office:value-type="float" office:value="1456030040.45335" calcext:value-type="float">
            <text:p>1456030040.45335</text:p>
          </table:table-cell>
          <table:table-cell office:value-type="float" office:value="5400" calcext:value-type="float">
            <text:p>5400</text:p>
          </table:table-cell>
          <table:table-cell table:formula="of:=[.B376]-[.B$2]" office:value-type="float" office:value="37.6988446712494" calcext:value-type="float">
            <text:p>37.6988446712</text:p>
          </table:table-cell>
          <table:table-cell table:formula="of:=[.D376]/([.E376]-[.E375])" office:value-type="float" office:value="54668.8299995897" calcext:value-type="float">
            <text:p>54668.8299995897</text:p>
          </table:table-cell>
          <table:table-cell table:formula="of:=[.E376]-[.E375]" office:value-type="float" office:value="0.0987765789031982" calcext:value-type="float">
            <text:p>0.098776578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030040.55366" calcext:value-type="float">
            <text:p>1456030040.55366</text:p>
          </table:table-cell>
          <table:table-cell office:value-type="float" office:value="1456030040.55394" calcext:value-type="float">
            <text:p>1456030040.55394</text:p>
          </table:table-cell>
          <table:table-cell office:value-type="float" office:value="5280" calcext:value-type="float">
            <text:p>5280</text:p>
          </table:table-cell>
          <table:table-cell table:formula="of:=[.B377]-[.B$2]" office:value-type="float" office:value="37.7994258403778" calcext:value-type="float">
            <text:p>37.7994258404</text:p>
          </table:table-cell>
          <table:table-cell table:formula="of:=[.D377]/([.E377]-[.E376])" office:value-type="float" office:value="52494.9157556392" calcext:value-type="float">
            <text:p>52494.9157556392</text:p>
          </table:table-cell>
          <table:table-cell table:formula="of:=[.E377]-[.E376]" office:value-type="float" office:value="0.100581169128418" calcext:value-type="float">
            <text:p>0.100581169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030040.65396" calcext:value-type="float">
            <text:p>1456030040.65396</text:p>
          </table:table-cell>
          <table:table-cell office:value-type="float" office:value="1456030040.65424" calcext:value-type="float">
            <text:p>1456030040.65424</text:p>
          </table:table-cell>
          <table:table-cell office:value-type="float" office:value="5176" calcext:value-type="float">
            <text:p>5176</text:p>
          </table:table-cell>
          <table:table-cell table:formula="of:=[.B378]-[.B$2]" office:value-type="float" office:value="37.8997259140015" calcext:value-type="float">
            <text:p>37.899725914</text:p>
          </table:table-cell>
          <table:table-cell table:formula="of:=[.D378]/([.E378]-[.E377])" office:value-type="float" office:value="51605.1465667037" calcext:value-type="float">
            <text:p>51605.1465667037</text:p>
          </table:table-cell>
          <table:table-cell table:formula="of:=[.E378]-[.E377]" office:value-type="float" office:value="0.100300073623657" calcext:value-type="float">
            <text:p>0.100300073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030040.75333" calcext:value-type="float">
            <text:p>1456030040.75333</text:p>
          </table:table-cell>
          <table:table-cell office:value-type="float" office:value="1456030040.75361" calcext:value-type="float">
            <text:p>1456030040.75361</text:p>
          </table:table-cell>
          <table:table-cell office:value-type="float" office:value="5064" calcext:value-type="float">
            <text:p>5064</text:p>
          </table:table-cell>
          <table:table-cell table:formula="of:=[.B379]-[.B$2]" office:value-type="float" office:value="37.9990975856781" calcext:value-type="float">
            <text:p>37.9990975857</text:p>
          </table:table-cell>
          <table:table-cell table:formula="of:=[.D379]/([.E379]-[.E378])" office:value-type="float" office:value="50960.1973536151" calcext:value-type="float">
            <text:p>50960.1973536151</text:p>
          </table:table-cell>
          <table:table-cell table:formula="of:=[.E379]-[.E378]" office:value-type="float" office:value="0.0993716716766357" calcext:value-type="float">
            <text:p>0.099371671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030040.85369" calcext:value-type="float">
            <text:p>1456030040.85369</text:p>
          </table:table-cell>
          <table:table-cell office:value-type="float" office:value="1456030040.85396" calcext:value-type="float">
            <text:p>1456030040.85396</text:p>
          </table:table-cell>
          <table:table-cell office:value-type="float" office:value="4968" calcext:value-type="float">
            <text:p>4968</text:p>
          </table:table-cell>
          <table:table-cell table:formula="of:=[.B380]-[.B$2]" office:value-type="float" office:value="38.0994551181793" calcext:value-type="float">
            <text:p>38.0994551182</text:p>
          </table:table-cell>
          <table:table-cell table:formula="of:=[.D380]/([.E380]-[.E379])" office:value-type="float" office:value="49503.0106478512" calcext:value-type="float">
            <text:p>49503.0106478512</text:p>
          </table:table-cell>
          <table:table-cell table:formula="of:=[.E380]-[.E379]" office:value-type="float" office:value="0.100357532501221" calcext:value-type="float">
            <text:p>0.10035753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030040.86582" calcext:value-type="float">
            <text:p>1456030040.86582</text:p>
          </table:table-cell>
          <table:table-cell office:value-type="float" office:value="1456030040.86771" calcext:value-type="float">
            <text:p>1456030040.86771</text:p>
          </table:table-cell>
          <table:table-cell office:value-type="float" office:value="4872" calcext:value-type="float">
            <text:p>4872</text:p>
          </table:table-cell>
          <table:table-cell table:formula="of:=[.B381]-[.B$2]" office:value-type="float" office:value="38.1115827560425" calcext:value-type="float">
            <text:p>38.111582756</text:p>
          </table:table-cell>
          <table:table-cell table:formula="of:=[.D381]/([.E381]-[.E380])" office:value-type="float" office:value="401727.034973559" calcext:value-type="float">
            <text:p>401727.034973559</text:p>
          </table:table-cell>
          <table:table-cell table:formula="of:=[.E381]-[.E380]" office:value-type="float" office:value="0.0121276378631592" calcext:value-type="float">
            <text:p>0.01212763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030040.95441" calcext:value-type="float">
            <text:p>1456030040.95441</text:p>
          </table:table-cell>
          <table:table-cell office:value-type="float" office:value="1456030040.95469" calcext:value-type="float">
            <text:p>1456030040.95469</text:p>
          </table:table-cell>
          <table:table-cell office:value-type="float" office:value="4784" calcext:value-type="float">
            <text:p>4784</text:p>
          </table:table-cell>
          <table:table-cell table:formula="of:=[.B382]-[.B$2]" office:value-type="float" office:value="38.2001702785492" calcext:value-type="float">
            <text:p>38.2001702785</text:p>
          </table:table-cell>
          <table:table-cell table:formula="of:=[.D382]/([.E382]-[.E381])" office:value-type="float" office:value="54003.0905553029" calcext:value-type="float">
            <text:p>54003.0905553029</text:p>
          </table:table-cell>
          <table:table-cell table:formula="of:=[.E382]-[.E381]" office:value-type="float" office:value="0.0885875225067139" calcext:value-type="float">
            <text:p>0.088587522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030041.0535" calcext:value-type="float">
            <text:p>1456030041.0535</text:p>
          </table:table-cell>
          <table:table-cell office:value-type="float" office:value="1456030041.05378" calcext:value-type="float">
            <text:p>1456030041.05378</text:p>
          </table:table-cell>
          <table:table-cell office:value-type="float" office:value="4696" calcext:value-type="float">
            <text:p>4696</text:p>
          </table:table-cell>
          <table:table-cell table:formula="of:=[.B383]-[.B$2]" office:value-type="float" office:value="38.2992670536041" calcext:value-type="float">
            <text:p>38.2992670536</text:p>
          </table:table-cell>
          <table:table-cell table:formula="of:=[.D383]/([.E383]-[.E382])" office:value-type="float" office:value="47388.0204214204" calcext:value-type="float">
            <text:p>47388.0204214204</text:p>
          </table:table-cell>
          <table:table-cell table:formula="of:=[.E383]-[.E382]" office:value-type="float" office:value="0.0990967750549316" calcext:value-type="float">
            <text:p>0.09909677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030041.15396" calcext:value-type="float">
            <text:p>1456030041.15396</text:p>
          </table:table-cell>
          <table:table-cell office:value-type="float" office:value="1456030041.15423" calcext:value-type="float">
            <text:p>1456030041.15423</text:p>
          </table:table-cell>
          <table:table-cell office:value-type="float" office:value="4624" calcext:value-type="float">
            <text:p>4624</text:p>
          </table:table-cell>
          <table:table-cell table:formula="of:=[.B384]-[.B$2]" office:value-type="float" office:value="38.3997201919556" calcext:value-type="float">
            <text:p>38.399720192</text:p>
          </table:table-cell>
          <table:table-cell table:formula="of:=[.D384]/([.E384]-[.E383])" office:value-type="float" office:value="46031.414009413" calcext:value-type="float">
            <text:p>46031.414009413</text:p>
          </table:table-cell>
          <table:table-cell table:formula="of:=[.E384]-[.E383]" office:value-type="float" office:value="0.10045313835144" calcext:value-type="float">
            <text:p>0.100453138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030041.16609" calcext:value-type="float">
            <text:p>1456030041.16609</text:p>
          </table:table-cell>
          <table:table-cell office:value-type="float" office:value="1456030041.16781" calcext:value-type="float">
            <text:p>1456030041.16781</text:p>
          </table:table-cell>
          <table:table-cell office:value-type="float" office:value="4552" calcext:value-type="float">
            <text:p>4552</text:p>
          </table:table-cell>
          <table:table-cell table:formula="of:=[.B385]-[.B$2]" office:value-type="float" office:value="38.4118571281433" calcext:value-type="float">
            <text:p>38.4118571281</text:p>
          </table:table-cell>
          <table:table-cell table:formula="of:=[.D385]/([.E385]-[.E384])" office:value-type="float" office:value="375053.467331945" calcext:value-type="float">
            <text:p>375053.467331945</text:p>
          </table:table-cell>
          <table:table-cell table:formula="of:=[.E385]-[.E384]" office:value-type="float" office:value="0.0121369361877441" calcext:value-type="float">
            <text:p>0.012136936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030041.2536" calcext:value-type="float">
            <text:p>1456030041.2536</text:p>
          </table:table-cell>
          <table:table-cell office:value-type="float" office:value="1456030041.25388" calcext:value-type="float">
            <text:p>1456030041.25388</text:p>
          </table:table-cell>
          <table:table-cell office:value-type="float" office:value="4496" calcext:value-type="float">
            <text:p>4496</text:p>
          </table:table-cell>
          <table:table-cell table:formula="of:=[.B386]-[.B$2]" office:value-type="float" office:value="38.4993615150452" calcext:value-type="float">
            <text:p>38.499361515</text:p>
          </table:table-cell>
          <table:table-cell table:formula="of:=[.D386]/([.E386]-[.E385])" office:value-type="float" office:value="51380.2811399924" calcext:value-type="float">
            <text:p>51380.2811399924</text:p>
          </table:table-cell>
          <table:table-cell table:formula="of:=[.E386]-[.E385]" office:value-type="float" office:value="0.0875043869018555" calcext:value-type="float">
            <text:p>0.087504386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030041.35393" calcext:value-type="float">
            <text:p>1456030041.35393</text:p>
          </table:table-cell>
          <table:table-cell office:value-type="float" office:value="1456030041.3542" calcext:value-type="float">
            <text:p>1456030041.3542</text:p>
          </table:table-cell>
          <table:table-cell office:value-type="float" office:value="4440" calcext:value-type="float">
            <text:p>4440</text:p>
          </table:table-cell>
          <table:table-cell table:formula="of:=[.B387]-[.B$2]" office:value-type="float" office:value="38.5996913909912" calcext:value-type="float">
            <text:p>38.599691391</text:p>
          </table:table-cell>
          <table:table-cell table:formula="of:=[.D387]/([.E387]-[.E386])" office:value-type="float" office:value="44254.016643933" calcext:value-type="float">
            <text:p>44254.016643933</text:p>
          </table:table-cell>
          <table:table-cell table:formula="of:=[.E387]-[.E386]" office:value-type="float" office:value="0.100329875946045" calcext:value-type="float">
            <text:p>0.100329875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030041.45327" calcext:value-type="float">
            <text:p>1456030041.45327</text:p>
          </table:table-cell>
          <table:table-cell office:value-type="float" office:value="1456030041.45355" calcext:value-type="float">
            <text:p>1456030041.45355</text:p>
          </table:table-cell>
          <table:table-cell office:value-type="float" office:value="4392" calcext:value-type="float">
            <text:p>4392</text:p>
          </table:table-cell>
          <table:table-cell table:formula="of:=[.B388]-[.B$2]" office:value-type="float" office:value="38.6990396976471" calcext:value-type="float">
            <text:p>38.6990396976</text:p>
          </table:table-cell>
          <table:table-cell table:formula="of:=[.D388]/([.E388]-[.E387])" office:value-type="float" office:value="44208.1012534288" calcext:value-type="float">
            <text:p>44208.1012534288</text:p>
          </table:table-cell>
          <table:table-cell table:formula="of:=[.E388]-[.E387]" office:value-type="float" office:value="0.0993483066558838" calcext:value-type="float">
            <text:p>0.099348306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030041.46522" calcext:value-type="float">
            <text:p>1456030041.46522</text:p>
          </table:table-cell>
          <table:table-cell office:value-type="float" office:value="1456030041.4671" calcext:value-type="float">
            <text:p>1456030041.4671</text:p>
          </table:table-cell>
          <table:table-cell office:value-type="float" office:value="4352" calcext:value-type="float">
            <text:p>4352</text:p>
          </table:table-cell>
          <table:table-cell table:formula="of:=[.B389]-[.B$2]" office:value-type="float" office:value="38.7109842300415" calcext:value-type="float">
            <text:p>38.71098423</text:p>
          </table:table-cell>
          <table:table-cell table:formula="of:=[.D389]/([.E389]-[.E388])" office:value-type="float" office:value="364350.805564981" calcext:value-type="float">
            <text:p>364350.805564981</text:p>
          </table:table-cell>
          <table:table-cell table:formula="of:=[.E389]-[.E388]" office:value-type="float" office:value="0.0119445323944092" calcext:value-type="float">
            <text:p>0.01194453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030041.5536" calcext:value-type="float">
            <text:p>1456030041.5536</text:p>
          </table:table-cell>
          <table:table-cell office:value-type="float" office:value="1456030041.55387" calcext:value-type="float">
            <text:p>1456030041.55387</text:p>
          </table:table-cell>
          <table:table-cell office:value-type="float" office:value="4328" calcext:value-type="float">
            <text:p>4328</text:p>
          </table:table-cell>
          <table:table-cell table:formula="of:=[.B390]-[.B$2]" office:value-type="float" office:value="38.7993605136871" calcext:value-type="float">
            <text:p>38.7993605137</text:p>
          </table:table-cell>
          <table:table-cell table:formula="of:=[.D390]/([.E390]-[.E389])" office:value-type="float" office:value="48972.4145603855" calcext:value-type="float">
            <text:p>48972.4145603855</text:p>
          </table:table-cell>
          <table:table-cell table:formula="of:=[.E390]-[.E389]" office:value-type="float" office:value="0.0883762836456299" calcext:value-type="float">
            <text:p>0.088376283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030041.65408" calcext:value-type="float">
            <text:p>1456030041.65408</text:p>
          </table:table-cell>
          <table:table-cell office:value-type="float" office:value="1456030041.65437" calcext:value-type="float">
            <text:p>1456030041.65437</text:p>
          </table:table-cell>
          <table:table-cell office:value-type="float" office:value="4304" calcext:value-type="float">
            <text:p>4304</text:p>
          </table:table-cell>
          <table:table-cell table:formula="of:=[.B391]-[.B$2]" office:value-type="float" office:value="38.8998403549194" calcext:value-type="float">
            <text:p>38.8998403549</text:p>
          </table:table-cell>
          <table:table-cell table:formula="of:=[.D391]/([.E391]-[.E390])" office:value-type="float" office:value="42834.4625868741" calcext:value-type="float">
            <text:p>42834.4625868741</text:p>
          </table:table-cell>
          <table:table-cell table:formula="of:=[.E391]-[.E390]" office:value-type="float" office:value="0.1004798412323" calcext:value-type="float">
            <text:p>0.100479841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030041.75337" calcext:value-type="float">
            <text:p>1456030041.75337</text:p>
          </table:table-cell>
          <table:table-cell office:value-type="float" office:value="1456030041.75365" calcext:value-type="float">
            <text:p>1456030041.75365</text:p>
          </table:table-cell>
          <table:table-cell office:value-type="float" office:value="4296" calcext:value-type="float">
            <text:p>4296</text:p>
          </table:table-cell>
          <table:table-cell table:formula="of:=[.B392]-[.B$2]" office:value-type="float" office:value="38.9991390705109" calcext:value-type="float">
            <text:p>38.9991390705</text:p>
          </table:table-cell>
          <table:table-cell table:formula="of:=[.D392]/([.E392]-[.E391])" office:value-type="float" office:value="43263.3994751362" calcext:value-type="float">
            <text:p>43263.3994751362</text:p>
          </table:table-cell>
          <table:table-cell table:formula="of:=[.E392]-[.E391]" office:value-type="float" office:value="0.0992987155914307" calcext:value-type="float">
            <text:p>0.099298715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030041.85375" calcext:value-type="float">
            <text:p>1456030041.85375</text:p>
          </table:table-cell>
          <table:table-cell office:value-type="float" office:value="1456030041.85403" calcext:value-type="float">
            <text:p>1456030041.85403</text:p>
          </table:table-cell>
          <table:table-cell office:value-type="float" office:value="4296" calcext:value-type="float">
            <text:p>4296</text:p>
          </table:table-cell>
          <table:table-cell table:formula="of:=[.B393]-[.B$2]" office:value-type="float" office:value="39.0995185375214" calcext:value-type="float">
            <text:p>39.0995185375</text:p>
          </table:table-cell>
          <table:table-cell table:formula="of:=[.D393]/([.E393]-[.E392])" office:value-type="float" office:value="42797.597237199" calcext:value-type="float">
            <text:p>42797.597237199</text:p>
          </table:table-cell>
          <table:table-cell table:formula="of:=[.E393]-[.E392]" office:value-type="float" office:value="0.100379467010498" calcext:value-type="float">
            <text:p>0.1003794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030041.95329" calcext:value-type="float">
            <text:p>1456030041.95329</text:p>
          </table:table-cell>
          <table:table-cell office:value-type="float" office:value="1456030041.95357" calcext:value-type="float">
            <text:p>1456030041.95357</text:p>
          </table:table-cell>
          <table:table-cell office:value-type="float" office:value="4296" calcext:value-type="float">
            <text:p>4296</text:p>
          </table:table-cell>
          <table:table-cell table:formula="of:=[.B394]-[.B$2]" office:value-type="float" office:value="39.1990535259247" calcext:value-type="float">
            <text:p>39.1990535259</text:p>
          </table:table-cell>
          <table:table-cell table:formula="of:=[.D394]/([.E394]-[.E393])" office:value-type="float" office:value="43160.7022707675" calcext:value-type="float">
            <text:p>43160.7022707675</text:p>
          </table:table-cell>
          <table:table-cell table:formula="of:=[.E394]-[.E393]" office:value-type="float" office:value="0.0995349884033203" calcext:value-type="float">
            <text:p>0.099534988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030042.0536" calcext:value-type="float">
            <text:p>1456030042.0536</text:p>
          </table:table-cell>
          <table:table-cell office:value-type="float" office:value="1456030042.05388" calcext:value-type="float">
            <text:p>1456030042.05388</text:p>
          </table:table-cell>
          <table:table-cell office:value-type="float" office:value="4312" calcext:value-type="float">
            <text:p>4312</text:p>
          </table:table-cell>
          <table:table-cell table:formula="of:=[.B395]-[.B$2]" office:value-type="float" office:value="39.2993669509888" calcext:value-type="float">
            <text:p>39.299366951</text:p>
          </table:table-cell>
          <table:table-cell table:formula="of:=[.D395]/([.E395]-[.E394])" office:value-type="float" office:value="42985.2733793628" calcext:value-type="float">
            <text:p>42985.2733793628</text:p>
          </table:table-cell>
          <table:table-cell table:formula="of:=[.E395]-[.E394]" office:value-type="float" office:value="0.100313425064087" calcext:value-type="float">
            <text:p>0.10031342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030042.15387" calcext:value-type="float">
            <text:p>1456030042.15387</text:p>
          </table:table-cell>
          <table:table-cell office:value-type="float" office:value="1456030042.15416" calcext:value-type="float">
            <text:p>1456030042.15416</text:p>
          </table:table-cell>
          <table:table-cell office:value-type="float" office:value="4336" calcext:value-type="float">
            <text:p>4336</text:p>
          </table:table-cell>
          <table:table-cell table:formula="of:=[.B396]-[.B$2]" office:value-type="float" office:value="39.39963555336" calcext:value-type="float">
            <text:p>39.3996355534</text:p>
          </table:table-cell>
          <table:table-cell table:formula="of:=[.D396]/([.E396]-[.E395])" office:value-type="float" office:value="43243.8460042277" calcext:value-type="float">
            <text:p>43243.8460042277</text:p>
          </table:table-cell>
          <table:table-cell table:formula="of:=[.E396]-[.E395]" office:value-type="float" office:value="0.100268602371216" calcext:value-type="float">
            <text:p>0.100268602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030042.25307" calcext:value-type="float">
            <text:p>1456030042.25307</text:p>
          </table:table-cell>
          <table:table-cell office:value-type="float" office:value="1456030042.25335" calcext:value-type="float">
            <text:p>1456030042.25335</text:p>
          </table:table-cell>
          <table:table-cell office:value-type="float" office:value="4368" calcext:value-type="float">
            <text:p>4368</text:p>
          </table:table-cell>
          <table:table-cell table:formula="of:=[.B397]-[.B$2]" office:value-type="float" office:value="39.4988348484039" calcext:value-type="float">
            <text:p>39.4988348484</text:p>
          </table:table-cell>
          <table:table-cell table:formula="of:=[.D397]/([.E397]-[.E396])" office:value-type="float" office:value="44032.5709781" calcext:value-type="float">
            <text:p>44032.5709781</text:p>
          </table:table-cell>
          <table:table-cell table:formula="of:=[.E397]-[.E396]" office:value-type="float" office:value="0.0991992950439453" calcext:value-type="float">
            <text:p>0.09919929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030042.35368" calcext:value-type="float">
            <text:p>1456030042.35368</text:p>
          </table:table-cell>
          <table:table-cell office:value-type="float" office:value="1456030042.35395" calcext:value-type="float">
            <text:p>1456030042.35395</text:p>
          </table:table-cell>
          <table:table-cell office:value-type="float" office:value="4408" calcext:value-type="float">
            <text:p>4408</text:p>
          </table:table-cell>
          <table:table-cell table:formula="of:=[.B398]-[.B$2]" office:value-type="float" office:value="39.5994446277618" calcext:value-type="float">
            <text:p>39.5994446278</text:p>
          </table:table-cell>
          <table:table-cell table:formula="of:=[.D398]/([.E398]-[.E397])" office:value-type="float" office:value="43812.8383555931" calcext:value-type="float">
            <text:p>43812.8383555931</text:p>
          </table:table-cell>
          <table:table-cell table:formula="of:=[.E398]-[.E397]" office:value-type="float" office:value="0.10060977935791" calcext:value-type="float">
            <text:p>0.100609779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030042.45387" calcext:value-type="float">
            <text:p>1456030042.45387</text:p>
          </table:table-cell>
          <table:table-cell office:value-type="float" office:value="1456030042.45415" calcext:value-type="float">
            <text:p>1456030042.45415</text:p>
          </table:table-cell>
          <table:table-cell office:value-type="float" office:value="4456" calcext:value-type="float">
            <text:p>4456</text:p>
          </table:table-cell>
          <table:table-cell table:formula="of:=[.B399]-[.B$2]" office:value-type="float" office:value="39.6996376514435" calcext:value-type="float">
            <text:p>39.6996376514</text:p>
          </table:table-cell>
          <table:table-cell table:formula="of:=[.D399]/([.E399]-[.E398])" office:value-type="float" office:value="44474.1543498953" calcext:value-type="float">
            <text:p>44474.1543498953</text:p>
          </table:table-cell>
          <table:table-cell table:formula="of:=[.E399]-[.E398]" office:value-type="float" office:value="0.100193023681641" calcext:value-type="float">
            <text:p>0.100193023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030042.55338" calcext:value-type="float">
            <text:p>1456030042.55338</text:p>
          </table:table-cell>
          <table:table-cell office:value-type="float" office:value="1456030042.55365" calcext:value-type="float">
            <text:p>1456030042.55365</text:p>
          </table:table-cell>
          <table:table-cell office:value-type="float" office:value="4512" calcext:value-type="float">
            <text:p>4512</text:p>
          </table:table-cell>
          <table:table-cell table:formula="of:=[.B400]-[.B$2]" office:value-type="float" office:value="39.7991435527801" calcext:value-type="float">
            <text:p>39.7991435528</text:p>
          </table:table-cell>
          <table:table-cell table:formula="of:=[.D400]/([.E400]-[.E399])" office:value-type="float" office:value="45344.0443168694" calcext:value-type="float">
            <text:p>45344.0443168694</text:p>
          </table:table-cell>
          <table:table-cell table:formula="of:=[.E400]-[.E399]" office:value-type="float" office:value="0.0995059013366699" calcext:value-type="float">
            <text:p>0.099505901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030042.65375" calcext:value-type="float">
            <text:p>1456030042.65375</text:p>
          </table:table-cell>
          <table:table-cell office:value-type="float" office:value="1456030042.65404" calcext:value-type="float">
            <text:p>1456030042.65404</text:p>
          </table:table-cell>
          <table:table-cell office:value-type="float" office:value="4576" calcext:value-type="float">
            <text:p>4576</text:p>
          </table:table-cell>
          <table:table-cell table:formula="of:=[.B401]-[.B$2]" office:value-type="float" office:value="39.8995122909546" calcext:value-type="float">
            <text:p>39.899512291</text:p>
          </table:table-cell>
          <table:table-cell table:formula="of:=[.D401]/([.E401]-[.E400])" office:value-type="float" office:value="45591.8853143996" calcext:value-type="float">
            <text:p>45591.8853143996</text:p>
          </table:table-cell>
          <table:table-cell table:formula="of:=[.E401]-[.E400]" office:value-type="float" office:value="0.100368738174438" calcext:value-type="float">
            <text:p>0.100368738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030042.75418" calcext:value-type="float">
            <text:p>1456030042.75418</text:p>
          </table:table-cell>
          <table:table-cell office:value-type="float" office:value="1456030042.75446" calcext:value-type="float">
            <text:p>1456030042.75446</text:p>
          </table:table-cell>
          <table:table-cell office:value-type="float" office:value="4648" calcext:value-type="float">
            <text:p>4648</text:p>
          </table:table-cell>
          <table:table-cell table:formula="of:=[.B402]-[.B$2]" office:value-type="float" office:value="39.9999480247498" calcext:value-type="float">
            <text:p>39.9999480247</text:p>
          </table:table-cell>
          <table:table-cell table:formula="of:=[.D402]/([.E402]-[.E401])" office:value-type="float" office:value="46278.349590987" calcext:value-type="float">
            <text:p>46278.349590987</text:p>
          </table:table-cell>
          <table:table-cell table:formula="of:=[.E402]-[.E401]" office:value-type="float" office:value="0.100435733795166" calcext:value-type="float">
            <text:p>0.10043573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030042.85354" calcext:value-type="float">
            <text:p>1456030042.85354</text:p>
          </table:table-cell>
          <table:table-cell office:value-type="float" office:value="1456030042.85382" calcext:value-type="float">
            <text:p>1456030042.85382</text:p>
          </table:table-cell>
          <table:table-cell office:value-type="float" office:value="4728" calcext:value-type="float">
            <text:p>4728</text:p>
          </table:table-cell>
          <table:table-cell table:formula="of:=[.B403]-[.B$2]" office:value-type="float" office:value="40.0993084907532" calcext:value-type="float">
            <text:p>40.0993084908</text:p>
          </table:table-cell>
          <table:table-cell table:formula="of:=[.D403]/([.E403]-[.E402])" office:value-type="float" office:value="47584.3178899479" calcext:value-type="float">
            <text:p>47584.3178899479</text:p>
          </table:table-cell>
          <table:table-cell table:formula="of:=[.E403]-[.E402]" office:value-type="float" office:value="0.099360466003418" calcext:value-type="float">
            <text:p>0.0993604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030042.95406" calcext:value-type="float">
            <text:p>1456030042.95406</text:p>
          </table:table-cell>
          <table:table-cell office:value-type="float" office:value="1456030042.95434" calcext:value-type="float">
            <text:p>1456030042.95434</text:p>
          </table:table-cell>
          <table:table-cell office:value-type="float" office:value="4816" calcext:value-type="float">
            <text:p>4816</text:p>
          </table:table-cell>
          <table:table-cell table:formula="of:=[.B404]-[.B$2]" office:value-type="float" office:value="40.1998286247253" calcext:value-type="float">
            <text:p>40.1998286247</text:p>
          </table:table-cell>
          <table:table-cell table:formula="of:=[.D404]/([.E404]-[.E403])" office:value-type="float" office:value="47910.7996546588" calcext:value-type="float">
            <text:p>47910.7996546588</text:p>
          </table:table-cell>
          <table:table-cell table:formula="of:=[.E404]-[.E403]" office:value-type="float" office:value="0.100520133972168" calcext:value-type="float">
            <text:p>0.10052013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030043.05359" calcext:value-type="float">
            <text:p>1456030043.05359</text:p>
          </table:table-cell>
          <table:table-cell office:value-type="float" office:value="1456030043.05389" calcext:value-type="float">
            <text:p>1456030043.05389</text:p>
          </table:table-cell>
          <table:table-cell office:value-type="float" office:value="4904" calcext:value-type="float">
            <text:p>4904</text:p>
          </table:table-cell>
          <table:table-cell table:formula="of:=[.B405]-[.B$2]" office:value-type="float" office:value="40.2993595600128" calcext:value-type="float">
            <text:p>40.29935956</text:p>
          </table:table-cell>
          <table:table-cell table:formula="of:=[.D405]/([.E405]-[.E404])" office:value-type="float" office:value="49271.1134064576" calcext:value-type="float">
            <text:p>49271.1134064576</text:p>
          </table:table-cell>
          <table:table-cell table:formula="of:=[.E405]-[.E404]" office:value-type="float" office:value="0.0995309352874756" calcext:value-type="float">
            <text:p>0.099530935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030043.15378" calcext:value-type="float">
            <text:p>1456030043.15378</text:p>
          </table:table-cell>
          <table:table-cell office:value-type="float" office:value="1456030043.15406" calcext:value-type="float">
            <text:p>1456030043.15406</text:p>
          </table:table-cell>
          <table:table-cell office:value-type="float" office:value="5000" calcext:value-type="float">
            <text:p>5000</text:p>
          </table:table-cell>
          <table:table-cell table:formula="of:=[.B406]-[.B$2]" office:value-type="float" office:value="40.3995494842529" calcext:value-type="float">
            <text:p>40.3995494843</text:p>
          </table:table-cell>
          <table:table-cell table:formula="of:=[.D406]/([.E406]-[.E405])" office:value-type="float" office:value="49905.2178941382" calcext:value-type="float">
            <text:p>49905.2178941382</text:p>
          </table:table-cell>
          <table:table-cell table:formula="of:=[.E406]-[.E405]" office:value-type="float" office:value="0.100189924240112" calcext:value-type="float">
            <text:p>0.100189924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030043.25399" calcext:value-type="float">
            <text:p>1456030043.25399</text:p>
          </table:table-cell>
          <table:table-cell office:value-type="float" office:value="1456030043.25426" calcext:value-type="float">
            <text:p>1456030043.25426</text:p>
          </table:table-cell>
          <table:table-cell office:value-type="float" office:value="5104" calcext:value-type="float">
            <text:p>5104</text:p>
          </table:table-cell>
          <table:table-cell table:formula="of:=[.B407]-[.B$2]" office:value-type="float" office:value="40.4997520446777" calcext:value-type="float">
            <text:p>40.4997520447</text:p>
          </table:table-cell>
          <table:table-cell table:formula="of:=[.D407]/([.E407]-[.E406])" office:value-type="float" office:value="50936.8221566575" calcext:value-type="float">
            <text:p>50936.8221566575</text:p>
          </table:table-cell>
          <table:table-cell table:formula="of:=[.E407]-[.E406]" office:value-type="float" office:value="0.100202560424805" calcext:value-type="float">
            <text:p>0.100202560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030043.35363" calcext:value-type="float">
            <text:p>1456030043.35363</text:p>
          </table:table-cell>
          <table:table-cell office:value-type="float" office:value="1456030043.35391" calcext:value-type="float">
            <text:p>1456030043.35391</text:p>
          </table:table-cell>
          <table:table-cell office:value-type="float" office:value="5208" calcext:value-type="float">
            <text:p>5208</text:p>
          </table:table-cell>
          <table:table-cell table:formula="of:=[.B408]-[.B$2]" office:value-type="float" office:value="40.5993986129761" calcext:value-type="float">
            <text:p>40.599398613</text:p>
          </table:table-cell>
          <table:table-cell table:formula="of:=[.D408]/([.E408]-[.E407])" office:value-type="float" office:value="52264.7200895805" calcext:value-type="float">
            <text:p>52264.7200895805</text:p>
          </table:table-cell>
          <table:table-cell table:formula="of:=[.E408]-[.E407]" office:value-type="float" office:value="0.0996465682983398" calcext:value-type="float">
            <text:p>0.099646568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030043.45412" calcext:value-type="float">
            <text:p>1456030043.45412</text:p>
          </table:table-cell>
          <table:table-cell office:value-type="float" office:value="1456030043.4544" calcext:value-type="float">
            <text:p>1456030043.4544</text:p>
          </table:table-cell>
          <table:table-cell office:value-type="float" office:value="5320" calcext:value-type="float">
            <text:p>5320</text:p>
          </table:table-cell>
          <table:table-cell table:formula="of:=[.B409]-[.B$2]" office:value-type="float" office:value="40.6998853683472" calcext:value-type="float">
            <text:p>40.6998853683</text:p>
          </table:table-cell>
          <table:table-cell table:formula="of:=[.D409]/([.E409]-[.E408])" office:value-type="float" office:value="52942.3005086933" calcext:value-type="float">
            <text:p>52942.3005086933</text:p>
          </table:table-cell>
          <table:table-cell table:formula="of:=[.E409]-[.E408]" office:value-type="float" office:value="0.100486755371094" calcext:value-type="float">
            <text:p>0.100486755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030043.55361" calcext:value-type="float">
            <text:p>1456030043.55361</text:p>
          </table:table-cell>
          <table:table-cell office:value-type="float" office:value="1456030043.55389" calcext:value-type="float">
            <text:p>1456030043.55389</text:p>
          </table:table-cell>
          <table:table-cell office:value-type="float" office:value="5440" calcext:value-type="float">
            <text:p>5440</text:p>
          </table:table-cell>
          <table:table-cell table:formula="of:=[.B410]-[.B$2]" office:value-type="float" office:value="40.7993772029877" calcext:value-type="float">
            <text:p>40.799377203</text:p>
          </table:table-cell>
          <table:table-cell table:formula="of:=[.D410]/([.E410]-[.E409])" office:value-type="float" office:value="54677.8539129018" calcext:value-type="float">
            <text:p>54677.8539129018</text:p>
          </table:table-cell>
          <table:table-cell table:formula="of:=[.E410]-[.E409]" office:value-type="float" office:value="0.0994918346405029" calcext:value-type="float">
            <text:p>0.099491834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030043.65377" calcext:value-type="float">
            <text:p>1456030043.65377</text:p>
          </table:table-cell>
          <table:table-cell office:value-type="float" office:value="1456030043.65408" calcext:value-type="float">
            <text:p>1456030043.65408</text:p>
          </table:table-cell>
          <table:table-cell office:value-type="float" office:value="5560" calcext:value-type="float">
            <text:p>5560</text:p>
          </table:table-cell>
          <table:table-cell table:formula="of:=[.B411]-[.B$2]" office:value-type="float" office:value="40.8995356559753" calcext:value-type="float">
            <text:p>40.899535656</text:p>
          </table:table-cell>
          <table:table-cell table:formula="of:=[.D411]/([.E411]-[.E410])" office:value-type="float" office:value="55512.0395148716" calcext:value-type="float">
            <text:p>55512.0395148716</text:p>
          </table:table-cell>
          <table:table-cell table:formula="of:=[.E411]-[.E410]" office:value-type="float" office:value="0.100158452987671" calcext:value-type="float">
            <text:p>0.10015845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030043.75318" calcext:value-type="float">
            <text:p>1456030043.75318</text:p>
          </table:table-cell>
          <table:table-cell office:value-type="float" office:value="1456030043.75345" calcext:value-type="float">
            <text:p>1456030043.75345</text:p>
          </table:table-cell>
          <table:table-cell office:value-type="float" office:value="5680" calcext:value-type="float">
            <text:p>5680</text:p>
          </table:table-cell>
          <table:table-cell table:formula="of:=[.B412]-[.B$2]" office:value-type="float" office:value="40.9989407062531" calcext:value-type="float">
            <text:p>40.9989407063</text:p>
          </table:table-cell>
          <table:table-cell table:formula="of:=[.D412]/([.E412]-[.E411])" office:value-type="float" office:value="57139.9539976255" calcext:value-type="float">
            <text:p>57139.9539976255</text:p>
          </table:table-cell>
          <table:table-cell table:formula="of:=[.E412]-[.E411]" office:value-type="float" office:value="0.09940505027771" calcext:value-type="float">
            <text:p>0.099405050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030043.85348" calcext:value-type="float">
            <text:p>1456030043.85348</text:p>
          </table:table-cell>
          <table:table-cell office:value-type="float" office:value="1456030043.85375" calcext:value-type="float">
            <text:p>1456030043.85375</text:p>
          </table:table-cell>
          <table:table-cell office:value-type="float" office:value="5800" calcext:value-type="float">
            <text:p>5800</text:p>
          </table:table-cell>
          <table:table-cell table:formula="of:=[.B413]-[.B$2]" office:value-type="float" office:value="41.0992448329926" calcext:value-type="float">
            <text:p>41.099244833</text:p>
          </table:table-cell>
          <table:table-cell table:formula="of:=[.D413]/([.E413]-[.E412])" office:value-type="float" office:value="57824.1413243453" calcext:value-type="float">
            <text:p>57824.1413243453</text:p>
          </table:table-cell>
          <table:table-cell table:formula="of:=[.E413]-[.E412]" office:value-type="float" office:value="0.100304126739502" calcext:value-type="float">
            <text:p>0.100304126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030043.954" calcext:value-type="float">
            <text:p>1456030043.954</text:p>
          </table:table-cell>
          <table:table-cell office:value-type="float" office:value="1456030043.95428" calcext:value-type="float">
            <text:p>1456030043.95428</text:p>
          </table:table-cell>
          <table:table-cell office:value-type="float" office:value="5928" calcext:value-type="float">
            <text:p>5928</text:p>
          </table:table-cell>
          <table:table-cell table:formula="of:=[.B414]-[.B$2]" office:value-type="float" office:value="41.1997637748718" calcext:value-type="float">
            <text:p>41.1997637749</text:p>
          </table:table-cell>
          <table:table-cell table:formula="of:=[.D414]/([.E414]-[.E413])" office:value-type="float" office:value="58973.9594266699" calcext:value-type="float">
            <text:p>58973.9594266699</text:p>
          </table:table-cell>
          <table:table-cell table:formula="of:=[.E414]-[.E413]" office:value-type="float" office:value="0.100518941879272" calcext:value-type="float">
            <text:p>0.100518941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030044.05338" calcext:value-type="float">
            <text:p>1456030044.05338</text:p>
          </table:table-cell>
          <table:table-cell office:value-type="float" office:value="1456030044.05366" calcext:value-type="float">
            <text:p>1456030044.05366</text:p>
          </table:table-cell>
          <table:table-cell office:value-type="float" office:value="6048" calcext:value-type="float">
            <text:p>6048</text:p>
          </table:table-cell>
          <table:table-cell table:formula="of:=[.B415]-[.B$2]" office:value-type="float" office:value="41.2991459369659" calcext:value-type="float">
            <text:p>41.299145937</text:p>
          </table:table-cell>
          <table:table-cell table:formula="of:=[.D415]/([.E415]-[.E414])" office:value-type="float" office:value="60855.9913827641" calcext:value-type="float">
            <text:p>60855.9913827641</text:p>
          </table:table-cell>
          <table:table-cell table:formula="of:=[.E415]-[.E414]" office:value-type="float" office:value="0.0993821620941162" calcext:value-type="float">
            <text:p>0.09938216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030044.15362" calcext:value-type="float">
            <text:p>1456030044.15362</text:p>
          </table:table-cell>
          <table:table-cell office:value-type="float" office:value="1456030044.15389" calcext:value-type="float">
            <text:p>1456030044.15389</text:p>
          </table:table-cell>
          <table:table-cell office:value-type="float" office:value="6176" calcext:value-type="float">
            <text:p>6176</text:p>
          </table:table-cell>
          <table:table-cell table:formula="of:=[.B416]-[.B$2]" office:value-type="float" office:value="41.3993856906891" calcext:value-type="float">
            <text:p>41.3993856907</text:p>
          </table:table-cell>
          <table:table-cell table:formula="of:=[.D416]/([.E416]-[.E415])" office:value-type="float" office:value="61612.2822593689" calcext:value-type="float">
            <text:p>61612.2822593689</text:p>
          </table:table-cell>
          <table:table-cell table:formula="of:=[.E416]-[.E415]" office:value-type="float" office:value="0.100239753723145" calcext:value-type="float">
            <text:p>0.100239753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030044.25394" calcext:value-type="float">
            <text:p>1456030044.25394</text:p>
          </table:table-cell>
          <table:table-cell office:value-type="float" office:value="1456030044.25421" calcext:value-type="float">
            <text:p>1456030044.25421</text:p>
          </table:table-cell>
          <table:table-cell office:value-type="float" office:value="6304" calcext:value-type="float">
            <text:p>6304</text:p>
          </table:table-cell>
          <table:table-cell table:formula="of:=[.B417]-[.B$2]" office:value-type="float" office:value="41.4997098445892" calcext:value-type="float">
            <text:p>41.4997098446</text:p>
          </table:table-cell>
          <table:table-cell table:formula="of:=[.D417]/([.E417]-[.E416])" office:value-type="float" office:value="62836.3136386321" calcext:value-type="float">
            <text:p>62836.3136386321</text:p>
          </table:table-cell>
          <table:table-cell table:formula="of:=[.E417]-[.E416]" office:value-type="float" office:value="0.100324153900146" calcext:value-type="float">
            <text:p>0.10032415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030044.3535" calcext:value-type="float">
            <text:p>1456030044.3535</text:p>
          </table:table-cell>
          <table:table-cell office:value-type="float" office:value="1456030044.35377" calcext:value-type="float">
            <text:p>1456030044.35377</text:p>
          </table:table-cell>
          <table:table-cell office:value-type="float" office:value="6424" calcext:value-type="float">
            <text:p>6424</text:p>
          </table:table-cell>
          <table:table-cell table:formula="of:=[.B418]-[.B$2]" office:value-type="float" office:value="41.5992674827576" calcext:value-type="float">
            <text:p>41.5992674828</text:p>
          </table:table-cell>
          <table:table-cell table:formula="of:=[.D418]/([.E418]-[.E417])" office:value-type="float" office:value="64525.4359001377" calcext:value-type="float">
            <text:p>64525.4359001377</text:p>
          </table:table-cell>
          <table:table-cell table:formula="of:=[.E418]-[.E417]" office:value-type="float" office:value="0.099557638168335" calcext:value-type="float">
            <text:p>0.099557638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030044.45397" calcext:value-type="float">
            <text:p>1456030044.45397</text:p>
          </table:table-cell>
          <table:table-cell office:value-type="float" office:value="1456030044.45425" calcext:value-type="float">
            <text:p>1456030044.45425</text:p>
          </table:table-cell>
          <table:table-cell office:value-type="float" office:value="6552" calcext:value-type="float">
            <text:p>6552</text:p>
          </table:table-cell>
          <table:table-cell table:formula="of:=[.B419]-[.B$2]" office:value-type="float" office:value="41.6997334957123" calcext:value-type="float">
            <text:p>41.6997334957</text:p>
          </table:table-cell>
          <table:table-cell table:formula="of:=[.D419]/([.E419]-[.E418])" office:value-type="float" office:value="65216.0845972211" calcext:value-type="float">
            <text:p>65216.0845972211</text:p>
          </table:table-cell>
          <table:table-cell table:formula="of:=[.E419]-[.E418]" office:value-type="float" office:value="0.100466012954712" calcext:value-type="float">
            <text:p>0.1004660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030044.55331" calcext:value-type="float">
            <text:p>1456030044.55331</text:p>
          </table:table-cell>
          <table:table-cell office:value-type="float" office:value="1456030044.55359" calcext:value-type="float">
            <text:p>1456030044.55359</text:p>
          </table:table-cell>
          <table:table-cell office:value-type="float" office:value="6672" calcext:value-type="float">
            <text:p>6672</text:p>
          </table:table-cell>
          <table:table-cell table:formula="of:=[.B420]-[.B$2]" office:value-type="float" office:value="41.7990775108337" calcext:value-type="float">
            <text:p>41.7990775108</text:p>
          </table:table-cell>
          <table:table-cell table:formula="of:=[.D420]/([.E420]-[.E419])" office:value-type="float" office:value="67160.5631385311" calcext:value-type="float">
            <text:p>67160.5631385311</text:p>
          </table:table-cell>
          <table:table-cell table:formula="of:=[.E420]-[.E419]" office:value-type="float" office:value="0.09934401512146" calcext:value-type="float">
            <text:p>0.099344015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030044.6535" calcext:value-type="float">
            <text:p>1456030044.6535</text:p>
          </table:table-cell>
          <table:table-cell office:value-type="float" office:value="1456030044.65379" calcext:value-type="float">
            <text:p>1456030044.65379</text:p>
          </table:table-cell>
          <table:table-cell office:value-type="float" office:value="6784" calcext:value-type="float">
            <text:p>6784</text:p>
          </table:table-cell>
          <table:table-cell table:formula="of:=[.B421]-[.B$2]" office:value-type="float" office:value="41.8992636203766" calcext:value-type="float">
            <text:p>41.8992636204</text:p>
          </table:table-cell>
          <table:table-cell table:formula="of:=[.D421]/([.E421]-[.E420])" office:value-type="float" office:value="67713.9778254258" calcext:value-type="float">
            <text:p>67713.9778254258</text:p>
          </table:table-cell>
          <table:table-cell table:formula="of:=[.E421]-[.E420]" office:value-type="float" office:value="0.100186109542847" calcext:value-type="float">
            <text:p>0.100186109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030044.75402" calcext:value-type="float">
            <text:p>1456030044.75402</text:p>
          </table:table-cell>
          <table:table-cell office:value-type="float" office:value="1456030044.7543" calcext:value-type="float">
            <text:p>1456030044.7543</text:p>
          </table:table-cell>
          <table:table-cell office:value-type="float" office:value="6904" calcext:value-type="float">
            <text:p>6904</text:p>
          </table:table-cell>
          <table:table-cell table:formula="of:=[.B422]-[.B$2]" office:value-type="float" office:value="41.9997870922089" calcext:value-type="float">
            <text:p>41.9997870922</text:p>
          </table:table-cell>
          <table:table-cell table:formula="of:=[.D422]/([.E422]-[.E421])" office:value-type="float" office:value="68680.4770483794" calcext:value-type="float">
            <text:p>68680.4770483794</text:p>
          </table:table-cell>
          <table:table-cell table:formula="of:=[.E422]-[.E421]" office:value-type="float" office:value="0.100523471832275" calcext:value-type="float">
            <text:p>0.10052347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030044.85347" calcext:value-type="float">
            <text:p>1456030044.85347</text:p>
          </table:table-cell>
          <table:table-cell office:value-type="float" office:value="1456030044.85376" calcext:value-type="float">
            <text:p>1456030044.85376</text:p>
          </table:table-cell>
          <table:table-cell office:value-type="float" office:value="7008" calcext:value-type="float">
            <text:p>7008</text:p>
          </table:table-cell>
          <table:table-cell table:formula="of:=[.B423]-[.B$2]" office:value-type="float" office:value="42.0992395877838" calcext:value-type="float">
            <text:p>42.0992395878</text:p>
          </table:table-cell>
          <table:table-cell table:formula="of:=[.D423]/([.E423]-[.E422])" office:value-type="float" office:value="70465.8033917158" calcext:value-type="float">
            <text:p>70465.8033917158</text:p>
          </table:table-cell>
          <table:table-cell table:formula="of:=[.E423]-[.E422]" office:value-type="float" office:value="0.0994524955749512" calcext:value-type="float">
            <text:p>0.099452495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030044.95375" calcext:value-type="float">
            <text:p>1456030044.95375</text:p>
          </table:table-cell>
          <table:table-cell office:value-type="float" office:value="1456030044.95408" calcext:value-type="float">
            <text:p>1456030044.95408</text:p>
          </table:table-cell>
          <table:table-cell office:value-type="float" office:value="7120" calcext:value-type="float">
            <text:p>7120</text:p>
          </table:table-cell>
          <table:table-cell table:formula="of:=[.B424]-[.B$2]" office:value-type="float" office:value="42.199515581131" calcext:value-type="float">
            <text:p>42.1995155811</text:p>
          </table:table-cell>
          <table:table-cell table:formula="of:=[.D424]/([.E424]-[.E423])" office:value-type="float" office:value="71004.0335910677" calcext:value-type="float">
            <text:p>71004.0335910677</text:p>
          </table:table-cell>
          <table:table-cell table:formula="of:=[.E424]-[.E423]" office:value-type="float" office:value="0.100275993347168" calcext:value-type="float">
            <text:p>0.10027599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030045.05398" calcext:value-type="float">
            <text:p>1456030045.05398</text:p>
          </table:table-cell>
          <table:table-cell office:value-type="float" office:value="1456030045.05426" calcext:value-type="float">
            <text:p>1456030045.05426</text:p>
          </table:table-cell>
          <table:table-cell office:value-type="float" office:value="7216" calcext:value-type="float">
            <text:p>7216</text:p>
          </table:table-cell>
          <table:table-cell table:formula="of:=[.B425]-[.B$2]" office:value-type="float" office:value="42.2997488975525" calcext:value-type="float">
            <text:p>42.2997488976</text:p>
          </table:table-cell>
          <table:table-cell table:formula="of:=[.D425]/([.E425]-[.E424])" office:value-type="float" office:value="71992.0307700358" calcext:value-type="float">
            <text:p>71992.0307700358</text:p>
          </table:table-cell>
          <table:table-cell table:formula="of:=[.E425]-[.E424]" office:value-type="float" office:value="0.100233316421509" calcext:value-type="float">
            <text:p>0.100233316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030045.15348" calcext:value-type="float">
            <text:p>1456030045.15348</text:p>
          </table:table-cell>
          <table:table-cell office:value-type="float" office:value="1456030045.15375" calcext:value-type="float">
            <text:p>1456030045.15375</text:p>
          </table:table-cell>
          <table:table-cell office:value-type="float" office:value="7312" calcext:value-type="float">
            <text:p>7312</text:p>
          </table:table-cell>
          <table:table-cell table:formula="of:=[.B426]-[.B$2]" office:value-type="float" office:value="42.3992404937744" calcext:value-type="float">
            <text:p>42.3992404938</text:p>
          </table:table-cell>
          <table:table-cell table:formula="of:=[.D426]/([.E426]-[.E425])" office:value-type="float" office:value="73493.6444651065" calcext:value-type="float">
            <text:p>73493.6444651065</text:p>
          </table:table-cell>
          <table:table-cell table:formula="of:=[.E426]-[.E425]" office:value-type="float" office:value="0.0994915962219238" calcext:value-type="float">
            <text:p>0.099491596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030045.25371" calcext:value-type="float">
            <text:p>1456030045.25371</text:p>
          </table:table-cell>
          <table:table-cell office:value-type="float" office:value="1456030045.25398" calcext:value-type="float">
            <text:p>1456030045.25398</text:p>
          </table:table-cell>
          <table:table-cell office:value-type="float" office:value="7400" calcext:value-type="float">
            <text:p>7400</text:p>
          </table:table-cell>
          <table:table-cell table:formula="of:=[.B427]-[.B$2]" office:value-type="float" office:value="42.4994766712189" calcext:value-type="float">
            <text:p>42.4994766712</text:p>
          </table:table-cell>
          <table:table-cell table:formula="of:=[.D427]/([.E427]-[.E426])" office:value-type="float" office:value="73825.6404889385" calcext:value-type="float">
            <text:p>73825.6404889385</text:p>
          </table:table-cell>
          <table:table-cell table:formula="of:=[.E427]-[.E426]" office:value-type="float" office:value="0.100236177444458" calcext:value-type="float">
            <text:p>0.100236177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030045.35331" calcext:value-type="float">
            <text:p>1456030045.35331</text:p>
          </table:table-cell>
          <table:table-cell office:value-type="float" office:value="1456030045.35359" calcext:value-type="float">
            <text:p>1456030045.35359</text:p>
          </table:table-cell>
          <table:table-cell office:value-type="float" office:value="7488" calcext:value-type="float">
            <text:p>7488</text:p>
          </table:table-cell>
          <table:table-cell table:formula="of:=[.B428]-[.B$2]" office:value-type="float" office:value="42.5990793704987" calcext:value-type="float">
            <text:p>42.5990793705</text:p>
          </table:table-cell>
          <table:table-cell table:formula="of:=[.D428]/([.E428]-[.E427])" office:value-type="float" office:value="75178.6854587758" calcext:value-type="float">
            <text:p>75178.6854587758</text:p>
          </table:table-cell>
          <table:table-cell table:formula="of:=[.E428]-[.E427]" office:value-type="float" office:value="0.0996026992797852" calcext:value-type="float">
            <text:p>0.099602699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030045.45354" calcext:value-type="float">
            <text:p>1456030045.45354</text:p>
          </table:table-cell>
          <table:table-cell office:value-type="float" office:value="1456030045.45382" calcext:value-type="float">
            <text:p>1456030045.45382</text:p>
          </table:table-cell>
          <table:table-cell office:value-type="float" office:value="7560" calcext:value-type="float">
            <text:p>7560</text:p>
          </table:table-cell>
          <table:table-cell table:formula="of:=[.B429]-[.B$2]" office:value-type="float" office:value="42.6993060112" calcext:value-type="float">
            <text:p>42.6993060112</text:p>
          </table:table-cell>
          <table:table-cell table:formula="of:=[.D429]/([.E429]-[.E428])" office:value-type="float" office:value="75429.0470787214" calcext:value-type="float">
            <text:p>75429.0470787214</text:p>
          </table:table-cell>
          <table:table-cell table:formula="of:=[.E429]-[.E428]" office:value-type="float" office:value="0.100226640701294" calcext:value-type="float">
            <text:p>0.100226640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030045.55393" calcext:value-type="float">
            <text:p>1456030045.55393</text:p>
          </table:table-cell>
          <table:table-cell office:value-type="float" office:value="1456030045.55421" calcext:value-type="float">
            <text:p>1456030045.55421</text:p>
          </table:table-cell>
          <table:table-cell office:value-type="float" office:value="7632" calcext:value-type="float">
            <text:p>7632</text:p>
          </table:table-cell>
          <table:table-cell table:formula="of:=[.B430]-[.B$2]" office:value-type="float" office:value="42.7996997833252" calcext:value-type="float">
            <text:p>42.7996997833</text:p>
          </table:table-cell>
          <table:table-cell table:formula="of:=[.D430]/([.E430]-[.E429])" office:value-type="float" office:value="76020.6518635325" calcext:value-type="float">
            <text:p>76020.6518635325</text:p>
          </table:table-cell>
          <table:table-cell table:formula="of:=[.E430]-[.E429]" office:value-type="float" office:value="0.100393772125244" calcext:value-type="float">
            <text:p>0.100393772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030045.65303" calcext:value-type="float">
            <text:p>1456030045.65303</text:p>
          </table:table-cell>
          <table:table-cell office:value-type="float" office:value="1456030045.65332" calcext:value-type="float">
            <text:p>1456030045.65332</text:p>
          </table:table-cell>
          <table:table-cell office:value-type="float" office:value="7688" calcext:value-type="float">
            <text:p>7688</text:p>
          </table:table-cell>
          <table:table-cell table:formula="of:=[.B431]-[.B$2]" office:value-type="float" office:value="42.8987965583801" calcext:value-type="float">
            <text:p>42.8987965584</text:p>
          </table:table-cell>
          <table:table-cell table:formula="of:=[.D431]/([.E431]-[.E430])" office:value-type="float" office:value="77580.7284923083" calcext:value-type="float">
            <text:p>77580.7284923083</text:p>
          </table:table-cell>
          <table:table-cell table:formula="of:=[.E431]-[.E430]" office:value-type="float" office:value="0.0990967750549316" calcext:value-type="float">
            <text:p>0.099096775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030045.75366" calcext:value-type="float">
            <text:p>1456030045.75366</text:p>
          </table:table-cell>
          <table:table-cell office:value-type="float" office:value="1456030045.75395" calcext:value-type="float">
            <text:p>1456030045.75395</text:p>
          </table:table-cell>
          <table:table-cell office:value-type="float" office:value="7744" calcext:value-type="float">
            <text:p>7744</text:p>
          </table:table-cell>
          <table:table-cell table:formula="of:=[.B432]-[.B$2]" office:value-type="float" office:value="42.9994294643402" calcext:value-type="float">
            <text:p>42.9994294643</text:p>
          </table:table-cell>
          <table:table-cell table:formula="of:=[.D432]/([.E432]-[.E431])" office:value-type="float" office:value="76952.960128884" calcext:value-type="float">
            <text:p>76952.960128884</text:p>
          </table:table-cell>
          <table:table-cell table:formula="of:=[.E432]-[.E431]" office:value-type="float" office:value="0.100632905960083" calcext:value-type="float">
            <text:p>0.10063290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030045.85407" calcext:value-type="float">
            <text:p>1456030045.85407</text:p>
          </table:table-cell>
          <table:table-cell office:value-type="float" office:value="1456030045.85435" calcext:value-type="float">
            <text:p>1456030045.85435</text:p>
          </table:table-cell>
          <table:table-cell office:value-type="float" office:value="7792" calcext:value-type="float">
            <text:p>7792</text:p>
          </table:table-cell>
          <table:table-cell table:formula="of:=[.B433]-[.B$2]" office:value-type="float" office:value="43.0998311042786" calcext:value-type="float">
            <text:p>43.0998311043</text:p>
          </table:table-cell>
          <table:table-cell table:formula="of:=[.D433]/([.E433]-[.E432])" office:value-type="float" office:value="77608.2940954371" calcext:value-type="float">
            <text:p>77608.2940954371</text:p>
          </table:table-cell>
          <table:table-cell table:formula="of:=[.E433]-[.E432]" office:value-type="float" office:value="0.100401639938355" calcext:value-type="float">
            <text:p>0.100401639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030045.95336" calcext:value-type="float">
            <text:p>1456030045.95336</text:p>
          </table:table-cell>
          <table:table-cell office:value-type="float" office:value="1456030045.95363" calcext:value-type="float">
            <text:p>1456030045.95363</text:p>
          </table:table-cell>
          <table:table-cell office:value-type="float" office:value="7832" calcext:value-type="float">
            <text:p>7832</text:p>
          </table:table-cell>
          <table:table-cell table:formula="of:=[.B434]-[.B$2]" office:value-type="float" office:value="43.1991202831268" calcext:value-type="float">
            <text:p>43.1991202831</text:p>
          </table:table-cell>
          <table:table-cell table:formula="of:=[.D434]/([.E434]-[.E433])" office:value-type="float" office:value="78880.7007052484" calcext:value-type="float">
            <text:p>78880.7007052484</text:p>
          </table:table-cell>
          <table:table-cell table:formula="of:=[.E434]-[.E433]" office:value-type="float" office:value="0.0992891788482666" calcext:value-type="float">
            <text:p>0.099289178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030046.06957" calcext:value-type="float">
            <text:p>1456030046.06957</text:p>
          </table:table-cell>
          <table:table-cell office:value-type="float" office:value="1456030046.06985" calcext:value-type="float">
            <text:p>1456030046.06985</text:p>
          </table:table-cell>
          <table:table-cell office:value-type="float" office:value="7856" calcext:value-type="float">
            <text:p>7856</text:p>
          </table:table-cell>
          <table:table-cell table:formula="of:=[.B435]-[.B$2]" office:value-type="float" office:value="43.3153326511383" calcext:value-type="float">
            <text:p>43.3153326511</text:p>
          </table:table-cell>
          <table:table-cell table:formula="of:=[.D435]/([.E435]-[.E434])" office:value-type="float" office:value="67600.3779496543" calcext:value-type="float">
            <text:p>67600.3779496543</text:p>
          </table:table-cell>
          <table:table-cell table:formula="of:=[.E435]-[.E434]" office:value-type="float" office:value="0.116212368011475" calcext:value-type="float">
            <text:p>0.11621236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030046.25382" calcext:value-type="float">
            <text:p>1456030046.25382</text:p>
          </table:table-cell>
          <table:table-cell office:value-type="float" office:value="1456030046.25409" calcext:value-type="float">
            <text:p>1456030046.25409</text:p>
          </table:table-cell>
          <table:table-cell office:value-type="float" office:value="7880" calcext:value-type="float">
            <text:p>7880</text:p>
          </table:table-cell>
          <table:table-cell table:formula="of:=[.B436]-[.B$2]" office:value-type="float" office:value="43.4995841979981" calcext:value-type="float">
            <text:p>43.499584198</text:p>
          </table:table-cell>
          <table:table-cell table:formula="of:=[.D436]/([.E436]-[.E435])" office:value-type="float" office:value="42767.6192374034" calcext:value-type="float">
            <text:p>42767.6192374034</text:p>
          </table:table-cell>
          <table:table-cell table:formula="of:=[.E436]-[.E435]" office:value-type="float" office:value="0.184251546859741" calcext:value-type="float">
            <text:p>0.184251546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030046.3531" calcext:value-type="float">
            <text:p>1456030046.3531</text:p>
          </table:table-cell>
          <table:table-cell office:value-type="float" office:value="1456030046.35337" calcext:value-type="float">
            <text:p>1456030046.35337</text:p>
          </table:table-cell>
          <table:table-cell office:value-type="float" office:value="7888" calcext:value-type="float">
            <text:p>7888</text:p>
          </table:table-cell>
          <table:table-cell table:formula="of:=[.B437]-[.B$2]" office:value-type="float" office:value="43.5988643169403" calcext:value-type="float">
            <text:p>43.5988643169</text:p>
          </table:table-cell>
          <table:table-cell table:formula="of:=[.D437]/([.E437]-[.E436])" office:value-type="float" office:value="79451.959607215" calcext:value-type="float">
            <text:p>79451.959607215</text:p>
          </table:table-cell>
          <table:table-cell table:formula="of:=[.E437]-[.E436]" office:value-type="float" office:value="0.0992801189422607" calcext:value-type="float">
            <text:p>0.099280118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030046.45338" calcext:value-type="float">
            <text:p>1456030046.45338</text:p>
          </table:table-cell>
          <table:table-cell office:value-type="float" office:value="1456030046.45365" calcext:value-type="float">
            <text:p>1456030046.45365</text:p>
          </table:table-cell>
          <table:table-cell office:value-type="float" office:value="7888" calcext:value-type="float">
            <text:p>7888</text:p>
          </table:table-cell>
          <table:table-cell table:formula="of:=[.B438]-[.B$2]" office:value-type="float" office:value="43.6991405487061" calcext:value-type="float">
            <text:p>43.6991405487</text:p>
          </table:table-cell>
          <table:table-cell table:formula="of:=[.D438]/([.E438]-[.E437])" office:value-type="float" office:value="78662.7086110193" calcext:value-type="float">
            <text:p>78662.7086110193</text:p>
          </table:table-cell>
          <table:table-cell table:formula="of:=[.E438]-[.E437]" office:value-type="float" office:value="0.100276231765747" calcext:value-type="float">
            <text:p>0.10027623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030046.55384" calcext:value-type="float">
            <text:p>1456030046.55384</text:p>
          </table:table-cell>
          <table:table-cell office:value-type="float" office:value="1456030046.55411" calcext:value-type="float">
            <text:p>1456030046.55411</text:p>
          </table:table-cell>
          <table:table-cell office:value-type="float" office:value="7888" calcext:value-type="float">
            <text:p>7888</text:p>
          </table:table-cell>
          <table:table-cell table:formula="of:=[.B439]-[.B$2]" office:value-type="float" office:value="43.799601316452" calcext:value-type="float">
            <text:p>43.7996013165</text:p>
          </table:table-cell>
          <table:table-cell table:formula="of:=[.D439]/([.E439]-[.E438])" office:value-type="float" office:value="78518.213397949" calcext:value-type="float">
            <text:p>78518.213397949</text:p>
          </table:table-cell>
          <table:table-cell table:formula="of:=[.E439]-[.E438]" office:value-type="float" office:value="0.100460767745972" calcext:value-type="float">
            <text:p>0.100460767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030046.7538" calcext:value-type="float">
            <text:p>1456030046.7538</text:p>
          </table:table-cell>
          <table:table-cell office:value-type="float" office:value="1456030046.75408" calcext:value-type="float">
            <text:p>1456030046.75408</text:p>
          </table:table-cell>
          <table:table-cell office:value-type="float" office:value="7872" calcext:value-type="float">
            <text:p>7872</text:p>
          </table:table-cell>
          <table:table-cell table:formula="of:=[.B440]-[.B$2]" office:value-type="float" office:value="43.9995694160461" calcext:value-type="float">
            <text:p>43.999569416</text:p>
          </table:table-cell>
          <table:table-cell table:formula="of:=[.D440]/([.E440]-[.E439])" office:value-type="float" office:value="39366.2790013914" calcext:value-type="float">
            <text:p>39366.2790013914</text:p>
          </table:table-cell>
          <table:table-cell table:formula="of:=[.E440]-[.E439]" office:value-type="float" office:value="0.199968099594116" calcext:value-type="float">
            <text:p>0.199968099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030046.85412" calcext:value-type="float">
            <text:p>1456030046.85412</text:p>
          </table:table-cell>
          <table:table-cell office:value-type="float" office:value="1456030046.85441" calcext:value-type="float">
            <text:p>1456030046.85441</text:p>
          </table:table-cell>
          <table:table-cell office:value-type="float" office:value="7848" calcext:value-type="float">
            <text:p>7848</text:p>
          </table:table-cell>
          <table:table-cell table:formula="of:=[.B441]-[.B$2]" office:value-type="float" office:value="44.0998847484589" calcext:value-type="float">
            <text:p>44.0998847485</text:p>
          </table:table-cell>
          <table:table-cell table:formula="of:=[.D441]/([.E441]-[.E440])" office:value-type="float" office:value="78233.3050316932" calcext:value-type="float">
            <text:p>78233.3050316932</text:p>
          </table:table-cell>
          <table:table-cell table:formula="of:=[.E441]-[.E440]" office:value-type="float" office:value="0.10031533241272" calcext:value-type="float">
            <text:p>0.100315332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030046.95361" calcext:value-type="float">
            <text:p>1456030046.95361</text:p>
          </table:table-cell>
          <table:table-cell office:value-type="float" office:value="1456030046.95389" calcext:value-type="float">
            <text:p>1456030046.95389</text:p>
          </table:table-cell>
          <table:table-cell office:value-type="float" office:value="7816" calcext:value-type="float">
            <text:p>7816</text:p>
          </table:table-cell>
          <table:table-cell table:formula="of:=[.B442]-[.B$2]" office:value-type="float" office:value="44.1993780136108" calcext:value-type="float">
            <text:p>44.1993780136</text:p>
          </table:table-cell>
          <table:table-cell table:formula="of:=[.D442]/([.E442]-[.E441])" office:value-type="float" office:value="78558.0811732426" calcext:value-type="float">
            <text:p>78558.0811732426</text:p>
          </table:table-cell>
          <table:table-cell table:formula="of:=[.E442]-[.E441]" office:value-type="float" office:value="0.0994932651519775" calcext:value-type="float">
            <text:p>0.099493265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030047.05381" calcext:value-type="float">
            <text:p>1456030047.05381</text:p>
          </table:table-cell>
          <table:table-cell office:value-type="float" office:value="1456030047.05408" calcext:value-type="float">
            <text:p>1456030047.05408</text:p>
          </table:table-cell>
          <table:table-cell office:value-type="float" office:value="7776" calcext:value-type="float">
            <text:p>7776</text:p>
          </table:table-cell>
          <table:table-cell table:formula="of:=[.B443]-[.B$2]" office:value-type="float" office:value="44.2995727062225" calcext:value-type="float">
            <text:p>44.2995727062</text:p>
          </table:table-cell>
          <table:table-cell table:formula="of:=[.D443]/([.E443]-[.E442])" office:value-type="float" office:value="77608.9012033399" calcext:value-type="float">
            <text:p>77608.9012033399</text:p>
          </table:table-cell>
          <table:table-cell table:formula="of:=[.E443]-[.E442]" office:value-type="float" office:value="0.100194692611694" calcext:value-type="float">
            <text:p>0.10019469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030047.15428" calcext:value-type="float">
            <text:p>1456030047.15428</text:p>
          </table:table-cell>
          <table:table-cell office:value-type="float" office:value="1456030047.15456" calcext:value-type="float">
            <text:p>1456030047.15456</text:p>
          </table:table-cell>
          <table:table-cell office:value-type="float" office:value="7728" calcext:value-type="float">
            <text:p>7728</text:p>
          </table:table-cell>
          <table:table-cell table:formula="of:=[.B444]-[.B$2]" office:value-type="float" office:value="44.4000437259674" calcext:value-type="float">
            <text:p>44.400043726</text:p>
          </table:table-cell>
          <table:table-cell table:formula="of:=[.D444]/([.E444]-[.E443])" office:value-type="float" office:value="76917.7024342321" calcext:value-type="float">
            <text:p>76917.7024342321</text:p>
          </table:table-cell>
          <table:table-cell table:formula="of:=[.E444]-[.E443]" office:value-type="float" office:value="0.100471019744873" calcext:value-type="float">
            <text:p>0.100471019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030047.26919" calcext:value-type="float">
            <text:p>1456030047.26919</text:p>
          </table:table-cell>
          <table:table-cell office:value-type="float" office:value="1456030047.26946" calcext:value-type="float">
            <text:p>1456030047.26946</text:p>
          </table:table-cell>
          <table:table-cell office:value-type="float" office:value="7672" calcext:value-type="float">
            <text:p>7672</text:p>
          </table:table-cell>
          <table:table-cell table:formula="of:=[.B445]-[.B$2]" office:value-type="float" office:value="44.5149505138397" calcext:value-type="float">
            <text:p>44.5149505138</text:p>
          </table:table-cell>
          <table:table-cell table:formula="of:=[.D445]/([.E445]-[.E444])" office:value-type="float" office:value="66767.1609489702" calcext:value-type="float">
            <text:p>66767.1609489702</text:p>
          </table:table-cell>
          <table:table-cell table:formula="of:=[.E445]-[.E444]" office:value-type="float" office:value="0.114906787872314" calcext:value-type="float">
            <text:p>0.114906787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030047.45363" calcext:value-type="float">
            <text:p>1456030047.45363</text:p>
          </table:table-cell>
          <table:table-cell office:value-type="float" office:value="1456030047.45391" calcext:value-type="float">
            <text:p>1456030047.45391</text:p>
          </table:table-cell>
          <table:table-cell office:value-type="float" office:value="7608" calcext:value-type="float">
            <text:p>7608</text:p>
          </table:table-cell>
          <table:table-cell table:formula="of:=[.B446]-[.B$2]" office:value-type="float" office:value="44.6993954181671" calcext:value-type="float">
            <text:p>44.6993954182</text:p>
          </table:table-cell>
          <table:table-cell table:formula="of:=[.D446]/([.E446]-[.E445])" office:value-type="float" office:value="41248.0899255188" calcext:value-type="float">
            <text:p>41248.0899255188</text:p>
          </table:table-cell>
          <table:table-cell table:formula="of:=[.E446]-[.E445]" office:value-type="float" office:value="0.184444904327393" calcext:value-type="float">
            <text:p>0.184444904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030047.55393" calcext:value-type="float">
            <text:p>1456030047.55393</text:p>
          </table:table-cell>
          <table:table-cell office:value-type="float" office:value="1456030047.55422" calcext:value-type="float">
            <text:p>1456030047.55422</text:p>
          </table:table-cell>
          <table:table-cell office:value-type="float" office:value="7536" calcext:value-type="float">
            <text:p>7536</text:p>
          </table:table-cell>
          <table:table-cell table:formula="of:=[.B447]-[.B$2]" office:value-type="float" office:value="44.7996962070465" calcext:value-type="float">
            <text:p>44.799696207</text:p>
          </table:table-cell>
          <table:table-cell table:formula="of:=[.D447]/([.E447]-[.E446])" office:value-type="float" office:value="75134.0052675116" calcext:value-type="float">
            <text:p>75134.0052675116</text:p>
          </table:table-cell>
          <table:table-cell table:formula="of:=[.E447]-[.E446]" office:value-type="float" office:value="0.100300788879395" calcext:value-type="float">
            <text:p>0.100300788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030047.65332" calcext:value-type="float">
            <text:p>1456030047.65332</text:p>
          </table:table-cell>
          <table:table-cell office:value-type="float" office:value="1456030047.65361" calcext:value-type="float">
            <text:p>1456030047.65361</text:p>
          </table:table-cell>
          <table:table-cell office:value-type="float" office:value="7456" calcext:value-type="float">
            <text:p>7456</text:p>
          </table:table-cell>
          <table:table-cell table:formula="of:=[.B448]-[.B$2]" office:value-type="float" office:value="44.8990871906281" calcext:value-type="float">
            <text:p>44.8990871906</text:p>
          </table:table-cell>
          <table:table-cell table:formula="of:=[.D448]/([.E448]-[.E447])" office:value-type="float" office:value="75016.8650246116" calcext:value-type="float">
            <text:p>75016.8650246116</text:p>
          </table:table-cell>
          <table:table-cell table:formula="of:=[.E448]-[.E447]" office:value-type="float" office:value="0.099390983581543" calcext:value-type="float">
            <text:p>0.099390983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030047.75365" calcext:value-type="float">
            <text:p>1456030047.75365</text:p>
          </table:table-cell>
          <table:table-cell office:value-type="float" office:value="1456030047.75395" calcext:value-type="float">
            <text:p>1456030047.75395</text:p>
          </table:table-cell>
          <table:table-cell office:value-type="float" office:value="7368" calcext:value-type="float">
            <text:p>7368</text:p>
          </table:table-cell>
          <table:table-cell table:formula="of:=[.B449]-[.B$2]" office:value-type="float" office:value="44.9994170665741" calcext:value-type="float">
            <text:p>44.9994170666</text:p>
          </table:table-cell>
          <table:table-cell table:formula="of:=[.D449]/([.E449]-[.E448])" office:value-type="float" office:value="73437.7465388509" calcext:value-type="float">
            <text:p>73437.7465388509</text:p>
          </table:table-cell>
          <table:table-cell table:formula="of:=[.E449]-[.E448]" office:value-type="float" office:value="0.100329875946045" calcext:value-type="float">
            <text:p>0.10032987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030047.85415" calcext:value-type="float">
            <text:p>1456030047.85415</text:p>
          </table:table-cell>
          <table:table-cell office:value-type="float" office:value="1456030047.85442" calcext:value-type="float">
            <text:p>1456030047.85442</text:p>
          </table:table-cell>
          <table:table-cell office:value-type="float" office:value="7280" calcext:value-type="float">
            <text:p>7280</text:p>
          </table:table-cell>
          <table:table-cell table:formula="of:=[.B450]-[.B$2]" office:value-type="float" office:value="45.0999147891998" calcext:value-type="float">
            <text:p>45.0999147892</text:p>
          </table:table-cell>
          <table:table-cell table:formula="of:=[.D450]/([.E450]-[.E449])" office:value-type="float" office:value="72439.4524551739" calcext:value-type="float">
            <text:p>72439.4524551739</text:p>
          </table:table-cell>
          <table:table-cell table:formula="of:=[.E450]-[.E449]" office:value-type="float" office:value="0.100497722625732" calcext:value-type="float">
            <text:p>0.100497722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030047.95701" calcext:value-type="float">
            <text:p>1456030047.95701</text:p>
          </table:table-cell>
          <table:table-cell office:value-type="float" office:value="1456030047.95732" calcext:value-type="float">
            <text:p>1456030047.95732</text:p>
          </table:table-cell>
          <table:table-cell office:value-type="float" office:value="7184" calcext:value-type="float">
            <text:p>7184</text:p>
          </table:table-cell>
          <table:table-cell table:formula="of:=[.B451]-[.B$2]" office:value-type="float" office:value="45.2027721405029" calcext:value-type="float">
            <text:p>45.2027721405</text:p>
          </table:table-cell>
          <table:table-cell table:formula="of:=[.D451]/([.E451]-[.E450])" office:value-type="float" office:value="69844.3029009191" calcext:value-type="float">
            <text:p>69844.3029009191</text:p>
          </table:table-cell>
          <table:table-cell table:formula="of:=[.E451]-[.E450]" office:value-type="float" office:value="0.102857351303101" calcext:value-type="float">
            <text:p>0.10285735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030048.06832" calcext:value-type="float">
            <text:p>1456030048.06832</text:p>
          </table:table-cell>
          <table:table-cell office:value-type="float" office:value="1456030048.06861" calcext:value-type="float">
            <text:p>1456030048.06861</text:p>
          </table:table-cell>
          <table:table-cell office:value-type="float" office:value="7080" calcext:value-type="float">
            <text:p>7080</text:p>
          </table:table-cell>
          <table:table-cell table:formula="of:=[.B452]-[.B$2]" office:value-type="float" office:value="45.3140840530396" calcext:value-type="float">
            <text:p>45.314084053</text:p>
          </table:table-cell>
          <table:table-cell table:formula="of:=[.D452]/([.E452]-[.E451])" office:value-type="float" office:value="63605.0521337571" calcext:value-type="float">
            <text:p>63605.0521337571</text:p>
          </table:table-cell>
          <table:table-cell table:formula="of:=[.E452]-[.E451]" office:value-type="float" office:value="0.111311912536621" calcext:value-type="float">
            <text:p>0.11131191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030048.25412" calcext:value-type="float">
            <text:p>1456030048.25412</text:p>
          </table:table-cell>
          <table:table-cell office:value-type="float" office:value="1456030048.25441" calcext:value-type="float">
            <text:p>1456030048.25441</text:p>
          </table:table-cell>
          <table:table-cell office:value-type="float" office:value="6976" calcext:value-type="float">
            <text:p>6976</text:p>
          </table:table-cell>
          <table:table-cell table:formula="of:=[.B453]-[.B$2]" office:value-type="float" office:value="45.4998819828033" calcext:value-type="float">
            <text:p>45.4998819828</text:p>
          </table:table-cell>
          <table:table-cell table:formula="of:=[.D453]/([.E453]-[.E452])" office:value-type="float" office:value="37546.1664662714" calcext:value-type="float">
            <text:p>37546.1664662714</text:p>
          </table:table-cell>
          <table:table-cell table:formula="of:=[.E453]-[.E452]" office:value-type="float" office:value="0.185797929763794" calcext:value-type="float">
            <text:p>0.185797929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030048.3531" calcext:value-type="float">
            <text:p>1456030048.3531</text:p>
          </table:table-cell>
          <table:table-cell office:value-type="float" office:value="1456030048.35338" calcext:value-type="float">
            <text:p>1456030048.35338</text:p>
          </table:table-cell>
          <table:table-cell office:value-type="float" office:value="6864" calcext:value-type="float">
            <text:p>6864</text:p>
          </table:table-cell>
          <table:table-cell table:formula="of:=[.B454]-[.B$2]" office:value-type="float" office:value="45.5988643169403" calcext:value-type="float">
            <text:p>45.5988643169</text:p>
          </table:table-cell>
          <table:table-cell table:formula="of:=[.D454]/([.E454]-[.E453])" office:value-type="float" office:value="69345.7075936622" calcext:value-type="float">
            <text:p>69345.7075936622</text:p>
          </table:table-cell>
          <table:table-cell table:formula="of:=[.E454]-[.E453]" office:value-type="float" office:value="0.0989823341369629" calcext:value-type="float">
            <text:p>0.098982334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030048.45339" calcext:value-type="float">
            <text:p>1456030048.45339</text:p>
          </table:table-cell>
          <table:table-cell office:value-type="float" office:value="1456030048.45371" calcext:value-type="float">
            <text:p>1456030048.45371</text:p>
          </table:table-cell>
          <table:table-cell office:value-type="float" office:value="6744" calcext:value-type="float">
            <text:p>6744</text:p>
          </table:table-cell>
          <table:table-cell table:formula="of:=[.B455]-[.B$2]" office:value-type="float" office:value="45.6991519927979" calcext:value-type="float">
            <text:p>45.6991519928</text:p>
          </table:table-cell>
          <table:table-cell table:formula="of:=[.D455]/([.E455]-[.E454])" office:value-type="float" office:value="67246.5479166122" calcext:value-type="float">
            <text:p>67246.5479166122</text:p>
          </table:table-cell>
          <table:table-cell table:formula="of:=[.E455]-[.E454]" office:value-type="float" office:value="0.100287675857544" calcext:value-type="float">
            <text:p>0.100287675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030048.55371" calcext:value-type="float">
            <text:p>1456030048.55371</text:p>
          </table:table-cell>
          <table:table-cell office:value-type="float" office:value="1456030048.55398" calcext:value-type="float">
            <text:p>1456030048.55398</text:p>
          </table:table-cell>
          <table:table-cell office:value-type="float" office:value="6624" calcext:value-type="float">
            <text:p>6624</text:p>
          </table:table-cell>
          <table:table-cell table:formula="of:=[.B456]-[.B$2]" office:value-type="float" office:value="45.7994706630707" calcext:value-type="float">
            <text:p>45.7994706631</text:p>
          </table:table-cell>
          <table:table-cell table:formula="of:=[.D456]/([.E456]-[.E455])" office:value-type="float" office:value="66029.5833466028" calcext:value-type="float">
            <text:p>66029.5833466028</text:p>
          </table:table-cell>
          <table:table-cell table:formula="of:=[.E456]-[.E455]" office:value-type="float" office:value="0.100318670272827" calcext:value-type="float">
            <text:p>0.100318670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030048.65432" calcext:value-type="float">
            <text:p>1456030048.65432</text:p>
          </table:table-cell>
          <table:table-cell office:value-type="float" office:value="1456030048.6546" calcext:value-type="float">
            <text:p>1456030048.6546</text:p>
          </table:table-cell>
          <table:table-cell office:value-type="float" office:value="6504" calcext:value-type="float">
            <text:p>6504</text:p>
          </table:table-cell>
          <table:table-cell table:formula="of:=[.B457]-[.B$2]" office:value-type="float" office:value="45.9000837802887" calcext:value-type="float">
            <text:p>45.9000837803</text:p>
          </table:table-cell>
          <table:table-cell table:formula="of:=[.D457]/([.E457]-[.E456])" office:value-type="float" office:value="64643.6585987744" calcext:value-type="float">
            <text:p>64643.6585987744</text:p>
          </table:table-cell>
          <table:table-cell table:formula="of:=[.E457]-[.E456]" office:value-type="float" office:value="0.100613117218018" calcext:value-type="float">
            <text:p>0.100613117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030048.75371" calcext:value-type="float">
            <text:p>1456030048.75371</text:p>
          </table:table-cell>
          <table:table-cell office:value-type="float" office:value="1456030048.75399" calcext:value-type="float">
            <text:p>1456030048.75399</text:p>
          </table:table-cell>
          <table:table-cell office:value-type="float" office:value="6384" calcext:value-type="float">
            <text:p>6384</text:p>
          </table:table-cell>
          <table:table-cell table:formula="of:=[.B458]-[.B$2]" office:value-type="float" office:value="45.999475479126" calcext:value-type="float">
            <text:p>45.9994754791</text:p>
          </table:table-cell>
          <table:table-cell table:formula="of:=[.D458]/([.E458]-[.E457])" office:value-type="float" office:value="64230.7161934278" calcext:value-type="float">
            <text:p>64230.7161934278</text:p>
          </table:table-cell>
          <table:table-cell table:formula="of:=[.E458]-[.E457]" office:value-type="float" office:value="0.0993916988372803" calcext:value-type="float">
            <text:p>0.099391698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030048.85412" calcext:value-type="float">
            <text:p>1456030048.85412</text:p>
          </table:table-cell>
          <table:table-cell office:value-type="float" office:value="1456030048.8544" calcext:value-type="float">
            <text:p>1456030048.8544</text:p>
          </table:table-cell>
          <table:table-cell office:value-type="float" office:value="6256" calcext:value-type="float">
            <text:p>6256</text:p>
          </table:table-cell>
          <table:table-cell table:formula="of:=[.B459]-[.B$2]" office:value-type="float" office:value="46.0998837947845" calcext:value-type="float">
            <text:p>46.0998837948</text:p>
          </table:table-cell>
          <table:table-cell table:formula="of:=[.D459]/([.E459]-[.E458])" office:value-type="float" office:value="62305.5964933526" calcext:value-type="float">
            <text:p>62305.5964933526</text:p>
          </table:table-cell>
          <table:table-cell table:formula="of:=[.E459]-[.E458]" office:value-type="float" office:value="0.100408315658569" calcext:value-type="float">
            <text:p>0.10040831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030048.95364" calcext:value-type="float">
            <text:p>1456030048.95364</text:p>
          </table:table-cell>
          <table:table-cell office:value-type="float" office:value="1456030048.95391" calcext:value-type="float">
            <text:p>1456030048.95391</text:p>
          </table:table-cell>
          <table:table-cell office:value-type="float" office:value="6136" calcext:value-type="float">
            <text:p>6136</text:p>
          </table:table-cell>
          <table:table-cell table:formula="of:=[.B460]-[.B$2]" office:value-type="float" office:value="46.1993999481201" calcext:value-type="float">
            <text:p>46.1993999481</text:p>
          </table:table-cell>
          <table:table-cell table:formula="of:=[.D460]/([.E460]-[.E459])" office:value-type="float" office:value="61658.331781668" calcext:value-type="float">
            <text:p>61658.331781668</text:p>
          </table:table-cell>
          <table:table-cell table:formula="of:=[.E460]-[.E459]" office:value-type="float" office:value="0.0995161533355713" calcext:value-type="float">
            <text:p>0.099516153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030049.05393" calcext:value-type="float">
            <text:p>1456030049.05393</text:p>
          </table:table-cell>
          <table:table-cell office:value-type="float" office:value="1456030049.05423" calcext:value-type="float">
            <text:p>1456030049.05423</text:p>
          </table:table-cell>
          <table:table-cell office:value-type="float" office:value="6008" calcext:value-type="float">
            <text:p>6008</text:p>
          </table:table-cell>
          <table:table-cell table:formula="of:=[.B461]-[.B$2]" office:value-type="float" office:value="46.2996973991394" calcext:value-type="float">
            <text:p>46.2996973991</text:p>
          </table:table-cell>
          <table:table-cell table:formula="of:=[.D461]/([.E461]-[.E460])" office:value-type="float" office:value="59901.8214216099" calcext:value-type="float">
            <text:p>59901.8214216099</text:p>
          </table:table-cell>
          <table:table-cell table:formula="of:=[.E461]-[.E460]" office:value-type="float" office:value="0.100297451019287" calcext:value-type="float">
            <text:p>0.10029745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030049.15342" calcext:value-type="float">
            <text:p>1456030049.15342</text:p>
          </table:table-cell>
          <table:table-cell office:value-type="float" office:value="1456030049.1537" calcext:value-type="float">
            <text:p>1456030049.1537</text:p>
          </table:table-cell>
          <table:table-cell office:value-type="float" office:value="5880" calcext:value-type="float">
            <text:p>5880</text:p>
          </table:table-cell>
          <table:table-cell table:formula="of:=[.B462]-[.B$2]" office:value-type="float" office:value="46.399183511734" calcext:value-type="float">
            <text:p>46.3991835117</text:p>
          </table:table-cell>
          <table:table-cell table:formula="of:=[.D462]/([.E462]-[.E461])" office:value-type="float" office:value="59103.7266071536" calcext:value-type="float">
            <text:p>59103.7266071536</text:p>
          </table:table-cell>
          <table:table-cell table:formula="of:=[.E462]-[.E461]" office:value-type="float" office:value="0.0994861125946045" calcext:value-type="float">
            <text:p>0.099486112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030049.25363" calcext:value-type="float">
            <text:p>1456030049.25363</text:p>
          </table:table-cell>
          <table:table-cell office:value-type="float" office:value="1456030049.25391" calcext:value-type="float">
            <text:p>1456030049.25391</text:p>
          </table:table-cell>
          <table:table-cell office:value-type="float" office:value="5760" calcext:value-type="float">
            <text:p>5760</text:p>
          </table:table-cell>
          <table:table-cell table:formula="of:=[.B463]-[.B$2]" office:value-type="float" office:value="46.4993982315063" calcext:value-type="float">
            <text:p>46.4993982315</text:p>
          </table:table-cell>
          <table:table-cell table:formula="of:=[.D463]/([.E463]-[.E462])" office:value-type="float" office:value="57476.5864045241" calcext:value-type="float">
            <text:p>57476.5864045241</text:p>
          </table:table-cell>
          <table:table-cell table:formula="of:=[.E463]-[.E462]" office:value-type="float" office:value="0.100214719772339" calcext:value-type="float">
            <text:p>0.100214719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030049.26903" calcext:value-type="float">
            <text:p>1456030049.26903</text:p>
          </table:table-cell>
          <table:table-cell office:value-type="float" office:value="1456030049.26929" calcext:value-type="float">
            <text:p>1456030049.26929</text:p>
          </table:table-cell>
          <table:table-cell office:value-type="float" office:value="5632" calcext:value-type="float">
            <text:p>5632</text:p>
          </table:table-cell>
          <table:table-cell table:formula="of:=[.B464]-[.B$2]" office:value-type="float" office:value="46.5147938728333" calcext:value-type="float">
            <text:p>46.5147938728</text:p>
          </table:table-cell>
          <table:table-cell table:formula="of:=[.D464]/([.E464]-[.E463])" office:value-type="float" office:value="365817.823396413" calcext:value-type="float">
            <text:p>365817.823396413</text:p>
          </table:table-cell>
          <table:table-cell table:formula="of:=[.E464]-[.E463]" office:value-type="float" office:value="0.0153956413269043" calcext:value-type="float">
            <text:p>0.015395641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030049.35489" calcext:value-type="float">
            <text:p>1456030049.35489</text:p>
          </table:table-cell>
          <table:table-cell office:value-type="float" office:value="1456030049.35516" calcext:value-type="float">
            <text:p>1456030049.35516</text:p>
          </table:table-cell>
          <table:table-cell office:value-type="float" office:value="5512" calcext:value-type="float">
            <text:p>5512</text:p>
          </table:table-cell>
          <table:table-cell table:formula="of:=[.B465]-[.B$2]" office:value-type="float" office:value="46.6006553173065" calcext:value-type="float">
            <text:p>46.6006553173</text:p>
          </table:table-cell>
          <table:table-cell table:formula="of:=[.D465]/([.E465]-[.E464])" office:value-type="float" office:value="64196.4508495567" calcext:value-type="float">
            <text:p>64196.4508495567</text:p>
          </table:table-cell>
          <table:table-cell table:formula="of:=[.E465]-[.E464]" office:value-type="float" office:value="0.0858614444732666" calcext:value-type="float">
            <text:p>0.085861444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030049.45344" calcext:value-type="float">
            <text:p>1456030049.45344</text:p>
          </table:table-cell>
          <table:table-cell office:value-type="float" office:value="1456030049.45371" calcext:value-type="float">
            <text:p>1456030049.45371</text:p>
          </table:table-cell>
          <table:table-cell office:value-type="float" office:value="5400" calcext:value-type="float">
            <text:p>5400</text:p>
          </table:table-cell>
          <table:table-cell table:formula="of:=[.B466]-[.B$2]" office:value-type="float" office:value="46.6992037296295" calcext:value-type="float">
            <text:p>46.6992037296</text:p>
          </table:table-cell>
          <table:table-cell table:formula="of:=[.D466]/([.E466]-[.E465])" office:value-type="float" office:value="54795.4033221884" calcext:value-type="float">
            <text:p>54795.4033221884</text:p>
          </table:table-cell>
          <table:table-cell table:formula="of:=[.E466]-[.E465]" office:value-type="float" office:value="0.0985484123229981" calcext:value-type="float">
            <text:p>0.098548412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030049.55391" calcext:value-type="float">
            <text:p>1456030049.55391</text:p>
          </table:table-cell>
          <table:table-cell office:value-type="float" office:value="1456030049.55418" calcext:value-type="float">
            <text:p>1456030049.55418</text:p>
          </table:table-cell>
          <table:table-cell office:value-type="float" office:value="5280" calcext:value-type="float">
            <text:p>5280</text:p>
          </table:table-cell>
          <table:table-cell table:formula="of:=[.B467]-[.B$2]" office:value-type="float" office:value="46.7996699810028" calcext:value-type="float">
            <text:p>46.799669981</text:p>
          </table:table-cell>
          <table:table-cell table:formula="of:=[.D467]/([.E467]-[.E466])" office:value-type="float" office:value="52554.9617690194" calcext:value-type="float">
            <text:p>52554.9617690194</text:p>
          </table:table-cell>
          <table:table-cell table:formula="of:=[.E467]-[.E466]" office:value-type="float" office:value="0.100466251373291" calcext:value-type="float">
            <text:p>0.10046625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030049.65348" calcext:value-type="float">
            <text:p>1456030049.65348</text:p>
          </table:table-cell>
          <table:table-cell office:value-type="float" office:value="1456030049.65376" calcext:value-type="float">
            <text:p>1456030049.65376</text:p>
          </table:table-cell>
          <table:table-cell office:value-type="float" office:value="5176" calcext:value-type="float">
            <text:p>5176</text:p>
          </table:table-cell>
          <table:table-cell table:formula="of:=[.B468]-[.B$2]" office:value-type="float" office:value="46.8992476463318" calcext:value-type="float">
            <text:p>46.8992476463</text:p>
          </table:table-cell>
          <table:table-cell table:formula="of:=[.D468]/([.E468]-[.E467])" office:value-type="float" office:value="51979.527566747" calcext:value-type="float">
            <text:p>51979.527566747</text:p>
          </table:table-cell>
          <table:table-cell table:formula="of:=[.E468]-[.E467]" office:value-type="float" office:value="0.0995776653289795" calcext:value-type="float">
            <text:p>0.099577665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030049.7537" calcext:value-type="float">
            <text:p>1456030049.7537</text:p>
          </table:table-cell>
          <table:table-cell office:value-type="float" office:value="1456030049.75397" calcext:value-type="float">
            <text:p>1456030049.75397</text:p>
          </table:table-cell>
          <table:table-cell office:value-type="float" office:value="5064" calcext:value-type="float">
            <text:p>5064</text:p>
          </table:table-cell>
          <table:table-cell table:formula="of:=[.B469]-[.B$2]" office:value-type="float" office:value="46.9994666576386" calcext:value-type="float">
            <text:p>46.9994666576</text:p>
          </table:table-cell>
          <table:table-cell table:formula="of:=[.D469]/([.E469]-[.E468])" office:value-type="float" office:value="50529.3350430238" calcext:value-type="float">
            <text:p>50529.3350430238</text:p>
          </table:table-cell>
          <table:table-cell table:formula="of:=[.E469]-[.E468]" office:value-type="float" office:value="0.100219011306763" calcext:value-type="float">
            <text:p>0.10021901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030049.85405" calcext:value-type="float">
            <text:p>1456030049.85405</text:p>
          </table:table-cell>
          <table:table-cell office:value-type="float" office:value="1456030049.85432" calcext:value-type="float">
            <text:p>1456030049.85432</text:p>
          </table:table-cell>
          <table:table-cell office:value-type="float" office:value="4968" calcext:value-type="float">
            <text:p>4968</text:p>
          </table:table-cell>
          <table:table-cell table:formula="of:=[.B470]-[.B$2]" office:value-type="float" office:value="47.0998113155365" calcext:value-type="float">
            <text:p>47.0998113155</text:p>
          </table:table-cell>
          <table:table-cell table:formula="of:=[.D470]/([.E470]-[.E469])" office:value-type="float" office:value="49509.3620733898" calcext:value-type="float">
            <text:p>49509.3620733898</text:p>
          </table:table-cell>
          <table:table-cell table:formula="of:=[.E470]-[.E469]" office:value-type="float" office:value="0.100344657897949" calcext:value-type="float">
            <text:p>0.100344657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030049.86628" calcext:value-type="float">
            <text:p>1456030049.86628</text:p>
          </table:table-cell>
          <table:table-cell office:value-type="float" office:value="1456030049.86802" calcext:value-type="float">
            <text:p>1456030049.86802</text:p>
          </table:table-cell>
          <table:table-cell office:value-type="float" office:value="4872" calcext:value-type="float">
            <text:p>4872</text:p>
          </table:table-cell>
          <table:table-cell table:formula="of:=[.B471]-[.B$2]" office:value-type="float" office:value="47.1120433807373" calcext:value-type="float">
            <text:p>47.1120433807</text:p>
          </table:table-cell>
          <table:table-cell table:formula="of:=[.D471]/([.E471]-[.E470])" office:value-type="float" office:value="398297.419120943" calcext:value-type="float">
            <text:p>398297.419120943</text:p>
          </table:table-cell>
          <table:table-cell table:formula="of:=[.E471]-[.E470]" office:value-type="float" office:value="0.0122320652008057" calcext:value-type="float">
            <text:p>0.012232065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030049.95351" calcext:value-type="float">
            <text:p>1456030049.95351</text:p>
          </table:table-cell>
          <table:table-cell office:value-type="float" office:value="1456030049.95379" calcext:value-type="float">
            <text:p>1456030049.95379</text:p>
          </table:table-cell>
          <table:table-cell office:value-type="float" office:value="4784" calcext:value-type="float">
            <text:p>4784</text:p>
          </table:table-cell>
          <table:table-cell table:formula="of:=[.B472]-[.B$2]" office:value-type="float" office:value="47.1992769241333" calcext:value-type="float">
            <text:p>47.1992769241</text:p>
          </table:table-cell>
          <table:table-cell table:formula="of:=[.D472]/([.E472]-[.E471])" office:value-type="float" office:value="54841.2894141313" calcext:value-type="float">
            <text:p>54841.2894141313</text:p>
          </table:table-cell>
          <table:table-cell table:formula="of:=[.E472]-[.E471]" office:value-type="float" office:value="0.0872335433959961" calcext:value-type="float">
            <text:p>0.087233543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030050.05392" calcext:value-type="float">
            <text:p>1456030050.05392</text:p>
          </table:table-cell>
          <table:table-cell office:value-type="float" office:value="1456030050.05419" calcext:value-type="float">
            <text:p>1456030050.05419</text:p>
          </table:table-cell>
          <table:table-cell office:value-type="float" office:value="4696" calcext:value-type="float">
            <text:p>4696</text:p>
          </table:table-cell>
          <table:table-cell table:formula="of:=[.B473]-[.B$2]" office:value-type="float" office:value="47.2996807098389" calcext:value-type="float">
            <text:p>47.2996807098</text:p>
          </table:table-cell>
          <table:table-cell table:formula="of:=[.D473]/([.E473]-[.E472])" office:value-type="float" office:value="46771.1448029559" calcext:value-type="float">
            <text:p>46771.1448029559</text:p>
          </table:table-cell>
          <table:table-cell table:formula="of:=[.E473]-[.E472]" office:value-type="float" office:value="0.100403785705566" calcext:value-type="float">
            <text:p>0.100403785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030050.15313" calcext:value-type="float">
            <text:p>1456030050.15313</text:p>
          </table:table-cell>
          <table:table-cell office:value-type="float" office:value="1456030050.15341" calcext:value-type="float">
            <text:p>1456030050.15341</text:p>
          </table:table-cell>
          <table:table-cell office:value-type="float" office:value="4624" calcext:value-type="float">
            <text:p>4624</text:p>
          </table:table-cell>
          <table:table-cell table:formula="of:=[.B474]-[.B$2]" office:value-type="float" office:value="47.3988914489746" calcext:value-type="float">
            <text:p>47.398891449</text:p>
          </table:table-cell>
          <table:table-cell table:formula="of:=[.D474]/([.E474]-[.E473])" office:value-type="float" office:value="46607.8575795444" calcext:value-type="float">
            <text:p>46607.8575795444</text:p>
          </table:table-cell>
          <table:table-cell table:formula="of:=[.E474]-[.E473]" office:value-type="float" office:value="0.0992107391357422" calcext:value-type="float">
            <text:p>0.099210739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030050.16505" calcext:value-type="float">
            <text:p>1456030050.16505</text:p>
          </table:table-cell>
          <table:table-cell office:value-type="float" office:value="1456030050.16582" calcext:value-type="float">
            <text:p>1456030050.16582</text:p>
          </table:table-cell>
          <table:table-cell office:value-type="float" office:value="4552" calcext:value-type="float">
            <text:p>4552</text:p>
          </table:table-cell>
          <table:table-cell table:formula="of:=[.B475]-[.B$2]" office:value-type="float" office:value="47.4108159542084" calcext:value-type="float">
            <text:p>47.4108159542</text:p>
          </table:table-cell>
          <table:table-cell table:formula="of:=[.D475]/([.E475]-[.E474])" office:value-type="float" office:value="381734.915685294" calcext:value-type="float">
            <text:p>381734.915685294</text:p>
          </table:table-cell>
          <table:table-cell table:formula="of:=[.E475]-[.E474]" office:value-type="float" office:value="0.0119245052337646" calcext:value-type="float">
            <text:p>0.011924505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030050.25362" calcext:value-type="float">
            <text:p>1456030050.25362</text:p>
          </table:table-cell>
          <table:table-cell office:value-type="float" office:value="1456030050.2539" calcext:value-type="float">
            <text:p>1456030050.2539</text:p>
          </table:table-cell>
          <table:table-cell office:value-type="float" office:value="4496" calcext:value-type="float">
            <text:p>4496</text:p>
          </table:table-cell>
          <table:table-cell table:formula="of:=[.B476]-[.B$2]" office:value-type="float" office:value="47.4993817806244" calcext:value-type="float">
            <text:p>47.4993817806</text:p>
          </table:table-cell>
          <table:table-cell table:formula="of:=[.D476]/([.E476]-[.E475])" office:value-type="float" office:value="50764.5011844769" calcext:value-type="float">
            <text:p>50764.5011844769</text:p>
          </table:table-cell>
          <table:table-cell table:formula="of:=[.E476]-[.E475]" office:value-type="float" office:value="0.0885658264160156" calcext:value-type="float">
            <text:p>0.088565826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030050.35417" calcext:value-type="float">
            <text:p>1456030050.35417</text:p>
          </table:table-cell>
          <table:table-cell office:value-type="float" office:value="1456030050.35444" calcext:value-type="float">
            <text:p>1456030050.35444</text:p>
          </table:table-cell>
          <table:table-cell office:value-type="float" office:value="4440" calcext:value-type="float">
            <text:p>4440</text:p>
          </table:table-cell>
          <table:table-cell table:formula="of:=[.B477]-[.B$2]" office:value-type="float" office:value="47.5999345779419" calcext:value-type="float">
            <text:p>47.5999345779</text:p>
          </table:table-cell>
          <table:table-cell table:formula="of:=[.D477]/([.E477]-[.E476])" office:value-type="float" office:value="44155.9073287666" calcext:value-type="float">
            <text:p>44155.9073287666</text:p>
          </table:table-cell>
          <table:table-cell table:formula="of:=[.E477]-[.E476]" office:value-type="float" office:value="0.100552797317505" calcext:value-type="float">
            <text:p>0.100552797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030050.45331" calcext:value-type="float">
            <text:p>1456030050.45331</text:p>
          </table:table-cell>
          <table:table-cell office:value-type="float" office:value="1456030050.45359" calcext:value-type="float">
            <text:p>1456030050.45359</text:p>
          </table:table-cell>
          <table:table-cell office:value-type="float" office:value="4392" calcext:value-type="float">
            <text:p>4392</text:p>
          </table:table-cell>
          <table:table-cell table:formula="of:=[.B478]-[.B$2]" office:value-type="float" office:value="47.6990759372711" calcext:value-type="float">
            <text:p>47.6990759373</text:p>
          </table:table-cell>
          <table:table-cell table:formula="of:=[.D478]/([.E478]-[.E477])" office:value-type="float" office:value="44300.381089342" calcext:value-type="float">
            <text:p>44300.381089342</text:p>
          </table:table-cell>
          <table:table-cell table:formula="of:=[.E478]-[.E477]" office:value-type="float" office:value="0.0991413593292236" calcext:value-type="float">
            <text:p>0.099141359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030050.46547" calcext:value-type="float">
            <text:p>1456030050.46547</text:p>
          </table:table-cell>
          <table:table-cell office:value-type="float" office:value="1456030050.46743" calcext:value-type="float">
            <text:p>1456030050.46743</text:p>
          </table:table-cell>
          <table:table-cell office:value-type="float" office:value="4352" calcext:value-type="float">
            <text:p>4352</text:p>
          </table:table-cell>
          <table:table-cell table:formula="of:=[.B479]-[.B$2]" office:value-type="float" office:value="47.7112395763397" calcext:value-type="float">
            <text:p>47.7112395763</text:p>
          </table:table-cell>
          <table:table-cell table:formula="of:=[.D479]/([.E479]-[.E478])" office:value-type="float" office:value="357787.663334509" calcext:value-type="float">
            <text:p>357787.663334509</text:p>
          </table:table-cell>
          <table:table-cell table:formula="of:=[.E479]-[.E478]" office:value-type="float" office:value="0.0121636390686035" calcext:value-type="float">
            <text:p>0.012163639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030050.55366" calcext:value-type="float">
            <text:p>1456030050.55366</text:p>
          </table:table-cell>
          <table:table-cell office:value-type="float" office:value="1456030050.55394" calcext:value-type="float">
            <text:p>1456030050.55394</text:p>
          </table:table-cell>
          <table:table-cell office:value-type="float" office:value="4328" calcext:value-type="float">
            <text:p>4328</text:p>
          </table:table-cell>
          <table:table-cell table:formula="of:=[.B480]-[.B$2]" office:value-type="float" office:value="47.799427986145" calcext:value-type="float">
            <text:p>47.7994279861</text:p>
          </table:table-cell>
          <table:table-cell table:formula="of:=[.D480]/([.E480]-[.E479])" office:value-type="float" office:value="49076.7438664032" calcext:value-type="float">
            <text:p>49076.7438664032</text:p>
          </table:table-cell>
          <table:table-cell table:formula="of:=[.E480]-[.E479]" office:value-type="float" office:value="0.0881884098052979" calcext:value-type="float">
            <text:p>0.088188409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030050.65423" calcext:value-type="float">
            <text:p>1456030050.65423</text:p>
          </table:table-cell>
          <table:table-cell office:value-type="float" office:value="1456030050.65452" calcext:value-type="float">
            <text:p>1456030050.65452</text:p>
          </table:table-cell>
          <table:table-cell office:value-type="float" office:value="4304" calcext:value-type="float">
            <text:p>4304</text:p>
          </table:table-cell>
          <table:table-cell table:formula="of:=[.B481]-[.B$2]" office:value-type="float" office:value="47.8999907970429" calcext:value-type="float">
            <text:p>47.899990797</text:p>
          </table:table-cell>
          <table:table-cell table:formula="of:=[.D481]/([.E481]-[.E480])" office:value-type="float" office:value="42799.1218778969" calcext:value-type="float">
            <text:p>42799.1218778969</text:p>
          </table:table-cell>
          <table:table-cell table:formula="of:=[.E481]-[.E480]" office:value-type="float" office:value="0.100562810897827" calcext:value-type="float">
            <text:p>0.100562810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030050.75371" calcext:value-type="float">
            <text:p>1456030050.75371</text:p>
          </table:table-cell>
          <table:table-cell office:value-type="float" office:value="1456030050.75399" calcext:value-type="float">
            <text:p>1456030050.75399</text:p>
          </table:table-cell>
          <table:table-cell office:value-type="float" office:value="4296" calcext:value-type="float">
            <text:p>4296</text:p>
          </table:table-cell>
          <table:table-cell table:formula="of:=[.B482]-[.B$2]" office:value-type="float" office:value="47.9994797706604" calcext:value-type="float">
            <text:p>47.9994797707</text:p>
          </table:table-cell>
          <table:table-cell table:formula="of:=[.D482]/([.E482]-[.E481])" office:value-type="float" office:value="43180.6645881612" calcext:value-type="float">
            <text:p>43180.6645881612</text:p>
          </table:table-cell>
          <table:table-cell table:formula="of:=[.E482]-[.E481]" office:value-type="float" office:value="0.0994889736175537" calcext:value-type="float">
            <text:p>0.099488973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030050.85377" calcext:value-type="float">
            <text:p>1456030050.85377</text:p>
          </table:table-cell>
          <table:table-cell office:value-type="float" office:value="1456030050.85405" calcext:value-type="float">
            <text:p>1456030050.85405</text:p>
          </table:table-cell>
          <table:table-cell office:value-type="float" office:value="4296" calcext:value-type="float">
            <text:p>4296</text:p>
          </table:table-cell>
          <table:table-cell table:formula="of:=[.B483]-[.B$2]" office:value-type="float" office:value="48.099536895752" calcext:value-type="float">
            <text:p>48.0995368958</text:p>
          </table:table-cell>
          <table:table-cell table:formula="of:=[.D483]/([.E483]-[.E482])" office:value-type="float" office:value="42935.4730716992" calcext:value-type="float">
            <text:p>42935.4730716992</text:p>
          </table:table-cell>
          <table:table-cell table:formula="of:=[.E483]-[.E482]" office:value-type="float" office:value="0.100057125091553" calcext:value-type="float">
            <text:p>0.100057125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030050.95308" calcext:value-type="float">
            <text:p>1456030050.95308</text:p>
          </table:table-cell>
          <table:table-cell office:value-type="float" office:value="1456030050.95335" calcext:value-type="float">
            <text:p>1456030050.95335</text:p>
          </table:table-cell>
          <table:table-cell office:value-type="float" office:value="4296" calcext:value-type="float">
            <text:p>4296</text:p>
          </table:table-cell>
          <table:table-cell table:formula="of:=[.B484]-[.B$2]" office:value-type="float" office:value="48.1988458633423" calcext:value-type="float">
            <text:p>48.1988458633</text:p>
          </table:table-cell>
          <table:table-cell table:formula="of:=[.D484]/([.E484]-[.E483])" office:value-type="float" office:value="43258.933248826" calcext:value-type="float">
            <text:p>43258.933248826</text:p>
          </table:table-cell>
          <table:table-cell table:formula="of:=[.E484]-[.E483]" office:value-type="float" office:value="0.099308967590332" calcext:value-type="float">
            <text:p>0.099308967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030051.05349" calcext:value-type="float">
            <text:p>1456030051.05349</text:p>
          </table:table-cell>
          <table:table-cell office:value-type="float" office:value="1456030051.05377" calcext:value-type="float">
            <text:p>1456030051.05377</text:p>
          </table:table-cell>
          <table:table-cell office:value-type="float" office:value="4312" calcext:value-type="float">
            <text:p>4312</text:p>
          </table:table-cell>
          <table:table-cell table:formula="of:=[.B485]-[.B$2]" office:value-type="float" office:value="48.2992510795593" calcext:value-type="float">
            <text:p>48.2992510796</text:p>
          </table:table-cell>
          <table:table-cell table:formula="of:=[.D485]/([.E485]-[.E484])" office:value-type="float" office:value="42945.9759409209" calcext:value-type="float">
            <text:p>42945.9759409209</text:p>
          </table:table-cell>
          <table:table-cell table:formula="of:=[.E485]-[.E484]" office:value-type="float" office:value="0.100405216217041" calcext:value-type="float">
            <text:p>0.100405216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030051.15394" calcext:value-type="float">
            <text:p>1456030051.15394</text:p>
          </table:table-cell>
          <table:table-cell office:value-type="float" office:value="1456030051.15422" calcext:value-type="float">
            <text:p>1456030051.15422</text:p>
          </table:table-cell>
          <table:table-cell office:value-type="float" office:value="4336" calcext:value-type="float">
            <text:p>4336</text:p>
          </table:table-cell>
          <table:table-cell table:formula="of:=[.B486]-[.B$2]" office:value-type="float" office:value="48.3997046947479" calcext:value-type="float">
            <text:p>48.3997046947</text:p>
          </table:table-cell>
          <table:table-cell table:formula="of:=[.D486]/([.E486]-[.E485])" office:value-type="float" office:value="43164.2006299056" calcext:value-type="float">
            <text:p>43164.2006299056</text:p>
          </table:table-cell>
          <table:table-cell table:formula="of:=[.E486]-[.E485]" office:value-type="float" office:value="0.100453615188599" calcext:value-type="float">
            <text:p>0.100453615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030051.2534" calcext:value-type="float">
            <text:p>1456030051.2534</text:p>
          </table:table-cell>
          <table:table-cell office:value-type="float" office:value="1456030051.25368" calcext:value-type="float">
            <text:p>1456030051.25368</text:p>
          </table:table-cell>
          <table:table-cell office:value-type="float" office:value="4368" calcext:value-type="float">
            <text:p>4368</text:p>
          </table:table-cell>
          <table:table-cell table:formula="of:=[.B487]-[.B$2]" office:value-type="float" office:value="48.4991660118103" calcext:value-type="float">
            <text:p>48.4991660118</text:p>
          </table:table-cell>
          <table:table-cell table:formula="of:=[.D487]/([.E487]-[.E486])" office:value-type="float" office:value="43916.5710751706" calcext:value-type="float">
            <text:p>43916.5710751706</text:p>
          </table:table-cell>
          <table:table-cell table:formula="of:=[.E487]-[.E486]" office:value-type="float" office:value="0.0994613170623779" calcext:value-type="float">
            <text:p>0.099461317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030051.35386" calcext:value-type="float">
            <text:p>1456030051.35386</text:p>
          </table:table-cell>
          <table:table-cell office:value-type="float" office:value="1456030051.35414" calcext:value-type="float">
            <text:p>1456030051.35414</text:p>
          </table:table-cell>
          <table:table-cell office:value-type="float" office:value="4408" calcext:value-type="float">
            <text:p>4408</text:p>
          </table:table-cell>
          <table:table-cell table:formula="of:=[.B488]-[.B$2]" office:value-type="float" office:value="48.5996284484863" calcext:value-type="float">
            <text:p>48.5996284485</text:p>
          </table:table-cell>
          <table:table-cell table:formula="of:=[.D488]/([.E488]-[.E487])" office:value-type="float" office:value="43877.0962147281" calcext:value-type="float">
            <text:p>43877.0962147281</text:p>
          </table:table-cell>
          <table:table-cell table:formula="of:=[.E488]-[.E487]" office:value-type="float" office:value="0.100462436676025" calcext:value-type="float">
            <text:p>0.100462436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030051.45415" calcext:value-type="float">
            <text:p>1456030051.45415</text:p>
          </table:table-cell>
          <table:table-cell office:value-type="float" office:value="1456030051.45443" calcext:value-type="float">
            <text:p>1456030051.45443</text:p>
          </table:table-cell>
          <table:table-cell office:value-type="float" office:value="4456" calcext:value-type="float">
            <text:p>4456</text:p>
          </table:table-cell>
          <table:table-cell table:formula="of:=[.B489]-[.B$2]" office:value-type="float" office:value="48.6999189853668" calcext:value-type="float">
            <text:p>48.6999189854</text:p>
          </table:table-cell>
          <table:table-cell table:formula="of:=[.D489]/([.E489]-[.E488])" office:value-type="float" office:value="44430.9118148385" calcext:value-type="float">
            <text:p>44430.9118148385</text:p>
          </table:table-cell>
          <table:table-cell table:formula="of:=[.E489]-[.E488]" office:value-type="float" office:value="0.100290536880493" calcext:value-type="float">
            <text:p>0.100290536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030051.55357" calcext:value-type="float">
            <text:p>1456030051.55357</text:p>
          </table:table-cell>
          <table:table-cell office:value-type="float" office:value="1456030051.55384" calcext:value-type="float">
            <text:p>1456030051.55384</text:p>
          </table:table-cell>
          <table:table-cell office:value-type="float" office:value="4512" calcext:value-type="float">
            <text:p>4512</text:p>
          </table:table-cell>
          <table:table-cell table:formula="of:=[.B490]-[.B$2]" office:value-type="float" office:value="48.7993321418762" calcext:value-type="float">
            <text:p>48.7993321419</text:p>
          </table:table-cell>
          <table:table-cell table:formula="of:=[.D490]/([.E490]-[.E489])" office:value-type="float" office:value="45386.346821946" calcext:value-type="float">
            <text:p>45386.346821946</text:p>
          </table:table-cell>
          <table:table-cell table:formula="of:=[.E490]-[.E489]" office:value-type="float" office:value="0.0994131565093994" calcext:value-type="float">
            <text:p>0.099413156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030051.65384" calcext:value-type="float">
            <text:p>1456030051.65384</text:p>
          </table:table-cell>
          <table:table-cell office:value-type="float" office:value="1456030051.65414" calcext:value-type="float">
            <text:p>1456030051.65414</text:p>
          </table:table-cell>
          <table:table-cell office:value-type="float" office:value="4576" calcext:value-type="float">
            <text:p>4576</text:p>
          </table:table-cell>
          <table:table-cell table:formula="of:=[.B491]-[.B$2]" office:value-type="float" office:value="48.8996052742004" calcext:value-type="float">
            <text:p>48.8996052742</text:p>
          </table:table-cell>
          <table:table-cell table:formula="of:=[.D491]/([.E491]-[.E490])" office:value-type="float" office:value="45635.3550939664" calcext:value-type="float">
            <text:p>45635.3550939664</text:p>
          </table:table-cell>
          <table:table-cell table:formula="of:=[.E491]-[.E490]" office:value-type="float" office:value="0.100273132324219" calcext:value-type="float">
            <text:p>0.100273132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030051.75343" calcext:value-type="float">
            <text:p>1456030051.75343</text:p>
          </table:table-cell>
          <table:table-cell office:value-type="float" office:value="1456030051.7537" calcext:value-type="float">
            <text:p>1456030051.7537</text:p>
          </table:table-cell>
          <table:table-cell office:value-type="float" office:value="4648" calcext:value-type="float">
            <text:p>4648</text:p>
          </table:table-cell>
          <table:table-cell table:formula="of:=[.B492]-[.B$2]" office:value-type="float" office:value="48.9991912841797" calcext:value-type="float">
            <text:p>48.9991912842</text:p>
          </table:table-cell>
          <table:table-cell table:formula="of:=[.D492]/([.E492]-[.E491])" office:value-type="float" office:value="46673.2224834448" calcext:value-type="float">
            <text:p>46673.2224834448</text:p>
          </table:table-cell>
          <table:table-cell table:formula="of:=[.E492]-[.E491]" office:value-type="float" office:value="0.0995860099792481" calcext:value-type="float">
            <text:p>0.0995860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030051.8687" calcext:value-type="float">
            <text:p>1456030051.8687</text:p>
          </table:table-cell>
          <table:table-cell office:value-type="float" office:value="1456030051.86898" calcext:value-type="float">
            <text:p>1456030051.86898</text:p>
          </table:table-cell>
          <table:table-cell office:value-type="float" office:value="4728" calcext:value-type="float">
            <text:p>4728</text:p>
          </table:table-cell>
          <table:table-cell table:formula="of:=[.B493]-[.B$2]" office:value-type="float" office:value="49.1144647598267" calcext:value-type="float">
            <text:p>49.1144647598</text:p>
          </table:table-cell>
          <table:table-cell table:formula="of:=[.D493]/([.E493]-[.E492])" office:value-type="float" office:value="41015.5065895609" calcext:value-type="float">
            <text:p>41015.5065895609</text:p>
          </table:table-cell>
          <table:table-cell table:formula="of:=[.E493]-[.E492]" office:value-type="float" office:value="0.115273475646973" calcext:value-type="float">
            <text:p>0.1152734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22:52:06.579878131</dc:date>
    <meta:editing-duration>PT2M2S</meta:editing-duration>
    <meta:editing-cycles>1</meta:editing-cycles>
    <meta:document-statistic meta:table-count="1" meta:cell-count="3447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5.286cm" svg:height="21.49cm" xlink:href=".." xlink:type="simple" chart:class="chart:scatter" chart:style-name="ch1">
        <chart:plot-area chart:style-name="ch2" table:cell-range-address="'relay1.comm.sub.network'.E2:'relay1.comm.sub.network'.F493" svg:x="0.905cm" svg:y="0.429cm" svg:width="43.476cm" svg:height="20.632cm">
          <chartooo:coordinate-region svg:x="2.267cm" svg:y="0.628cm" svg:width="41.927cm" svg:height="19.7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1.comm.sub.network'.F2:'relay1.comm.sub.network'.F493" chart:class="chart:scatter">
            <chart:domain table:cell-range-address="'relay1.comm.sub.network'.E2:'relay1.comm.sub.network'.E493"/>
            <chart:data-point chart:repeated="4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493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265264511108">
                <text:p>0.100265264511108</text:p>
              </table:table-cell>
              <table:table-cell office:value-type="float" office:value="69575.4410464566">
                <text:p>69575.4410464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644565582275">
                <text:p>0.199644565582275</text:p>
              </table:table-cell>
              <table:table-cell office:value-type="float" office:value="69068.7087352787">
                <text:p>69068.7087352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9008131027222">
                <text:p>0.299008131027222</text:p>
              </table:table-cell>
              <table:table-cell office:value-type="float" office:value="67871.9606105178">
                <text:p>67871.9606105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9185419082642">
                <text:p>0.399185419082642</text:p>
              </table:table-cell>
              <table:table-cell office:value-type="float" office:value="66122.7722229362">
                <text:p>66122.7722229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966835975647">
                <text:p>0.49966835975647</text:p>
              </table:table-cell>
              <table:table-cell office:value-type="float" office:value="64727.4050339775">
                <text:p>64727.4050339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9219560623169">
                <text:p>0.599219560623169</text:p>
              </table:table-cell>
              <table:table-cell office:value-type="float" office:value="64127.8050331938">
                <text:p>64127.8050331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496984481812">
                <text:p>0.699496984481812</text:p>
              </table:table-cell>
              <table:table-cell office:value-type="float" office:value="62386.9237887369">
                <text:p>62386.9237887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8815727233887">
                <text:p>0.798815727233887</text:p>
              </table:table-cell>
              <table:table-cell office:value-type="float" office:value="61780.8867689457">
                <text:p>61780.8867689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9165391921997">
                <text:p>0.899165391921997</text:p>
              </table:table-cell>
              <table:table-cell office:value-type="float" office:value="59870.6534662875">
                <text:p>59870.6534662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611616134644">
                <text:p>0.999611616134644</text:p>
              </table:table-cell>
              <table:table-cell office:value-type="float" office:value="58538.7857641312">
                <text:p>58538.7857641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886145591736">
                <text:p>1.09886145591736</text:p>
              </table:table-cell>
              <table:table-cell office:value-type="float" office:value="58035.3581689424">
                <text:p>58035.3581689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9907641410828">
                <text:p>1.19907641410828</text:p>
              </table:table-cell>
              <table:table-cell office:value-type="float" office:value="56199.1952266304">
                <text:p>56199.1952266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95138168335">
                <text:p>1.2995138168335</text:p>
              </table:table-cell>
              <table:table-cell office:value-type="float" office:value="54879.9535874093">
                <text:p>54879.9535874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975380897522">
                <text:p>1.39975380897522</text:p>
              </table:table-cell>
              <table:table-cell office:value-type="float" office:value="53870.7145184653">
                <text:p>53870.7145184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937129020691">
                <text:p>1.49937129020691</text:p>
              </table:table-cell>
              <table:table-cell office:value-type="float" office:value="53002.7454490625">
                <text:p>53002.74544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983563423157">
                <text:p>1.59983563423157</text:p>
              </table:table-cell>
              <table:table-cell office:value-type="float" office:value="51520.7663997646">
                <text:p>51520.7663997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936418533325">
                <text:p>1.69936418533325</text:p>
              </table:table-cell>
              <table:table-cell office:value-type="float" office:value="50879.8725988315">
                <text:p>50879.8725988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9954791069031">
                <text:p>1.79954791069031</text:p>
              </table:table-cell>
              <table:table-cell office:value-type="float" office:value="49588.8926299557">
                <text:p>49588.8926299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883089065552">
                <text:p>1.89883089065552</text:p>
              </table:table-cell>
              <table:table-cell office:value-type="float" office:value="49071.8550320227">
                <text:p>49071.8550320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939250946045">
                <text:p>1.99939250946045</text:p>
              </table:table-cell>
              <table:table-cell office:value-type="float" office:value="47572.8220851332">
                <text:p>47572.8220851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9956741333008">
                <text:p>2.09956741333008</text:p>
              </table:table-cell>
              <table:table-cell office:value-type="float" office:value="46878.0085490428">
                <text:p>46878.0085490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9897532463074">
                <text:p>2.19897532463074</text:p>
              </table:table-cell>
              <table:table-cell office:value-type="float" office:value="46515.4125008694">
                <text:p>46515.4125008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944372177124">
                <text:p>2.29944372177124</text:p>
              </table:table-cell>
              <table:table-cell office:value-type="float" office:value="45307.7796556675">
                <text:p>45307.7796556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999810218811">
                <text:p>2.3999810218811</text:p>
              </table:table-cell>
              <table:table-cell office:value-type="float" office:value="44719.7208905247">
                <text:p>44719.72089052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995059967041">
                <text:p>2.4995059967041</text:p>
              </table:table-cell>
              <table:table-cell office:value-type="float" office:value="44611.9178416915">
                <text:p>44611.9178416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9869241714478">
                <text:p>2.59869241714478</text:p>
              </table:table-cell>
              <table:table-cell office:value-type="float" office:value="44280.2551043464">
                <text:p>44280.2551043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9905638694763">
                <text:p>2.69905638694763</text:p>
              </table:table-cell>
              <table:table-cell office:value-type="float" office:value="43362.1747779464">
                <text:p>43362.1747779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9928040504456">
                <text:p>2.79928040504456</text:p>
              </table:table-cell>
              <table:table-cell office:value-type="float" office:value="43183.2616789971">
                <text:p>43183.2616789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9984107017517">
                <text:p>2.89984107017517</text:p>
              </table:table-cell>
              <table:table-cell office:value-type="float" office:value="42800.035127151">
                <text:p>42800.035127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993269443512">
                <text:p>2.9993269443512</text:p>
              </table:table-cell>
              <table:table-cell office:value-type="float" office:value="43182.0098640222">
                <text:p>43182.0098640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9961938858032">
                <text:p>3.09961938858032</text:p>
              </table:table-cell>
              <table:table-cell office:value-type="float" office:value="42834.7322973349">
                <text:p>42834.7322973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9876885414124">
                <text:p>3.19876885414124</text:p>
              </table:table-cell>
              <table:table-cell office:value-type="float" office:value="43328.5240187273">
                <text:p>43328.5240187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9917597770691">
                <text:p>3.29917597770691</text:p>
              </table:table-cell>
              <table:table-cell office:value-type="float" office:value="42945.1601327831">
                <text:p>42945.16013278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9977025985718">
                <text:p>3.39977025985718</text:p>
              </table:table-cell>
              <table:table-cell office:value-type="float" office:value="43103.841563508">
                <text:p>43103.8415635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9907422065735">
                <text:p>3.49907422065735</text:p>
              </table:table-cell>
              <table:table-cell office:value-type="float" office:value="43986.1609225207">
                <text:p>43986.16092252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992910861969">
                <text:p>3.5992910861969</text:p>
              </table:table-cell>
              <table:table-cell office:value-type="float" office:value="43984.6125327116">
                <text:p>43984.6125327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9979310035706">
                <text:p>3.69979310035706</text:p>
              </table:table-cell>
              <table:table-cell office:value-type="float" office:value="44337.4198739847">
                <text:p>44337.41987398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9917478561401">
                <text:p>3.79917478561401</text:p>
              </table:table-cell>
              <table:table-cell office:value-type="float" office:value="45400.7193411333">
                <text:p>45400.7193411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9958906173706">
                <text:p>3.89958906173706</text:p>
              </table:table-cell>
              <table:table-cell office:value-type="float" office:value="45571.2093606352">
                <text:p>45571.20936063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9881100654602">
                <text:p>3.99881100654602</text:p>
              </table:table-cell>
              <table:table-cell office:value-type="float" office:value="46844.4758762708">
                <text:p>46844.4758762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9917998313904">
                <text:p>4.09917998313904</text:p>
              </table:table-cell>
              <table:table-cell office:value-type="float" office:value="47106.1891880336">
                <text:p>47106.1891880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995370388031">
                <text:p>4.1995370388031</text:p>
              </table:table-cell>
              <table:table-cell office:value-type="float" office:value="47988.6537935229">
                <text:p>47988.6537935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9896426200867">
                <text:p>4.29896426200867</text:p>
              </table:table-cell>
              <table:table-cell office:value-type="float" office:value="49322.5078795668">
                <text:p>49322.50787956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9943909645081">
                <text:p>4.39943909645081</text:p>
              </table:table-cell>
              <table:table-cell office:value-type="float" office:value="49763.704789973">
                <text:p>49763.7047899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9980330467224">
                <text:p>4.49980330467224</text:p>
              </table:table-cell>
              <table:table-cell office:value-type="float" office:value="50854.7827004119">
                <text:p>50854.78270041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9922385215759">
                <text:p>4.59922385215759</text:p>
              </table:table-cell>
              <table:table-cell office:value-type="float" office:value="52383.5377266187">
                <text:p>52383.5377266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9951629638672">
                <text:p>4.69951629638672</text:p>
              </table:table-cell>
              <table:table-cell office:value-type="float" office:value="53044.8733291019">
                <text:p>53044.87332910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9998588562012">
                <text:p>4.79998588562012</text:p>
              </table:table-cell>
              <table:table-cell office:value-type="float" office:value="54145.7374466066">
                <text:p>54145.7374466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9920973777771">
                <text:p>4.89920973777771</text:p>
              </table:table-cell>
              <table:table-cell office:value-type="float" office:value="56034.9137742536">
                <text:p>56034.91377425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997935295105">
                <text:p>4.9997935295105</text:p>
              </table:table-cell>
              <table:table-cell office:value-type="float" office:value="56470.3308768628">
                <text:p>56470.33087686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9920406341553">
                <text:p>5.09920406341553</text:p>
              </table:table-cell>
              <table:table-cell office:value-type="float" office:value="58343.9176128051">
                <text:p>58343.91761280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19959354400635">
                <text:p>5.19959354400635</text:p>
              </table:table-cell>
              <table:table-cell office:value-type="float" office:value="59050.011665685">
                <text:p>59050.0116656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0000877380371">
                <text:p>5.30000877380371</text:p>
              </table:table-cell>
              <table:table-cell office:value-type="float" office:value="60229.9074772302">
                <text:p>60229.9074772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39940452575684">
                <text:p>5.39940452575684</text:p>
              </table:table-cell>
              <table:table-cell office:value-type="float" office:value="62135.4522566779">
                <text:p>62135.45225667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9992871284485">
                <text:p>5.49992871284485</text:p>
              </table:table-cell>
              <table:table-cell office:value-type="float" office:value="62711.2755906259">
                <text:p>62711.27559062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9944605827332">
                <text:p>5.59944605827332</text:p>
              </table:table-cell>
              <table:table-cell office:value-type="float" office:value="64551.5610604543">
                <text:p>64551.5610604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9970941543579">
                <text:p>5.69970941543579</text:p>
              </table:table-cell>
              <table:table-cell office:value-type="float" office:value="65347.9016205548">
                <text:p>65347.9016205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79928636550903">
                <text:p>5.79928636550903</text:p>
              </table:table-cell>
              <table:table-cell office:value-type="float" office:value="67003.4580803341">
                <text:p>67003.4580803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99906873703">
                <text:p>5.899906873703</text:p>
              </table:table-cell>
              <table:table-cell office:value-type="float" office:value="67421.6431795618">
                <text:p>67421.64317956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988260269165">
                <text:p>5.9988260269165</text:p>
              </table:table-cell>
              <table:table-cell office:value-type="float" office:value="69794.3702075455">
                <text:p>69794.3702075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30729866028">
                <text:p>6.09930729866028</text:p>
              </table:table-cell>
              <table:table-cell office:value-type="float" office:value="69744.3401977464">
                <text:p>69744.3401977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64480400085">
                <text:p>6.19964480400085</text:p>
              </table:table-cell>
              <table:table-cell office:value-type="float" office:value="70960.5045075871">
                <text:p>70960.50450758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897832870483">
                <text:p>6.29897832870483</text:p>
              </table:table-cell>
              <table:table-cell office:value-type="float" office:value="72644.1553494066">
                <text:p>72644.15534940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3456363678">
                <text:p>6.3993456363678</text:p>
              </table:table-cell>
              <table:table-cell office:value-type="float" office:value="72852.4075245088">
                <text:p>72852.4075245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80163574219">
                <text:p>6.49980163574219</text:p>
              </table:table-cell>
              <table:table-cell office:value-type="float" office:value="73664.0922004163">
                <text:p>73664.0922004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896278381348">
                <text:p>6.59896278381348</text:p>
              </table:table-cell>
              <table:table-cell office:value-type="float" office:value="75513.4459981919">
                <text:p>75513.4459981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40066337585">
                <text:p>6.69940066337585</text:p>
              </table:table-cell>
              <table:table-cell office:value-type="float" office:value="75270.4062744055">
                <text:p>75270.4062744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8685836792">
                <text:p>6.7998685836792</text:p>
              </table:table-cell>
              <table:table-cell office:value-type="float" office:value="75964.5464637524">
                <text:p>75964.5464637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31654930115">
                <text:p>6.89931654930115</text:p>
              </table:table-cell>
              <table:table-cell office:value-type="float" office:value="77306.7598911571">
                <text:p>77306.7598911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67360496521">
                <text:p>6.99967360496521</text:p>
              </table:table-cell>
              <table:table-cell office:value-type="float" office:value="77164.4798540368">
                <text:p>77164.47985403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886026382446">
                <text:p>7.09886026382446</text:p>
              </table:table-cell>
              <table:table-cell office:value-type="float" office:value="78558.9522786219">
                <text:p>78558.9522786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31435585022">
                <text:p>7.19931435585022</text:p>
              </table:table-cell>
              <table:table-cell office:value-type="float" office:value="77965.9627802105">
                <text:p>77965.9627802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142147064209">
                <text:p>7.3142147064209</text:p>
              </table:table-cell>
              <table:table-cell office:value-type="float" office:value="68372.2892139266">
                <text:p>68372.28921392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9939894676209">
                <text:p>7.49939894676209</text:p>
              </table:table-cell>
              <table:table-cell office:value-type="float" office:value="42552.2171081176">
                <text:p>42552.21710811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9987092018127">
                <text:p>7.59987092018127</text:p>
              </table:table-cell>
              <table:table-cell office:value-type="float" office:value="78509.4562350205">
                <text:p>78509.4562350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9939422607422">
                <text:p>7.69939422607422</text:p>
              </table:table-cell>
              <table:table-cell office:value-type="float" office:value="79257.817344663">
                <text:p>79257.8173446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9963111877441">
                <text:p>7.79963111877441</text:p>
              </table:table-cell>
              <table:table-cell office:value-type="float" office:value="78693.5806519133">
                <text:p>78693.58065191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9932241439819">
                <text:p>7.99932241439819</text:p>
              </table:table-cell>
              <table:table-cell office:value-type="float" office:value="39420.8469398232">
                <text:p>39420.8469398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09983849525452">
                <text:p>8.09983849525452</text:p>
              </table:table-cell>
              <table:table-cell office:value-type="float" office:value="78077.0592440612">
                <text:p>78077.05924406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9921541213989">
                <text:p>8.19921541213989</text:p>
              </table:table-cell>
              <table:table-cell office:value-type="float" office:value="78650.0552136789">
                <text:p>78650.05521367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9952454566956">
                <text:p>8.29952454566956</text:p>
              </table:table-cell>
              <table:table-cell office:value-type="float" office:value="77520.3585793163">
                <text:p>77520.35857931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9989233016968">
                <text:p>8.39989233016968</text:p>
              </table:table-cell>
              <table:table-cell office:value-type="float" office:value="76996.817639136">
                <text:p>76996.8176391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5147807598114">
                <text:p>8.5147807598114</text:p>
              </table:table-cell>
              <table:table-cell office:value-type="float" office:value="66777.8297947401">
                <text:p>66777.82979474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69933938980103">
                <text:p>8.69933938980103</text:p>
              </table:table-cell>
              <table:table-cell office:value-type="float" office:value="41222.6727107138">
                <text:p>41222.67271071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79963111877441">
                <text:p>8.79963111877441</text:p>
              </table:table-cell>
              <table:table-cell office:value-type="float" office:value="75140.7925373347">
                <text:p>75140.79253733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8989372253418">
                <text:p>8.8989372253418</text:p>
              </table:table-cell>
              <table:table-cell office:value-type="float" office:value="75080.9820032652">
                <text:p>75080.98200326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99952554702759">
                <text:p>8.99952554702759</text:p>
              </table:table-cell>
              <table:table-cell office:value-type="float" office:value="73249.0598959938">
                <text:p>73249.05989599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10000419616699">
                <text:p>9.10000419616699</text:p>
              </table:table-cell>
              <table:table-cell office:value-type="float" office:value="72453.2033656196">
                <text:p>72453.20336561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20264387130737">
                <text:p>9.20264387130737</text:p>
              </table:table-cell>
              <table:table-cell office:value-type="float" office:value="69992.427296505">
                <text:p>69992.427296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31395936012268">
                <text:p>9.31395936012268</text:p>
              </table:table-cell>
              <table:table-cell office:value-type="float" office:value="63603.008667976">
                <text:p>63603.008667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49946117401123">
                <text:p>9.49946117401123</text:p>
              </table:table-cell>
              <table:table-cell office:value-type="float" office:value="37606.1012761374">
                <text:p>37606.10127613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9969091415405">
                <text:p>9.59969091415405</text:p>
              </table:table-cell>
              <table:table-cell office:value-type="float" office:value="68482.6678211392">
                <text:p>68482.66782113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69925022125244">
                <text:p>9.69925022125244</text:p>
              </table:table-cell>
              <table:table-cell office:value-type="float" office:value="67738.518844203">
                <text:p>67738.5188442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79939699172974">
                <text:p>9.79939699172974</text:p>
              </table:table-cell>
              <table:table-cell office:value-type="float" office:value="66222.8044737957">
                <text:p>66222.8044737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89987182617188">
                <text:p>9.89987182617188</text:p>
              </table:table-cell>
              <table:table-cell office:value-type="float" office:value="64732.6271907969">
                <text:p>64732.6271907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9955797195435">
                <text:p>9.99955797195435</text:p>
              </table:table-cell>
              <table:table-cell office:value-type="float" office:value="64040.9953649005">
                <text:p>64040.9953649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0998980998993">
                <text:p>10.0998980998993</text:p>
              </table:table-cell>
              <table:table-cell office:value-type="float" office:value="62347.9372423412">
                <text:p>62347.9372423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1990897655487">
                <text:p>10.1990897655487</text:p>
              </table:table-cell>
              <table:table-cell office:value-type="float" office:value="61860.0359196231">
                <text:p>61860.0359196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2993416786194">
                <text:p>10.2993416786194</text:p>
              </table:table-cell>
              <table:table-cell office:value-type="float" office:value="59929.0309379363">
                <text:p>59929.0309379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3999109268188">
                <text:p>10.3999109268188</text:p>
              </table:table-cell>
              <table:table-cell office:value-type="float" office:value="58467.1766496451">
                <text:p>58467.1766496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4993963241577">
                <text:p>10.4993963241577</text:p>
              </table:table-cell>
              <table:table-cell office:value-type="float" office:value="57897.9443624303">
                <text:p>57897.94436243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5150647163391">
                <text:p>10.5150647163391</text:p>
              </table:table-cell>
              <table:table-cell office:value-type="float" office:value="359449.772178094">
                <text:p>359449.7721780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6009044647217">
                <text:p>10.6009044647217</text:p>
              </table:table-cell>
              <table:table-cell office:value-type="float" office:value="64212.6765730284">
                <text:p>64212.67657302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6993272304535">
                <text:p>10.6993272304535</text:p>
              </table:table-cell>
              <table:table-cell office:value-type="float" office:value="54865.3551833146">
                <text:p>54865.35518331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7993450164795">
                <text:p>10.7993450164795</text:p>
              </table:table-cell>
              <table:table-cell office:value-type="float" office:value="52790.610648264">
                <text:p>52790.6106482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8990108966827">
                <text:p>10.8990108966827</text:p>
              </table:table-cell>
              <table:table-cell office:value-type="float" office:value="51933.5201720455">
                <text:p>51933.5201720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9994149208069">
                <text:p>10.9994149208069</text:p>
              </table:table-cell>
              <table:table-cell office:value-type="float" office:value="50436.2254817453">
                <text:p>50436.2254817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0997633934021">
                <text:p>11.0997633934021</text:p>
              </table:table-cell>
              <table:table-cell office:value-type="float" office:value="49507.4799996199">
                <text:p>49507.47999961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1120975017548">
                <text:p>11.1120975017548</text:p>
              </table:table-cell>
              <table:table-cell office:value-type="float" office:value="395002.205323488">
                <text:p>395002.205323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990051269531">
                <text:p>11.1990051269531</text:p>
              </table:table-cell>
              <table:table-cell office:value-type="float" office:value="55046.9534644475">
                <text:p>55046.95346444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994379997253">
                <text:p>11.2994379997253</text:p>
              </table:table-cell>
              <table:table-cell office:value-type="float" office:value="46757.5990846204">
                <text:p>46757.59908462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999271392822">
                <text:p>11.3999271392822</text:p>
              </table:table-cell>
              <table:table-cell office:value-type="float" office:value="46014.922810464">
                <text:p>46014.9228104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123201370239">
                <text:p>11.4123201370239</text:p>
              </table:table-cell>
              <table:table-cell office:value-type="float" office:value="367304.19022701">
                <text:p>367304.190227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99267578125">
                <text:p>11.499267578125</text:p>
              </table:table-cell>
              <table:table-cell office:value-type="float" office:value="51709.3998749602">
                <text:p>51709.39987496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994639396667">
                <text:p>11.5994639396667</text:p>
              </table:table-cell>
              <table:table-cell office:value-type="float" office:value="44312.9863368344">
                <text:p>44312.98633683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999397277832">
                <text:p>11.6999397277832</text:p>
              </table:table-cell>
              <table:table-cell office:value-type="float" office:value="43712.0233872613">
                <text:p>43712.02338726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120778560638">
                <text:p>11.7120778560638</text:p>
              </table:table-cell>
              <table:table-cell office:value-type="float" office:value="358539.628135373">
                <text:p>358539.6281353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993056774139">
                <text:p>11.7993056774139</text:p>
              </table:table-cell>
              <table:table-cell office:value-type="float" office:value="49617.1970480512">
                <text:p>49617.19704805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8998465538025">
                <text:p>11.8998465538025</text:p>
              </table:table-cell>
              <table:table-cell office:value-type="float" office:value="42808.4591521441">
                <text:p>42808.45915214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002744197845">
                <text:p>12.0002744197845</text:p>
              </table:table-cell>
              <table:table-cell office:value-type="float" office:value="42776.9718891329">
                <text:p>42776.97188913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0995845794678">
                <text:p>12.0995845794678</text:p>
              </table:table-cell>
              <table:table-cell office:value-type="float" office:value="43258.4139800306">
                <text:p>43258.41398003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1989517211914">
                <text:p>12.1989517211914</text:p>
              </table:table-cell>
              <table:table-cell office:value-type="float" office:value="43233.6074630017">
                <text:p>43233.6074630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2994639873505">
                <text:p>12.2994639873505</text:p>
              </table:table-cell>
              <table:table-cell office:value-type="float" office:value="42900.2366057133">
                <text:p>42900.2366057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000537395477">
                <text:p>12.4000537395477</text:p>
              </table:table-cell>
              <table:table-cell office:value-type="float" office:value="43105.7826993819">
                <text:p>43105.78269938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4990479946136">
                <text:p>12.4990479946136</text:p>
              </table:table-cell>
              <table:table-cell office:value-type="float" office:value="44123.7726077281">
                <text:p>44123.77260772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5994231700897">
                <text:p>12.5994231700897</text:p>
              </table:table-cell>
              <table:table-cell office:value-type="float" office:value="43915.2407863108">
                <text:p>43915.24078631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99197006226">
                <text:p>12.6999197006226</text:p>
              </table:table-cell>
              <table:table-cell office:value-type="float" office:value="44339.8391603581">
                <text:p>44339.83916035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7993664741516">
                <text:p>12.7993664741516</text:p>
              </table:table-cell>
              <table:table-cell office:value-type="float" office:value="45371.0044065115">
                <text:p>45371.00440651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8996047973633">
                <text:p>12.8996047973633</text:p>
              </table:table-cell>
              <table:table-cell office:value-type="float" office:value="45651.2025878268">
                <text:p>45651.20258782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9991354942322">
                <text:p>12.9991354942322</text:p>
              </table:table-cell>
              <table:table-cell office:value-type="float" office:value="46699.1606230028">
                <text:p>46699.16062300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099408864975">
                <text:p>13.099408864975</text:p>
              </table:table-cell>
              <table:table-cell office:value-type="float" office:value="47151.1026803653">
                <text:p>47151.10268036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1998393535614">
                <text:p>13.1998393535614</text:p>
              </table:table-cell>
              <table:table-cell office:value-type="float" office:value="47953.5653742795">
                <text:p>47953.56537427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992763519287">
                <text:p>13.2992763519287</text:p>
              </table:table-cell>
              <table:table-cell office:value-type="float" office:value="49317.6592266507">
                <text:p>49317.65922665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3996241092682">
                <text:p>13.3996241092682</text:p>
              </table:table-cell>
              <table:table-cell office:value-type="float" office:value="49826.7239105798">
                <text:p>49826.72391057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4990518093109">
                <text:p>13.4990518093109</text:p>
              </table:table-cell>
              <table:table-cell office:value-type="float" office:value="51333.7832194327">
                <text:p>51333.78321943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5992736816406">
                <text:p>13.5992736816406</text:p>
              </table:table-cell>
              <table:table-cell office:value-type="float" office:value="51964.7046990563">
                <text:p>51964.70469905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6995234489441">
                <text:p>13.6995234489441</text:p>
              </table:table-cell>
              <table:table-cell office:value-type="float" office:value="53067.4548490052">
                <text:p>53067.45484900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7991142272949">
                <text:p>13.7991142272949</text:p>
              </table:table-cell>
              <table:table-cell office:value-type="float" office:value="54623.5313156849">
                <text:p>54623.53131568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899374961853">
                <text:p>13.899374961853</text:p>
              </table:table-cell>
              <table:table-cell office:value-type="float" office:value="55455.4085854791">
                <text:p>55455.40858547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999657869339">
                <text:p>13.999657869339</text:p>
              </table:table-cell>
              <table:table-cell office:value-type="float" office:value="56639.7618736285">
                <text:p>56639.76187362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0992388725281">
                <text:p>14.0992388725281</text:p>
              </table:table-cell>
              <table:table-cell office:value-type="float" office:value="58244.0406729666">
                <text:p>58244.04067296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1995930671692">
                <text:p>14.1995930671692</text:p>
              </table:table-cell>
              <table:table-cell office:value-type="float" office:value="59070.7744823195">
                <text:p>59070.77448231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2988822460175">
                <text:p>14.2988822460175</text:p>
              </table:table-cell>
              <table:table-cell office:value-type="float" office:value="60912.9823627863">
                <text:p>60912.98236278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3992998600006">
                <text:p>14.3992998600006</text:p>
              </table:table-cell>
              <table:table-cell office:value-type="float" office:value="61503.1542278635">
                <text:p>61503.15422786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4997117519379">
                <text:p>14.4997117519379</text:p>
              </table:table-cell>
              <table:table-cell office:value-type="float" office:value="62781.4084405378">
                <text:p>62781.40844053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5989611148834">
                <text:p>14.5989611148834</text:p>
              </table:table-cell>
              <table:table-cell office:value-type="float" office:value="64725.8562609001">
                <text:p>64725.8562609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6991384029388">
                <text:p>14.6991384029388</text:p>
              </table:table-cell>
              <table:table-cell office:value-type="float" office:value="65404.0464379043">
                <text:p>65404.04643790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7996234893799">
                <text:p>14.7996234893799</text:p>
              </table:table-cell>
              <table:table-cell office:value-type="float" office:value="66397.9127282218">
                <text:p>66397.91272822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8988983631134">
                <text:p>14.8988983631134</text:p>
              </table:table-cell>
              <table:table-cell office:value-type="float" office:value="68335.5187961257">
                <text:p>68335.5187961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9992260932922">
                <text:p>14.9992260932922</text:p>
              </table:table-cell>
              <table:table-cell office:value-type="float" office:value="68814.4742006392">
                <text:p>68814.47420063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0996930599213">
                <text:p>15.0996930599213</text:p>
              </table:table-cell>
              <table:table-cell office:value-type="float" office:value="69754.2708328884">
                <text:p>69754.27083288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991255283356">
                <text:p>15.1991255283356</text:p>
              </table:table-cell>
              <table:table-cell office:value-type="float" office:value="71606.3888742357">
                <text:p>71606.38887423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995717525482">
                <text:p>15.2995717525482</text:p>
              </table:table-cell>
              <table:table-cell office:value-type="float" office:value="71839.4350465937">
                <text:p>71839.43504659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3999087810516">
                <text:p>15.3999087810516</text:p>
              </table:table-cell>
              <table:table-cell office:value-type="float" office:value="72874.3925254964">
                <text:p>72874.39252549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4992439746857">
                <text:p>15.4992439746857</text:p>
              </table:table-cell>
              <table:table-cell office:value-type="float" office:value="74495.2491587502">
                <text:p>74495.24915875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5996363162994">
                <text:p>15.5996363162994</text:p>
              </table:table-cell>
              <table:table-cell office:value-type="float" office:value="74587.3627373681">
                <text:p>74587.3627373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988186836243">
                <text:p>15.6988186836243</text:p>
              </table:table-cell>
              <table:table-cell office:value-type="float" office:value="76223.2260018606">
                <text:p>76223.22600186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7992763519287">
                <text:p>15.7992763519287</text:p>
              </table:table-cell>
              <table:table-cell office:value-type="float" office:value="75972.2988679245">
                <text:p>75972.2988679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8996634483337">
                <text:p>15.8996634483337</text:p>
              </table:table-cell>
              <table:table-cell office:value-type="float" office:value="76583.5478394695">
                <text:p>76583.54783946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9990108013153">
                <text:p>15.9990108013153</text:p>
              </table:table-cell>
              <table:table-cell office:value-type="float" office:value="77948.73006266">
                <text:p>77948.730062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0993700027466">
                <text:p>16.0993700027466</text:p>
              </table:table-cell>
              <table:table-cell office:value-type="float" office:value="77641.112014387">
                <text:p>77641.1120143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1998152732849">
                <text:p>16.1998152732849</text:p>
              </table:table-cell>
              <table:table-cell office:value-type="float" office:value="77972.810048944">
                <text:p>77972.8100489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119013309479">
                <text:p>16.3119013309479</text:p>
              </table:table-cell>
              <table:table-cell office:value-type="float" office:value="70089.0027163104">
                <text:p>70089.00271631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997982978821">
                <text:p>16.4997982978821</text:p>
              </table:table-cell>
              <table:table-cell office:value-type="float" office:value="41937.8775962857">
                <text:p>41937.87759628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992977619171">
                <text:p>16.5992977619171</text:p>
              </table:table-cell>
              <table:table-cell office:value-type="float" office:value="79276.8089406251">
                <text:p>79276.80894062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997008323669">
                <text:p>16.6997008323669</text:p>
              </table:table-cell>
              <table:table-cell office:value-type="float" office:value="78563.3344145744">
                <text:p>78563.33441457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989797592163">
                <text:p>16.7989797592163</text:p>
              </table:table-cell>
              <table:table-cell office:value-type="float" office:value="79452.9136275654">
                <text:p>79452.91362756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153335094452">
                <text:p>16.9153335094452</text:p>
              </table:table-cell>
              <table:table-cell office:value-type="float" office:value="67655.7479626985">
                <text:p>67655.74796269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09929728508">
                <text:p>17.09929728508</text:p>
              </table:table-cell>
              <table:table-cell office:value-type="float" office:value="42660.5725660964">
                <text:p>42660.57256609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997637748718">
                <text:p>17.1997637748718</text:p>
              </table:table-cell>
              <table:table-cell office:value-type="float" office:value="77797.0845422379">
                <text:p>77797.08454223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993149757385">
                <text:p>17.2993149757385</text:p>
              </table:table-cell>
              <table:table-cell office:value-type="float" office:value="78110.5595141157">
                <text:p>78110.55951411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996946811676">
                <text:p>17.3996946811676</text:p>
              </table:table-cell>
              <table:table-cell office:value-type="float" office:value="76987.6736235313">
                <text:p>76987.67362353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142014026642">
                <text:p>17.5142014026642</text:p>
              </table:table-cell>
              <table:table-cell office:value-type="float" office:value="67000.4336839651">
                <text:p>67000.43368396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7000634670258">
                <text:p>17.7000634670258</text:p>
              </table:table-cell>
              <table:table-cell office:value-type="float" office:value="40933.5817189653">
                <text:p>40933.58171896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7994222640991">
                <text:p>17.7994222640991</text:p>
              </table:table-cell>
              <table:table-cell office:value-type="float" office:value="75846.3288805277">
                <text:p>75846.32888052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8996820449829">
                <text:p>17.8996820449829</text:p>
              </table:table-cell>
              <table:table-cell office:value-type="float" office:value="74366.8092456958">
                <text:p>74366.80924569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9990537166595">
                <text:p>17.9990537166595</text:p>
              </table:table-cell>
              <table:table-cell office:value-type="float" office:value="74145.8795618949">
                <text:p>74145.87956189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0993587970734">
                <text:p>18.0993587970734</text:p>
              </table:table-cell>
              <table:table-cell office:value-type="float" office:value="72578.5769770151">
                <text:p>72578.57697701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2020823955536">
                <text:p>18.2020823955536</text:p>
              </table:table-cell>
              <table:table-cell office:value-type="float" office:value="69935.2447371964">
                <text:p>69935.24473719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3145461082459">
                <text:p>18.3145461082459</text:p>
              </table:table-cell>
              <table:table-cell office:value-type="float" office:value="62953.6392718361">
                <text:p>62953.63927183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4987895488739">
                <text:p>18.4987895488739</text:p>
              </table:table-cell>
              <table:table-cell office:value-type="float" office:value="37862.949021252">
                <text:p>37862.9490212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5994393825531">
                <text:p>18.5994393825531</text:p>
              </table:table-cell>
              <table:table-cell office:value-type="float" office:value="68196.8340044912">
                <text:p>68196.8340044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7001180648804">
                <text:p>18.7001180648804</text:p>
              </table:table-cell>
              <table:table-cell office:value-type="float" office:value="66985.3820501709">
                <text:p>66985.38205017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799455165863">
                <text:p>18.799455165863</text:p>
              </table:table-cell>
              <table:table-cell office:value-type="float" office:value="66682.0345517821">
                <text:p>66682.03455178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8996465206146">
                <text:p>18.8996465206146</text:p>
              </table:table-cell>
              <table:table-cell office:value-type="float" office:value="64915.7805693508">
                <text:p>64915.78056935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9989042282105">
                <text:p>18.9989042282105</text:p>
              </table:table-cell>
              <table:table-cell office:value-type="float" office:value="64317.4233480737">
                <text:p>64317.42334807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0996494293213">
                <text:p>19.0996494293213</text:p>
              </table:table-cell>
              <table:table-cell office:value-type="float" office:value="62097.2505987372">
                <text:p>62097.25059873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1997423171997">
                <text:p>19.1997423171997</text:p>
              </table:table-cell>
              <table:table-cell office:value-type="float" office:value="61303.0568910486">
                <text:p>61303.05689104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2991120815277">
                <text:p>19.2991120815277</text:p>
              </table:table-cell>
              <table:table-cell office:value-type="float" office:value="60461.0470864015">
                <text:p>60461.04708640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3996200561523">
                <text:p>19.3996200561523</text:p>
              </table:table-cell>
              <table:table-cell office:value-type="float" office:value="58502.8205170782">
                <text:p>58502.82051707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4999539852142">
                <text:p>19.4999539852142</text:p>
              </table:table-cell>
              <table:table-cell office:value-type="float" office:value="57408.2970123399">
                <text:p>57408.29701233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5158650875092">
                <text:p>19.5158650875092</text:p>
              </table:table-cell>
              <table:table-cell office:value-type="float" office:value="353966.676576361">
                <text:p>353966.6765763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6001317501068">
                <text:p>19.6001317501068</text:p>
              </table:table-cell>
              <table:table-cell office:value-type="float" office:value="65411.3955636034">
                <text:p>65411.39556360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6999371051788">
                <text:p>19.6999371051788</text:p>
              </table:table-cell>
              <table:table-cell office:value-type="float" office:value="54105.3132480041">
                <text:p>54105.31324800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7993910312653">
                <text:p>19.7993910312653</text:p>
              </table:table-cell>
              <table:table-cell office:value-type="float" office:value="53089.9101500695">
                <text:p>53089.91015006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8995883464813">
                <text:p>19.8995883464813</text:p>
              </table:table-cell>
              <table:table-cell office:value-type="float" office:value="51658.0707660532">
                <text:p>51658.07076605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9989216327667">
                <text:p>19.9989216327667</text:p>
              </table:table-cell>
              <table:table-cell office:value-type="float" office:value="50979.8899177696">
                <text:p>50979.88991776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0993804931641">
                <text:p>20.0993804931641</text:p>
              </table:table-cell>
              <table:table-cell office:value-type="float" office:value="49453.0794033535">
                <text:p>49453.07940335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1115028858185">
                <text:p>20.1115028858185</text:p>
              </table:table-cell>
              <table:table-cell office:value-type="float" office:value="401900.857272102">
                <text:p>401900.8572721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996688842773">
                <text:p>20.1996688842773</text:p>
              </table:table-cell>
              <table:table-cell office:value-type="float" office:value="54261.2808069336">
                <text:p>54261.2808069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988374233246">
                <text:p>20.2988374233246</text:p>
              </table:table-cell>
              <table:table-cell office:value-type="float" office:value="47353.7277559666">
                <text:p>47353.72775596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3992154598236">
                <text:p>20.3992154598236</text:p>
              </table:table-cell>
              <table:table-cell office:value-type="float" office:value="46065.8542573204">
                <text:p>46065.85425732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4113330841064">
                <text:p>20.4113330841064</text:p>
              </table:table-cell>
              <table:table-cell office:value-type="float" office:value="375651.191500246">
                <text:p>375651.1915002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998626708984">
                <text:p>20.4998626708984</text:p>
              </table:table-cell>
              <table:table-cell office:value-type="float" office:value="50785.2816546375">
                <text:p>50785.2816546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991249084473">
                <text:p>20.5991249084473</text:p>
              </table:table-cell>
              <table:table-cell office:value-type="float" office:value="44730.001152915">
                <text:p>44730.0011529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993975639343">
                <text:p>20.6993975639343</text:p>
              </table:table-cell>
              <table:table-cell office:value-type="float" office:value="43800.5753280041">
                <text:p>43800.57532800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114994525909">
                <text:p>20.7114994525909</text:p>
              </table:table-cell>
              <table:table-cell office:value-type="float" office:value="359613.290411553">
                <text:p>359613.2904115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7999491691589">
                <text:p>20.7999491691589</text:p>
              </table:table-cell>
              <table:table-cell office:value-type="float" office:value="48931.7565723682">
                <text:p>48931.75657236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8991324901581">
                <text:p>20.8991324901581</text:p>
              </table:table-cell>
              <table:table-cell office:value-type="float" office:value="43394.3928943162">
                <text:p>43394.39289431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9994142055511">
                <text:p>20.9994142055511</text:p>
              </table:table-cell>
              <table:table-cell office:value-type="float" office:value="42839.3150552053">
                <text:p>42839.31505520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0998473167419">
                <text:p>21.0998473167419</text:p>
              </table:table-cell>
              <table:table-cell office:value-type="float" office:value="42774.7378236522">
                <text:p>42774.73782365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1995046138763">
                <text:p>21.1995046138763</text:p>
              </table:table-cell>
              <table:table-cell office:value-type="float" office:value="43107.7314309091">
                <text:p>43107.73143090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2995979785919">
                <text:p>21.2995979785919</text:p>
              </table:table-cell>
              <table:table-cell office:value-type="float" office:value="43079.7786871579">
                <text:p>43079.77868715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3990998268127">
                <text:p>21.3990998268127</text:p>
              </table:table-cell>
              <table:table-cell office:value-type="float" office:value="43577.0799993291">
                <text:p>43577.07999932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4996011257172">
                <text:p>21.4996011257172</text:p>
              </table:table-cell>
              <table:table-cell office:value-type="float" office:value="43462.1248443182">
                <text:p>43462.12484431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5989091396332">
                <text:p>21.5989091396332</text:p>
              </table:table-cell>
              <table:table-cell office:value-type="float" office:value="44387.1529212922">
                <text:p>44387.15292129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699049949646">
                <text:p>21.699049949646</text:p>
              </table:table-cell>
              <table:table-cell office:value-type="float" office:value="44497.3432852167">
                <text:p>44497.34328521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7994267940521">
                <text:p>21.7994267940521</text:p>
              </table:table-cell>
              <table:table-cell office:value-type="float" office:value="44950.6061551836">
                <text:p>44950.60615518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8997640609741">
                <text:p>21.8997640609741</text:p>
              </table:table-cell>
              <table:table-cell office:value-type="float" office:value="45606.1854221863">
                <text:p>45606.18542218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999303817749">
                <text:p>21.999303817749</text:p>
              </table:table-cell>
              <table:table-cell office:value-type="float" office:value="46694.910160479">
                <text:p>46694.9101604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0996072292328">
                <text:p>22.0996072292328</text:p>
              </table:table-cell>
              <table:table-cell office:value-type="float" office:value="47136.9809865867">
                <text:p>47136.98098658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1991581916809">
                <text:p>22.1991581916809</text:p>
              </table:table-cell>
              <table:table-cell office:value-type="float" office:value="48377.2319379615">
                <text:p>48377.23193796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2994797229767">
                <text:p>22.2994797229767</text:p>
              </table:table-cell>
              <table:table-cell office:value-type="float" office:value="48882.8264148163">
                <text:p>48882.82641481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3998463153839">
                <text:p>22.3998463153839</text:p>
              </table:table-cell>
              <table:table-cell office:value-type="float" office:value="49817.3732920317">
                <text:p>49817.37329203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4992187023163">
                <text:p>22.4992187023163</text:p>
              </table:table-cell>
              <table:table-cell office:value-type="float" office:value="51362.3568635166">
                <text:p>51362.35686351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5997369289398">
                <text:p>22.5997369289398</text:p>
              </table:table-cell>
              <table:table-cell office:value-type="float" office:value="51811.4990180359">
                <text:p>51811.49901803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6986372470856">
                <text:p>22.6986372470856</text:p>
              </table:table-cell>
              <table:table-cell office:value-type="float" office:value="53791.5357578504">
                <text:p>53791.53575785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990210056305">
                <text:p>22.7990210056305</text:p>
              </table:table-cell>
              <table:table-cell office:value-type="float" office:value="54192.0334410032">
                <text:p>54192.03344100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8995187282562">
                <text:p>22.8995187282562</text:p>
              </table:table-cell>
              <table:table-cell office:value-type="float" office:value="55324.6367652153">
                <text:p>55324.63676521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989671707153">
                <text:p>22.9989671707153</text:p>
              </table:table-cell>
              <table:table-cell office:value-type="float" office:value="57115.0222119933">
                <text:p>57115.02221199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099198102951">
                <text:p>23.099198102951</text:p>
              </table:table-cell>
              <table:table-cell office:value-type="float" office:value="57866.3679028732">
                <text:p>57866.36790287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996445655823">
                <text:p>23.1996445655823</text:p>
              </table:table-cell>
              <table:table-cell office:value-type="float" office:value="59016.513321766">
                <text:p>59016.5133217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2988865375519">
                <text:p>23.2988865375519</text:p>
              </table:table-cell>
              <table:table-cell office:value-type="float" office:value="60941.9571172201">
                <text:p>60941.95711722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99263381958">
                <text:p>23.399263381958</text:p>
              </table:table-cell>
              <table:table-cell office:value-type="float" office:value="61528.1346663151">
                <text:p>61528.1346663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4996604919434">
                <text:p>23.4996604919434</text:p>
              </table:table-cell>
              <table:table-cell office:value-type="float" office:value="62790.6520508388">
                <text:p>62790.65205083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5991544723511">
                <text:p>23.5991544723511</text:p>
              </table:table-cell>
              <table:table-cell office:value-type="float" office:value="64566.7202545841">
                <text:p>64566.72025458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99410200119">
                <text:p>23.699410200119</text:p>
              </table:table-cell>
              <table:table-cell office:value-type="float" office:value="65352.8745526191">
                <text:p>65352.87455261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998826503754">
                <text:p>23.7998826503754</text:p>
              </table:table-cell>
              <table:table-cell office:value-type="float" office:value="66406.2634381555">
                <text:p>66406.26343815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992877006531">
                <text:p>23.8992877006531</text:p>
              </table:table-cell>
              <table:table-cell office:value-type="float" office:value="68246.0295633612">
                <text:p>68246.02956336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9997458457947">
                <text:p>23.9997458457947</text:p>
              </table:table-cell>
              <table:table-cell office:value-type="float" office:value="68725.1391140899">
                <text:p>68725.13911408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0989263057709">
                <text:p>24.0989263057709</text:p>
              </table:table-cell>
              <table:table-cell office:value-type="float" office:value="70659.0794364328">
                <text:p>70659.07943643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1993017196655">
                <text:p>24.1993017196655</text:p>
              </table:table-cell>
              <table:table-cell office:value-type="float" office:value="70933.7050153799">
                <text:p>70933.70501537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2996420860291">
                <text:p>24.2996420860291</text:p>
              </table:table-cell>
              <table:table-cell office:value-type="float" office:value="71915.2247646475">
                <text:p>71915.22476464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991334438324">
                <text:p>24.3991334438324</text:p>
              </table:table-cell>
              <table:table-cell office:value-type="float" office:value="73493.8205834214">
                <text:p>73493.82058342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4993619918823">
                <text:p>24.4993619918823</text:p>
              </table:table-cell>
              <table:table-cell office:value-type="float" office:value="73831.2600948169">
                <text:p>73831.26009481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998120307922">
                <text:p>24.5998120307922</text:p>
              </table:table-cell>
              <table:table-cell office:value-type="float" office:value="74544.5206518592">
                <text:p>74544.52065185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6994218826294">
                <text:p>24.6994218826294</text:p>
              </table:table-cell>
              <table:table-cell office:value-type="float" office:value="75896.1072681752">
                <text:p>75896.10726817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009388446808">
                <text:p>24.8009388446808</text:p>
              </table:table-cell>
              <table:table-cell office:value-type="float" office:value="75179.554685023">
                <text:p>75179.5546850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8994040489197">
                <text:p>24.8994040489197</text:p>
              </table:table-cell>
              <table:table-cell office:value-type="float" office:value="78078.3431002462">
                <text:p>78078.34310024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9999482631683">
                <text:p>24.9999482631683</text:p>
              </table:table-cell>
              <table:table-cell office:value-type="float" office:value="77020.8416055469">
                <text:p>77020.84160554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0992066860199">
                <text:p>25.0992066860199</text:p>
              </table:table-cell>
              <table:table-cell office:value-type="float" office:value="78502.1540353574">
                <text:p>78502.15403535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199512720108">
                <text:p>25.199512720108</text:p>
              </table:table-cell>
              <table:table-cell office:value-type="float" office:value="78081.0453847507">
                <text:p>78081.04538475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142855167389">
                <text:p>25.3142855167389</text:p>
              </table:table-cell>
              <table:table-cell office:value-type="float" office:value="68448.27546781">
                <text:p>68448.275467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999461174011">
                <text:p>25.4999461174011</text:p>
              </table:table-cell>
              <table:table-cell office:value-type="float" office:value="42443.0383823648">
                <text:p>42443.03838236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993804931641">
                <text:p>25.5993804931641</text:p>
              </table:table-cell>
              <table:table-cell office:value-type="float" office:value="79328.7023675364">
                <text:p>79328.70236753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998271942139">
                <text:p>25.6998271942139</text:p>
              </table:table-cell>
              <table:table-cell office:value-type="float" office:value="78529.2091981087">
                <text:p>78529.20919810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990736961365">
                <text:p>25.7990736961365</text:p>
              </table:table-cell>
              <table:table-cell office:value-type="float" office:value="79478.8717707257">
                <text:p>79478.87177072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9149718284607">
                <text:p>25.9149718284607</text:p>
              </table:table-cell>
              <table:table-cell office:value-type="float" office:value="67921.7157527483">
                <text:p>67921.71575274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0994277000427">
                <text:p>26.0994277000427</text:p>
              </table:table-cell>
              <table:table-cell office:value-type="float" office:value="42546.7616329569">
                <text:p>42546.76163295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1996185779572">
                <text:p>26.1996185779572</text:p>
              </table:table-cell>
              <table:table-cell office:value-type="float" office:value="78011.0940506531">
                <text:p>78011.09405065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299113035202">
                <text:p>26.299113035202</text:p>
              </table:table-cell>
              <table:table-cell office:value-type="float" office:value="78155.1074836453">
                <text:p>78155.10748364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3996658325195">
                <text:p>26.3996658325195</text:p>
              </table:table-cell>
              <table:table-cell office:value-type="float" office:value="76855.1468100695">
                <text:p>76855.14681006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5143620967865">
                <text:p>26.5143620967865</text:p>
              </table:table-cell>
              <table:table-cell office:value-type="float" office:value="66889.7112650731">
                <text:p>66889.71126507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6998460292816">
                <text:p>26.6998460292816</text:p>
              </table:table-cell>
              <table:table-cell office:value-type="float" office:value="41017.0298723868">
                <text:p>41017.02987238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7995195388794">
                <text:p>26.7995195388794</text:p>
              </table:table-cell>
              <table:table-cell office:value-type="float" office:value="75606.8491057525">
                <text:p>75606.84910575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8995995521545">
                <text:p>26.8995995521545</text:p>
              </table:table-cell>
              <table:table-cell office:value-type="float" office:value="74500.3897981256">
                <text:p>74500.38979812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9988417625427">
                <text:p>26.9988417625427</text:p>
              </table:table-cell>
              <table:table-cell office:value-type="float" office:value="74242.6027310379">
                <text:p>74242.60273103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0994522571564">
                <text:p>27.0994522571564</text:p>
              </table:table-cell>
              <table:table-cell office:value-type="float" office:value="72358.2567400727">
                <text:p>72358.25674007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2024359703064">
                <text:p>27.2024359703064</text:p>
              </table:table-cell>
              <table:table-cell office:value-type="float" office:value="69758.6033777449">
                <text:p>69758.60337774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314532995224">
                <text:p>27.314532995224</text:p>
              </table:table-cell>
              <table:table-cell office:value-type="float" office:value="63159.5709627815">
                <text:p>63159.57096278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499372959137">
                <text:p>27.499372959137</text:p>
              </table:table-cell>
              <table:table-cell office:value-type="float" office:value="37740.756123956">
                <text:p>37740.7561239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5992596149445">
                <text:p>27.5992596149445</text:p>
              </table:table-cell>
              <table:table-cell office:value-type="float" office:value="68717.8877349596">
                <text:p>68717.88773495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6996715068817">
                <text:p>27.6996715068817</text:p>
              </table:table-cell>
              <table:table-cell office:value-type="float" office:value="67163.3595372758">
                <text:p>67163.35953727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7992820739746">
                <text:p>27.7992820739746</text:p>
              </table:table-cell>
              <table:table-cell office:value-type="float" office:value="66498.9688676558">
                <text:p>66498.96886765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8994233608246">
                <text:p>27.8994233608246</text:p>
              </table:table-cell>
              <table:table-cell office:value-type="float" office:value="64948.2366822769">
                <text:p>64948.23668227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9997968673706">
                <text:p>27.9997968673706</text:p>
              </table:table-cell>
              <table:table-cell office:value-type="float" office:value="63602.4407204802">
                <text:p>63602.44072048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0991961956024">
                <text:p>28.0991961956024</text:p>
              </table:table-cell>
              <table:table-cell office:value-type="float" office:value="62938.0511044324">
                <text:p>62938.05110443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1996793746948">
                <text:p>28.1996793746948</text:p>
              </table:table-cell>
              <table:table-cell office:value-type="float" office:value="61064.9469435791">
                <text:p>61064.94694357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2990074157715">
                <text:p>28.2990074157715</text:p>
              </table:table-cell>
              <table:table-cell office:value-type="float" office:value="60486.4440582604">
                <text:p>60486.44405826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3992311954498">
                <text:p>28.3992311954498</text:p>
              </table:table-cell>
              <table:table-cell office:value-type="float" office:value="58668.7113464599">
                <text:p>58668.71134645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4996554851532">
                <text:p>28.4996554851532</text:p>
              </table:table-cell>
              <table:table-cell office:value-type="float" office:value="57356.6416751739">
                <text:p>57356.64167517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5150690078735">
                <text:p>28.5150690078735</text:p>
              </table:table-cell>
              <table:table-cell office:value-type="float" office:value="365393.434206252">
                <text:p>365393.4342062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6007537841797">
                <text:p>28.6007537841797</text:p>
              </table:table-cell>
              <table:table-cell office:value-type="float" office:value="64328.8135608312">
                <text:p>64328.81356083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6995158195496">
                <text:p>28.6995158195496</text:p>
              </table:table-cell>
              <table:table-cell office:value-type="float" office:value="54676.8804407128">
                <text:p>54676.88044071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7998945713043">
                <text:p>28.7998945713043</text:p>
              </table:table-cell>
              <table:table-cell office:value-type="float" office:value="52600.773646795">
                <text:p>52600.7736467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8995132446289">
                <text:p>28.8995132446289</text:p>
              </table:table-cell>
              <table:table-cell office:value-type="float" office:value="51958.1302105397">
                <text:p>51958.13021053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9997847080231">
                <text:p>28.9997847080231</text:p>
              </table:table-cell>
              <table:table-cell office:value-type="float" office:value="50502.9031050791">
                <text:p>50502.90310507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.0990598201752">
                <text:p>29.0990598201752</text:p>
              </table:table-cell>
              <table:table-cell office:value-type="float" office:value="50042.7538413507">
                <text:p>50042.75384135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1109673976898">
                <text:p>29.1109673976898</text:p>
              </table:table-cell>
              <table:table-cell office:value-type="float" office:value="409151.231138876">
                <text:p>409151.2311388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996445655823">
                <text:p>29.1996445655823</text:p>
              </table:table-cell>
              <table:table-cell office:value-type="float" office:value="53948.4978343223">
                <text:p>53948.49783432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2988471984863">
                <text:p>29.2988471984863</text:p>
              </table:table-cell>
              <table:table-cell office:value-type="float" office:value="47337.4532764861">
                <text:p>47337.45327648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3991916179657">
                <text:p>29.3991916179657</text:p>
              </table:table-cell>
              <table:table-cell office:value-type="float" office:value="46081.2870709831">
                <text:p>46081.28707098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4111220836639">
                <text:p>29.4111220836639</text:p>
              </table:table-cell>
              <table:table-cell office:value-type="float" office:value="381544.200799361">
                <text:p>381544.2007993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996666908264">
                <text:p>29.4996666908264</text:p>
              </table:table-cell>
              <table:table-cell office:value-type="float" office:value="50776.6666325599">
                <text:p>50776.66663255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989918708801">
                <text:p>29.5989918708801</text:p>
              </table:table-cell>
              <table:table-cell office:value-type="float" office:value="44701.6556889102">
                <text:p>44701.65568891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994822025299">
                <text:p>29.6994822025299</text:p>
              </table:table-cell>
              <table:table-cell office:value-type="float" office:value="43705.6971341939">
                <text:p>43705.69713419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117569446564">
                <text:p>29.7117569446564</text:p>
              </table:table-cell>
              <table:table-cell office:value-type="float" office:value="354549.199906767">
                <text:p>354549.1999067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7999994754791">
                <text:p>29.7999994754791</text:p>
              </table:table-cell>
              <table:table-cell office:value-type="float" office:value="49046.6440575387">
                <text:p>49046.64405753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8985667228699">
                <text:p>29.8985667228699</text:p>
              </table:table-cell>
              <table:table-cell office:value-type="float" office:value="43665.6203144011">
                <text:p>43665.62031440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9990663528442">
                <text:p>29.9990663528442</text:p>
              </table:table-cell>
              <table:table-cell office:value-type="float" office:value="42746.4260425217">
                <text:p>42746.42604252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0981531143188">
                <text:p>30.0981531143188</text:p>
              </table:table-cell>
              <table:table-cell office:value-type="float" office:value="43355.9431761309">
                <text:p>43355.94317613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1993985176086">
                <text:p>30.1993985176086</text:p>
              </table:table-cell>
              <table:table-cell office:value-type="float" office:value="42431.5560055951">
                <text:p>42431.55600559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2996942996979">
                <text:p>30.2996942996979</text:p>
              </table:table-cell>
              <table:table-cell office:value-type="float" office:value="42992.8348947277">
                <text:p>42992.83489472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3991510868072">
                <text:p>30.3991510868072</text:p>
              </table:table-cell>
              <table:table-cell office:value-type="float" office:value="43596.8235655109">
                <text:p>43596.82356551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4994177818298">
                <text:p>30.4994177818298</text:p>
              </table:table-cell>
              <table:table-cell office:value-type="float" office:value="43563.8174671679">
                <text:p>43563.81746716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000163555145">
                <text:p>30.6000163555145</text:p>
              </table:table-cell>
              <table:table-cell office:value-type="float" office:value="43817.7186668278">
                <text:p>43817.71866682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699387550354">
                <text:p>30.699387550354</text:p>
              </table:table-cell>
              <table:table-cell office:value-type="float" office:value="44841.9686127166">
                <text:p>44841.96861271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7998383045197">
                <text:p>30.7998383045197</text:p>
              </table:table-cell>
              <table:table-cell office:value-type="float" office:value="44917.5323518173">
                <text:p>44917.53235181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8993105888367">
                <text:p>30.8993105888367</text:p>
              </table:table-cell>
              <table:table-cell office:value-type="float" office:value="46002.7637991741">
                <text:p>46002.76379917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9995348453522">
                <text:p>30.9995348453522</text:p>
              </table:table-cell>
              <table:table-cell office:value-type="float" office:value="46375.9988010591">
                <text:p>46375.99880105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0988969802856">
                <text:p>31.0988969802856</text:p>
              </table:table-cell>
              <table:table-cell office:value-type="float" office:value="47583.5186428477">
                <text:p>47583.51864284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1994776725769">
                <text:p>31.1994776725769</text:p>
              </table:table-cell>
              <table:table-cell office:value-type="float" office:value="47881.9531889273">
                <text:p>47881.95318892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2996346950531">
                <text:p>31.2996346950531</text:p>
              </table:table-cell>
              <table:table-cell office:value-type="float" office:value="48963.1169014185">
                <text:p>48963.11690141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3989231586456">
                <text:p>31.3989231586456</text:p>
              </table:table-cell>
              <table:table-cell office:value-type="float" office:value="50358.3177650884">
                <text:p>50358.31776508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4991981983185">
                <text:p>31.4991981983185</text:p>
              </table:table-cell>
              <table:table-cell office:value-type="float" office:value="50900.004793335">
                <text:p>50900.0047933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5997426509857">
                <text:p>31.5997426509857</text:p>
              </table:table-cell>
              <table:table-cell office:value-type="float" office:value="51797.9844918594">
                <text:p>51797.98449185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6992039680481">
                <text:p>31.6992039680481</text:p>
              </table:table-cell>
              <table:table-cell office:value-type="float" office:value="53488.1314377078">
                <text:p>53488.13143770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7996408939362">
                <text:p>31.7996408939362</text:p>
              </table:table-cell>
              <table:table-cell office:value-type="float" office:value="54163.3463180958">
                <text:p>54163.34631809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899866104126">
                <text:p>31.899866104126</text:p>
              </table:table-cell>
              <table:table-cell office:value-type="float" office:value="55475.0645019328">
                <text:p>55475.0645019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999320268631">
                <text:p>31.999320268631</text:p>
              </table:table-cell>
              <table:table-cell office:value-type="float" office:value="57111.7361275924">
                <text:p>57111.73612759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099782705307">
                <text:p>32.099782705307</text:p>
              </table:table-cell>
              <table:table-cell office:value-type="float" office:value="57733.0213351686">
                <text:p>57733.02133516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1991539001465">
                <text:p>32.1991539001465</text:p>
              </table:table-cell>
              <table:table-cell office:value-type="float" office:value="59655.1144381024">
                <text:p>59655.11443810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2994382381439">
                <text:p>32.2994382381439</text:p>
              </table:table-cell>
              <table:table-cell office:value-type="float" office:value="60308.5199620563">
                <text:p>60308.51996205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39976978302">
                <text:p>32.39976978302</text:p>
              </table:table-cell>
              <table:table-cell office:value-type="float" office:value="61555.914519475">
                <text:p>61555.9145194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4990830421448">
                <text:p>32.4990830421448</text:p>
              </table:table-cell>
              <table:table-cell office:value-type="float" office:value="63475.9150546153">
                <text:p>63475.91505461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5996215343475">
                <text:p>32.5996215343475</text:p>
              </table:table-cell>
              <table:table-cell office:value-type="float" office:value="63895.9254237127">
                <text:p>63895.92542371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6989750862122">
                <text:p>32.6989750862122</text:p>
              </table:table-cell>
              <table:table-cell office:value-type="float" office:value="65865.7881594072">
                <text:p>65865.78815940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7990653514862">
                <text:p>32.7990653514862</text:p>
              </table:table-cell>
              <table:table-cell office:value-type="float" office:value="66659.8293223823">
                <text:p>66659.82932238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8994452953339">
                <text:p>32.8994452953339</text:p>
              </table:table-cell>
              <table:table-cell office:value-type="float" office:value="67583.2217070761">
                <text:p>67583.22170707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9998273849487">
                <text:p>32.9998273849487</text:p>
              </table:table-cell>
              <table:table-cell office:value-type="float" office:value="68777.2094253895">
                <text:p>68777.20942538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0993916988373">
                <text:p>33.0993916988373</text:p>
              </table:table-cell>
              <table:table-cell office:value-type="float" office:value="70386.6649233842">
                <text:p>70386.66492338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1996228694916">
                <text:p>33.1996228694916</text:p>
              </table:table-cell>
              <table:table-cell office:value-type="float" office:value="71035.7861084681">
                <text:p>71035.78610846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2989156246185">
                <text:p>33.2989156246185</text:p>
              </table:table-cell>
              <table:table-cell office:value-type="float" office:value="72673.9830189404">
                <text:p>72673.98301894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3991928100586">
                <text:p>33.3991928100586</text:p>
              </table:table-cell>
              <table:table-cell office:value-type="float" office:value="72917.8822472081">
                <text:p>72917.88224720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4995412826538">
                <text:p>33.4995412826538</text:p>
              </table:table-cell>
              <table:table-cell office:value-type="float" office:value="73743.0257643291">
                <text:p>73743.02576432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5991082191467">
                <text:p>33.5991082191467</text:p>
              </table:table-cell>
              <table:table-cell office:value-type="float" office:value="75205.6883916727">
                <text:p>75205.68839167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6993844509125">
                <text:p>33.6993844509125</text:p>
              </table:table-cell>
              <table:table-cell office:value-type="float" office:value="75391.7440541717">
                <text:p>75391.74405417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7996826171875">
                <text:p>33.7996826171875</text:p>
              </table:table-cell>
              <table:table-cell office:value-type="float" office:value="76093.1159905011">
                <text:p>76093.11599050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8988807201385">
                <text:p>33.8988807201385</text:p>
              </table:table-cell>
              <table:table-cell office:value-type="float" office:value="77501.4820978352">
                <text:p>77501.48209783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9995224475861">
                <text:p>33.9995224475861</text:p>
              </table:table-cell>
              <table:table-cell office:value-type="float" office:value="76946.215018407">
                <text:p>76946.2150184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0998423099518">
                <text:p>34.0998423099518</text:p>
              </table:table-cell>
              <table:table-cell office:value-type="float" office:value="77671.5579173519">
                <text:p>77671.55791735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1992812156677">
                <text:p>34.1992812156677</text:p>
              </table:table-cell>
              <table:table-cell office:value-type="float" office:value="78761.9286798361">
                <text:p>78761.92867983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118436336517">
                <text:p>34.3118436336517</text:p>
              </table:table-cell>
              <table:table-cell office:value-type="float" office:value="69792.3884427933">
                <text:p>69792.38844279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994466304779">
                <text:p>34.4994466304779</text:p>
              </table:table-cell>
              <table:table-cell office:value-type="float" office:value="42003.5934036886">
                <text:p>42003.59340368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999157428741">
                <text:p>34.5999157428741</text:p>
              </table:table-cell>
              <table:table-cell office:value-type="float" office:value="78511.691920702">
                <text:p>78511.6919207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992650032043">
                <text:p>34.6992650032043</text:p>
              </table:table-cell>
              <table:table-cell office:value-type="float" office:value="79396.6655995546">
                <text:p>79396.66559955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997379302979">
                <text:p>34.7997379302979</text:p>
              </table:table-cell>
              <table:table-cell office:value-type="float" office:value="78508.7110347544">
                <text:p>78508.71103475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9995048046112">
                <text:p>34.9995048046112</text:p>
              </table:table-cell>
              <table:table-cell office:value-type="float" office:value="39405.9326755645">
                <text:p>39405.93267556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.0998740196228">
                <text:p>35.0998740196228</text:p>
              </table:table-cell>
              <table:table-cell office:value-type="float" office:value="78191.3059606299">
                <text:p>78191.30596062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1994109153748">
                <text:p>35.1994109153748</text:p>
              </table:table-cell>
              <table:table-cell office:value-type="float" office:value="78523.6463419308">
                <text:p>78523.64634193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2998297214508">
                <text:p>35.2998297214508</text:p>
              </table:table-cell>
              <table:table-cell office:value-type="float" office:value="77435.6946059589">
                <text:p>77435.69460595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4002358913422">
                <text:p>35.4002358913422</text:p>
              </table:table-cell>
              <table:table-cell office:value-type="float" office:value="76967.3816694924">
                <text:p>76967.38166949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5146968364716">
                <text:p>35.5146968364716</text:p>
              </table:table-cell>
              <table:table-cell office:value-type="float" office:value="67027.2291682289">
                <text:p>67027.22916822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6996884346008">
                <text:p>35.6996884346008</text:p>
              </table:table-cell>
              <table:table-cell office:value-type="float" office:value="41126.1920916188">
                <text:p>41126.19209161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7998790740967">
                <text:p>35.7998790740967</text:p>
              </table:table-cell>
              <table:table-cell office:value-type="float" office:value="75216.6074387835">
                <text:p>75216.60743878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8992187976837">
                <text:p>35.8992187976837</text:p>
              </table:table-cell>
              <table:table-cell office:value-type="float" office:value="75055.5742534099">
                <text:p>75055.57425340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9994835853577">
                <text:p>35.9994835853577</text:p>
              </table:table-cell>
              <table:table-cell office:value-type="float" office:value="73485.4196665723">
                <text:p>73485.41966657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.099967956543">
                <text:p>36.099967956543</text:p>
              </table:table-cell>
              <table:table-cell office:value-type="float" office:value="72449.0775443575">
                <text:p>72449.07754435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.202406167984">
                <text:p>36.202406167984</text:p>
              </table:table-cell>
              <table:table-cell office:value-type="float" office:value="70130.0803571221">
                <text:p>70130.08035712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3140275478363">
                <text:p>36.3140275478363</text:p>
              </table:table-cell>
              <table:table-cell office:value-type="float" office:value="63428.7088133899">
                <text:p>63428.70881338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4997909069061">
                <text:p>36.4997909069061</text:p>
              </table:table-cell>
              <table:table-cell office:value-type="float" office:value="37553.1538347015">
                <text:p>37553.15383470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5988643169403">
                <text:p>36.5988643169403</text:p>
              </table:table-cell>
              <table:table-cell office:value-type="float" office:value="69281.9596865795">
                <text:p>69281.95968657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6993606090546">
                <text:p>36.6993606090546</text:p>
              </table:table-cell>
              <table:table-cell office:value-type="float" office:value="67106.9534817514">
                <text:p>67106.95348175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7996828556061">
                <text:p>36.7996828556061</text:p>
              </table:table-cell>
              <table:table-cell office:value-type="float" office:value="66027.2295297803">
                <text:p>66027.22952978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8988869190216">
                <text:p>36.8988869190216</text:p>
              </table:table-cell>
              <table:table-cell office:value-type="float" office:value="65561.8305951569">
                <text:p>65561.83059515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9995155334473">
                <text:p>36.9995155334473</text:p>
              </table:table-cell>
              <table:table-cell office:value-type="float" office:value="63441.1994683309">
                <text:p>63441.19946833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.0997543334961">
                <text:p>37.0997543334961</text:p>
              </table:table-cell>
              <table:table-cell office:value-type="float" office:value="62410.9625908589">
                <text:p>62410.96259085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.1989953517914">
                <text:p>37.1989953517914</text:p>
              </table:table-cell>
              <table:table-cell office:value-type="float" office:value="61829.2728692339">
                <text:p>61829.27286923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.2992887496948">
                <text:p>37.2992887496948</text:p>
              </table:table-cell>
              <table:table-cell office:value-type="float" office:value="59904.2422092849">
                <text:p>59904.24220928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4002175331116">
                <text:p>37.4002175331116</text:p>
              </table:table-cell>
              <table:table-cell office:value-type="float" office:value="58258.900988836">
                <text:p>58258.9009888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4994325637817">
                <text:p>37.4994325637817</text:p>
              </table:table-cell>
              <table:table-cell office:value-type="float" office:value="58055.7195930196">
                <text:p>58055.71959301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5144739151001">
                <text:p>37.5144739151001</text:p>
              </table:table-cell>
              <table:table-cell office:value-type="float" office:value="374434.442810043">
                <text:p>374434.4428100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6000680923462">
                <text:p>37.6000680923462</text:p>
              </table:table-cell>
              <table:table-cell office:value-type="float" office:value="64396.9038238702">
                <text:p>64396.90382387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6988446712494">
                <text:p>37.6988446712494</text:p>
              </table:table-cell>
              <table:table-cell office:value-type="float" office:value="54668.8299995897">
                <text:p>54668.82999958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7994258403778">
                <text:p>37.7994258403778</text:p>
              </table:table-cell>
              <table:table-cell office:value-type="float" office:value="52494.9157556392">
                <text:p>52494.91575563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8997259140015">
                <text:p>37.8997259140015</text:p>
              </table:table-cell>
              <table:table-cell office:value-type="float" office:value="51605.1465667037">
                <text:p>51605.14656670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9990975856781">
                <text:p>37.9990975856781</text:p>
              </table:table-cell>
              <table:table-cell office:value-type="float" office:value="50960.1973536151">
                <text:p>50960.19735361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.0994551181793">
                <text:p>38.0994551181793</text:p>
              </table:table-cell>
              <table:table-cell office:value-type="float" office:value="49503.0106478512">
                <text:p>49503.01064785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.1115827560425">
                <text:p>38.1115827560425</text:p>
              </table:table-cell>
              <table:table-cell office:value-type="float" office:value="401727.034973559">
                <text:p>401727.0349735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2001702785492">
                <text:p>38.2001702785492</text:p>
              </table:table-cell>
              <table:table-cell office:value-type="float" office:value="54003.0905553029">
                <text:p>54003.09055530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2992670536041">
                <text:p>38.2992670536041</text:p>
              </table:table-cell>
              <table:table-cell office:value-type="float" office:value="47388.0204214204">
                <text:p>47388.02042142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3997201919556">
                <text:p>38.3997201919556</text:p>
              </table:table-cell>
              <table:table-cell office:value-type="float" office:value="46031.414009413">
                <text:p>46031.4140094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4118571281433">
                <text:p>38.4118571281433</text:p>
              </table:table-cell>
              <table:table-cell office:value-type="float" office:value="375053.467331945">
                <text:p>375053.4673319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993615150452">
                <text:p>38.4993615150452</text:p>
              </table:table-cell>
              <table:table-cell office:value-type="float" office:value="51380.2811399924">
                <text:p>51380.28113999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996913909912">
                <text:p>38.5996913909912</text:p>
              </table:table-cell>
              <table:table-cell office:value-type="float" office:value="44254.016643933">
                <text:p>44254.0166439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990396976471">
                <text:p>38.6990396976471</text:p>
              </table:table-cell>
              <table:table-cell office:value-type="float" office:value="44208.1012534288">
                <text:p>44208.10125342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109842300415">
                <text:p>38.7109842300415</text:p>
              </table:table-cell>
              <table:table-cell office:value-type="float" office:value="364350.805564981">
                <text:p>364350.8055649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7993605136871">
                <text:p>38.7993605136871</text:p>
              </table:table-cell>
              <table:table-cell office:value-type="float" office:value="48972.4145603855">
                <text:p>48972.41456038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8998403549194">
                <text:p>38.8998403549194</text:p>
              </table:table-cell>
              <table:table-cell office:value-type="float" office:value="42834.4625868741">
                <text:p>42834.46258687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.9991390705109">
                <text:p>38.9991390705109</text:p>
              </table:table-cell>
              <table:table-cell office:value-type="float" office:value="43263.3994751362">
                <text:p>43263.39947513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0995185375214">
                <text:p>39.0995185375214</text:p>
              </table:table-cell>
              <table:table-cell office:value-type="float" office:value="42797.597237199">
                <text:p>42797.5972371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1990535259247">
                <text:p>39.1990535259247</text:p>
              </table:table-cell>
              <table:table-cell office:value-type="float" office:value="43160.7022707675">
                <text:p>43160.70227076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2993669509888">
                <text:p>39.2993669509888</text:p>
              </table:table-cell>
              <table:table-cell office:value-type="float" office:value="42985.2733793628">
                <text:p>42985.27337936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39963555336">
                <text:p>39.39963555336</text:p>
              </table:table-cell>
              <table:table-cell office:value-type="float" office:value="43243.8460042277">
                <text:p>43243.84600422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4988348484039">
                <text:p>39.4988348484039</text:p>
              </table:table-cell>
              <table:table-cell office:value-type="float" office:value="44032.5709781">
                <text:p>44032.57097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5994446277618">
                <text:p>39.5994446277618</text:p>
              </table:table-cell>
              <table:table-cell office:value-type="float" office:value="43812.8383555931">
                <text:p>43812.83835559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6996376514435">
                <text:p>39.6996376514435</text:p>
              </table:table-cell>
              <table:table-cell office:value-type="float" office:value="44474.1543498953">
                <text:p>44474.15434989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7991435527801">
                <text:p>39.7991435527801</text:p>
              </table:table-cell>
              <table:table-cell office:value-type="float" office:value="45344.0443168694">
                <text:p>45344.04431686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8995122909546">
                <text:p>39.8995122909546</text:p>
              </table:table-cell>
              <table:table-cell office:value-type="float" office:value="45591.8853143996">
                <text:p>45591.88531439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.9999480247498">
                <text:p>39.9999480247498</text:p>
              </table:table-cell>
              <table:table-cell office:value-type="float" office:value="46278.349590987">
                <text:p>46278.3495909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0993084907532">
                <text:p>40.0993084907532</text:p>
              </table:table-cell>
              <table:table-cell office:value-type="float" office:value="47584.3178899479">
                <text:p>47584.31788994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1998286247253">
                <text:p>40.1998286247253</text:p>
              </table:table-cell>
              <table:table-cell office:value-type="float" office:value="47910.7996546588">
                <text:p>47910.79965465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2993595600128">
                <text:p>40.2993595600128</text:p>
              </table:table-cell>
              <table:table-cell office:value-type="float" office:value="49271.1134064576">
                <text:p>49271.11340645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3995494842529">
                <text:p>40.3995494842529</text:p>
              </table:table-cell>
              <table:table-cell office:value-type="float" office:value="49905.2178941382">
                <text:p>49905.21789413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4997520446777">
                <text:p>40.4997520446777</text:p>
              </table:table-cell>
              <table:table-cell office:value-type="float" office:value="50936.8221566575">
                <text:p>50936.82215665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5993986129761">
                <text:p>40.5993986129761</text:p>
              </table:table-cell>
              <table:table-cell office:value-type="float" office:value="52264.7200895805">
                <text:p>52264.72008958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6998853683472">
                <text:p>40.6998853683472</text:p>
              </table:table-cell>
              <table:table-cell office:value-type="float" office:value="52942.3005086933">
                <text:p>52942.30050869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7993772029877">
                <text:p>40.7993772029877</text:p>
              </table:table-cell>
              <table:table-cell office:value-type="float" office:value="54677.8539129018">
                <text:p>54677.85391290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8995356559753">
                <text:p>40.8995356559753</text:p>
              </table:table-cell>
              <table:table-cell office:value-type="float" office:value="55512.0395148716">
                <text:p>55512.03951487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.9989407062531">
                <text:p>40.9989407062531</text:p>
              </table:table-cell>
              <table:table-cell office:value-type="float" office:value="57139.9539976255">
                <text:p>57139.95399762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0992448329926">
                <text:p>41.0992448329926</text:p>
              </table:table-cell>
              <table:table-cell office:value-type="float" office:value="57824.1413243453">
                <text:p>57824.14132434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1997637748718">
                <text:p>41.1997637748718</text:p>
              </table:table-cell>
              <table:table-cell office:value-type="float" office:value="58973.9594266699">
                <text:p>58973.95942666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2991459369659">
                <text:p>41.2991459369659</text:p>
              </table:table-cell>
              <table:table-cell office:value-type="float" office:value="60855.9913827641">
                <text:p>60855.99138276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3993856906891">
                <text:p>41.3993856906891</text:p>
              </table:table-cell>
              <table:table-cell office:value-type="float" office:value="61612.2822593689">
                <text:p>61612.28225936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4997098445892">
                <text:p>41.4997098445892</text:p>
              </table:table-cell>
              <table:table-cell office:value-type="float" office:value="62836.3136386321">
                <text:p>62836.31363863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5992674827576">
                <text:p>41.5992674827576</text:p>
              </table:table-cell>
              <table:table-cell office:value-type="float" office:value="64525.4359001377">
                <text:p>64525.43590013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6997334957123">
                <text:p>41.6997334957123</text:p>
              </table:table-cell>
              <table:table-cell office:value-type="float" office:value="65216.0845972211">
                <text:p>65216.08459722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7990775108337">
                <text:p>41.7990775108337</text:p>
              </table:table-cell>
              <table:table-cell office:value-type="float" office:value="67160.5631385311">
                <text:p>67160.56313853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8992636203766">
                <text:p>41.8992636203766</text:p>
              </table:table-cell>
              <table:table-cell office:value-type="float" office:value="67713.9778254258">
                <text:p>67713.97782542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.9997870922089">
                <text:p>41.9997870922089</text:p>
              </table:table-cell>
              <table:table-cell office:value-type="float" office:value="68680.4770483794">
                <text:p>68680.47704837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0992395877838">
                <text:p>42.0992395877838</text:p>
              </table:table-cell>
              <table:table-cell office:value-type="float" office:value="70465.8033917158">
                <text:p>70465.80339171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199515581131">
                <text:p>42.199515581131</text:p>
              </table:table-cell>
              <table:table-cell office:value-type="float" office:value="71004.0335910677">
                <text:p>71004.03359106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2997488975525">
                <text:p>42.2997488975525</text:p>
              </table:table-cell>
              <table:table-cell office:value-type="float" office:value="71992.0307700358">
                <text:p>71992.03077003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3992404937744">
                <text:p>42.3992404937744</text:p>
              </table:table-cell>
              <table:table-cell office:value-type="float" office:value="73493.6444651065">
                <text:p>73493.64446510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4994766712189">
                <text:p>42.4994766712189</text:p>
              </table:table-cell>
              <table:table-cell office:value-type="float" office:value="73825.6404889385">
                <text:p>73825.64048893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5990793704987">
                <text:p>42.5990793704987</text:p>
              </table:table-cell>
              <table:table-cell office:value-type="float" office:value="75178.6854587758">
                <text:p>75178.68545877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6993060112">
                <text:p>42.6993060112</text:p>
              </table:table-cell>
              <table:table-cell office:value-type="float" office:value="75429.0470787214">
                <text:p>75429.04707872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7996997833252">
                <text:p>42.7996997833252</text:p>
              </table:table-cell>
              <table:table-cell office:value-type="float" office:value="76020.6518635325">
                <text:p>76020.65186353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8987965583801">
                <text:p>42.8987965583801</text:p>
              </table:table-cell>
              <table:table-cell office:value-type="float" office:value="77580.7284923083">
                <text:p>77580.72849230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.9994294643402">
                <text:p>42.9994294643402</text:p>
              </table:table-cell>
              <table:table-cell office:value-type="float" office:value="76952.960128884">
                <text:p>76952.9601288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0998311042786">
                <text:p>43.0998311042786</text:p>
              </table:table-cell>
              <table:table-cell office:value-type="float" office:value="77608.2940954371">
                <text:p>77608.29409543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1991202831268">
                <text:p>43.1991202831268</text:p>
              </table:table-cell>
              <table:table-cell office:value-type="float" office:value="78880.7007052484">
                <text:p>78880.70070524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153326511383">
                <text:p>43.3153326511383</text:p>
              </table:table-cell>
              <table:table-cell office:value-type="float" office:value="67600.3779496543">
                <text:p>67600.37794965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995841979981">
                <text:p>43.4995841979981</text:p>
              </table:table-cell>
              <table:table-cell office:value-type="float" office:value="42767.6192374034">
                <text:p>42767.61923740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988643169403">
                <text:p>43.5988643169403</text:p>
              </table:table-cell>
              <table:table-cell office:value-type="float" office:value="79451.959607215">
                <text:p>79451.9596072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991405487061">
                <text:p>43.6991405487061</text:p>
              </table:table-cell>
              <table:table-cell office:value-type="float" office:value="78662.7086110193">
                <text:p>78662.70861101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99601316452">
                <text:p>43.799601316452</text:p>
              </table:table-cell>
              <table:table-cell office:value-type="float" office:value="78518.213397949">
                <text:p>78518.2133979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9995694160461">
                <text:p>43.9995694160461</text:p>
              </table:table-cell>
              <table:table-cell office:value-type="float" office:value="39366.2790013914">
                <text:p>39366.27900139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0998847484589">
                <text:p>44.0998847484589</text:p>
              </table:table-cell>
              <table:table-cell office:value-type="float" office:value="78233.3050316932">
                <text:p>78233.30503169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1993780136108">
                <text:p>44.1993780136108</text:p>
              </table:table-cell>
              <table:table-cell office:value-type="float" office:value="78558.0811732426">
                <text:p>78558.08117324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2995727062225">
                <text:p>44.2995727062225</text:p>
              </table:table-cell>
              <table:table-cell office:value-type="float" office:value="77608.9012033399">
                <text:p>77608.90120333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4000437259674">
                <text:p>44.4000437259674</text:p>
              </table:table-cell>
              <table:table-cell office:value-type="float" office:value="76917.7024342321">
                <text:p>76917.70243423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5149505138397">
                <text:p>44.5149505138397</text:p>
              </table:table-cell>
              <table:table-cell office:value-type="float" office:value="66767.1609489702">
                <text:p>66767.16094897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6993954181671">
                <text:p>44.6993954181671</text:p>
              </table:table-cell>
              <table:table-cell office:value-type="float" office:value="41248.0899255188">
                <text:p>41248.08992551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7996962070465">
                <text:p>44.7996962070465</text:p>
              </table:table-cell>
              <table:table-cell office:value-type="float" office:value="75134.0052675116">
                <text:p>75134.00526751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8990871906281">
                <text:p>44.8990871906281</text:p>
              </table:table-cell>
              <table:table-cell office:value-type="float" office:value="75016.8650246116">
                <text:p>75016.86502461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9994170665741">
                <text:p>44.9994170665741</text:p>
              </table:table-cell>
              <table:table-cell office:value-type="float" office:value="73437.7465388509">
                <text:p>73437.74653885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0999147891998">
                <text:p>45.0999147891998</text:p>
              </table:table-cell>
              <table:table-cell office:value-type="float" office:value="72439.4524551739">
                <text:p>72439.45245517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2027721405029">
                <text:p>45.2027721405029</text:p>
              </table:table-cell>
              <table:table-cell office:value-type="float" office:value="69844.3029009191">
                <text:p>69844.30290091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3140840530396">
                <text:p>45.3140840530396</text:p>
              </table:table-cell>
              <table:table-cell office:value-type="float" office:value="63605.0521337571">
                <text:p>63605.05213375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4998819828033">
                <text:p>45.4998819828033</text:p>
              </table:table-cell>
              <table:table-cell office:value-type="float" office:value="37546.1664662714">
                <text:p>37546.16646627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5988643169403">
                <text:p>45.5988643169403</text:p>
              </table:table-cell>
              <table:table-cell office:value-type="float" office:value="69345.7075936622">
                <text:p>69345.70759366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6991519927979">
                <text:p>45.6991519927979</text:p>
              </table:table-cell>
              <table:table-cell office:value-type="float" office:value="67246.5479166122">
                <text:p>67246.54791661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7994706630707">
                <text:p>45.7994706630707</text:p>
              </table:table-cell>
              <table:table-cell office:value-type="float" office:value="66029.5833466028">
                <text:p>66029.58334660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9000837802887">
                <text:p>45.9000837802887</text:p>
              </table:table-cell>
              <table:table-cell office:value-type="float" office:value="64643.6585987744">
                <text:p>64643.65859877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999475479126">
                <text:p>45.999475479126</text:p>
              </table:table-cell>
              <table:table-cell office:value-type="float" office:value="64230.7161934278">
                <text:p>64230.71619342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0998837947845">
                <text:p>46.0998837947845</text:p>
              </table:table-cell>
              <table:table-cell office:value-type="float" office:value="62305.5964933526">
                <text:p>62305.59649335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1993999481201">
                <text:p>46.1993999481201</text:p>
              </table:table-cell>
              <table:table-cell office:value-type="float" office:value="61658.331781668">
                <text:p>61658.3317816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2996973991394">
                <text:p>46.2996973991394</text:p>
              </table:table-cell>
              <table:table-cell office:value-type="float" office:value="59901.8214216099">
                <text:p>59901.82142160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399183511734">
                <text:p>46.399183511734</text:p>
              </table:table-cell>
              <table:table-cell office:value-type="float" office:value="59103.7266071536">
                <text:p>59103.72660715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4993982315063">
                <text:p>46.4993982315063</text:p>
              </table:table-cell>
              <table:table-cell office:value-type="float" office:value="57476.5864045241">
                <text:p>57476.58640452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5147938728333">
                <text:p>46.5147938728333</text:p>
              </table:table-cell>
              <table:table-cell office:value-type="float" office:value="365817.823396413">
                <text:p>365817.8233964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6006553173065">
                <text:p>46.6006553173065</text:p>
              </table:table-cell>
              <table:table-cell office:value-type="float" office:value="64196.4508495567">
                <text:p>64196.45084955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6992037296295">
                <text:p>46.6992037296295</text:p>
              </table:table-cell>
              <table:table-cell office:value-type="float" office:value="54795.4033221884">
                <text:p>54795.40332218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7996699810028">
                <text:p>46.7996699810028</text:p>
              </table:table-cell>
              <table:table-cell office:value-type="float" office:value="52554.9617690194">
                <text:p>52554.96176901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8992476463318">
                <text:p>46.8992476463318</text:p>
              </table:table-cell>
              <table:table-cell office:value-type="float" office:value="51979.527566747">
                <text:p>51979.5275667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9994666576386">
                <text:p>46.9994666576386</text:p>
              </table:table-cell>
              <table:table-cell office:value-type="float" office:value="50529.3350430238">
                <text:p>50529.33504302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.0998113155365">
                <text:p>47.0998113155365</text:p>
              </table:table-cell>
              <table:table-cell office:value-type="float" office:value="49509.3620733898">
                <text:p>49509.36207338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1120433807373">
                <text:p>47.1120433807373</text:p>
              </table:table-cell>
              <table:table-cell office:value-type="float" office:value="398297.419120943">
                <text:p>398297.4191209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1992769241333">
                <text:p>47.1992769241333</text:p>
              </table:table-cell>
              <table:table-cell office:value-type="float" office:value="54841.2894141313">
                <text:p>54841.28941413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2996807098389">
                <text:p>47.2996807098389</text:p>
              </table:table-cell>
              <table:table-cell office:value-type="float" office:value="46771.1448029559">
                <text:p>46771.14480295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3988914489746">
                <text:p>47.3988914489746</text:p>
              </table:table-cell>
              <table:table-cell office:value-type="float" office:value="46607.8575795444">
                <text:p>46607.85757954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4108159542084">
                <text:p>47.4108159542084</text:p>
              </table:table-cell>
              <table:table-cell office:value-type="float" office:value="381734.915685294">
                <text:p>381734.9156852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993817806244">
                <text:p>47.4993817806244</text:p>
              </table:table-cell>
              <table:table-cell office:value-type="float" office:value="50764.5011844769">
                <text:p>50764.50118447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999345779419">
                <text:p>47.5999345779419</text:p>
              </table:table-cell>
              <table:table-cell office:value-type="float" office:value="44155.9073287666">
                <text:p>44155.90732876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990759372711">
                <text:p>47.6990759372711</text:p>
              </table:table-cell>
              <table:table-cell office:value-type="float" office:value="44300.381089342">
                <text:p>44300.3810893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112395763397">
                <text:p>47.7112395763397</text:p>
              </table:table-cell>
              <table:table-cell office:value-type="float" office:value="357787.663334509">
                <text:p>357787.6633345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799427986145">
                <text:p>47.799427986145</text:p>
              </table:table-cell>
              <table:table-cell office:value-type="float" office:value="49076.7438664032">
                <text:p>49076.74386640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8999907970429">
                <text:p>47.8999907970429</text:p>
              </table:table-cell>
              <table:table-cell office:value-type="float" office:value="42799.1218778969">
                <text:p>42799.12187789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.9994797706604">
                <text:p>47.9994797706604</text:p>
              </table:table-cell>
              <table:table-cell office:value-type="float" office:value="43180.6645881612">
                <text:p>43180.66458816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099536895752">
                <text:p>48.099536895752</text:p>
              </table:table-cell>
              <table:table-cell office:value-type="float" office:value="42935.4730716992">
                <text:p>42935.47307169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1988458633423">
                <text:p>48.1988458633423</text:p>
              </table:table-cell>
              <table:table-cell office:value-type="float" office:value="43258.933248826">
                <text:p>43258.9332488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2992510795593">
                <text:p>48.2992510795593</text:p>
              </table:table-cell>
              <table:table-cell office:value-type="float" office:value="42945.9759409209">
                <text:p>42945.97594092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3997046947479">
                <text:p>48.3997046947479</text:p>
              </table:table-cell>
              <table:table-cell office:value-type="float" office:value="43164.2006299056">
                <text:p>43164.20062990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4991660118103">
                <text:p>48.4991660118103</text:p>
              </table:table-cell>
              <table:table-cell office:value-type="float" office:value="43916.5710751706">
                <text:p>43916.57107517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5996284484863">
                <text:p>48.5996284484863</text:p>
              </table:table-cell>
              <table:table-cell office:value-type="float" office:value="43877.0962147281">
                <text:p>43877.09621472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6999189853668">
                <text:p>48.6999189853668</text:p>
              </table:table-cell>
              <table:table-cell office:value-type="float" office:value="44430.9118148385">
                <text:p>44430.91181483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7993321418762">
                <text:p>48.7993321418762</text:p>
              </table:table-cell>
              <table:table-cell office:value-type="float" office:value="45386.346821946">
                <text:p>45386.3468219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8996052742004">
                <text:p>48.8996052742004</text:p>
              </table:table-cell>
              <table:table-cell office:value-type="float" office:value="45635.3550939664">
                <text:p>45635.35509396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.9991912841797">
                <text:p>48.9991912841797</text:p>
              </table:table-cell>
              <table:table-cell office:value-type="float" office:value="46673.2224834448">
                <text:p>46673.22248344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144647598267">
                <text:p>49.1144647598267</text:p>
              </table:table-cell>
              <table:table-cell office:value-type="float" office:value="41015.5065895609">
                <text:p>41015.5065895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